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 table:visibility="collapse"/>
        <table:table-column table:style-name="co1" table:number-columns-repeated="16364" table:default-cell-style-name="ce1"/>
        <table:table-row table:style-name="ro1">
          <table:table-cell office:value-type="string" table:style-name="ce1">
            <text:p>Hex-U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(n)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2^n</text:p>
          </table:table-cell>
          <table:table-cell office:value-type="string" table:style-name="ce1">
            <text:p>A(2^n)</text:p>
          </table:table-cell>
          <table:table-cell office:value-type="string" table:style-name="ce1">
            <text:p>TSS(2^n) ?<text:s/></text:p>
          </table:table-cell>
          <table:table-cell office:value-type="string" table:style-name="ce1">
            <text:p>IT(2^n)</text:p>
          </table:table-cell>
          <table:table-cell table:number-columns-repeated="14" table:style-name="ce1"/>
          <table:table-cell office:value-type="string" table:style-name="ce1">
            <text:p>n</text:p>
          </table:table-cell>
          <table:table-cell office:value-type="string" table:style-name="ce1">
            <text:p>A(n)</text:p>
          </table:table-cell>
          <table:table-cell office:value-type="string" table:style-name="ce1">
            <text:p>TSS(n)</text:p>
          </table:table-cell>
          <table:table-cell table:number-columns-repeated="16359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formula="of:=POWER(2; [.D3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F3]+6*[.E3]-1)/6" table:style-name="ce1">
            <text:p>1</text:p>
          </table:table-cell>
          <table:table-cell table:number-columns-repeated="2" table:style-name="ce1"/>
          <table:table-cell office:value-type="string" table:style-name="ce1">
            <text:p>n</text:p>
          </table:table-cell>
          <table:table-cell office:value-type="string" table:style-name="ce1">
            <text:p>2^n (L)</text:p>
          </table:table-cell>
          <table:table-cell office:value-type="string" table:style-name="ce1">
            <text:p>2^n (U)</text:p>
          </table:table-cell>
          <table:table-cell office:value-type="string" table:style-name="ce1">
            <text:p>n_prev</text:p>
          </table:table-cell>
          <table:table-cell office:value-type="string" table:style-name="ce1">
            <text:p>n_ghost</text:p>
          </table:table-cell>
          <table:table-cell office:value-type="string" table:style-name="ce1">
            <text:p>T(n)</text:p>
          </table:table-cell>
          <table:table-cell office:value-type="string" table:style-name="ce1">
            <text:p>T(n_prev)</text:p>
          </table:table-cell>
          <table:table-cell office:value-type="string" table:style-name="ce1">
            <text:p>T(n_ghost)</text:p>
          </table:table-cell>
          <table:table-cell office:value-type="string" table:style-name="ce1">
            <text:p>TSS(2^n)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 (with larger TSS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([.X3]+6*[.W3]-1)/6" table:style-name="ce1">
            <text:p>1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formula="of:=[.D3]+1" table:style-name="ce1">
            <text:p>1</text:p>
          </table:table-cell>
          <table:table-cell office:value-type="float" office:value="2" table:formula="of:=POWER(2; [.D4])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formula="of:=([.F4]+6*[.E4]-1)/6" table:style-name="ce1">
            <text:p>3</text:p>
          </table:table-cell>
          <table:table-cell office:value-type="float" office:value="0" table:formula="of:=([.F4]- 3*[.F3] + 3*[.E4] - 10) / 6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2^COM.MICROSOFT.FLOOR(LOG([.J4]; 2); 1)" table:style-name="ce1">
            <text:p>1</text:p>
          </table:table-cell>
          <table:table-cell office:value-type="float" office:value="1" table:formula="of:=2^(COM.MICROSOFT.CEILING(LOG([.J4]; 2);1))" table:style-name="ce1">
            <text:p>1</text:p>
          </table:table-cell>
          <table:table-cell office:value-type="float" office:value="1" table:formula="of:=[.K4]-([.L4]-[.J4])" table:style-name="ce1">
            <text:p>1</text:p>
          </table:table-cell>
          <table:table-cell office:value-type="float" office:value="-1" table:formula="of:=[.M4]-2" table:style-name="ce1">
            <text:p>-1</text:p>
          </table:table-cell>
          <table:table-cell office:value-type="float" office:value="2" table:formula="of:=VLOOKUP([.J4]; [.A4:.B69]; 2)" table:style-name="ce1">
            <text:p>2</text:p>
          </table:table-cell>
          <table:table-cell office:value-type="float" office:value="2" table:formula="of:=VLOOKUP([.M4]; [.$A$3:.$B$69]; 2)" table:style-name="ce1">
            <text:p>2</text:p>
          </table:table-cell>
          <table:table-cell office:value-type="float" office:value="0" table:formula="of:=VLOOKUP([.N4]; [.$A$3:.$B$69]; 2)" table:style-name="ce1">
            <text:p>0</text:p>
          </table:table-cell>
          <table:table-cell office:value-type="float" office:value="1" table:formula="of:=VLOOKUP([.K4]; [.$E$3:.$G$13]; 3)" table:style-name="ce1">
            <text:p>1</text:p>
          </table:table-cell>
          <table:table-cell office:value-type="float" office:value="-1" table:formula="of:=[.$O4] - 2*[.$R4] - [.$P4] - [.$Q4] + [.$K4]" table:style-name="ce1">
            <text:p>-1</text:p>
          </table:table-cell>
          <table:table-cell office:value-type="float" office:value="-1" table:formula="of:=[.$O4] - 2*VLOOKUP([.$L4]; [.$E$3:.$G$13]; 3) - [.$P4] - [.$Q4] + [.$L4]" table:style-name="ce1">
            <text:p>-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" table:formula="of:=([.X4]+6*[.W4]-1)/6" table:style-name="ce1">
            <text:p>3</text:p>
          </table:table-cell>
          <table:table-cell table:number-columns-repeated="16359"/>
        </table:table-row>
        <table:table-row table:style-name="ro1">
          <table:table-cell office:value-type="float" office:value="3" table:formula="of:=[.A4]+2" table:style-name="ce1">
            <text:p>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formula="of:=[.D4]+1" table:style-name="ce1">
            <text:p>2</text:p>
          </table:table-cell>
          <table:table-cell office:value-type="float" office:value="4" table:formula="of:=POWER(2; [.D5])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9" table:formula="of:=([.F5]+6*[.E5]-1)/6" table:style-name="ce1">
            <text:p>9</text:p>
          </table:table-cell>
          <table:table-cell office:value-type="float" office:value="2" table:formula="of:=([.F5]- 3*[.F4] + 3*[.E5] - 10) / 6" table:style-name="ce1">
            <text:p>2</text:p>
          </table:table-cell>
          <table:table-cell table:style-name="ce1"/>
          <table:table-cell office:value-type="float" office:value="3" table:formula="of:=[.J4]+2" table:style-name="ce1">
            <text:p>3</text:p>
          </table:table-cell>
          <table:table-cell office:value-type="float" office:value="2" table:formula="of:=2^COM.MICROSOFT.FLOOR(LOG([.J5]; 2); 1)" table:style-name="ce1">
            <text:p>2</text:p>
          </table:table-cell>
          <table:table-cell office:value-type="float" office:value="4" table:formula="of:=2^(COM.MICROSOFT.CEILING(LOG([.J5]; 2);1))" table:style-name="ce1">
            <text:p>4</text:p>
          </table:table-cell>
          <table:table-cell office:value-type="float" office:value="1" table:formula="of:=[.K5]-([.L5]-[.J5])" table:style-name="ce1">
            <text:p>1</text:p>
          </table:table-cell>
          <table:table-cell office:value-type="float" office:value="-1" table:formula="of:=[.M5]-2" table:style-name="ce1">
            <text:p>-1</text:p>
          </table:table-cell>
          <table:table-cell office:value-type="float" office:value="8" table:formula="of:=VLOOKUP([.J5]; [.A5:.B69]; 2)" table:style-name="ce1">
            <text:p>8</text:p>
          </table:table-cell>
          <table:table-cell office:value-type="float" office:value="2" table:formula="of:=VLOOKUP([.M5]; [.$A$3:.$B$69]; 2)" table:style-name="ce1">
            <text:p>2</text:p>
          </table:table-cell>
          <table:table-cell office:value-type="float" office:value="0" table:formula="of:=VLOOKUP([.N5]; [.$A$3:.$B$69]; 2)" table:style-name="ce1">
            <text:p>0</text:p>
          </table:table-cell>
          <table:table-cell office:value-type="float" office:value="3" table:formula="of:=VLOOKUP([.K5]; [.$E$3:.$G$13]; 3)" table:style-name="ce1">
            <text:p>3</text:p>
          </table:table-cell>
          <table:table-cell office:value-type="float" office:value="2" table:formula="of:=[.$O5] - 2*[.$R5] - [.$P5] - [.$Q5] + [.$K5]" table:style-name="ce1">
            <text:p>2</text:p>
          </table:table-cell>
          <table:table-cell office:value-type="float" office:value="-8" table:formula="of:=[.$O5] - 2*VLOOKUP([.$L5]; [.$E$3:.$G$13]; 3) - [.$P5] - [.$Q5] + [.$L5]" table:style-name="ce1">
            <text:p>-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5" table:formula="of:=([.X5]+6*[.W5]-1)/6" table:style-name="ce1">
            <text:p>5</text:p>
          </table:table-cell>
          <table:table-cell table:number-columns-repeated="16359"/>
        </table:table-row>
        <table:table-row table:style-name="ro1">
          <table:table-cell office:value-type="float" office:value="5" table:formula="of:=[.A5]+2" table:style-name="ce1">
            <text:p>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" table:formula="of:=[.D5]+1" table:style-name="ce1">
            <text:p>3</text:p>
          </table:table-cell>
          <table:table-cell office:value-type="float" office:value="8" table:formula="of:=POWER(2; [.D6])" table:style-name="ce1">
            <text:p>8</text:p>
          </table:table-cell>
          <table:table-cell office:value-type="float" office:value="127" table:style-name="ce1">
            <text:p>127</text:p>
          </table:table-cell>
          <table:table-cell office:value-type="float" office:value="29" table:formula="of:=([.F6]+6*[.E6]-1)/6" table:style-name="ce1">
            <text:p>29</text:p>
          </table:table-cell>
          <table:table-cell office:value-type="float" office:value="8" table:formula="of:=([.F6]- 3*[.F5] + 3*[.E6] - 10) / 6" table:style-name="ce1">
            <text:p>8</text:p>
          </table:table-cell>
          <table:table-cell table:style-name="ce1"/>
          <table:table-cell office:value-type="float" office:value="5" table:formula="of:=[.J5]+2" table:style-name="ce1">
            <text:p>5</text:p>
          </table:table-cell>
          <table:table-cell office:value-type="float" office:value="4" table:formula="of:=2^COM.MICROSOFT.FLOOR(LOG([.J6]; 2); 1)" table:style-name="ce1">
            <text:p>4</text:p>
          </table:table-cell>
          <table:table-cell office:value-type="float" office:value="8" table:formula="of:=2^(COM.MICROSOFT.CEILING(LOG([.J6]; 2);1))" table:style-name="ce1">
            <text:p>8</text:p>
          </table:table-cell>
          <table:table-cell office:value-type="float" office:value="1" table:formula="of:=[.K6]-([.L6]-[.J6])" table:style-name="ce1">
            <text:p>1</text:p>
          </table:table-cell>
          <table:table-cell office:value-type="float" office:value="-1" table:formula="of:=[.M6]-2" table:style-name="ce1">
            <text:p>-1</text:p>
          </table:table-cell>
          <table:table-cell office:value-type="float" office:value="16" table:formula="of:=VLOOKUP([.J6]; [.A6:.B70]; 2)" table:style-name="ce1">
            <text:p>16</text:p>
          </table:table-cell>
          <table:table-cell office:value-type="float" office:value="2" table:formula="of:=VLOOKUP([.M6]; [.$A$3:.$B$69]; 2)" table:style-name="ce1">
            <text:p>2</text:p>
          </table:table-cell>
          <table:table-cell office:value-type="float" office:value="0" table:formula="of:=VLOOKUP([.N6]; [.$A$3:.$B$69]; 2)" table:style-name="ce1">
            <text:p>0</text:p>
          </table:table-cell>
          <table:table-cell office:value-type="float" office:value="9" table:formula="of:=VLOOKUP([.K6]; [.$E$3:.$G$13]; 3)" table:style-name="ce1">
            <text:p>9</text:p>
          </table:table-cell>
          <table:table-cell office:value-type="float" office:value="0" table:formula="of:=[.$O6] - 2*[.$R6] - [.$P6] - [.$Q6] + [.$K6]" table:style-name="ce1">
            <text:p>0</text:p>
          </table:table-cell>
          <table:table-cell office:value-type="float" office:value="-36" table:formula="of:=[.$O6] - 2*VLOOKUP([.$L6]; [.$E$3:.$G$13]; 3) - [.$P6] - [.$Q6] + [.$L6]" table:style-name="ce1">
            <text:p>-3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9" table:formula="of:=([.X6]+6*[.W6]-1)/6" table:style-name="ce1">
            <text:p>9</text:p>
          </table:table-cell>
          <table:table-cell table:number-columns-repeated="16359"/>
        </table:table-row>
        <table:table-row table:style-name="ro1">
          <table:table-cell office:value-type="float" office:value="7" table:formula="of:=[.A6]+2" table:style-name="ce1">
            <text:p>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" table:formula="of:=[.D6]+1" table:style-name="ce1">
            <text:p>4</text:p>
          </table:table-cell>
          <table:table-cell office:value-type="float" office:value="16" table:formula="of:=POWER(2; [.D7])" table:style-name="ce1">
            <text:p>16</text:p>
          </table:table-cell>
          <table:table-cell office:value-type="float" office:value="499" table:style-name="ce1">
            <text:p>499</text:p>
          </table:table-cell>
          <table:table-cell office:value-type="float" office:value="99" table:formula="of:=([.F7]+6*[.E7]-1)/6" table:style-name="ce1">
            <text:p>99</text:p>
          </table:table-cell>
          <table:table-cell office:value-type="float" office:value="26" table:formula="of:=([.F7]- 3*[.F6] + 3*[.E7] - 10) / 6" table:style-name="ce1">
            <text:p>26</text:p>
          </table:table-cell>
          <table:table-cell table:style-name="ce1"/>
          <table:table-cell office:value-type="float" office:value="7" table:formula="of:=[.J6]+2" table:style-name="ce1">
            <text:p>7</text:p>
          </table:table-cell>
          <table:table-cell office:value-type="float" office:value="4" table:formula="of:=2^COM.MICROSOFT.FLOOR(LOG([.J7]; 2); 1)" table:style-name="ce1">
            <text:p>4</text:p>
          </table:table-cell>
          <table:table-cell office:value-type="float" office:value="8" table:formula="of:=2^(COM.MICROSOFT.CEILING(LOG([.J7]; 2);1))" table:style-name="ce1">
            <text:p>8</text:p>
          </table:table-cell>
          <table:table-cell office:value-type="float" office:value="3" table:formula="of:=[.K7]-([.L7]-[.J7])" table:style-name="ce1">
            <text:p>3</text:p>
          </table:table-cell>
          <table:table-cell office:value-type="float" office:value="1" table:formula="of:=[.M7]-2" table:style-name="ce1">
            <text:p>1</text:p>
          </table:table-cell>
          <table:table-cell office:value-type="float" office:value="26" table:formula="of:=VLOOKUP([.J7]; [.A7:.B71]; 2)" table:style-name="ce1">
            <text:p>26</text:p>
          </table:table-cell>
          <table:table-cell office:value-type="float" office:value="8" table:formula="of:=VLOOKUP([.M7]; [.$A$3:.$B$69]; 2)" table:style-name="ce1">
            <text:p>8</text:p>
          </table:table-cell>
          <table:table-cell office:value-type="float" office:value="2" table:formula="of:=VLOOKUP([.N7]; [.$A$3:.$B$69]; 2)" table:style-name="ce1">
            <text:p>2</text:p>
          </table:table-cell>
          <table:table-cell office:value-type="float" office:value="9" table:formula="of:=VLOOKUP([.K7]; [.$E$3:.$G$13]; 3)" table:style-name="ce1">
            <text:p>9</text:p>
          </table:table-cell>
          <table:table-cell office:value-type="float" office:value="2" table:formula="of:=[.$O7] - 2*[.$R7] - [.$P7] - [.$Q7] + [.$K7]" table:style-name="ce1">
            <text:p>2</text:p>
          </table:table-cell>
          <table:table-cell office:value-type="float" office:value="-34" table:formula="of:=[.$O7] - 2*VLOOKUP([.$L7]; [.$E$3:.$G$13]; 3) - [.$P7] - [.$Q7] + [.$L7]" table:style-name="ce1">
            <text:p>-3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1" table:formula="of:=([.X7]+6*[.W7]-1)/6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9" table:formula="of:=[.A7]+2" table:style-name="ce1">
            <text:p>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formula="of:=[.D7]+1" table:style-name="ce1">
            <text:p>5</text:p>
          </table:table-cell>
          <table:table-cell office:value-type="float" office:value="32" table:formula="of:=POWER(2; [.D8])" table:style-name="ce1">
            <text:p>32</text:p>
          </table:table-cell>
          <table:table-cell office:value-type="float" office:value="1975" table:style-name="ce1">
            <text:p>1975</text:p>
          </table:table-cell>
          <table:table-cell office:value-type="float" office:value="361" table:formula="of:=([.F8]+6*[.E8]-1)/6" table:style-name="ce1">
            <text:p>361</text:p>
          </table:table-cell>
          <table:table-cell office:value-type="float" office:value="94" table:formula="of:=([.F8]- 3*[.F7] + 3*[.E8] - 10) / 6" table:style-name="ce1">
            <text:p>94</text:p>
          </table:table-cell>
          <table:table-cell table:style-name="ce1"/>
          <table:table-cell office:value-type="float" office:value="9" table:formula="of:=[.J7]+2" table:style-name="ce1">
            <text:p>9</text:p>
          </table:table-cell>
          <table:table-cell office:value-type="float" office:value="8" table:formula="of:=2^COM.MICROSOFT.FLOOR(LOG([.J8]; 2); 1)" table:style-name="ce1">
            <text:p>8</text:p>
          </table:table-cell>
          <table:table-cell office:value-type="float" office:value="16" table:formula="of:=2^(COM.MICROSOFT.CEILING(LOG([.J8]; 2);1))" table:style-name="ce1">
            <text:p>16</text:p>
          </table:table-cell>
          <table:table-cell office:value-type="float" office:value="1" table:formula="of:=[.K8]-([.L8]-[.J8])" table:style-name="ce1">
            <text:p>1</text:p>
          </table:table-cell>
          <table:table-cell office:value-type="float" office:value="-1" table:formula="of:=[.M8]-2" table:style-name="ce1">
            <text:p>-1</text:p>
          </table:table-cell>
          <table:table-cell office:value-type="float" office:value="40" table:formula="of:=VLOOKUP([.J8]; [.A8:.B72]; 2)" table:style-name="ce1">
            <text:p>40</text:p>
          </table:table-cell>
          <table:table-cell office:value-type="float" office:value="2" table:formula="of:=VLOOKUP([.M8]; [.$A$3:.$B$69]; 2)" table:style-name="ce1">
            <text:p>2</text:p>
          </table:table-cell>
          <table:table-cell office:value-type="float" office:value="0" table:formula="of:=VLOOKUP([.N8]; [.$A$3:.$B$69]; 2)" table:style-name="ce1">
            <text:p>0</text:p>
          </table:table-cell>
          <table:table-cell office:value-type="float" office:value="29" table:formula="of:=VLOOKUP([.K8]; [.$E$3:.$G$13]; 3)" table:style-name="ce1">
            <text:p>29</text:p>
          </table:table-cell>
          <table:table-cell office:value-type="float" office:value="-12" table:formula="of:=[.$O8] - 2*[.$R8] - [.$P8] - [.$Q8] + [.$K8]" table:style-name="ce1">
            <text:p>-12</text:p>
          </table:table-cell>
          <table:table-cell office:value-type="float" office:value="-144" table:formula="of:=[.$O8] - 2*VLOOKUP([.$L8]; [.$E$3:.$G$13]; 3) - [.$P8] - [.$Q8] + [.$L8]" table:style-name="ce1">
            <text:p>-14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office:value-type="float" office:value="15" table:formula="of:=([.X8]+6*[.W8]-1)/6" table:style-name="ce1">
            <text:p>15</text:p>
          </table:table-cell>
          <table:table-cell table:number-columns-repeated="16359"/>
        </table:table-row>
        <table:table-row table:style-name="ro1">
          <table:table-cell office:value-type="float" office:value="11" table:formula="of:=[.A8]+2" table:style-name="ce1">
            <text:p>1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6" table:formula="of:=[.D8]+1" table:style-name="ce1">
            <text:p>6</text:p>
          </table:table-cell>
          <table:table-cell office:value-type="float" office:value="64" table:formula="of:=POWER(2; [.D9])" table:style-name="ce1">
            <text:p>64</text:p>
          </table:table-cell>
          <table:table-cell office:value-type="float" office:value="7855" table:style-name="ce1">
            <text:p>7855</text:p>
          </table:table-cell>
          <table:table-cell office:value-type="float" office:value="1373" table:formula="of:=([.F9]+6*[.E9]-1)/6" table:style-name="ce1">
            <text:p>1373</text:p>
          </table:table-cell>
          <table:table-cell office:value-type="float" office:value="352" table:formula="of:=([.F9]- 3*[.F8] + 3*[.E9] - 10) / 6" table:style-name="ce1">
            <text:p>352</text:p>
          </table:table-cell>
          <table:table-cell table:style-name="ce1"/>
          <table:table-cell office:value-type="float" office:value="11" table:formula="of:=[.J8]+2" table:style-name="ce1">
            <text:p>11</text:p>
          </table:table-cell>
          <table:table-cell office:value-type="float" office:value="8" table:formula="of:=2^COM.MICROSOFT.FLOOR(LOG([.J9]; 2); 1)" table:style-name="ce1">
            <text:p>8</text:p>
          </table:table-cell>
          <table:table-cell office:value-type="float" office:value="16" table:formula="of:=2^(COM.MICROSOFT.CEILING(LOG([.J9]; 2);1))" table:style-name="ce1">
            <text:p>16</text:p>
          </table:table-cell>
          <table:table-cell office:value-type="float" office:value="3" table:formula="of:=[.K9]-([.L9]-[.J9])" table:style-name="ce1">
            <text:p>3</text:p>
          </table:table-cell>
          <table:table-cell office:value-type="float" office:value="1" table:formula="of:=[.M9]-2" table:style-name="ce1">
            <text:p>1</text:p>
          </table:table-cell>
          <table:table-cell office:value-type="float" office:value="56" table:formula="of:=VLOOKUP([.J9]; [.A9:.B73]; 2)" table:style-name="ce1">
            <text:p>56</text:p>
          </table:table-cell>
          <table:table-cell office:value-type="float" office:value="8" table:formula="of:=VLOOKUP([.M9]; [.$A$3:.$B$69]; 2)" table:style-name="ce1">
            <text:p>8</text:p>
          </table:table-cell>
          <table:table-cell office:value-type="float" office:value="2" table:formula="of:=VLOOKUP([.N9]; [.$A$3:.$B$69]; 2)" table:style-name="ce1">
            <text:p>2</text:p>
          </table:table-cell>
          <table:table-cell office:value-type="float" office:value="29" table:formula="of:=VLOOKUP([.K9]; [.$E$3:.$G$13]; 3)" table:style-name="ce1">
            <text:p>29</text:p>
          </table:table-cell>
          <table:table-cell office:value-type="float" office:value="-4" table:formula="of:=[.$O9] - 2*[.$R9] - [.$P9] - [.$Q9] + [.$K9]" table:style-name="ce1">
            <text:p>-4</text:p>
          </table:table-cell>
          <table:table-cell office:value-type="float" office:value="-136" table:formula="of:=[.$O9] - 2*VLOOKUP([.$L9]; [.$E$3:.$G$13]; 3) - [.$P9] - [.$Q9] + [.$L9]" table:style-name="ce1">
            <text:p>-13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21" table:formula="of:=([.X9]+6*[.W9]-1)/6" table:style-name="ce1">
            <text:p>21</text:p>
          </table:table-cell>
          <table:table-cell table:number-columns-repeated="16359"/>
        </table:table-row>
        <table:table-row table:style-name="ro1">
          <table:table-cell office:value-type="float" office:value="13" table:formula="of:=[.A9]+2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7" table:formula="of:=[.D9]+1" table:style-name="ce1">
            <text:p>7</text:p>
          </table:table-cell>
          <table:table-cell office:value-type="float" office:value="128" table:formula="of:=POWER(2; [.D10])" table:style-name="ce1">
            <text:p>128</text:p>
          </table:table-cell>
          <table:table-cell office:value-type="float" office:value="31327" table:style-name="ce1">
            <text:p>31327</text:p>
          </table:table-cell>
          <table:table-cell office:value-type="float" office:value="5349" table:formula="of:=([.F10]+6*[.E10]-1)/6" table:style-name="ce1">
            <text:p>5349</text:p>
          </table:table-cell>
          <table:table-cell office:value-type="float" office:value="1356" table:formula="of:=([.F10]- 3*[.F9] + 3*[.E10] - 10) / 6" table:style-name="ce1">
            <text:p>1356</text:p>
          </table:table-cell>
          <table:table-cell table:style-name="ce1"/>
          <table:table-cell office:value-type="float" office:value="13" table:formula="of:=[.J9]+2" table:style-name="ce1">
            <text:p>13</text:p>
          </table:table-cell>
          <table:table-cell office:value-type="float" office:value="8" table:formula="of:=2^COM.MICROSOFT.FLOOR(LOG([.J10]; 2); 1)" table:style-name="ce1">
            <text:p>8</text:p>
          </table:table-cell>
          <table:table-cell office:value-type="float" office:value="16" table:formula="of:=2^(COM.MICROSOFT.CEILING(LOG([.J10]; 2);1))" table:style-name="ce1">
            <text:p>16</text:p>
          </table:table-cell>
          <table:table-cell office:value-type="float" office:value="5" table:formula="of:=[.K10]-([.L10]-[.J10])" table:style-name="ce1">
            <text:p>5</text:p>
          </table:table-cell>
          <table:table-cell office:value-type="float" office:value="3" table:formula="of:=[.M10]-2" table:style-name="ce1">
            <text:p>3</text:p>
          </table:table-cell>
          <table:table-cell office:value-type="float" office:value="74" table:formula="of:=VLOOKUP([.J10]; [.A10:.B74]; 2)" table:style-name="ce1">
            <text:p>74</text:p>
          </table:table-cell>
          <table:table-cell office:value-type="float" office:value="16" table:formula="of:=VLOOKUP([.M10]; [.$A$3:.$B$69]; 2)" table:style-name="ce1">
            <text:p>16</text:p>
          </table:table-cell>
          <table:table-cell office:value-type="float" office:value="8" table:formula="of:=VLOOKUP([.N10]; [.$A$3:.$B$69]; 2)" table:style-name="ce1">
            <text:p>8</text:p>
          </table:table-cell>
          <table:table-cell office:value-type="float" office:value="29" table:formula="of:=VLOOKUP([.K10]; [.$E$3:.$G$13]; 3)" table:style-name="ce1">
            <text:p>29</text:p>
          </table:table-cell>
          <table:table-cell office:value-type="float" office:value="0" table:formula="of:=[.$O10] - 2*[.$R10] - [.$P10] - [.$Q10] + [.$K10]" table:style-name="ce1">
            <text:p>0</text:p>
          </table:table-cell>
          <table:table-cell office:value-type="float" office:value="-132" table:formula="of:=[.$O10] - 2*VLOOKUP([.$L10]; [.$E$3:.$G$13]; 3) - [.$P10] - [.$Q10] + [.$L10]" table:style-name="ce1">
            <text:p>-1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7" table:style-name="ce1">
            <text:p>127</text:p>
          </table:table-cell>
          <table:table-cell office:value-type="float" office:value="29" table:formula="of:=([.X10]+6*[.W10]-1)/6" table:style-name="ce1">
            <text:p>29</text:p>
          </table:table-cell>
          <table:table-cell table:number-columns-repeated="16359"/>
        </table:table-row>
        <table:table-row table:style-name="ro1">
          <table:table-cell office:value-type="float" office:value="15" table:formula="of:=[.A10]+2" table:style-name="ce1">
            <text:p>15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8" table:formula="of:=[.D10]+1" table:style-name="ce1">
            <text:p>8</text:p>
          </table:table-cell>
          <table:table-cell office:value-type="float" office:value="256" table:formula="of:=POWER(2; [.D11])" table:style-name="ce1">
            <text:p>256</text:p>
          </table:table-cell>
          <table:table-cell office:value-type="float" office:value="125119" table:style-name="ce1">
            <text:p>125119</text:p>
          </table:table-cell>
          <table:table-cell office:value-type="float" office:value="21109" table:formula="of:=([.F11]+6*[.E11]-1)/6" table:style-name="ce1">
            <text:p>21109</text:p>
          </table:table-cell>
          <table:table-cell office:value-type="float" office:value="5316" table:formula="of:=([.F11]- 3*[.F10] + 3*[.E11] - 10) / 6" table:style-name="ce1">
            <text:p>5316</text:p>
          </table:table-cell>
          <table:table-cell table:style-name="ce1"/>
          <table:table-cell office:value-type="float" office:value="15" table:formula="of:=[.J10]+2" table:style-name="ce1">
            <text:p>15</text:p>
          </table:table-cell>
          <table:table-cell office:value-type="float" office:value="8" table:formula="of:=2^COM.MICROSOFT.FLOOR(LOG([.J11]; 2); 1)" table:style-name="ce1">
            <text:p>8</text:p>
          </table:table-cell>
          <table:table-cell office:value-type="float" office:value="16" table:formula="of:=2^(COM.MICROSOFT.CEILING(LOG([.J11]; 2);1))" table:style-name="ce1">
            <text:p>16</text:p>
          </table:table-cell>
          <table:table-cell office:value-type="float" office:value="7" table:formula="of:=[.K11]-([.L11]-[.J11])" table:style-name="ce1">
            <text:p>7</text:p>
          </table:table-cell>
          <table:table-cell office:value-type="float" office:value="5" table:formula="of:=[.M11]-2" table:style-name="ce1">
            <text:p>5</text:p>
          </table:table-cell>
          <table:table-cell office:value-type="float" office:value="94" table:formula="of:=VLOOKUP([.J11]; [.A11:.B75]; 2)" table:style-name="ce1">
            <text:p>94</text:p>
          </table:table-cell>
          <table:table-cell office:value-type="float" office:value="26" table:formula="of:=VLOOKUP([.M11]; [.$A$3:.$B$69]; 2)" table:style-name="ce1">
            <text:p>26</text:p>
          </table:table-cell>
          <table:table-cell office:value-type="float" office:value="16" table:formula="of:=VLOOKUP([.N11]; [.$A$3:.$B$69]; 2)" table:style-name="ce1">
            <text:p>16</text:p>
          </table:table-cell>
          <table:table-cell office:value-type="float" office:value="29" table:formula="of:=VLOOKUP([.K11]; [.$E$3:.$G$13]; 3)" table:style-name="ce1">
            <text:p>29</text:p>
          </table:table-cell>
          <table:table-cell office:value-type="float" office:value="2" table:formula="of:=[.$O11] - 2*[.$R11] - [.$P11] - [.$Q11] + [.$K11]" table:style-name="ce1">
            <text:p>2</text:p>
          </table:table-cell>
          <table:table-cell office:value-type="float" office:value="-130" table:formula="of:=[.$O11] - 2*VLOOKUP([.$L11]; [.$E$3:.$G$13]; 3) - [.$P11] - [.$Q11] + [.$L11]" table:style-name="ce1">
            <text:p>-13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33" table:style-name="ce1">
            <text:p>133</text:p>
          </table:table-cell>
          <table:table-cell office:value-type="float" office:value="31" table:formula="of:=([.X11]+6*[.W11]-1)/6" table:style-name="ce1">
            <text:p>31</text:p>
          </table:table-cell>
          <table:table-cell table:number-columns-repeated="16359"/>
        </table:table-row>
        <table:table-row table:style-name="ro1">
          <table:table-cell office:value-type="float" office:value="17" table:formula="of:=[.A11]+2" table:style-name="ce1">
            <text:p>17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9" table:formula="of:=[.D11]+1" table:style-name="ce1">
            <text:p>9</text:p>
          </table:table-cell>
          <table:table-cell office:value-type="float" office:value="512" table:formula="of:=POWER(2; [.D12])" table:style-name="ce1">
            <text:p>512</text:p>
          </table:table-cell>
          <table:table-cell office:value-type="float" office:value="500083" table:style-name="ce1">
            <text:p>500083</text:p>
          </table:table-cell>
          <table:table-cell office:value-type="float" office:value="83859" table:formula="of:=([.F12]+6*[.E12]-1)/6" table:style-name="ce1">
            <text:p>83859</text:p>
          </table:table-cell>
          <table:table-cell office:value-type="float" office:value="21042" table:formula="of:=([.F12]- 3*[.F11] + 3*[.E12] - 10) / 6" table:style-name="ce1">
            <text:p>21042</text:p>
          </table:table-cell>
          <table:table-cell table:style-name="ce1"/>
          <table:table-cell office:value-type="float" office:value="17" table:formula="of:=[.J11]+2" table:style-name="ce1">
            <text:p>17</text:p>
          </table:table-cell>
          <table:table-cell office:value-type="float" office:value="16" table:formula="of:=2^COM.MICROSOFT.FLOOR(LOG([.J12]; 2); 1)" table:style-name="ce1">
            <text:p>16</text:p>
          </table:table-cell>
          <table:table-cell office:value-type="float" office:value="32" table:formula="of:=2^(COM.MICROSOFT.CEILING(LOG([.J12]; 2);1))" table:style-name="ce1">
            <text:p>32</text:p>
          </table:table-cell>
          <table:table-cell office:value-type="float" office:value="1" table:formula="of:=[.K12]-([.L12]-[.J12])" table:style-name="ce1">
            <text:p>1</text:p>
          </table:table-cell>
          <table:table-cell office:value-type="float" office:value="-1" table:formula="of:=[.M12]-2" table:style-name="ce1">
            <text:p>-1</text:p>
          </table:table-cell>
          <table:table-cell office:value-type="float" office:value="118" table:formula="of:=VLOOKUP([.J12]; [.A12:.B76]; 2)" table:style-name="ce1">
            <text:p>118</text:p>
          </table:table-cell>
          <table:table-cell office:value-type="float" office:value="2" table:formula="of:=VLOOKUP([.M12]; [.$A$3:.$B$69]; 2)" table:style-name="ce1">
            <text:p>2</text:p>
          </table:table-cell>
          <table:table-cell office:value-type="float" office:value="0" table:formula="of:=VLOOKUP([.N12]; [.$A$3:.$B$69]; 2)" table:style-name="ce1">
            <text:p>0</text:p>
          </table:table-cell>
          <table:table-cell office:value-type="float" office:value="99" table:formula="of:=VLOOKUP([.K12]; [.$E$3:.$G$13]; 3)" table:style-name="ce1">
            <text:p>99</text:p>
          </table:table-cell>
          <table:table-cell office:value-type="float" office:value="-66" table:formula="of:=[.$O12] - 2*[.$R12] - [.$P12] - [.$Q12] + [.$K12]" table:style-name="ce1">
            <text:p>-66</text:p>
          </table:table-cell>
          <table:table-cell office:value-type="float" office:value="-574" table:formula="of:=[.$O12] - 2*VLOOKUP([.$L12]; [.$E$3:.$G$13]; 3) - [.$P12] - [.$Q12] + [.$L12]" table:style-name="ce1">
            <text:p>-57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35" table:formula="of:=([.X12]+6*[.W12]-1)/6" table:style-name="ce1">
            <text:p>35</text:p>
          </table:table-cell>
          <table:table-cell table:number-columns-repeated="16359"/>
        </table:table-row>
        <table:table-row table:style-name="ro1">
          <table:table-cell office:value-type="float" office:value="19" table:formula="of:=[.A12]+2" table:style-name="ce1">
            <text:p>19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10" table:formula="of:=[.D12]+1" table:style-name="ce1">
            <text:p>10</text:p>
          </table:table-cell>
          <table:table-cell office:value-type="float" office:value="1024" table:formula="of:=POWER(2; [.D13])" table:style-name="ce1">
            <text:p>1024</text:p>
          </table:table-cell>
          <table:table-cell office:value-type="float" office:value="1999507" table:style-name="ce1">
            <text:p>1999507</text:p>
          </table:table-cell>
          <table:table-cell office:value-type="float" office:value="334275" table:formula="of:=([.F13]+6*[.E13]-1)/6" table:style-name="ce1">
            <text:p>334275</text:p>
          </table:table-cell>
          <table:table-cell office:value-type="float" office:value="83720" table:formula="of:=([.F13]- 3*[.F12] + 3*[.E13] - 10) / 6" table:style-name="ce1">
            <text:p>83720</text:p>
          </table:table-cell>
          <table:table-cell table:style-name="ce1"/>
          <table:table-cell office:value-type="float" office:value="19" table:formula="of:=[.J12]+2" table:style-name="ce1">
            <text:p>19</text:p>
          </table:table-cell>
          <table:table-cell office:value-type="float" office:value="16" table:formula="of:=2^COM.MICROSOFT.FLOOR(LOG([.J13]; 2); 1)" table:style-name="ce1">
            <text:p>16</text:p>
          </table:table-cell>
          <table:table-cell office:value-type="float" office:value="32" table:formula="of:=2^(COM.MICROSOFT.CEILING(LOG([.J13]; 2);1))" table:style-name="ce1">
            <text:p>32</text:p>
          </table:table-cell>
          <table:table-cell office:value-type="float" office:value="3" table:formula="of:=[.K13]-([.L13]-[.J13])" table:style-name="ce1">
            <text:p>3</text:p>
          </table:table-cell>
          <table:table-cell office:value-type="float" office:value="1" table:formula="of:=[.M13]-2" table:style-name="ce1">
            <text:p>1</text:p>
          </table:table-cell>
          <table:table-cell office:value-type="float" office:value="146" table:formula="of:=VLOOKUP([.J13]; [.A13:.B77]; 2)" table:style-name="ce1">
            <text:p>146</text:p>
          </table:table-cell>
          <table:table-cell office:value-type="float" office:value="8" table:formula="of:=VLOOKUP([.M13]; [.$A$3:.$B$69]; 2)" table:style-name="ce1">
            <text:p>8</text:p>
          </table:table-cell>
          <table:table-cell office:value-type="float" office:value="2" table:formula="of:=VLOOKUP([.N13]; [.$A$3:.$B$69]; 2)" table:style-name="ce1">
            <text:p>2</text:p>
          </table:table-cell>
          <table:table-cell office:value-type="float" office:value="99" table:formula="of:=VLOOKUP([.K13]; [.$E$3:.$G$13]; 3)" table:style-name="ce1">
            <text:p>99</text:p>
          </table:table-cell>
          <table:table-cell office:value-type="float" office:value="-46" table:formula="of:=[.$O13] - 2*[.$R13] - [.$P13] - [.$Q13] + [.$K13]" table:style-name="ce1">
            <text:p>-46</text:p>
          </table:table-cell>
          <table:table-cell office:value-type="float" office:value="-554" table:formula="of:=[.$O13] - 2*VLOOKUP([.$L13]; [.$E$3:.$G$13]; 3) - [.$P13] - [.$Q13] + [.$L13]" table:style-name="ce1">
            <text:p>-5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81" table:style-name="ce1">
            <text:p>181</text:p>
          </table:table-cell>
          <table:table-cell office:value-type="float" office:value="41" table:formula="of:=([.X13]+6*[.W13]-1)/6" table:style-name="ce1">
            <text:p>41</text:p>
          </table:table-cell>
          <table:table-cell table:number-columns-repeated="16359"/>
        </table:table-row>
        <table:table-row table:style-name="ro1">
          <table:table-cell office:value-type="float" office:value="21" table:formula="of:=[.A13]+2" table:style-name="ce1">
            <text:p>21</text:p>
          </table:table-cell>
          <table:table-cell office:value-type="float" office:value="174" table:style-name="ce1">
            <text:p>174</text:p>
          </table:table-cell>
          <table:table-cell table:number-columns-repeated="7" table:style-name="ce1"/>
          <table:table-cell office:value-type="float" office:value="21" table:formula="of:=[.J13]+2" table:style-name="ce1">
            <text:p>21</text:p>
          </table:table-cell>
          <table:table-cell office:value-type="float" office:value="16" table:formula="of:=2^COM.MICROSOFT.FLOOR(LOG([.J14]; 2); 1)" table:style-name="ce1">
            <text:p>16</text:p>
          </table:table-cell>
          <table:table-cell office:value-type="float" office:value="32" table:formula="of:=2^(COM.MICROSOFT.CEILING(LOG([.J14]; 2);1))" table:style-name="ce1">
            <text:p>32</text:p>
          </table:table-cell>
          <table:table-cell office:value-type="float" office:value="5" table:formula="of:=[.K14]-([.L14]-[.J14])" table:style-name="ce1">
            <text:p>5</text:p>
          </table:table-cell>
          <table:table-cell office:value-type="float" office:value="3" table:formula="of:=[.M14]-2" table:style-name="ce1">
            <text:p>3</text:p>
          </table:table-cell>
          <table:table-cell office:value-type="float" office:value="174" table:formula="of:=VLOOKUP([.J14]; [.A14:.B78]; 2)" table:style-name="ce1">
            <text:p>174</text:p>
          </table:table-cell>
          <table:table-cell office:value-type="float" office:value="16" table:formula="of:=VLOOKUP([.M14]; [.$A$3:.$B$69]; 2)" table:style-name="ce1">
            <text:p>16</text:p>
          </table:table-cell>
          <table:table-cell office:value-type="float" office:value="8" table:formula="of:=VLOOKUP([.N14]; [.$A$3:.$B$69]; 2)" table:style-name="ce1">
            <text:p>8</text:p>
          </table:table-cell>
          <table:table-cell office:value-type="float" office:value="99" table:formula="of:=VLOOKUP([.K14]; [.$E$3:.$G$13]; 3)" table:style-name="ce1">
            <text:p>99</text:p>
          </table:table-cell>
          <table:table-cell office:value-type="float" office:value="-32" table:formula="of:=[.$O14] - 2*[.$R14] - [.$P14] - [.$Q14] + [.$K14]" table:style-name="ce1">
            <text:p>-32</text:p>
          </table:table-cell>
          <table:table-cell office:value-type="float" office:value="-540" table:formula="of:=[.$O14] - 2*VLOOKUP([.$L14]; [.$E$3:.$G$13]; 3) - [.$P14] - [.$Q14] + [.$L14]" table:style-name="ce1">
            <text:p>-54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35" table:style-name="ce1">
            <text:p>235</text:p>
          </table:table-cell>
          <table:table-cell office:value-type="float" office:value="51" table:formula="of:=([.X14]+6*[.W14]-1)/6" table:style-name="ce1">
            <text:p>51</text:p>
          </table:table-cell>
          <table:table-cell table:number-columns-repeated="16359"/>
        </table:table-row>
        <table:table-row table:style-name="ro1">
          <table:table-cell office:value-type="float" office:value="23" table:formula="of:=[.A14]+2" table:style-name="ce1">
            <text:p>23</text:p>
          </table:table-cell>
          <table:table-cell office:value-type="float" office:value="202" table:style-name="ce1">
            <text:p>202</text:p>
          </table:table-cell>
          <table:table-cell table:number-columns-repeated="7" table:style-name="ce1"/>
          <table:table-cell office:value-type="float" office:value="23" table:formula="of:=[.J14]+2" table:style-name="ce1">
            <text:p>23</text:p>
          </table:table-cell>
          <table:table-cell office:value-type="float" office:value="16" table:formula="of:=2^COM.MICROSOFT.FLOOR(LOG([.J15]; 2); 1)" table:style-name="ce1">
            <text:p>16</text:p>
          </table:table-cell>
          <table:table-cell office:value-type="float" office:value="32" table:formula="of:=2^(COM.MICROSOFT.CEILING(LOG([.J15]; 2);1))" table:style-name="ce1">
            <text:p>32</text:p>
          </table:table-cell>
          <table:table-cell office:value-type="float" office:value="7" table:formula="of:=[.K15]-([.L15]-[.J15])" table:style-name="ce1">
            <text:p>7</text:p>
          </table:table-cell>
          <table:table-cell office:value-type="float" office:value="5" table:formula="of:=[.M15]-2" table:style-name="ce1">
            <text:p>5</text:p>
          </table:table-cell>
          <table:table-cell office:value-type="float" office:value="202" table:formula="of:=VLOOKUP([.J15]; [.A15:.B79]; 2)" table:style-name="ce1">
            <text:p>202</text:p>
          </table:table-cell>
          <table:table-cell office:value-type="float" office:value="26" table:formula="of:=VLOOKUP([.M15]; [.$A$3:.$B$69]; 2)" table:style-name="ce1">
            <text:p>26</text:p>
          </table:table-cell>
          <table:table-cell office:value-type="float" office:value="16" table:formula="of:=VLOOKUP([.N15]; [.$A$3:.$B$69]; 2)" table:style-name="ce1">
            <text:p>16</text:p>
          </table:table-cell>
          <table:table-cell office:value-type="float" office:value="99" table:formula="of:=VLOOKUP([.K15]; [.$E$3:.$G$13]; 3)" table:style-name="ce1">
            <text:p>99</text:p>
          </table:table-cell>
          <table:table-cell office:value-type="float" office:value="-22" table:formula="of:=[.$O15] - 2*[.$R15] - [.$P15] - [.$Q15] + [.$K15]" table:style-name="ce1">
            <text:p>-22</text:p>
          </table:table-cell>
          <table:table-cell office:value-type="float" office:value="-530" table:formula="of:=[.$O15] - 2*VLOOKUP([.$L15]; [.$E$3:.$G$13]; 3) - [.$P15] - [.$Q15] + [.$L15]" table:style-name="ce1">
            <text:p>-53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89" table:style-name="ce1">
            <text:p>289</text:p>
          </table:table-cell>
          <table:table-cell office:value-type="float" office:value="61" table:formula="of:=([.X15]+6*[.W15]-1)/6" table:style-name="ce1">
            <text:p>61</text:p>
          </table:table-cell>
          <table:table-cell table:number-columns-repeated="16359"/>
        </table:table-row>
        <table:table-row table:style-name="ro1">
          <table:table-cell office:value-type="float" office:value="25" table:formula="of:=[.A15]+2" table:style-name="ce1">
            <text:p>25</text:p>
          </table:table-cell>
          <table:table-cell office:value-type="float" office:value="236" table:style-name="ce1">
            <text:p>236</text:p>
          </table:table-cell>
          <table:table-cell table:number-columns-repeated="7" table:style-name="ce1"/>
          <table:table-cell office:value-type="float" office:value="25" table:formula="of:=[.J15]+2" table:style-name="ce1">
            <text:p>25</text:p>
          </table:table-cell>
          <table:table-cell office:value-type="float" office:value="16" table:formula="of:=2^COM.MICROSOFT.FLOOR(LOG([.J16]; 2); 1)" table:style-name="ce1">
            <text:p>16</text:p>
          </table:table-cell>
          <table:table-cell office:value-type="float" office:value="32" table:formula="of:=2^(COM.MICROSOFT.CEILING(LOG([.J16]; 2);1))" table:style-name="ce1">
            <text:p>32</text:p>
          </table:table-cell>
          <table:table-cell office:value-type="float" office:value="9" table:formula="of:=[.K16]-([.L16]-[.J16])" table:style-name="ce1">
            <text:p>9</text:p>
          </table:table-cell>
          <table:table-cell office:value-type="float" office:value="7" table:formula="of:=[.M16]-2" table:style-name="ce1">
            <text:p>7</text:p>
          </table:table-cell>
          <table:table-cell office:value-type="float" office:value="236" table:formula="of:=VLOOKUP([.J16]; [.A16:.B80]; 2)" table:style-name="ce1">
            <text:p>236</text:p>
          </table:table-cell>
          <table:table-cell office:value-type="float" office:value="40" table:formula="of:=VLOOKUP([.M16]; [.$A$3:.$B$69]; 2)" table:style-name="ce1">
            <text:p>40</text:p>
          </table:table-cell>
          <table:table-cell office:value-type="float" office:value="26" table:formula="of:=VLOOKUP([.N16]; [.$A$3:.$B$69]; 2)" table:style-name="ce1">
            <text:p>26</text:p>
          </table:table-cell>
          <table:table-cell office:value-type="float" office:value="99" table:formula="of:=VLOOKUP([.K16]; [.$E$3:.$G$13]; 3)" table:style-name="ce1">
            <text:p>99</text:p>
          </table:table-cell>
          <table:table-cell office:value-type="float" office:value="-12" table:formula="of:=[.$O16] - 2*[.$R16] - [.$P16] - [.$Q16] + [.$K16]" table:style-name="ce1">
            <text:p>-12</text:p>
          </table:table-cell>
          <table:table-cell office:value-type="float" office:value="-520" table:formula="of:=[.$O16] - 2*VLOOKUP([.$L16]; [.$E$3:.$G$13]; 3) - [.$P16] - [.$Q16] + [.$L16]" table:style-name="ce1">
            <text:p>-52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31" table:style-name="ce1">
            <text:p>331</text:p>
          </table:table-cell>
          <table:table-cell office:value-type="float" office:value="69" table:formula="of:=([.X16]+6*[.W16]-1)/6" table:style-name="ce1">
            <text:p>69</text:p>
          </table:table-cell>
          <table:table-cell table:number-columns-repeated="16359"/>
        </table:table-row>
        <table:table-row table:style-name="ro1">
          <table:table-cell office:value-type="float" office:value="27" table:formula="of:=[.A16]+2" table:style-name="ce1">
            <text:p>27</text:p>
          </table:table-cell>
          <table:table-cell office:value-type="float" office:value="274" table:style-name="ce1">
            <text:p>274</text:p>
          </table:table-cell>
          <table:table-cell table:number-columns-repeated="7" table:style-name="ce1"/>
          <table:table-cell office:value-type="float" office:value="27" table:formula="of:=[.J16]+2" table:style-name="ce1">
            <text:p>27</text:p>
          </table:table-cell>
          <table:table-cell office:value-type="float" office:value="16" table:formula="of:=2^COM.MICROSOFT.FLOOR(LOG([.J17]; 2); 1)" table:style-name="ce1">
            <text:p>16</text:p>
          </table:table-cell>
          <table:table-cell office:value-type="float" office:value="32" table:formula="of:=2^(COM.MICROSOFT.CEILING(LOG([.J17]; 2);1))" table:style-name="ce1">
            <text:p>32</text:p>
          </table:table-cell>
          <table:table-cell office:value-type="float" office:value="11" table:formula="of:=[.K17]-([.L17]-[.J17])" table:style-name="ce1">
            <text:p>11</text:p>
          </table:table-cell>
          <table:table-cell office:value-type="float" office:value="9" table:formula="of:=[.M17]-2" table:style-name="ce1">
            <text:p>9</text:p>
          </table:table-cell>
          <table:table-cell office:value-type="float" office:value="274" table:formula="of:=VLOOKUP([.J17]; [.A17:.B81]; 2)" table:style-name="ce1">
            <text:p>274</text:p>
          </table:table-cell>
          <table:table-cell office:value-type="float" office:value="56" table:formula="of:=VLOOKUP([.M17]; [.$A$3:.$B$69]; 2)" table:style-name="ce1">
            <text:p>56</text:p>
          </table:table-cell>
          <table:table-cell office:value-type="float" office:value="40" table:formula="of:=VLOOKUP([.N17]; [.$A$3:.$B$69]; 2)" table:style-name="ce1">
            <text:p>40</text:p>
          </table:table-cell>
          <table:table-cell office:value-type="float" office:value="99" table:formula="of:=VLOOKUP([.K17]; [.$E$3:.$G$13]; 3)" table:style-name="ce1">
            <text:p>99</text:p>
          </table:table-cell>
          <table:table-cell office:value-type="float" office:value="-4" table:formula="of:=[.$O17] - 2*[.$R17] - [.$P17] - [.$Q17] + [.$K17]" table:style-name="ce1">
            <text:p>-4</text:p>
          </table:table-cell>
          <table:table-cell office:value-type="float" office:value="-512" table:formula="of:=[.$O17] - 2*VLOOKUP([.$L17]; [.$E$3:.$G$13]; 3) - [.$P17] - [.$Q17] + [.$L17]" table:style-name="ce1">
            <text:p>-51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09" table:style-name="ce1">
            <text:p>409</text:p>
          </table:table-cell>
          <table:table-cell office:value-type="float" office:value="83" table:formula="of:=([.X17]+6*[.W17]-1)/6" table:style-name="ce1">
            <text:p>83</text:p>
          </table:table-cell>
          <table:table-cell table:number-columns-repeated="16359"/>
        </table:table-row>
        <table:table-row table:style-name="ro1">
          <table:table-cell office:value-type="float" office:value="29" table:formula="of:=[.A17]+2" table:style-name="ce1">
            <text:p>29</text:p>
          </table:table-cell>
          <table:table-cell office:value-type="float" office:value="312" table:style-name="ce1">
            <text:p>312</text:p>
          </table:table-cell>
          <table:table-cell table:number-columns-repeated="7" table:style-name="ce1"/>
          <table:table-cell office:value-type="float" office:value="29" table:formula="of:=[.J17]+2" table:style-name="ce1">
            <text:p>29</text:p>
          </table:table-cell>
          <table:table-cell office:value-type="float" office:value="16" table:formula="of:=2^COM.MICROSOFT.FLOOR(LOG([.J18]; 2); 1)" table:style-name="ce1">
            <text:p>16</text:p>
          </table:table-cell>
          <table:table-cell office:value-type="float" office:value="32" table:formula="of:=2^(COM.MICROSOFT.CEILING(LOG([.J18]; 2);1))" table:style-name="ce1">
            <text:p>32</text:p>
          </table:table-cell>
          <table:table-cell office:value-type="float" office:value="13" table:formula="of:=[.K18]-([.L18]-[.J18])" table:style-name="ce1">
            <text:p>13</text:p>
          </table:table-cell>
          <table:table-cell office:value-type="float" office:value="11" table:formula="of:=[.M18]-2" table:style-name="ce1">
            <text:p>11</text:p>
          </table:table-cell>
          <table:table-cell office:value-type="float" office:value="312" table:formula="of:=VLOOKUP([.J18]; [.A18:.B82]; 2)" table:style-name="ce1">
            <text:p>312</text:p>
          </table:table-cell>
          <table:table-cell office:value-type="float" office:value="74" table:formula="of:=VLOOKUP([.M18]; [.$A$3:.$B$69]; 2)" table:style-name="ce1">
            <text:p>74</text:p>
          </table:table-cell>
          <table:table-cell office:value-type="float" office:value="56" table:formula="of:=VLOOKUP([.N18]; [.$A$3:.$B$69]; 2)" table:style-name="ce1">
            <text:p>56</text:p>
          </table:table-cell>
          <table:table-cell office:value-type="float" office:value="99" table:formula="of:=VLOOKUP([.K18]; [.$E$3:.$G$13]; 3)" table:style-name="ce1">
            <text:p>99</text:p>
          </table:table-cell>
          <table:table-cell office:value-type="float" office:value="0" table:formula="of:=[.$O18] - 2*[.$R18] - [.$P18] - [.$Q18] + [.$K18]" table:style-name="ce1">
            <text:p>0</text:p>
          </table:table-cell>
          <table:table-cell office:value-type="float" office:value="-508" table:formula="of:=[.$O18] - 2*VLOOKUP([.$L18]; [.$E$3:.$G$13]; 3) - [.$P18] - [.$Q18] + [.$L18]" table:style-name="ce1">
            <text:p>-50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499" table:style-name="ce1">
            <text:p>499</text:p>
          </table:table-cell>
          <table:table-cell office:value-type="float" office:value="99" table:formula="of:=([.X18]+6*[.W18]-1)/6" table:style-name="ce1">
            <text:p>99</text:p>
          </table:table-cell>
          <table:table-cell table:number-columns-repeated="16359"/>
        </table:table-row>
        <table:table-row table:style-name="ro1">
          <table:table-cell office:value-type="float" office:value="31" table:formula="of:=[.A18]+2" table:style-name="ce1">
            <text:p>31</text:p>
          </table:table-cell>
          <table:table-cell office:value-type="float" office:value="352" table:style-name="ce1">
            <text:p>352</text:p>
          </table:table-cell>
          <table:table-cell table:number-columns-repeated="7" table:style-name="ce1"/>
          <table:table-cell office:value-type="float" office:value="31" table:formula="of:=[.J18]+2" table:style-name="ce1">
            <text:p>31</text:p>
          </table:table-cell>
          <table:table-cell office:value-type="float" office:value="16" table:formula="of:=2^COM.MICROSOFT.FLOOR(LOG([.J19]; 2); 1)" table:style-name="ce1">
            <text:p>16</text:p>
          </table:table-cell>
          <table:table-cell office:value-type="float" office:value="32" table:formula="of:=2^(COM.MICROSOFT.CEILING(LOG([.J19]; 2);1))" table:style-name="ce1">
            <text:p>32</text:p>
          </table:table-cell>
          <table:table-cell office:value-type="float" office:value="15" table:formula="of:=[.K19]-([.L19]-[.J19])" table:style-name="ce1">
            <text:p>15</text:p>
          </table:table-cell>
          <table:table-cell office:value-type="float" office:value="13" table:formula="of:=[.M19]-2" table:style-name="ce1">
            <text:p>13</text:p>
          </table:table-cell>
          <table:table-cell office:value-type="float" office:value="352" table:formula="of:=VLOOKUP([.J19]; [.A19:.B83]; 2)" table:style-name="ce1">
            <text:p>352</text:p>
          </table:table-cell>
          <table:table-cell office:value-type="float" office:value="94" table:formula="of:=VLOOKUP([.M19]; [.$A$3:.$B$69]; 2)" table:style-name="ce1">
            <text:p>94</text:p>
          </table:table-cell>
          <table:table-cell office:value-type="float" office:value="74" table:formula="of:=VLOOKUP([.N19]; [.$A$3:.$B$69]; 2)" table:style-name="ce1">
            <text:p>74</text:p>
          </table:table-cell>
          <table:table-cell office:value-type="float" office:value="99" table:formula="of:=VLOOKUP([.K19]; [.$E$3:.$G$13]; 3)" table:style-name="ce1">
            <text:p>99</text:p>
          </table:table-cell>
          <table:table-cell office:value-type="float" office:value="2" table:formula="of:=[.$O19] - 2*[.$R19] - [.$P19] - [.$Q19] + [.$K19]" table:style-name="ce1">
            <text:p>2</text:p>
          </table:table-cell>
          <table:table-cell office:value-type="float" office:value="-506" table:formula="of:=[.$O19] - 2*VLOOKUP([.$L19]; [.$E$3:.$G$13]; 3) - [.$P19] - [.$Q19] + [.$L19]" table:style-name="ce1">
            <text:p>-5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505" table:style-name="ce1">
            <text:p>505</text:p>
          </table:table-cell>
          <table:table-cell office:value-type="float" office:value="101" table:formula="of:=([.X19]+6*[.W19]-1)/6" table:style-name="ce1">
            <text:p>101</text:p>
          </table:table-cell>
          <table:table-cell table:number-columns-repeated="16359"/>
        </table:table-row>
        <table:table-row table:style-name="ro1">
          <table:table-cell office:value-type="float" office:value="33" table:formula="of:=[.A19]+2" table:style-name="ce1">
            <text:p>33</text:p>
          </table:table-cell>
          <table:table-cell office:value-type="float" office:value="396" table:style-name="ce1">
            <text:p>396</text:p>
          </table:table-cell>
          <table:table-cell table:number-columns-repeated="7" table:style-name="ce1"/>
          <table:table-cell office:value-type="float" office:value="33" table:formula="of:=[.J19]+2" table:style-name="ce1">
            <text:p>33</text:p>
          </table:table-cell>
          <table:table-cell office:value-type="float" office:value="32" table:formula="of:=2^COM.MICROSOFT.FLOOR(LOG([.J20]; 2); 1)" table:style-name="ce1">
            <text:p>32</text:p>
          </table:table-cell>
          <table:table-cell office:value-type="float" office:value="64" table:formula="of:=2^(COM.MICROSOFT.CEILING(LOG([.J20]; 2);1))" table:style-name="ce1">
            <text:p>64</text:p>
          </table:table-cell>
          <table:table-cell office:value-type="float" office:value="1" table:formula="of:=[.K20]-([.L20]-[.J20])" table:style-name="ce1">
            <text:p>1</text:p>
          </table:table-cell>
          <table:table-cell office:value-type="float" office:value="-1" table:formula="of:=[.M20]-2" table:style-name="ce1">
            <text:p>-1</text:p>
          </table:table-cell>
          <table:table-cell office:value-type="float" office:value="396" table:formula="of:=VLOOKUP([.J20]; [.A20:.B84]; 2)" table:style-name="ce1">
            <text:p>396</text:p>
          </table:table-cell>
          <table:table-cell office:value-type="float" office:value="2" table:formula="of:=VLOOKUP([.M20]; [.$A$3:.$B$69]; 2)" table:style-name="ce1">
            <text:p>2</text:p>
          </table:table-cell>
          <table:table-cell office:value-type="float" office:value="0" table:formula="of:=VLOOKUP([.N20]; [.$A$3:.$B$69]; 2)" table:style-name="ce1">
            <text:p>0</text:p>
          </table:table-cell>
          <table:table-cell office:value-type="float" office:value="361" table:formula="of:=VLOOKUP([.K20]; [.$E$3:.$G$13]; 3)" table:style-name="ce1">
            <text:p>361</text:p>
          </table:table-cell>
          <table:table-cell office:value-type="float" office:value="-296" table:formula="of:=[.$O20] - 2*[.$R20] - [.$P20] - [.$Q20] + [.$K20]" table:style-name="ce1">
            <text:p>-296</text:p>
          </table:table-cell>
          <table:table-cell office:value-type="float" office:value="-2288" table:formula="of:=[.$O20] - 2*VLOOKUP([.$L20]; [.$E$3:.$G$13]; 3) - [.$P20] - [.$Q20] + [.$L20]" table:style-name="ce1">
            <text:p>-22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" table:style-name="ce1">
            <text:p>523</text:p>
          </table:table-cell>
          <table:table-cell office:value-type="float" office:value="105" table:formula="of:=([.X20]+6*[.W20]-1)/6" table:style-name="ce1">
            <text:p>105</text:p>
          </table:table-cell>
          <table:table-cell table:number-columns-repeated="16359"/>
        </table:table-row>
        <table:table-row table:style-name="ro1">
          <table:table-cell office:value-type="float" office:value="35" table:formula="of:=[.A20]+2" table:style-name="ce1">
            <text:p>35</text:p>
          </table:table-cell>
          <table:table-cell office:value-type="float" office:value="446" table:style-name="ce1">
            <text:p>446</text:p>
          </table:table-cell>
          <table:table-cell table:number-columns-repeated="7" table:style-name="ce1"/>
          <table:table-cell office:value-type="float" office:value="35" table:formula="of:=[.J20]+2" table:style-name="ce1">
            <text:p>35</text:p>
          </table:table-cell>
          <table:table-cell office:value-type="float" office:value="32" table:formula="of:=2^COM.MICROSOFT.FLOOR(LOG([.J21]; 2); 1)" table:style-name="ce1">
            <text:p>32</text:p>
          </table:table-cell>
          <table:table-cell office:value-type="float" office:value="64" table:formula="of:=2^(COM.MICROSOFT.CEILING(LOG([.J21]; 2);1))" table:style-name="ce1">
            <text:p>64</text:p>
          </table:table-cell>
          <table:table-cell office:value-type="float" office:value="3" table:formula="of:=[.K21]-([.L21]-[.J21])" table:style-name="ce1">
            <text:p>3</text:p>
          </table:table-cell>
          <table:table-cell office:value-type="float" office:value="1" table:formula="of:=[.M21]-2" table:style-name="ce1">
            <text:p>1</text:p>
          </table:table-cell>
          <table:table-cell office:value-type="float" office:value="446" table:formula="of:=VLOOKUP([.J21]; [.A21:.B85]; 2)" table:style-name="ce1">
            <text:p>446</text:p>
          </table:table-cell>
          <table:table-cell office:value-type="float" office:value="8" table:formula="of:=VLOOKUP([.M21]; [.$A$3:.$B$69]; 2)" table:style-name="ce1">
            <text:p>8</text:p>
          </table:table-cell>
          <table:table-cell office:value-type="float" office:value="2" table:formula="of:=VLOOKUP([.N21]; [.$A$3:.$B$69]; 2)" table:style-name="ce1">
            <text:p>2</text:p>
          </table:table-cell>
          <table:table-cell office:value-type="float" office:value="361" table:formula="of:=VLOOKUP([.K21]; [.$E$3:.$G$13]; 3)" table:style-name="ce1">
            <text:p>361</text:p>
          </table:table-cell>
          <table:table-cell office:value-type="float" office:value="-254" table:formula="of:=[.$O21] - 2*[.$R21] - [.$P21] - [.$Q21] + [.$K21]" table:style-name="ce1">
            <text:p>-254</text:p>
          </table:table-cell>
          <table:table-cell office:value-type="float" office:value="-2246" table:formula="of:=[.$O21] - 2*VLOOKUP([.$L21]; [.$E$3:.$G$13]; 3) - [.$P21] - [.$Q21] + [.$L21]" table:style-name="ce1">
            <text:p>-224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553" table:style-name="ce1">
            <text:p>553</text:p>
          </table:table-cell>
          <table:table-cell office:value-type="float" office:value="111" table:formula="of:=([.X21]+6*[.W21]-1)/6" table:style-name="ce1">
            <text:p>111</text:p>
          </table:table-cell>
          <table:table-cell table:number-columns-repeated="16359"/>
        </table:table-row>
        <table:table-row table:style-name="ro1">
          <table:table-cell office:value-type="float" office:value="37" table:formula="of:=[.A21]+2" table:style-name="ce1">
            <text:p>37</text:p>
          </table:table-cell>
          <table:table-cell office:value-type="float" office:value="496" table:style-name="ce1">
            <text:p>496</text:p>
          </table:table-cell>
          <table:table-cell table:number-columns-repeated="7" table:style-name="ce1"/>
          <table:table-cell office:value-type="float" office:value="37" table:formula="of:=[.J21]+2" table:style-name="ce1">
            <text:p>37</text:p>
          </table:table-cell>
          <table:table-cell office:value-type="float" office:value="32" table:formula="of:=2^COM.MICROSOFT.FLOOR(LOG([.J22]; 2); 1)" table:style-name="ce1">
            <text:p>32</text:p>
          </table:table-cell>
          <table:table-cell office:value-type="float" office:value="64" table:formula="of:=2^(COM.MICROSOFT.CEILING(LOG([.J22]; 2);1))" table:style-name="ce1">
            <text:p>64</text:p>
          </table:table-cell>
          <table:table-cell office:value-type="float" office:value="5" table:formula="of:=[.K22]-([.L22]-[.J22])" table:style-name="ce1">
            <text:p>5</text:p>
          </table:table-cell>
          <table:table-cell office:value-type="float" office:value="3" table:formula="of:=[.M22]-2" table:style-name="ce1">
            <text:p>3</text:p>
          </table:table-cell>
          <table:table-cell office:value-type="float" office:value="496" table:formula="of:=VLOOKUP([.J22]; [.A22:.B86]; 2)" table:style-name="ce1">
            <text:p>496</text:p>
          </table:table-cell>
          <table:table-cell office:value-type="float" office:value="16" table:formula="of:=VLOOKUP([.M22]; [.$A$3:.$B$69]; 2)" table:style-name="ce1">
            <text:p>16</text:p>
          </table:table-cell>
          <table:table-cell office:value-type="float" office:value="8" table:formula="of:=VLOOKUP([.N22]; [.$A$3:.$B$69]; 2)" table:style-name="ce1">
            <text:p>8</text:p>
          </table:table-cell>
          <table:table-cell office:value-type="float" office:value="361" table:formula="of:=VLOOKUP([.K22]; [.$E$3:.$G$13]; 3)" table:style-name="ce1">
            <text:p>361</text:p>
          </table:table-cell>
          <table:table-cell office:value-type="float" office:value="-218" table:formula="of:=[.$O22] - 2*[.$R22] - [.$P22] - [.$Q22] + [.$K22]" table:style-name="ce1">
            <text:p>-218</text:p>
          </table:table-cell>
          <table:table-cell office:value-type="float" office:value="-2210" table:formula="of:=[.$O22] - 2*VLOOKUP([.$L22]; [.$E$3:.$G$13]; 3) - [.$P22] - [.$Q22] + [.$L22]" table:style-name="ce1">
            <text:p>-221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07" table:style-name="ce1">
            <text:p>607</text:p>
          </table:table-cell>
          <table:table-cell office:value-type="float" office:value="121" table:formula="of:=([.X22]+6*[.W22]-1)/6" table:style-name="ce1">
            <text:p>121</text:p>
          </table:table-cell>
          <table:table-cell table:number-columns-repeated="16359"/>
        </table:table-row>
        <table:table-row table:style-name="ro1">
          <table:table-cell office:value-type="float" office:value="39" table:formula="of:=[.A22]+2" table:style-name="ce1">
            <text:p>39</text:p>
          </table:table-cell>
          <table:table-cell office:value-type="float" office:value="542" table:style-name="ce1">
            <text:p>542</text:p>
          </table:table-cell>
          <table:table-cell table:number-columns-repeated="7" table:style-name="ce1"/>
          <table:table-cell office:value-type="float" office:value="39" table:formula="of:=[.J22]+2" table:style-name="ce1">
            <text:p>39</text:p>
          </table:table-cell>
          <table:table-cell office:value-type="float" office:value="32" table:formula="of:=2^COM.MICROSOFT.FLOOR(LOG([.J23]; 2); 1)" table:style-name="ce1">
            <text:p>32</text:p>
          </table:table-cell>
          <table:table-cell office:value-type="float" office:value="64" table:formula="of:=2^(COM.MICROSOFT.CEILING(LOG([.J23]; 2);1))" table:style-name="ce1">
            <text:p>64</text:p>
          </table:table-cell>
          <table:table-cell office:value-type="float" office:value="7" table:formula="of:=[.K23]-([.L23]-[.J23])" table:style-name="ce1">
            <text:p>7</text:p>
          </table:table-cell>
          <table:table-cell office:value-type="float" office:value="5" table:formula="of:=[.M23]-2" table:style-name="ce1">
            <text:p>5</text:p>
          </table:table-cell>
          <table:table-cell office:value-type="float" office:value="542" table:formula="of:=VLOOKUP([.J23]; [.A23:.B87]; 2)" table:style-name="ce1">
            <text:p>542</text:p>
          </table:table-cell>
          <table:table-cell office:value-type="float" office:value="26" table:formula="of:=VLOOKUP([.M23]; [.$A$3:.$B$69]; 2)" table:style-name="ce1">
            <text:p>26</text:p>
          </table:table-cell>
          <table:table-cell office:value-type="float" office:value="16" table:formula="of:=VLOOKUP([.N23]; [.$A$3:.$B$69]; 2)" table:style-name="ce1">
            <text:p>16</text:p>
          </table:table-cell>
          <table:table-cell office:value-type="float" office:value="361" table:formula="of:=VLOOKUP([.K23]; [.$E$3:.$G$13]; 3)" table:style-name="ce1">
            <text:p>361</text:p>
          </table:table-cell>
          <table:table-cell office:value-type="float" office:value="-190" table:formula="of:=[.$O23] - 2*[.$R23] - [.$P23] - [.$Q23] + [.$K23]" table:style-name="ce1">
            <text:p>-190</text:p>
          </table:table-cell>
          <table:table-cell office:value-type="float" office:value="-2182" table:formula="of:=[.$O23] - 2*VLOOKUP([.$L23]; [.$E$3:.$G$13]; 3) - [.$P23] - [.$Q23] + [.$L23]" table:style-name="ce1">
            <text:p>-218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661" table:style-name="ce1">
            <text:p>661</text:p>
          </table:table-cell>
          <table:table-cell office:value-type="float" office:value="131" table:formula="of:=([.X23]+6*[.W23]-1)/6" table:style-name="ce1">
            <text:p>131</text:p>
          </table:table-cell>
          <table:table-cell table:number-columns-repeated="16359"/>
        </table:table-row>
        <table:table-row table:style-name="ro1">
          <table:table-cell office:value-type="float" office:value="41" table:formula="of:=[.A23]+2" table:style-name="ce1">
            <text:p>41</text:p>
          </table:table-cell>
          <table:table-cell office:value-type="float" office:value="598" table:style-name="ce1">
            <text:p>598</text:p>
          </table:table-cell>
          <table:table-cell table:number-columns-repeated="7" table:style-name="ce1"/>
          <table:table-cell office:value-type="float" office:value="41" table:formula="of:=[.J23]+2" table:style-name="ce1">
            <text:p>41</text:p>
          </table:table-cell>
          <table:table-cell office:value-type="float" office:value="32" table:formula="of:=2^COM.MICROSOFT.FLOOR(LOG([.J24]; 2); 1)" table:style-name="ce1">
            <text:p>32</text:p>
          </table:table-cell>
          <table:table-cell office:value-type="float" office:value="64" table:formula="of:=2^(COM.MICROSOFT.CEILING(LOG([.J24]; 2);1))" table:style-name="ce1">
            <text:p>64</text:p>
          </table:table-cell>
          <table:table-cell office:value-type="float" office:value="9" table:formula="of:=[.K24]-([.L24]-[.J24])" table:style-name="ce1">
            <text:p>9</text:p>
          </table:table-cell>
          <table:table-cell office:value-type="float" office:value="7" table:formula="of:=[.M24]-2" table:style-name="ce1">
            <text:p>7</text:p>
          </table:table-cell>
          <table:table-cell office:value-type="float" office:value="598" table:formula="of:=VLOOKUP([.J24]; [.A24:.B88]; 2)" table:style-name="ce1">
            <text:p>598</text:p>
          </table:table-cell>
          <table:table-cell office:value-type="float" office:value="40" table:formula="of:=VLOOKUP([.M24]; [.$A$3:.$B$69]; 2)" table:style-name="ce1">
            <text:p>40</text:p>
          </table:table-cell>
          <table:table-cell office:value-type="float" office:value="26" table:formula="of:=VLOOKUP([.N24]; [.$A$3:.$B$69]; 2)" table:style-name="ce1">
            <text:p>26</text:p>
          </table:table-cell>
          <table:table-cell office:value-type="float" office:value="361" table:formula="of:=VLOOKUP([.K24]; [.$E$3:.$G$13]; 3)" table:style-name="ce1">
            <text:p>361</text:p>
          </table:table-cell>
          <table:table-cell office:value-type="float" office:value="-158" table:formula="of:=[.$O24] - 2*[.$R24] - [.$P24] - [.$Q24] + [.$K24]" table:style-name="ce1">
            <text:p>-158</text:p>
          </table:table-cell>
          <table:table-cell office:value-type="float" office:value="-2150" table:formula="of:=[.$O24] - 2*VLOOKUP([.$L24]; [.$E$3:.$G$13]; 3) - [.$P24] - [.$Q24] + [.$L24]" table:style-name="ce1">
            <text:p>-215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15" table:style-name="ce1">
            <text:p>715</text:p>
          </table:table-cell>
          <table:table-cell office:value-type="float" office:value="141" table:formula="of:=([.X24]+6*[.W24]-1)/6" table:style-name="ce1">
            <text:p>141</text:p>
          </table:table-cell>
          <table:table-cell table:number-columns-repeated="16359"/>
        </table:table-row>
        <table:table-row table:style-name="ro1">
          <table:table-cell office:value-type="float" office:value="43" table:formula="of:=[.A24]+2" table:style-name="ce1">
            <text:p>43</text:p>
          </table:table-cell>
          <table:table-cell office:value-type="float" office:value="656" table:style-name="ce1">
            <text:p>656</text:p>
          </table:table-cell>
          <table:table-cell table:number-columns-repeated="7" table:style-name="ce1"/>
          <table:table-cell office:value-type="float" office:value="43" table:formula="of:=[.J24]+2" table:style-name="ce1">
            <text:p>43</text:p>
          </table:table-cell>
          <table:table-cell office:value-type="float" office:value="32" table:formula="of:=2^COM.MICROSOFT.FLOOR(LOG([.J25]; 2); 1)" table:style-name="ce1">
            <text:p>32</text:p>
          </table:table-cell>
          <table:table-cell office:value-type="float" office:value="64" table:formula="of:=2^(COM.MICROSOFT.CEILING(LOG([.J25]; 2);1))" table:style-name="ce1">
            <text:p>64</text:p>
          </table:table-cell>
          <table:table-cell office:value-type="float" office:value="11" table:formula="of:=[.K25]-([.L25]-[.J25])" table:style-name="ce1">
            <text:p>11</text:p>
          </table:table-cell>
          <table:table-cell office:value-type="float" office:value="9" table:formula="of:=[.M25]-2" table:style-name="ce1">
            <text:p>9</text:p>
          </table:table-cell>
          <table:table-cell office:value-type="float" office:value="656" table:formula="of:=VLOOKUP([.J25]; [.A25:.B89]; 2)" table:style-name="ce1">
            <text:p>656</text:p>
          </table:table-cell>
          <table:table-cell office:value-type="float" office:value="56" table:formula="of:=VLOOKUP([.M25]; [.$A$3:.$B$69]; 2)" table:style-name="ce1">
            <text:p>56</text:p>
          </table:table-cell>
          <table:table-cell office:value-type="float" office:value="40" table:formula="of:=VLOOKUP([.N25]; [.$A$3:.$B$69]; 2)" table:style-name="ce1">
            <text:p>40</text:p>
          </table:table-cell>
          <table:table-cell office:value-type="float" office:value="361" table:formula="of:=VLOOKUP([.K25]; [.$E$3:.$G$13]; 3)" table:style-name="ce1">
            <text:p>361</text:p>
          </table:table-cell>
          <table:table-cell office:value-type="float" office:value="-130" table:formula="of:=[.$O25] - 2*[.$R25] - [.$P25] - [.$Q25] + [.$K25]" table:style-name="ce1">
            <text:p>-130</text:p>
          </table:table-cell>
          <table:table-cell office:value-type="float" office:value="-2122" table:formula="of:=[.$O25] - 2*VLOOKUP([.$L25]; [.$E$3:.$G$13]; 3) - [.$P25] - [.$Q25] + [.$L25]" table:style-name="ce1">
            <text:p>-2122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817" table:style-name="ce1">
            <text:p>817</text:p>
          </table:table-cell>
          <table:table-cell office:value-type="float" office:value="159" table:formula="of:=([.X25]+6*[.W25]-1)/6" table:style-name="ce1">
            <text:p>159</text:p>
          </table:table-cell>
          <table:table-cell table:number-columns-repeated="16359"/>
        </table:table-row>
        <table:table-row table:style-name="ro1">
          <table:table-cell office:value-type="float" office:value="45" table:formula="of:=[.A25]+2" table:style-name="ce1">
            <text:p>45</text:p>
          </table:table-cell>
          <table:table-cell office:value-type="float" office:value="714" table:style-name="ce1">
            <text:p>714</text:p>
          </table:table-cell>
          <table:table-cell table:number-columns-repeated="7" table:style-name="ce1"/>
          <table:table-cell office:value-type="float" office:value="45" table:formula="of:=[.J25]+2" table:style-name="ce1">
            <text:p>45</text:p>
          </table:table-cell>
          <table:table-cell office:value-type="float" office:value="32" table:formula="of:=2^COM.MICROSOFT.FLOOR(LOG([.J26]; 2); 1)" table:style-name="ce1">
            <text:p>32</text:p>
          </table:table-cell>
          <table:table-cell office:value-type="float" office:value="64" table:formula="of:=2^(COM.MICROSOFT.CEILING(LOG([.J26]; 2);1))" table:style-name="ce1">
            <text:p>64</text:p>
          </table:table-cell>
          <table:table-cell office:value-type="float" office:value="13" table:formula="of:=[.K26]-([.L26]-[.J26])" table:style-name="ce1">
            <text:p>13</text:p>
          </table:table-cell>
          <table:table-cell office:value-type="float" office:value="11" table:formula="of:=[.M26]-2" table:style-name="ce1">
            <text:p>11</text:p>
          </table:table-cell>
          <table:table-cell office:value-type="float" office:value="714" table:formula="of:=VLOOKUP([.J26]; [.A26:.B90]; 2)" table:style-name="ce1">
            <text:p>714</text:p>
          </table:table-cell>
          <table:table-cell office:value-type="float" office:value="74" table:formula="of:=VLOOKUP([.M26]; [.$A$3:.$B$69]; 2)" table:style-name="ce1">
            <text:p>74</text:p>
          </table:table-cell>
          <table:table-cell office:value-type="float" office:value="56" table:formula="of:=VLOOKUP([.N26]; [.$A$3:.$B$69]; 2)" table:style-name="ce1">
            <text:p>56</text:p>
          </table:table-cell>
          <table:table-cell office:value-type="float" office:value="361" table:formula="of:=VLOOKUP([.K26]; [.$E$3:.$G$13]; 3)" table:style-name="ce1">
            <text:p>361</text:p>
          </table:table-cell>
          <table:table-cell office:value-type="float" office:value="-106" table:formula="of:=[.$O26] - 2*[.$R26] - [.$P26] - [.$Q26] + [.$K26]" table:style-name="ce1">
            <text:p>-106</text:p>
          </table:table-cell>
          <table:table-cell office:value-type="float" office:value="-2098" table:formula="of:=[.$O26] - 2*VLOOKUP([.$L26]; [.$E$3:.$G$13]; 3) - [.$P26] - [.$Q26] + [.$L26]" table:style-name="ce1">
            <text:p>-209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67" table:style-name="ce1">
            <text:p>967</text:p>
          </table:table-cell>
          <table:table-cell office:value-type="float" office:value="185" table:formula="of:=([.X26]+6*[.W26]-1)/6" table:style-name="ce1">
            <text:p>185</text:p>
          </table:table-cell>
          <table:table-cell table:number-columns-repeated="16359"/>
        </table:table-row>
        <table:table-row table:style-name="ro1">
          <table:table-cell office:value-type="float" office:value="47" table:formula="of:=[.A26]+2" table:style-name="ce1">
            <text:p>47</text:p>
          </table:table-cell>
          <table:table-cell office:value-type="float" office:value="772" table:style-name="ce1">
            <text:p>772</text:p>
          </table:table-cell>
          <table:table-cell table:number-columns-repeated="7" table:style-name="ce1"/>
          <table:table-cell office:value-type="float" office:value="47" table:formula="of:=[.J26]+2" table:style-name="ce1">
            <text:p>47</text:p>
          </table:table-cell>
          <table:table-cell office:value-type="float" office:value="32" table:formula="of:=2^COM.MICROSOFT.FLOOR(LOG([.J27]; 2); 1)" table:style-name="ce1">
            <text:p>32</text:p>
          </table:table-cell>
          <table:table-cell office:value-type="float" office:value="64" table:formula="of:=2^(COM.MICROSOFT.CEILING(LOG([.J27]; 2);1))" table:style-name="ce1">
            <text:p>64</text:p>
          </table:table-cell>
          <table:table-cell office:value-type="float" office:value="15" table:formula="of:=[.K27]-([.L27]-[.J27])" table:style-name="ce1">
            <text:p>15</text:p>
          </table:table-cell>
          <table:table-cell office:value-type="float" office:value="13" table:formula="of:=[.M27]-2" table:style-name="ce1">
            <text:p>13</text:p>
          </table:table-cell>
          <table:table-cell office:value-type="float" office:value="772" table:formula="of:=VLOOKUP([.J27]; [.A27:.B91]; 2)" table:style-name="ce1">
            <text:p>772</text:p>
          </table:table-cell>
          <table:table-cell office:value-type="float" office:value="94" table:formula="of:=VLOOKUP([.M27]; [.$A$3:.$B$69]; 2)" table:style-name="ce1">
            <text:p>94</text:p>
          </table:table-cell>
          <table:table-cell office:value-type="float" office:value="74" table:formula="of:=VLOOKUP([.N27]; [.$A$3:.$B$69]; 2)" table:style-name="ce1">
            <text:p>74</text:p>
          </table:table-cell>
          <table:table-cell office:value-type="float" office:value="361" table:formula="of:=VLOOKUP([.K27]; [.$E$3:.$G$13]; 3)" table:style-name="ce1">
            <text:p>361</text:p>
          </table:table-cell>
          <table:table-cell office:value-type="float" office:value="-86" table:formula="of:=[.$O27] - 2*[.$R27] - [.$P27] - [.$Q27] + [.$K27]" table:style-name="ce1">
            <text:p>-86</text:p>
          </table:table-cell>
          <table:table-cell office:value-type="float" office:value="-2078" table:formula="of:=[.$O27] - 2*VLOOKUP([.$L27]; [.$E$3:.$G$13]; 3) - [.$P27] - [.$Q27] + [.$L27]" table:style-name="ce1">
            <text:p>-207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069" table:style-name="ce1">
            <text:p>1069</text:p>
          </table:table-cell>
          <table:table-cell office:value-type="float" office:value="203" table:formula="of:=([.X27]+6*[.W27]-1)/6" table:style-name="ce1">
            <text:p>203</text:p>
          </table:table-cell>
          <table:table-cell table:number-columns-repeated="16359"/>
        </table:table-row>
        <table:table-row table:style-name="ro1">
          <table:table-cell office:value-type="float" office:value="49" table:formula="of:=[.A27]+2" table:style-name="ce1">
            <text:p>49</text:p>
          </table:table-cell>
          <table:table-cell office:value-type="float" office:value="836" table:style-name="ce1">
            <text:p>836</text:p>
          </table:table-cell>
          <table:table-cell table:number-columns-repeated="7" table:style-name="ce1"/>
          <table:table-cell office:value-type="float" office:value="49" table:formula="of:=[.J27]+2" table:style-name="ce1">
            <text:p>49</text:p>
          </table:table-cell>
          <table:table-cell office:value-type="float" office:value="32" table:formula="of:=2^COM.MICROSOFT.FLOOR(LOG([.J28]; 2); 1)" table:style-name="ce1">
            <text:p>32</text:p>
          </table:table-cell>
          <table:table-cell office:value-type="float" office:value="64" table:formula="of:=2^(COM.MICROSOFT.CEILING(LOG([.J28]; 2);1))" table:style-name="ce1">
            <text:p>64</text:p>
          </table:table-cell>
          <table:table-cell office:value-type="float" office:value="17" table:formula="of:=[.K28]-([.L28]-[.J28])" table:style-name="ce1">
            <text:p>17</text:p>
          </table:table-cell>
          <table:table-cell office:value-type="float" office:value="15" table:formula="of:=[.M28]-2" table:style-name="ce1">
            <text:p>15</text:p>
          </table:table-cell>
          <table:table-cell office:value-type="float" office:value="836" table:formula="of:=VLOOKUP([.J28]; [.A28:.B92]; 2)" table:style-name="ce1">
            <text:p>836</text:p>
          </table:table-cell>
          <table:table-cell office:value-type="float" office:value="118" table:formula="of:=VLOOKUP([.M28]; [.$A$3:.$B$69]; 2)" table:style-name="ce1">
            <text:p>118</text:p>
          </table:table-cell>
          <table:table-cell office:value-type="float" office:value="94" table:formula="of:=VLOOKUP([.N28]; [.$A$3:.$B$69]; 2)" table:style-name="ce1">
            <text:p>94</text:p>
          </table:table-cell>
          <table:table-cell office:value-type="float" office:value="361" table:formula="of:=VLOOKUP([.K28]; [.$E$3:.$G$13]; 3)" table:style-name="ce1">
            <text:p>361</text:p>
          </table:table-cell>
          <table:table-cell office:value-type="float" office:value="-66" table:formula="of:=[.$O28] - 2*[.$R28] - [.$P28] - [.$Q28] + [.$K28]" table:style-name="ce1">
            <text:p>-66</text:p>
          </table:table-cell>
          <table:table-cell office:value-type="float" office:value="-2058" table:formula="of:=[.$O28] - 2*VLOOKUP([.$L28]; [.$E$3:.$G$13]; 3) - [.$P28] - [.$Q28] + [.$L28]" table:style-name="ce1">
            <text:p>-205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111" table:style-name="ce1">
            <text:p>1111</text:p>
          </table:table-cell>
          <table:table-cell office:value-type="float" office:value="211" table:formula="of:=([.X28]+6*[.W28]-1)/6" table:style-name="ce1">
            <text:p>211</text:p>
          </table:table-cell>
          <table:table-cell table:number-columns-repeated="16359"/>
        </table:table-row>
        <table:table-row table:style-name="ro1">
          <table:table-cell office:value-type="float" office:value="51" table:formula="of:=[.A28]+2" table:style-name="ce1">
            <text:p>51</text:p>
          </table:table-cell>
          <table:table-cell office:value-type="float" office:value="908" table:style-name="ce1">
            <text:p>908</text:p>
          </table:table-cell>
          <table:table-cell table:number-columns-repeated="7" table:style-name="ce1"/>
          <table:table-cell office:value-type="float" office:value="51" table:formula="of:=[.J28]+2" table:style-name="ce1">
            <text:p>51</text:p>
          </table:table-cell>
          <table:table-cell office:value-type="float" office:value="32" table:formula="of:=2^COM.MICROSOFT.FLOOR(LOG([.J29]; 2); 1)" table:style-name="ce1">
            <text:p>32</text:p>
          </table:table-cell>
          <table:table-cell office:value-type="float" office:value="64" table:formula="of:=2^(COM.MICROSOFT.CEILING(LOG([.J29]; 2);1))" table:style-name="ce1">
            <text:p>64</text:p>
          </table:table-cell>
          <table:table-cell office:value-type="float" office:value="19" table:formula="of:=[.K29]-([.L29]-[.J29])" table:style-name="ce1">
            <text:p>19</text:p>
          </table:table-cell>
          <table:table-cell office:value-type="float" office:value="17" table:formula="of:=[.M29]-2" table:style-name="ce1">
            <text:p>17</text:p>
          </table:table-cell>
          <table:table-cell office:value-type="float" office:value="908" table:formula="of:=VLOOKUP([.J29]; [.A29:.B93]; 2)" table:style-name="ce1">
            <text:p>908</text:p>
          </table:table-cell>
          <table:table-cell office:value-type="float" office:value="146" table:formula="of:=VLOOKUP([.M29]; [.$A$3:.$B$69]; 2)" table:style-name="ce1">
            <text:p>146</text:p>
          </table:table-cell>
          <table:table-cell office:value-type="float" office:value="118" table:formula="of:=VLOOKUP([.N29]; [.$A$3:.$B$69]; 2)" table:style-name="ce1">
            <text:p>118</text:p>
          </table:table-cell>
          <table:table-cell office:value-type="float" office:value="361" table:formula="of:=VLOOKUP([.K29]; [.$E$3:.$G$13]; 3)" table:style-name="ce1">
            <text:p>361</text:p>
          </table:table-cell>
          <table:table-cell office:value-type="float" office:value="-46" table:formula="of:=[.$O29] - 2*[.$R29] - [.$P29] - [.$Q29] + [.$K29]" table:style-name="ce1">
            <text:p>-46</text:p>
          </table:table-cell>
          <table:table-cell office:value-type="float" office:value="-2038" table:formula="of:=[.$O29] - 2*VLOOKUP([.$L29]; [.$E$3:.$G$13]; 3) - [.$P29] - [.$Q29] + [.$L29]" table:style-name="ce1">
            <text:p>-203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89" table:style-name="ce1">
            <text:p>1189</text:p>
          </table:table-cell>
          <table:table-cell office:value-type="float" office:value="225" table:formula="of:=([.X29]+6*[.W29]-1)/6" table:style-name="ce1">
            <text:p>225</text:p>
          </table:table-cell>
          <table:table-cell table:number-columns-repeated="16359"/>
        </table:table-row>
        <table:table-row table:style-name="ro1">
          <table:table-cell office:value-type="float" office:value="53" table:formula="of:=[.A29]+2" table:style-name="ce1">
            <text:p>53</text:p>
          </table:table-cell>
          <table:table-cell office:value-type="float" office:value="978" table:style-name="ce1">
            <text:p>978</text:p>
          </table:table-cell>
          <table:table-cell table:number-columns-repeated="7" table:style-name="ce1"/>
          <table:table-cell office:value-type="float" office:value="53" table:formula="of:=[.J29]+2" table:style-name="ce1">
            <text:p>53</text:p>
          </table:table-cell>
          <table:table-cell office:value-type="float" office:value="32" table:formula="of:=2^COM.MICROSOFT.FLOOR(LOG([.J30]; 2); 1)" table:style-name="ce1">
            <text:p>32</text:p>
          </table:table-cell>
          <table:table-cell office:value-type="float" office:value="64" table:formula="of:=2^(COM.MICROSOFT.CEILING(LOG([.J30]; 2);1))" table:style-name="ce1">
            <text:p>64</text:p>
          </table:table-cell>
          <table:table-cell office:value-type="float" office:value="21" table:formula="of:=[.K30]-([.L30]-[.J30])" table:style-name="ce1">
            <text:p>21</text:p>
          </table:table-cell>
          <table:table-cell office:value-type="float" office:value="19" table:formula="of:=[.M30]-2" table:style-name="ce1">
            <text:p>19</text:p>
          </table:table-cell>
          <table:table-cell office:value-type="float" office:value="978" table:formula="of:=VLOOKUP([.J30]; [.A30:.B94]; 2)" table:style-name="ce1">
            <text:p>978</text:p>
          </table:table-cell>
          <table:table-cell office:value-type="float" office:value="174" table:formula="of:=VLOOKUP([.M30]; [.$A$3:.$B$69]; 2)" table:style-name="ce1">
            <text:p>174</text:p>
          </table:table-cell>
          <table:table-cell office:value-type="float" office:value="146" table:formula="of:=VLOOKUP([.N30]; [.$A$3:.$B$69]; 2)" table:style-name="ce1">
            <text:p>146</text:p>
          </table:table-cell>
          <table:table-cell office:value-type="float" office:value="361" table:formula="of:=VLOOKUP([.K30]; [.$E$3:.$G$13]; 3)" table:style-name="ce1">
            <text:p>361</text:p>
          </table:table-cell>
          <table:table-cell office:value-type="float" office:value="-32" table:formula="of:=[.$O30] - 2*[.$R30] - [.$P30] - [.$Q30] + [.$K30]" table:style-name="ce1">
            <text:p>-32</text:p>
          </table:table-cell>
          <table:table-cell office:value-type="float" office:value="-2024" table:formula="of:=[.$O30] - 2*VLOOKUP([.$L30]; [.$E$3:.$G$13]; 3) - [.$P30] - [.$Q30] + [.$L30]" table:style-name="ce1">
            <text:p>-2024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327" table:style-name="ce1">
            <text:p>1327</text:p>
          </table:table-cell>
          <table:table-cell office:value-type="float" office:value="249" table:formula="of:=([.X30]+6*[.W30]-1)/6" table:style-name="ce1">
            <text:p>249</text:p>
          </table:table-cell>
          <table:table-cell table:number-columns-repeated="16359"/>
        </table:table-row>
        <table:table-row table:style-name="ro1">
          <table:table-cell office:value-type="float" office:value="55" table:formula="of:=[.A30]+2" table:style-name="ce1">
            <text:p>55</text:p>
          </table:table-cell>
          <table:table-cell office:value-type="float" office:value="1044" table:style-name="ce1">
            <text:p>1044</text:p>
          </table:table-cell>
          <table:table-cell table:number-columns-repeated="7" table:style-name="ce1"/>
          <table:table-cell office:value-type="float" office:value="55" table:formula="of:=[.J30]+2" table:style-name="ce1">
            <text:p>55</text:p>
          </table:table-cell>
          <table:table-cell office:value-type="float" office:value="32" table:formula="of:=2^COM.MICROSOFT.FLOOR(LOG([.J31]; 2); 1)" table:style-name="ce1">
            <text:p>32</text:p>
          </table:table-cell>
          <table:table-cell office:value-type="float" office:value="64" table:formula="of:=2^(COM.MICROSOFT.CEILING(LOG([.J31]; 2);1))" table:style-name="ce1">
            <text:p>64</text:p>
          </table:table-cell>
          <table:table-cell office:value-type="float" office:value="23" table:formula="of:=[.K31]-([.L31]-[.J31])" table:style-name="ce1">
            <text:p>23</text:p>
          </table:table-cell>
          <table:table-cell office:value-type="float" office:value="21" table:formula="of:=[.M31]-2" table:style-name="ce1">
            <text:p>21</text:p>
          </table:table-cell>
          <table:table-cell office:value-type="float" office:value="1044" table:formula="of:=VLOOKUP([.J31]; [.A31:.B95]; 2)" table:style-name="ce1">
            <text:p>1044</text:p>
          </table:table-cell>
          <table:table-cell office:value-type="float" office:value="202" table:formula="of:=VLOOKUP([.M31]; [.$A$3:.$B$69]; 2)" table:style-name="ce1">
            <text:p>202</text:p>
          </table:table-cell>
          <table:table-cell office:value-type="float" office:value="174" table:formula="of:=VLOOKUP([.N31]; [.$A$3:.$B$69]; 2)" table:style-name="ce1">
            <text:p>174</text:p>
          </table:table-cell>
          <table:table-cell office:value-type="float" office:value="361" table:formula="of:=VLOOKUP([.K31]; [.$E$3:.$G$13]; 3)" table:style-name="ce1">
            <text:p>361</text:p>
          </table:table-cell>
          <table:table-cell office:value-type="float" office:value="-22" table:formula="of:=[.$O31] - 2*[.$R31] - [.$P31] - [.$Q31] + [.$K31]" table:style-name="ce1">
            <text:p>-22</text:p>
          </table:table-cell>
          <table:table-cell office:value-type="float" office:value="-2014" table:formula="of:=[.$O31] - 2*VLOOKUP([.$L31]; [.$E$3:.$G$13]; 3) - [.$P31] - [.$Q31] + [.$L31]" table:style-name="ce1">
            <text:p>-201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489" table:style-name="ce1">
            <text:p>1489</text:p>
          </table:table-cell>
          <table:table-cell office:value-type="float" office:value="277" table:formula="of:=([.X31]+6*[.W31]-1)/6" table:style-name="ce1">
            <text:p>277</text:p>
          </table:table-cell>
          <table:table-cell table:number-columns-repeated="16359"/>
        </table:table-row>
        <table:table-row table:style-name="ro1">
          <table:table-cell office:value-type="float" office:value="57" table:formula="of:=[.A31]+2" table:style-name="ce1">
            <text:p>57</text:p>
          </table:table-cell>
          <table:table-cell office:value-type="float" office:value="1116" table:style-name="ce1">
            <text:p>1116</text:p>
          </table:table-cell>
          <table:table-cell table:number-columns-repeated="7" table:style-name="ce1"/>
          <table:table-cell office:value-type="float" office:value="57" table:formula="of:=[.J31]+2" table:style-name="ce1">
            <text:p>57</text:p>
          </table:table-cell>
          <table:table-cell office:value-type="float" office:value="32" table:formula="of:=2^COM.MICROSOFT.FLOOR(LOG([.J32]; 2); 1)" table:style-name="ce1">
            <text:p>32</text:p>
          </table:table-cell>
          <table:table-cell office:value-type="float" office:value="64" table:formula="of:=2^(COM.MICROSOFT.CEILING(LOG([.J32]; 2);1))" table:style-name="ce1">
            <text:p>64</text:p>
          </table:table-cell>
          <table:table-cell office:value-type="float" office:value="25" table:formula="of:=[.K32]-([.L32]-[.J32])" table:style-name="ce1">
            <text:p>25</text:p>
          </table:table-cell>
          <table:table-cell office:value-type="float" office:value="23" table:formula="of:=[.M32]-2" table:style-name="ce1">
            <text:p>23</text:p>
          </table:table-cell>
          <table:table-cell office:value-type="float" office:value="1116" table:formula="of:=VLOOKUP([.J32]; [.A32:.B96]; 2)" table:style-name="ce1">
            <text:p>1116</text:p>
          </table:table-cell>
          <table:table-cell office:value-type="float" office:value="236" table:formula="of:=VLOOKUP([.M32]; [.$A$3:.$B$69]; 2)" table:style-name="ce1">
            <text:p>236</text:p>
          </table:table-cell>
          <table:table-cell office:value-type="float" office:value="202" table:formula="of:=VLOOKUP([.N32]; [.$A$3:.$B$69]; 2)" table:style-name="ce1">
            <text:p>202</text:p>
          </table:table-cell>
          <table:table-cell office:value-type="float" office:value="361" table:formula="of:=VLOOKUP([.K32]; [.$E$3:.$G$13]; 3)" table:style-name="ce1">
            <text:p>361</text:p>
          </table:table-cell>
          <table:table-cell office:value-type="float" office:value="-12" table:formula="of:=[.$O32] - 2*[.$R32] - [.$P32] - [.$Q32] + [.$K32]" table:style-name="ce1">
            <text:p>-12</text:p>
          </table:table-cell>
          <table:table-cell office:value-type="float" office:value="-2004" table:formula="of:=[.$O32] - 2*VLOOKUP([.$L32]; [.$E$3:.$G$13]; 3) - [.$P32] - [.$Q32] + [.$L32]" table:style-name="ce1">
            <text:p>-200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603" table:style-name="ce1">
            <text:p>1603</text:p>
          </table:table-cell>
          <table:table-cell office:value-type="float" office:value="297" table:formula="of:=([.X32]+6*[.W32]-1)/6" table:style-name="ce1">
            <text:p>297</text:p>
          </table:table-cell>
          <table:table-cell table:number-columns-repeated="16359"/>
        </table:table-row>
        <table:table-row table:style-name="ro1">
          <table:table-cell office:value-type="float" office:value="59" table:formula="of:=[.A32]+2" table:style-name="ce1">
            <text:p>59</text:p>
          </table:table-cell>
          <table:table-cell office:value-type="float" office:value="1196" table:style-name="ce1">
            <text:p>1196</text:p>
          </table:table-cell>
          <table:table-cell table:number-columns-repeated="7" table:style-name="ce1"/>
          <table:table-cell office:value-type="float" office:value="59" table:formula="of:=[.J32]+2" table:style-name="ce1">
            <text:p>59</text:p>
          </table:table-cell>
          <table:table-cell office:value-type="float" office:value="32" table:formula="of:=2^COM.MICROSOFT.FLOOR(LOG([.J33]; 2); 1)" table:style-name="ce1">
            <text:p>32</text:p>
          </table:table-cell>
          <table:table-cell office:value-type="float" office:value="64" table:formula="of:=2^(COM.MICROSOFT.CEILING(LOG([.J33]; 2);1))" table:style-name="ce1">
            <text:p>64</text:p>
          </table:table-cell>
          <table:table-cell office:value-type="float" office:value="27" table:formula="of:=[.K33]-([.L33]-[.J33])" table:style-name="ce1">
            <text:p>27</text:p>
          </table:table-cell>
          <table:table-cell office:value-type="float" office:value="25" table:formula="of:=[.M33]-2" table:style-name="ce1">
            <text:p>25</text:p>
          </table:table-cell>
          <table:table-cell office:value-type="float" office:value="1196" table:formula="of:=VLOOKUP([.J33]; [.A33:.B97]; 2)" table:style-name="ce1">
            <text:p>1196</text:p>
          </table:table-cell>
          <table:table-cell office:value-type="float" office:value="274" table:formula="of:=VLOOKUP([.M33]; [.$A$3:.$B$69]; 2)" table:style-name="ce1">
            <text:p>274</text:p>
          </table:table-cell>
          <table:table-cell office:value-type="float" office:value="236" table:formula="of:=VLOOKUP([.N33]; [.$A$3:.$B$69]; 2)" table:style-name="ce1">
            <text:p>236</text:p>
          </table:table-cell>
          <table:table-cell office:value-type="float" office:value="361" table:formula="of:=VLOOKUP([.K33]; [.$E$3:.$G$13]; 3)" table:style-name="ce1">
            <text:p>361</text:p>
          </table:table-cell>
          <table:table-cell office:value-type="float" office:value="-4" table:formula="of:=[.$O33] - 2*[.$R33] - [.$P33] - [.$Q33] + [.$K33]" table:style-name="ce1">
            <text:p>-4</text:p>
          </table:table-cell>
          <table:table-cell office:value-type="float" office:value="-1996" table:formula="of:=[.$O33] - 2*VLOOKUP([.$L33]; [.$E$3:.$G$13]; 3) - [.$P33] - [.$Q33] + [.$L33]" table:style-name="ce1">
            <text:p>-199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89" table:style-name="ce1">
            <text:p>1789</text:p>
          </table:table-cell>
          <table:table-cell office:value-type="float" office:value="329" table:formula="of:=([.X33]+6*[.W33]-1)/6" table:style-name="ce1">
            <text:p>329</text:p>
          </table:table-cell>
          <table:table-cell table:number-columns-repeated="16359"/>
        </table:table-row>
        <table:table-row table:style-name="ro1">
          <table:table-cell office:value-type="float" office:value="61" table:formula="of:=[.A33]+2" table:style-name="ce1">
            <text:p>61</text:p>
          </table:table-cell>
          <table:table-cell office:value-type="float" office:value="1276" table:style-name="ce1">
            <text:p>1276</text:p>
          </table:table-cell>
          <table:table-cell table:number-columns-repeated="7" table:style-name="ce1"/>
          <table:table-cell office:value-type="float" office:value="61" table:formula="of:=[.J33]+2" table:style-name="ce1">
            <text:p>61</text:p>
          </table:table-cell>
          <table:table-cell office:value-type="float" office:value="32" table:formula="of:=2^COM.MICROSOFT.FLOOR(LOG([.J34]; 2); 1)" table:style-name="ce1">
            <text:p>32</text:p>
          </table:table-cell>
          <table:table-cell office:value-type="float" office:value="64" table:formula="of:=2^(COM.MICROSOFT.CEILING(LOG([.J34]; 2);1))" table:style-name="ce1">
            <text:p>64</text:p>
          </table:table-cell>
          <table:table-cell office:value-type="float" office:value="29" table:formula="of:=[.K34]-([.L34]-[.J34])" table:style-name="ce1">
            <text:p>29</text:p>
          </table:table-cell>
          <table:table-cell office:value-type="float" office:value="27" table:formula="of:=[.M34]-2" table:style-name="ce1">
            <text:p>27</text:p>
          </table:table-cell>
          <table:table-cell office:value-type="float" office:value="1276" table:formula="of:=VLOOKUP([.J34]; [.A34:.B98]; 2)" table:style-name="ce1">
            <text:p>1276</text:p>
          </table:table-cell>
          <table:table-cell office:value-type="float" office:value="312" table:formula="of:=VLOOKUP([.M34]; [.$A$3:.$B$69]; 2)" table:style-name="ce1">
            <text:p>312</text:p>
          </table:table-cell>
          <table:table-cell office:value-type="float" office:value="274" table:formula="of:=VLOOKUP([.N34]; [.$A$3:.$B$69]; 2)" table:style-name="ce1">
            <text:p>274</text:p>
          </table:table-cell>
          <table:table-cell office:value-type="float" office:value="361" table:formula="of:=VLOOKUP([.K34]; [.$E$3:.$G$13]; 3)" table:style-name="ce1">
            <text:p>361</text:p>
          </table:table-cell>
          <table:table-cell office:value-type="float" office:value="0" table:formula="of:=[.$O34] - 2*[.$R34] - [.$P34] - [.$Q34] + [.$K34]" table:style-name="ce1">
            <text:p>0</text:p>
          </table:table-cell>
          <table:table-cell office:value-type="float" office:value="-1992" table:formula="of:=[.$O34] - 2*VLOOKUP([.$L34]; [.$E$3:.$G$13]; 3) - [.$P34] - [.$Q34] + [.$L34]" table:style-name="ce1">
            <text:p>-1992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975" table:style-name="ce1">
            <text:p>1975</text:p>
          </table:table-cell>
          <table:table-cell office:value-type="float" office:value="361" table:formula="of:=([.X34]+6*[.W34]-1)/6" table:style-name="ce1">
            <text:p>361</text:p>
          </table:table-cell>
          <table:table-cell table:number-columns-repeated="16359"/>
        </table:table-row>
        <table:table-row table:style-name="ro1">
          <table:table-cell office:value-type="float" office:value="63" table:formula="of:=[.A34]+2" table:style-name="ce1">
            <text:p>63</text:p>
          </table:table-cell>
          <table:table-cell office:value-type="float" office:value="1356" table:style-name="ce1">
            <text:p>1356</text:p>
          </table:table-cell>
          <table:table-cell table:number-columns-repeated="7" table:style-name="ce1"/>
          <table:table-cell office:value-type="float" office:value="63" table:formula="of:=[.J34]+2" table:style-name="ce1">
            <text:p>63</text:p>
          </table:table-cell>
          <table:table-cell office:value-type="float" office:value="32" table:formula="of:=2^COM.MICROSOFT.FLOOR(LOG([.J35]; 2); 1)" table:style-name="ce1">
            <text:p>32</text:p>
          </table:table-cell>
          <table:table-cell office:value-type="float" office:value="64" table:formula="of:=2^(COM.MICROSOFT.CEILING(LOG([.J35]; 2);1))" table:style-name="ce1">
            <text:p>64</text:p>
          </table:table-cell>
          <table:table-cell office:value-type="float" office:value="31" table:formula="of:=[.K35]-([.L35]-[.J35])" table:style-name="ce1">
            <text:p>31</text:p>
          </table:table-cell>
          <table:table-cell office:value-type="float" office:value="29" table:formula="of:=[.M35]-2" table:style-name="ce1">
            <text:p>29</text:p>
          </table:table-cell>
          <table:table-cell office:value-type="float" office:value="1356" table:formula="of:=VLOOKUP([.J35]; [.A35:.B99]; 2)" table:style-name="ce1">
            <text:p>1356</text:p>
          </table:table-cell>
          <table:table-cell office:value-type="float" office:value="352" table:formula="of:=VLOOKUP([.M35]; [.$A$3:.$B$69]; 2)" table:style-name="ce1">
            <text:p>352</text:p>
          </table:table-cell>
          <table:table-cell office:value-type="float" office:value="312" table:formula="of:=VLOOKUP([.N35]; [.$A$3:.$B$69]; 2)" table:style-name="ce1">
            <text:p>312</text:p>
          </table:table-cell>
          <table:table-cell office:value-type="float" office:value="361" table:formula="of:=VLOOKUP([.K35]; [.$E$3:.$G$13]; 3)" table:style-name="ce1">
            <text:p>361</text:p>
          </table:table-cell>
          <table:table-cell office:value-type="float" office:value="2" table:formula="of:=[.$O35] - 2*[.$R35] - [.$P35] - [.$Q35] + [.$K35]" table:style-name="ce1">
            <text:p>2</text:p>
          </table:table-cell>
          <table:table-cell office:value-type="float" office:value="-1990" table:formula="of:=[.$O35] - 2*VLOOKUP([.$L35]; [.$E$3:.$G$13]; 3) - [.$P35] - [.$Q35] + [.$L35]" table:style-name="ce1">
            <text:p>-1990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981" table:style-name="ce1">
            <text:p>1981</text:p>
          </table:table-cell>
          <table:table-cell office:value-type="float" office:value="363" table:formula="of:=([.X35]+6*[.W35]-1)/6" table:style-name="ce1">
            <text:p>363</text:p>
          </table:table-cell>
          <table:table-cell table:number-columns-repeated="16359"/>
        </table:table-row>
        <table:table-row table:style-name="ro1">
          <table:table-cell office:value-type="float" office:value="65" table:formula="of:=[.A35]+2" table:style-name="ce1">
            <text:p>65</text:p>
          </table:table-cell>
          <table:table-cell office:value-type="float" office:value="1440" table:style-name="ce1">
            <text:p>1440</text:p>
          </table:table-cell>
          <table:table-cell table:number-columns-repeated="7" table:style-name="ce1"/>
          <table:table-cell office:value-type="float" office:value="65" table:formula="of:=[.J35]+2" table:style-name="ce1">
            <text:p>65</text:p>
          </table:table-cell>
          <table:table-cell office:value-type="float" office:value="64" table:formula="of:=2^COM.MICROSOFT.FLOOR(LOG([.J36]; 2); 1)" table:style-name="ce1">
            <text:p>64</text:p>
          </table:table-cell>
          <table:table-cell office:value-type="float" office:value="128" table:formula="of:=2^(COM.MICROSOFT.CEILING(LOG([.J36]; 2);1))" table:style-name="ce1">
            <text:p>128</text:p>
          </table:table-cell>
          <table:table-cell office:value-type="float" office:value="1" table:formula="of:=[.K36]-([.L36]-[.J36])" table:style-name="ce1">
            <text:p>1</text:p>
          </table:table-cell>
          <table:table-cell office:value-type="float" office:value="-1" table:formula="of:=[.M36]-2" table:style-name="ce1">
            <text:p>-1</text:p>
          </table:table-cell>
          <table:table-cell office:value-type="float" office:value="1440" table:formula="of:=VLOOKUP([.J36]; [.A36:.B100]; 2)" table:style-name="ce1">
            <text:p>1440</text:p>
          </table:table-cell>
          <table:table-cell office:value-type="float" office:value="2" table:formula="of:=VLOOKUP([.M36]; [.$A$3:.$B$69]; 2)" table:style-name="ce1">
            <text:p>2</text:p>
          </table:table-cell>
          <table:table-cell office:value-type="float" office:value="0" table:formula="of:=VLOOKUP([.N36]; [.$A$3:.$B$69]; 2)" table:style-name="ce1">
            <text:p>0</text:p>
          </table:table-cell>
          <table:table-cell office:value-type="float" office:value="1373" table:formula="of:=VLOOKUP([.K36]; [.$E$3:.$G$13]; 3)" table:style-name="ce1">
            <text:p>1373</text:p>
          </table:table-cell>
          <table:table-cell office:value-type="float" office:value="-1244" table:formula="of:=[.$O36] - 2*[.$R36] - [.$P36] - [.$Q36] + [.$K36]" table:style-name="ce1">
            <text:p>-1244</text:p>
          </table:table-cell>
          <table:table-cell office:value-type="float" office:value="-9132" table:formula="of:=[.$O36] - 2*VLOOKUP([.$L36]; [.$E$3:.$G$13]; 3) - [.$P36] - [.$Q36] + [.$L36]" table:style-name="ce1">
            <text:p>-9132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999" table:style-name="ce1">
            <text:p>1999</text:p>
          </table:table-cell>
          <table:table-cell office:value-type="float" office:value="367" table:formula="of:=([.X36]+6*[.W36]-1)/6" table:style-name="ce1">
            <text:p>367</text:p>
          </table:table-cell>
          <table:table-cell table:number-columns-repeated="16359"/>
        </table:table-row>
        <table:table-row table:style-name="ro1">
          <table:table-cell office:value-type="float" office:value="67" table:formula="of:=[.A36]+2" table:style-name="ce1">
            <text:p>67</text:p>
          </table:table-cell>
          <table:table-cell office:value-type="float" office:value="1532" table:style-name="ce1">
            <text:p>1532</text:p>
          </table:table-cell>
          <table:table-cell table:number-columns-repeated="7" table:style-name="ce1"/>
          <table:table-cell office:value-type="float" office:value="67" table:formula="of:=[.J36]+2" table:style-name="ce1">
            <text:p>67</text:p>
          </table:table-cell>
          <table:table-cell office:value-type="float" office:value="64" table:formula="of:=2^COM.MICROSOFT.FLOOR(LOG([.J37]; 2); 1)" table:style-name="ce1">
            <text:p>64</text:p>
          </table:table-cell>
          <table:table-cell office:value-type="float" office:value="128" table:formula="of:=2^(COM.MICROSOFT.CEILING(LOG([.J37]; 2);1))" table:style-name="ce1">
            <text:p>128</text:p>
          </table:table-cell>
          <table:table-cell office:value-type="float" office:value="3" table:formula="of:=[.K37]-([.L37]-[.J37])" table:style-name="ce1">
            <text:p>3</text:p>
          </table:table-cell>
          <table:table-cell office:value-type="float" office:value="1" table:formula="of:=[.M37]-2" table:style-name="ce1">
            <text:p>1</text:p>
          </table:table-cell>
          <table:table-cell office:value-type="float" office:value="1532" table:formula="of:=VLOOKUP([.J37]; [.A37:.B101]; 2)" table:style-name="ce1">
            <text:p>1532</text:p>
          </table:table-cell>
          <table:table-cell office:value-type="float" office:value="8" table:formula="of:=VLOOKUP([.M37]; [.$A$3:.$B$69]; 2)" table:style-name="ce1">
            <text:p>8</text:p>
          </table:table-cell>
          <table:table-cell office:value-type="float" office:value="2" table:formula="of:=VLOOKUP([.N37]; [.$A$3:.$B$69]; 2)" table:style-name="ce1">
            <text:p>2</text:p>
          </table:table-cell>
          <table:table-cell office:value-type="float" office:value="1373" table:formula="of:=VLOOKUP([.K37]; [.$E$3:.$G$13]; 3)" table:style-name="ce1">
            <text:p>1373</text:p>
          </table:table-cell>
          <table:table-cell office:value-type="float" office:value="-1160" table:formula="of:=[.$O37] - 2*[.$R37] - [.$P37] - [.$Q37] + [.$K37]" table:style-name="ce1">
            <text:p>-1160</text:p>
          </table:table-cell>
          <table:table-cell office:value-type="float" office:value="-9048" table:formula="of:=[.$O37] - 2*VLOOKUP([.$L37]; [.$E$3:.$G$13]; 3) - [.$P37] - [.$Q37] + [.$L37]" table:style-name="ce1">
            <text:p>-9048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029" table:style-name="ce1">
            <text:p>2029</text:p>
          </table:table-cell>
          <table:table-cell office:value-type="float" office:value="373" table:formula="of:=([.X37]+6*[.W37]-1)/6" table:style-name="ce1">
            <text:p>373</text:p>
          </table:table-cell>
          <table:table-cell table:number-columns-repeated="16359"/>
        </table:table-row>
        <table:table-row table:style-name="ro1">
          <table:table-cell office:value-type="float" office:value="69" table:formula="of:=[.A37]+2" table:style-name="ce1">
            <text:p>69</text:p>
          </table:table-cell>
          <table:table-cell office:value-type="float" office:value="1624" table:style-name="ce1">
            <text:p>1624</text:p>
          </table:table-cell>
          <table:table-cell table:number-columns-repeated="7" table:style-name="ce1"/>
          <table:table-cell office:value-type="float" office:value="69" table:formula="of:=[.J37]+2" table:style-name="ce1">
            <text:p>69</text:p>
          </table:table-cell>
          <table:table-cell office:value-type="float" office:value="64" table:formula="of:=2^COM.MICROSOFT.FLOOR(LOG([.J38]; 2); 1)" table:style-name="ce1">
            <text:p>64</text:p>
          </table:table-cell>
          <table:table-cell office:value-type="float" office:value="128" table:formula="of:=2^(COM.MICROSOFT.CEILING(LOG([.J38]; 2);1))" table:style-name="ce1">
            <text:p>128</text:p>
          </table:table-cell>
          <table:table-cell office:value-type="float" office:value="5" table:formula="of:=[.K38]-([.L38]-[.J38])" table:style-name="ce1">
            <text:p>5</text:p>
          </table:table-cell>
          <table:table-cell office:value-type="float" office:value="3" table:formula="of:=[.M38]-2" table:style-name="ce1">
            <text:p>3</text:p>
          </table:table-cell>
          <table:table-cell office:value-type="float" office:value="1624" table:formula="of:=VLOOKUP([.J38]; [.A38:.B102]; 2)" table:style-name="ce1">
            <text:p>1624</text:p>
          </table:table-cell>
          <table:table-cell office:value-type="float" office:value="16" table:formula="of:=VLOOKUP([.M38]; [.$A$3:.$B$69]; 2)" table:style-name="ce1">
            <text:p>16</text:p>
          </table:table-cell>
          <table:table-cell office:value-type="float" office:value="8" table:formula="of:=VLOOKUP([.N38]; [.$A$3:.$B$69]; 2)" table:style-name="ce1">
            <text:p>8</text:p>
          </table:table-cell>
          <table:table-cell office:value-type="float" office:value="1373" table:formula="of:=VLOOKUP([.K38]; [.$E$3:.$G$13]; 3)" table:style-name="ce1">
            <text:p>1373</text:p>
          </table:table-cell>
          <table:table-cell office:value-type="float" office:value="-1082" table:formula="of:=[.$O38] - 2*[.$R38] - [.$P38] - [.$Q38] + [.$K38]" table:style-name="ce1">
            <text:p>-1082</text:p>
          </table:table-cell>
          <table:table-cell office:value-type="float" office:value="-8970" table:formula="of:=[.$O38] - 2*VLOOKUP([.$L38]; [.$E$3:.$G$13]; 3) - [.$P38] - [.$Q38] + [.$L38]" table:style-name="ce1">
            <text:p>-8970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2083" table:style-name="ce1">
            <text:p>2083</text:p>
          </table:table-cell>
          <table:table-cell office:value-type="float" office:value="383" table:formula="of:=([.X38]+6*[.W38]-1)/6" table:style-name="ce1">
            <text:p>383</text:p>
          </table:table-cell>
          <table:table-cell table:number-columns-repeated="16359"/>
        </table:table-row>
        <table:table-row table:style-name="ro1">
          <table:table-cell office:value-type="float" office:value="71" table:formula="of:=[.A38]+2" table:style-name="ce1">
            <text:p>71</text:p>
          </table:table-cell>
          <table:table-cell office:value-type="float" office:value="1716" table:style-name="ce1">
            <text:p>1716</text:p>
          </table:table-cell>
          <table:table-cell table:number-columns-repeated="7" table:style-name="ce1"/>
          <table:table-cell office:value-type="float" office:value="71" table:formula="of:=[.J38]+2" table:style-name="ce1">
            <text:p>71</text:p>
          </table:table-cell>
          <table:table-cell office:value-type="float" office:value="64" table:formula="of:=2^COM.MICROSOFT.FLOOR(LOG([.J39]; 2); 1)" table:style-name="ce1">
            <text:p>64</text:p>
          </table:table-cell>
          <table:table-cell office:value-type="float" office:value="128" table:formula="of:=2^(COM.MICROSOFT.CEILING(LOG([.J39]; 2);1))" table:style-name="ce1">
            <text:p>128</text:p>
          </table:table-cell>
          <table:table-cell office:value-type="float" office:value="7" table:formula="of:=[.K39]-([.L39]-[.J39])" table:style-name="ce1">
            <text:p>7</text:p>
          </table:table-cell>
          <table:table-cell office:value-type="float" office:value="5" table:formula="of:=[.M39]-2" table:style-name="ce1">
            <text:p>5</text:p>
          </table:table-cell>
          <table:table-cell office:value-type="float" office:value="1716" table:formula="of:=VLOOKUP([.J39]; [.A39:.B103]; 2)" table:style-name="ce1">
            <text:p>1716</text:p>
          </table:table-cell>
          <table:table-cell office:value-type="float" office:value="26" table:formula="of:=VLOOKUP([.M39]; [.$A$3:.$B$69]; 2)" table:style-name="ce1">
            <text:p>26</text:p>
          </table:table-cell>
          <table:table-cell office:value-type="float" office:value="16" table:formula="of:=VLOOKUP([.N39]; [.$A$3:.$B$69]; 2)" table:style-name="ce1">
            <text:p>16</text:p>
          </table:table-cell>
          <table:table-cell office:value-type="float" office:value="1373" table:formula="of:=VLOOKUP([.K39]; [.$E$3:.$G$13]; 3)" table:style-name="ce1">
            <text:p>1373</text:p>
          </table:table-cell>
          <table:table-cell office:value-type="float" office:value="-1008" table:formula="of:=[.$O39] - 2*[.$R39] - [.$P39] - [.$Q39] + [.$K39]" table:style-name="ce1">
            <text:p>-1008</text:p>
          </table:table-cell>
          <table:table-cell office:value-type="float" office:value="-8896" table:formula="of:=[.$O39] - 2*VLOOKUP([.$L39]; [.$E$3:.$G$13]; 3) - [.$P39] - [.$Q39] + [.$L39]" table:style-name="ce1">
            <text:p>-889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2137" table:style-name="ce1">
            <text:p>2137</text:p>
          </table:table-cell>
          <table:table-cell office:value-type="float" office:value="393" table:formula="of:=([.X39]+6*[.W39]-1)/6" table:style-name="ce1">
            <text:p>393</text:p>
          </table:table-cell>
          <table:table-cell table:number-columns-repeated="16359"/>
        </table:table-row>
        <table:table-row table:style-name="ro1">
          <table:table-cell office:value-type="float" office:value="73" table:formula="of:=[.A39]+2" table:style-name="ce1">
            <text:p>73</text:p>
          </table:table-cell>
          <table:table-cell office:value-type="float" office:value="1814" table:style-name="ce1">
            <text:p>1814</text:p>
          </table:table-cell>
          <table:table-cell table:number-columns-repeated="7" table:style-name="ce1"/>
          <table:table-cell office:value-type="float" office:value="73" table:formula="of:=[.J39]+2" table:style-name="ce1">
            <text:p>73</text:p>
          </table:table-cell>
          <table:table-cell office:value-type="float" office:value="64" table:formula="of:=2^COM.MICROSOFT.FLOOR(LOG([.J40]; 2); 1)" table:style-name="ce1">
            <text:p>64</text:p>
          </table:table-cell>
          <table:table-cell office:value-type="float" office:value="128" table:formula="of:=2^(COM.MICROSOFT.CEILING(LOG([.J40]; 2);1))" table:style-name="ce1">
            <text:p>128</text:p>
          </table:table-cell>
          <table:table-cell office:value-type="float" office:value="9" table:formula="of:=[.K40]-([.L40]-[.J40])" table:style-name="ce1">
            <text:p>9</text:p>
          </table:table-cell>
          <table:table-cell office:value-type="float" office:value="7" table:formula="of:=[.M40]-2" table:style-name="ce1">
            <text:p>7</text:p>
          </table:table-cell>
          <table:table-cell office:value-type="float" office:value="1814" table:formula="of:=VLOOKUP([.J40]; [.A40:.B104]; 2)" table:style-name="ce1">
            <text:p>1814</text:p>
          </table:table-cell>
          <table:table-cell office:value-type="float" office:value="40" table:formula="of:=VLOOKUP([.M40]; [.$A$3:.$B$69]; 2)" table:style-name="ce1">
            <text:p>40</text:p>
          </table:table-cell>
          <table:table-cell office:value-type="float" office:value="26" table:formula="of:=VLOOKUP([.N40]; [.$A$3:.$B$69]; 2)" table:style-name="ce1">
            <text:p>26</text:p>
          </table:table-cell>
          <table:table-cell office:value-type="float" office:value="1373" table:formula="of:=VLOOKUP([.K40]; [.$E$3:.$G$13]; 3)" table:style-name="ce1">
            <text:p>1373</text:p>
          </table:table-cell>
          <table:table-cell office:value-type="float" office:value="-934" table:formula="of:=[.$O40] - 2*[.$R40] - [.$P40] - [.$Q40] + [.$K40]" table:style-name="ce1">
            <text:p>-934</text:p>
          </table:table-cell>
          <table:table-cell office:value-type="float" office:value="-8822" table:formula="of:=[.$O40] - 2*VLOOKUP([.$L40]; [.$E$3:.$G$13]; 3) - [.$P40] - [.$Q40] + [.$L40]" table:style-name="ce1">
            <text:p>-882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2191" table:style-name="ce1">
            <text:p>2191</text:p>
          </table:table-cell>
          <table:table-cell office:value-type="float" office:value="403" table:formula="of:=([.X40]+6*[.W40]-1)/6" table:style-name="ce1">
            <text:p>403</text:p>
          </table:table-cell>
          <table:table-cell table:number-columns-repeated="16359"/>
        </table:table-row>
        <table:table-row table:style-name="ro1">
          <table:table-cell office:value-type="float" office:value="75" table:formula="of:=[.A40]+2" table:style-name="ce1">
            <text:p>75</text:p>
          </table:table-cell>
          <table:table-cell office:value-type="float" office:value="1912" table:style-name="ce1">
            <text:p>1912</text:p>
          </table:table-cell>
          <table:table-cell table:number-columns-repeated="7" table:style-name="ce1"/>
          <table:table-cell office:value-type="float" office:value="75" table:formula="of:=[.J40]+2" table:style-name="ce1">
            <text:p>75</text:p>
          </table:table-cell>
          <table:table-cell office:value-type="float" office:value="64" table:formula="of:=2^COM.MICROSOFT.FLOOR(LOG([.J41]; 2); 1)" table:style-name="ce1">
            <text:p>64</text:p>
          </table:table-cell>
          <table:table-cell office:value-type="float" office:value="128" table:formula="of:=2^(COM.MICROSOFT.CEILING(LOG([.J41]; 2);1))" table:style-name="ce1">
            <text:p>128</text:p>
          </table:table-cell>
          <table:table-cell office:value-type="float" office:value="11" table:formula="of:=[.K41]-([.L41]-[.J41])" table:style-name="ce1">
            <text:p>11</text:p>
          </table:table-cell>
          <table:table-cell office:value-type="float" office:value="9" table:formula="of:=[.M41]-2" table:style-name="ce1">
            <text:p>9</text:p>
          </table:table-cell>
          <table:table-cell office:value-type="float" office:value="1912" table:formula="of:=VLOOKUP([.J41]; [.A41:.B105]; 2)" table:style-name="ce1">
            <text:p>1912</text:p>
          </table:table-cell>
          <table:table-cell office:value-type="float" office:value="56" table:formula="of:=VLOOKUP([.M41]; [.$A$3:.$B$69]; 2)" table:style-name="ce1">
            <text:p>56</text:p>
          </table:table-cell>
          <table:table-cell office:value-type="float" office:value="40" table:formula="of:=VLOOKUP([.N41]; [.$A$3:.$B$69]; 2)" table:style-name="ce1">
            <text:p>40</text:p>
          </table:table-cell>
          <table:table-cell office:value-type="float" office:value="1373" table:formula="of:=VLOOKUP([.K41]; [.$E$3:.$G$13]; 3)" table:style-name="ce1">
            <text:p>1373</text:p>
          </table:table-cell>
          <table:table-cell office:value-type="float" office:value="-866" table:formula="of:=[.$O41] - 2*[.$R41] - [.$P41] - [.$Q41] + [.$K41]" table:style-name="ce1">
            <text:p>-866</text:p>
          </table:table-cell>
          <table:table-cell office:value-type="float" office:value="-8754" table:formula="of:=[.$O41] - 2*VLOOKUP([.$L41]; [.$E$3:.$G$13]; 3) - [.$P41] - [.$Q41] + [.$L41]" table:style-name="ce1">
            <text:p>-87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2293" table:style-name="ce1">
            <text:p>2293</text:p>
          </table:table-cell>
          <table:table-cell office:value-type="float" office:value="421" table:formula="of:=([.X41]+6*[.W41]-1)/6" table:style-name="ce1">
            <text:p>421</text:p>
          </table:table-cell>
          <table:table-cell table:number-columns-repeated="16359"/>
        </table:table-row>
        <table:table-row table:style-name="ro1">
          <table:table-cell office:value-type="float" office:value="77" table:formula="of:=[.A41]+2" table:style-name="ce1">
            <text:p>77</text:p>
          </table:table-cell>
          <table:table-cell office:value-type="float" office:value="2008" table:style-name="ce1">
            <text:p>2008</text:p>
          </table:table-cell>
          <table:table-cell table:number-columns-repeated="7" table:style-name="ce1"/>
          <table:table-cell office:value-type="float" office:value="77" table:formula="of:=[.J41]+2" table:style-name="ce1">
            <text:p>77</text:p>
          </table:table-cell>
          <table:table-cell office:value-type="float" office:value="64" table:formula="of:=2^COM.MICROSOFT.FLOOR(LOG([.J42]; 2); 1)" table:style-name="ce1">
            <text:p>64</text:p>
          </table:table-cell>
          <table:table-cell office:value-type="float" office:value="128" table:formula="of:=2^(COM.MICROSOFT.CEILING(LOG([.J42]; 2);1))" table:style-name="ce1">
            <text:p>128</text:p>
          </table:table-cell>
          <table:table-cell office:value-type="float" office:value="13" table:formula="of:=[.K42]-([.L42]-[.J42])" table:style-name="ce1">
            <text:p>13</text:p>
          </table:table-cell>
          <table:table-cell office:value-type="float" office:value="11" table:formula="of:=[.M42]-2" table:style-name="ce1">
            <text:p>11</text:p>
          </table:table-cell>
          <table:table-cell office:value-type="float" office:value="2008" table:formula="of:=VLOOKUP([.J42]; [.A42:.B106]; 2)" table:style-name="ce1">
            <text:p>2008</text:p>
          </table:table-cell>
          <table:table-cell office:value-type="float" office:value="74" table:formula="of:=VLOOKUP([.M42]; [.$A$3:.$B$69]; 2)" table:style-name="ce1">
            <text:p>74</text:p>
          </table:table-cell>
          <table:table-cell office:value-type="float" office:value="56" table:formula="of:=VLOOKUP([.N42]; [.$A$3:.$B$69]; 2)" table:style-name="ce1">
            <text:p>56</text:p>
          </table:table-cell>
          <table:table-cell office:value-type="float" office:value="1373" table:formula="of:=VLOOKUP([.K42]; [.$E$3:.$G$13]; 3)" table:style-name="ce1">
            <text:p>1373</text:p>
          </table:table-cell>
          <table:table-cell office:value-type="float" office:value="-804" table:formula="of:=[.$O42] - 2*[.$R42] - [.$P42] - [.$Q42] + [.$K42]" table:style-name="ce1">
            <text:p>-804</text:p>
          </table:table-cell>
          <table:table-cell office:value-type="float" office:value="-8692" table:formula="of:=[.$O42] - 2*VLOOKUP([.$L42]; [.$E$3:.$G$13]; 3) - [.$P42] - [.$Q42] + [.$L42]" table:style-name="ce1">
            <text:p>-869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443" table:style-name="ce1">
            <text:p>2443</text:p>
          </table:table-cell>
          <table:table-cell office:value-type="float" office:value="447" table:formula="of:=([.X42]+6*[.W42]-1)/6" table:style-name="ce1">
            <text:p>447</text:p>
          </table:table-cell>
          <table:table-cell table:number-columns-repeated="16359"/>
        </table:table-row>
        <table:table-row table:style-name="ro1">
          <table:table-cell office:value-type="float" office:value="79" table:formula="of:=[.A42]+2" table:style-name="ce1">
            <text:p>79</text:p>
          </table:table-cell>
          <table:table-cell office:value-type="float" office:value="2096" table:style-name="ce1">
            <text:p>2096</text:p>
          </table:table-cell>
          <table:table-cell table:number-columns-repeated="7" table:style-name="ce1"/>
          <table:table-cell office:value-type="float" office:value="79" table:formula="of:=[.J42]+2" table:style-name="ce1">
            <text:p>79</text:p>
          </table:table-cell>
          <table:table-cell office:value-type="float" office:value="64" table:formula="of:=2^COM.MICROSOFT.FLOOR(LOG([.J43]; 2); 1)" table:style-name="ce1">
            <text:p>64</text:p>
          </table:table-cell>
          <table:table-cell office:value-type="float" office:value="128" table:formula="of:=2^(COM.MICROSOFT.CEILING(LOG([.J43]; 2);1))" table:style-name="ce1">
            <text:p>128</text:p>
          </table:table-cell>
          <table:table-cell office:value-type="float" office:value="15" table:formula="of:=[.K43]-([.L43]-[.J43])" table:style-name="ce1">
            <text:p>15</text:p>
          </table:table-cell>
          <table:table-cell office:value-type="float" office:value="13" table:formula="of:=[.M43]-2" table:style-name="ce1">
            <text:p>13</text:p>
          </table:table-cell>
          <table:table-cell office:value-type="float" office:value="2096" table:formula="of:=VLOOKUP([.J43]; [.A43:.B107]; 2)" table:style-name="ce1">
            <text:p>2096</text:p>
          </table:table-cell>
          <table:table-cell office:value-type="float" office:value="94" table:formula="of:=VLOOKUP([.M43]; [.$A$3:.$B$69]; 2)" table:style-name="ce1">
            <text:p>94</text:p>
          </table:table-cell>
          <table:table-cell office:value-type="float" office:value="74" table:formula="of:=VLOOKUP([.N43]; [.$A$3:.$B$69]; 2)" table:style-name="ce1">
            <text:p>74</text:p>
          </table:table-cell>
          <table:table-cell office:value-type="float" office:value="1373" table:formula="of:=VLOOKUP([.K43]; [.$E$3:.$G$13]; 3)" table:style-name="ce1">
            <text:p>1373</text:p>
          </table:table-cell>
          <table:table-cell office:value-type="float" office:value="-754" table:formula="of:=[.$O43] - 2*[.$R43] - [.$P43] - [.$Q43] + [.$K43]" table:style-name="ce1">
            <text:p>-754</text:p>
          </table:table-cell>
          <table:table-cell office:value-type="float" office:value="-8642" table:formula="of:=[.$O43] - 2*VLOOKUP([.$L43]; [.$E$3:.$G$13]; 3) - [.$P43] - [.$Q43] + [.$L43]" table:style-name="ce1">
            <text:p>-8642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545" table:style-name="ce1">
            <text:p>2545</text:p>
          </table:table-cell>
          <table:table-cell office:value-type="float" office:value="465" table:formula="of:=([.X43]+6*[.W43]-1)/6" table:style-name="ce1">
            <text:p>465</text:p>
          </table:table-cell>
          <table:table-cell table:number-columns-repeated="16359"/>
        </table:table-row>
        <table:table-row table:style-name="ro1">
          <table:table-cell office:value-type="float" office:value="81" table:formula="of:=[.A43]+2" table:style-name="ce1">
            <text:p>81</text:p>
          </table:table-cell>
          <table:table-cell office:value-type="float" office:value="2208" table:style-name="ce1">
            <text:p>2208</text:p>
          </table:table-cell>
          <table:table-cell table:number-columns-repeated="7" table:style-name="ce1"/>
          <table:table-cell office:value-type="float" office:value="81" table:formula="of:=[.J43]+2" table:style-name="ce1">
            <text:p>81</text:p>
          </table:table-cell>
          <table:table-cell office:value-type="float" office:value="64" table:formula="of:=2^COM.MICROSOFT.FLOOR(LOG([.J44]; 2); 1)" table:style-name="ce1">
            <text:p>64</text:p>
          </table:table-cell>
          <table:table-cell office:value-type="float" office:value="128" table:formula="of:=2^(COM.MICROSOFT.CEILING(LOG([.J44]; 2);1))" table:style-name="ce1">
            <text:p>128</text:p>
          </table:table-cell>
          <table:table-cell office:value-type="float" office:value="17" table:formula="of:=[.K44]-([.L44]-[.J44])" table:style-name="ce1">
            <text:p>17</text:p>
          </table:table-cell>
          <table:table-cell office:value-type="float" office:value="15" table:formula="of:=[.M44]-2" table:style-name="ce1">
            <text:p>15</text:p>
          </table:table-cell>
          <table:table-cell office:value-type="float" office:value="2208" table:formula="of:=VLOOKUP([.J44]; [.A44:.B108]; 2)" table:style-name="ce1">
            <text:p>2208</text:p>
          </table:table-cell>
          <table:table-cell office:value-type="float" office:value="118" table:formula="of:=VLOOKUP([.M44]; [.$A$3:.$B$69]; 2)" table:style-name="ce1">
            <text:p>118</text:p>
          </table:table-cell>
          <table:table-cell office:value-type="float" office:value="94" table:formula="of:=VLOOKUP([.N44]; [.$A$3:.$B$69]; 2)" table:style-name="ce1">
            <text:p>94</text:p>
          </table:table-cell>
          <table:table-cell office:value-type="float" office:value="1373" table:formula="of:=VLOOKUP([.K44]; [.$E$3:.$G$13]; 3)" table:style-name="ce1">
            <text:p>1373</text:p>
          </table:table-cell>
          <table:table-cell office:value-type="float" office:value="-686" table:formula="of:=[.$O44] - 2*[.$R44] - [.$P44] - [.$Q44] + [.$K44]" table:style-name="ce1">
            <text:p>-686</text:p>
          </table:table-cell>
          <table:table-cell office:value-type="float" office:value="-8574" table:formula="of:=[.$O44] - 2*VLOOKUP([.$L44]; [.$E$3:.$G$13]; 3) - [.$P44] - [.$Q44] + [.$L44]" table:style-name="ce1">
            <text:p>-8574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2599" table:style-name="ce1">
            <text:p>2599</text:p>
          </table:table-cell>
          <table:table-cell office:value-type="float" office:value="475" table:formula="of:=([.X44]+6*[.W44]-1)/6" table:style-name="ce1">
            <text:p>475</text:p>
          </table:table-cell>
          <table:table-cell table:number-columns-repeated="16359"/>
        </table:table-row>
        <table:table-row table:style-name="ro1">
          <table:table-cell office:value-type="float" office:value="83" table:formula="of:=[.A44]+2" table:style-name="ce1">
            <text:p>83</text:p>
          </table:table-cell>
          <table:table-cell office:value-type="float" office:value="2322" table:style-name="ce1">
            <text:p>2322</text:p>
          </table:table-cell>
          <table:table-cell table:number-columns-repeated="7" table:style-name="ce1"/>
          <table:table-cell office:value-type="float" office:value="83" table:formula="of:=[.J44]+2" table:style-name="ce1">
            <text:p>83</text:p>
          </table:table-cell>
          <table:table-cell office:value-type="float" office:value="64" table:formula="of:=2^COM.MICROSOFT.FLOOR(LOG([.J45]; 2); 1)" table:style-name="ce1">
            <text:p>64</text:p>
          </table:table-cell>
          <table:table-cell office:value-type="float" office:value="128" table:formula="of:=2^(COM.MICROSOFT.CEILING(LOG([.J45]; 2);1))" table:style-name="ce1">
            <text:p>128</text:p>
          </table:table-cell>
          <table:table-cell office:value-type="float" office:value="19" table:formula="of:=[.K45]-([.L45]-[.J45])" table:style-name="ce1">
            <text:p>19</text:p>
          </table:table-cell>
          <table:table-cell office:value-type="float" office:value="17" table:formula="of:=[.M45]-2" table:style-name="ce1">
            <text:p>17</text:p>
          </table:table-cell>
          <table:table-cell office:value-type="float" office:value="2322" table:formula="of:=VLOOKUP([.J45]; [.A45:.B109]; 2)" table:style-name="ce1">
            <text:p>2322</text:p>
          </table:table-cell>
          <table:table-cell office:value-type="float" office:value="146" table:formula="of:=VLOOKUP([.M45]; [.$A$3:.$B$69]; 2)" table:style-name="ce1">
            <text:p>146</text:p>
          </table:table-cell>
          <table:table-cell office:value-type="float" office:value="118" table:formula="of:=VLOOKUP([.N45]; [.$A$3:.$B$69]; 2)" table:style-name="ce1">
            <text:p>118</text:p>
          </table:table-cell>
          <table:table-cell office:value-type="float" office:value="1373" table:formula="of:=VLOOKUP([.K45]; [.$E$3:.$G$13]; 3)" table:style-name="ce1">
            <text:p>1373</text:p>
          </table:table-cell>
          <table:table-cell office:value-type="float" office:value="-624" table:formula="of:=[.$O45] - 2*[.$R45] - [.$P45] - [.$Q45] + [.$K45]" table:style-name="ce1">
            <text:p>-624</text:p>
          </table:table-cell>
          <table:table-cell office:value-type="float" office:value="-8512" table:formula="of:=[.$O45] - 2*VLOOKUP([.$L45]; [.$E$3:.$G$13]; 3) - [.$P45] - [.$Q45] + [.$L45]" table:style-name="ce1">
            <text:p>-8512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2701" table:style-name="ce1">
            <text:p>2701</text:p>
          </table:table-cell>
          <table:table-cell office:value-type="float" office:value="493" table:formula="of:=([.X45]+6*[.W45]-1)/6" table:style-name="ce1">
            <text:p>493</text:p>
          </table:table-cell>
          <table:table-cell table:number-columns-repeated="16359"/>
        </table:table-row>
        <table:table-row table:style-name="ro1">
          <table:table-cell office:value-type="float" office:value="85" table:formula="of:=[.A45]+2" table:style-name="ce1">
            <text:p>85</text:p>
          </table:table-cell>
          <table:table-cell office:value-type="float" office:value="2434" table:style-name="ce1">
            <text:p>2434</text:p>
          </table:table-cell>
          <table:table-cell table:number-columns-repeated="7" table:style-name="ce1"/>
          <table:table-cell office:value-type="float" office:value="85" table:formula="of:=[.J45]+2" table:style-name="ce1">
            <text:p>85</text:p>
          </table:table-cell>
          <table:table-cell office:value-type="float" office:value="64" table:formula="of:=2^COM.MICROSOFT.FLOOR(LOG([.J46]; 2); 1)" table:style-name="ce1">
            <text:p>64</text:p>
          </table:table-cell>
          <table:table-cell office:value-type="float" office:value="128" table:formula="of:=2^(COM.MICROSOFT.CEILING(LOG([.J46]; 2);1))" table:style-name="ce1">
            <text:p>128</text:p>
          </table:table-cell>
          <table:table-cell office:value-type="float" office:value="21" table:formula="of:=[.K46]-([.L46]-[.J46])" table:style-name="ce1">
            <text:p>21</text:p>
          </table:table-cell>
          <table:table-cell office:value-type="float" office:value="19" table:formula="of:=[.M46]-2" table:style-name="ce1">
            <text:p>19</text:p>
          </table:table-cell>
          <table:table-cell office:value-type="float" office:value="2434" table:formula="of:=VLOOKUP([.J46]; [.A46:.B110]; 2)" table:style-name="ce1">
            <text:p>2434</text:p>
          </table:table-cell>
          <table:table-cell office:value-type="float" office:value="174" table:formula="of:=VLOOKUP([.M46]; [.$A$3:.$B$69]; 2)" table:style-name="ce1">
            <text:p>174</text:p>
          </table:table-cell>
          <table:table-cell office:value-type="float" office:value="146" table:formula="of:=VLOOKUP([.N46]; [.$A$3:.$B$69]; 2)" table:style-name="ce1">
            <text:p>146</text:p>
          </table:table-cell>
          <table:table-cell office:value-type="float" office:value="1373" table:formula="of:=VLOOKUP([.K46]; [.$E$3:.$G$13]; 3)" table:style-name="ce1">
            <text:p>1373</text:p>
          </table:table-cell>
          <table:table-cell office:value-type="float" office:value="-568" table:formula="of:=[.$O46] - 2*[.$R46] - [.$P46] - [.$Q46] + [.$K46]" table:style-name="ce1">
            <text:p>-568</text:p>
          </table:table-cell>
          <table:table-cell office:value-type="float" office:value="-8456" table:formula="of:=[.$O46] - 2*VLOOKUP([.$L46]; [.$E$3:.$G$13]; 3) - [.$P46] - [.$Q46] + [.$L46]" table:style-name="ce1">
            <text:p>-8456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float" office:value="2875" table:style-name="ce1">
            <text:p>2875</text:p>
          </table:table-cell>
          <table:table-cell office:value-type="float" office:value="523" table:formula="of:=([.X46]+6*[.W46]-1)/6" table:style-name="ce1">
            <text:p>523</text:p>
          </table:table-cell>
          <table:table-cell table:number-columns-repeated="16359"/>
        </table:table-row>
        <table:table-row table:style-name="ro1">
          <table:table-cell office:value-type="float" office:value="87" table:formula="of:=[.A46]+2" table:style-name="ce1">
            <text:p>87</text:p>
          </table:table-cell>
          <table:table-cell office:value-type="float" office:value="2536" table:style-name="ce1">
            <text:p>2536</text:p>
          </table:table-cell>
          <table:table-cell table:number-columns-repeated="7" table:style-name="ce1"/>
          <table:table-cell office:value-type="float" office:value="87" table:formula="of:=[.J46]+2" table:style-name="ce1">
            <text:p>87</text:p>
          </table:table-cell>
          <table:table-cell office:value-type="float" office:value="64" table:formula="of:=2^COM.MICROSOFT.FLOOR(LOG([.J47]; 2); 1)" table:style-name="ce1">
            <text:p>64</text:p>
          </table:table-cell>
          <table:table-cell office:value-type="float" office:value="128" table:formula="of:=2^(COM.MICROSOFT.CEILING(LOG([.J47]; 2);1))" table:style-name="ce1">
            <text:p>128</text:p>
          </table:table-cell>
          <table:table-cell office:value-type="float" office:value="23" table:formula="of:=[.K47]-([.L47]-[.J47])" table:style-name="ce1">
            <text:p>23</text:p>
          </table:table-cell>
          <table:table-cell office:value-type="float" office:value="21" table:formula="of:=[.M47]-2" table:style-name="ce1">
            <text:p>21</text:p>
          </table:table-cell>
          <table:table-cell office:value-type="float" office:value="2536" table:formula="of:=VLOOKUP([.J47]; [.A47:.B111]; 2)" table:style-name="ce1">
            <text:p>2536</text:p>
          </table:table-cell>
          <table:table-cell office:value-type="float" office:value="202" table:formula="of:=VLOOKUP([.M47]; [.$A$3:.$B$69]; 2)" table:style-name="ce1">
            <text:p>202</text:p>
          </table:table-cell>
          <table:table-cell office:value-type="float" office:value="174" table:formula="of:=VLOOKUP([.N47]; [.$A$3:.$B$69]; 2)" table:style-name="ce1">
            <text:p>174</text:p>
          </table:table-cell>
          <table:table-cell office:value-type="float" office:value="1373" table:formula="of:=VLOOKUP([.K47]; [.$E$3:.$G$13]; 3)" table:style-name="ce1">
            <text:p>1373</text:p>
          </table:table-cell>
          <table:table-cell office:value-type="float" office:value="-522" table:formula="of:=[.$O47] - 2*[.$R47] - [.$P47] - [.$Q47] + [.$K47]" table:style-name="ce1">
            <text:p>-522</text:p>
          </table:table-cell>
          <table:table-cell office:value-type="float" office:value="-8410" table:formula="of:=[.$O47] - 2*VLOOKUP([.$L47]; [.$E$3:.$G$13]; 3) - [.$P47] - [.$Q47] + [.$L47]" table:style-name="ce1">
            <text:p>-8410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3097" table:style-name="ce1">
            <text:p>3097</text:p>
          </table:table-cell>
          <table:table-cell office:value-type="float" office:value="561" table:formula="of:=([.X47]+6*[.W47]-1)/6" table:style-name="ce1">
            <text:p>561</text:p>
          </table:table-cell>
          <table:table-cell table:number-columns-repeated="16359"/>
        </table:table-row>
        <table:table-row table:style-name="ro1">
          <table:table-cell office:value-type="float" office:value="89" table:formula="of:=[.A47]+2" table:style-name="ce1">
            <text:p>89</text:p>
          </table:table-cell>
          <table:table-cell office:value-type="float" office:value="2650" table:style-name="ce1">
            <text:p>2650</text:p>
          </table:table-cell>
          <table:table-cell table:number-columns-repeated="7" table:style-name="ce1"/>
          <table:table-cell office:value-type="float" office:value="89" table:formula="of:=[.J47]+2" table:style-name="ce1">
            <text:p>89</text:p>
          </table:table-cell>
          <table:table-cell office:value-type="float" office:value="64" table:formula="of:=2^COM.MICROSOFT.FLOOR(LOG([.J48]; 2); 1)" table:style-name="ce1">
            <text:p>64</text:p>
          </table:table-cell>
          <table:table-cell office:value-type="float" office:value="128" table:formula="of:=2^(COM.MICROSOFT.CEILING(LOG([.J48]; 2);1))" table:style-name="ce1">
            <text:p>128</text:p>
          </table:table-cell>
          <table:table-cell office:value-type="float" office:value="25" table:formula="of:=[.K48]-([.L48]-[.J48])" table:style-name="ce1">
            <text:p>25</text:p>
          </table:table-cell>
          <table:table-cell office:value-type="float" office:value="23" table:formula="of:=[.M48]-2" table:style-name="ce1">
            <text:p>23</text:p>
          </table:table-cell>
          <table:table-cell office:value-type="float" office:value="2650" table:formula="of:=VLOOKUP([.J48]; [.A48:.B112]; 2)" table:style-name="ce1">
            <text:p>2650</text:p>
          </table:table-cell>
          <table:table-cell office:value-type="float" office:value="236" table:formula="of:=VLOOKUP([.M48]; [.$A$3:.$B$69]; 2)" table:style-name="ce1">
            <text:p>236</text:p>
          </table:table-cell>
          <table:table-cell office:value-type="float" office:value="202" table:formula="of:=VLOOKUP([.N48]; [.$A$3:.$B$69]; 2)" table:style-name="ce1">
            <text:p>202</text:p>
          </table:table-cell>
          <table:table-cell office:value-type="float" office:value="1373" table:formula="of:=VLOOKUP([.K48]; [.$E$3:.$G$13]; 3)" table:style-name="ce1">
            <text:p>1373</text:p>
          </table:table-cell>
          <table:table-cell office:value-type="float" office:value="-470" table:formula="of:=[.$O48] - 2*[.$R48] - [.$P48] - [.$Q48] + [.$K48]" table:style-name="ce1">
            <text:p>-470</text:p>
          </table:table-cell>
          <table:table-cell office:value-type="float" office:value="-8358" table:formula="of:=[.$O48] - 2*VLOOKUP([.$L48]; [.$E$3:.$G$13]; 3) - [.$P48] - [.$Q48] + [.$L48]" table:style-name="ce1">
            <text:p>-8358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3295" table:style-name="ce1">
            <text:p>3295</text:p>
          </table:table-cell>
          <table:table-cell office:value-type="float" office:value="595" table:formula="of:=([.X48]+6*[.W48]-1)/6" table:style-name="ce1">
            <text:p>595</text:p>
          </table:table-cell>
          <table:table-cell table:number-columns-repeated="16359"/>
        </table:table-row>
        <table:table-row table:style-name="ro1">
          <table:table-cell office:value-type="float" office:value="91" table:formula="of:=[.A48]+2" table:style-name="ce1">
            <text:p>91</text:p>
          </table:table-cell>
          <table:table-cell office:value-type="float" office:value="2772" table:style-name="ce1">
            <text:p>2772</text:p>
          </table:table-cell>
          <table:table-cell table:number-columns-repeated="7" table:style-name="ce1"/>
          <table:table-cell office:value-type="float" office:value="91" table:formula="of:=[.J48]+2" table:style-name="ce1">
            <text:p>91</text:p>
          </table:table-cell>
          <table:table-cell office:value-type="float" office:value="64" table:formula="of:=2^COM.MICROSOFT.FLOOR(LOG([.J49]; 2); 1)" table:style-name="ce1">
            <text:p>64</text:p>
          </table:table-cell>
          <table:table-cell office:value-type="float" office:value="128" table:formula="of:=2^(COM.MICROSOFT.CEILING(LOG([.J49]; 2);1))" table:style-name="ce1">
            <text:p>128</text:p>
          </table:table-cell>
          <table:table-cell office:value-type="float" office:value="27" table:formula="of:=[.K49]-([.L49]-[.J49])" table:style-name="ce1">
            <text:p>27</text:p>
          </table:table-cell>
          <table:table-cell office:value-type="float" office:value="25" table:formula="of:=[.M49]-2" table:style-name="ce1">
            <text:p>25</text:p>
          </table:table-cell>
          <table:table-cell office:value-type="float" office:value="2772" table:formula="of:=VLOOKUP([.J49]; [.A49:.B113]; 2)" table:style-name="ce1">
            <text:p>2772</text:p>
          </table:table-cell>
          <table:table-cell office:value-type="float" office:value="274" table:formula="of:=VLOOKUP([.M49]; [.$A$3:.$B$69]; 2)" table:style-name="ce1">
            <text:p>274</text:p>
          </table:table-cell>
          <table:table-cell office:value-type="float" office:value="236" table:formula="of:=VLOOKUP([.N49]; [.$A$3:.$B$69]; 2)" table:style-name="ce1">
            <text:p>236</text:p>
          </table:table-cell>
          <table:table-cell office:value-type="float" office:value="1373" table:formula="of:=VLOOKUP([.K49]; [.$E$3:.$G$13]; 3)" table:style-name="ce1">
            <text:p>1373</text:p>
          </table:table-cell>
          <table:table-cell office:value-type="float" office:value="-420" table:formula="of:=[.$O49] - 2*[.$R49] - [.$P49] - [.$Q49] + [.$K49]" table:style-name="ce1">
            <text:p>-420</text:p>
          </table:table-cell>
          <table:table-cell table:number-columns-repeated="3" table:style-name="ce1"/>
          <table:table-cell office:value-type="float" office:value="47" table:style-name="ce1">
            <text:p>47</text:p>
          </table:table-cell>
          <table:table-cell office:value-type="float" office:value="3541" table:style-name="ce1">
            <text:p>3541</text:p>
          </table:table-cell>
          <table:table-cell office:value-type="float" office:value="637" table:formula="of:=([.X49]+6*[.W49]-1)/6" table:style-name="ce1">
            <text:p>637</text:p>
          </table:table-cell>
          <table:table-cell table:number-columns-repeated="16359"/>
        </table:table-row>
        <table:table-row table:style-name="ro1">
          <table:table-cell office:value-type="float" office:value="93" table:formula="of:=[.A49]+2" table:style-name="ce1">
            <text:p>93</text:p>
          </table:table-cell>
          <table:table-cell office:value-type="float" office:value="2892" table:style-name="ce1">
            <text:p>2892</text:p>
          </table:table-cell>
          <table:table-cell table:number-columns-repeated="7" table:style-name="ce1"/>
          <table:table-cell office:value-type="float" office:value="93" table:formula="of:=[.J49]+2" table:style-name="ce1">
            <text:p>93</text:p>
          </table:table-cell>
          <table:table-cell office:value-type="float" office:value="64" table:formula="of:=2^COM.MICROSOFT.FLOOR(LOG([.J50]; 2); 1)" table:style-name="ce1">
            <text:p>64</text:p>
          </table:table-cell>
          <table:table-cell office:value-type="float" office:value="128" table:formula="of:=2^(COM.MICROSOFT.CEILING(LOG([.J50]; 2);1))" table:style-name="ce1">
            <text:p>128</text:p>
          </table:table-cell>
          <table:table-cell office:value-type="float" office:value="29" table:formula="of:=[.K50]-([.L50]-[.J50])" table:style-name="ce1">
            <text:p>29</text:p>
          </table:table-cell>
          <table:table-cell office:value-type="float" office:value="27" table:formula="of:=[.M50]-2" table:style-name="ce1">
            <text:p>27</text:p>
          </table:table-cell>
          <table:table-cell office:value-type="float" office:value="2892" table:formula="of:=VLOOKUP([.J50]; [.A50:.B114]; 2)" table:style-name="ce1">
            <text:p>2892</text:p>
          </table:table-cell>
          <table:table-cell office:value-type="float" office:value="312" table:formula="of:=VLOOKUP([.M50]; [.$A$3:.$B$69]; 2)" table:style-name="ce1">
            <text:p>312</text:p>
          </table:table-cell>
          <table:table-cell office:value-type="float" office:value="274" table:formula="of:=VLOOKUP([.N50]; [.$A$3:.$B$69]; 2)" table:style-name="ce1">
            <text:p>274</text:p>
          </table:table-cell>
          <table:table-cell office:value-type="float" office:value="1373" table:formula="of:=VLOOKUP([.K50]; [.$E$3:.$G$13]; 3)" table:style-name="ce1">
            <text:p>1373</text:p>
          </table:table-cell>
          <table:table-cell office:value-type="float" office:value="-376" table:formula="of:=[.$O50] - 2*[.$R50] - [.$P50] - [.$Q50] + [.$K50]" table:style-name="ce1">
            <text:p>-376</text:p>
          </table:table-cell>
          <table:table-cell table:number-columns-repeated="3" table:style-name="ce1"/>
          <table:table-cell office:value-type="float" office:value="48" table:style-name="ce1">
            <text:p>48</text:p>
          </table:table-cell>
          <table:table-cell office:value-type="float" office:value="3883" table:style-name="ce1">
            <text:p>3883</text:p>
          </table:table-cell>
          <table:table-cell office:value-type="float" office:value="695" table:formula="of:=([.X50]+6*[.W50]-1)/6" table:style-name="ce1">
            <text:p>695</text:p>
          </table:table-cell>
          <table:table-cell table:number-columns-repeated="16359"/>
        </table:table-row>
        <table:table-row table:style-name="ro1">
          <table:table-cell office:value-type="float" office:value="95" table:formula="of:=[.A50]+2" table:style-name="ce1">
            <text:p>95</text:p>
          </table:table-cell>
          <table:table-cell office:value-type="float" office:value="3010" table:style-name="ce1">
            <text:p>3010</text:p>
          </table:table-cell>
          <table:table-cell table:number-columns-repeated="7" table:style-name="ce1"/>
          <table:table-cell office:value-type="float" office:value="95" table:formula="of:=[.J50]+2" table:style-name="ce1">
            <text:p>95</text:p>
          </table:table-cell>
          <table:table-cell office:value-type="float" office:value="64" table:formula="of:=2^COM.MICROSOFT.FLOOR(LOG([.J51]; 2); 1)" table:style-name="ce1">
            <text:p>64</text:p>
          </table:table-cell>
          <table:table-cell office:value-type="float" office:value="128" table:formula="of:=2^(COM.MICROSOFT.CEILING(LOG([.J51]; 2);1))" table:style-name="ce1">
            <text:p>128</text:p>
          </table:table-cell>
          <table:table-cell office:value-type="float" office:value="31" table:formula="of:=[.K51]-([.L51]-[.J51])" table:style-name="ce1">
            <text:p>31</text:p>
          </table:table-cell>
          <table:table-cell office:value-type="float" office:value="29" table:formula="of:=[.M51]-2" table:style-name="ce1">
            <text:p>29</text:p>
          </table:table-cell>
          <table:table-cell office:value-type="float" office:value="3010" table:formula="of:=VLOOKUP([.J51]; [.A51:.B115]; 2)" table:style-name="ce1">
            <text:p>3010</text:p>
          </table:table-cell>
          <table:table-cell office:value-type="float" office:value="352" table:formula="of:=VLOOKUP([.M51]; [.$A$3:.$B$69]; 2)" table:style-name="ce1">
            <text:p>352</text:p>
          </table:table-cell>
          <table:table-cell office:value-type="float" office:value="312" table:formula="of:=VLOOKUP([.N51]; [.$A$3:.$B$69]; 2)" table:style-name="ce1">
            <text:p>312</text:p>
          </table:table-cell>
          <table:table-cell office:value-type="float" office:value="1373" table:formula="of:=VLOOKUP([.K51]; [.$E$3:.$G$13]; 3)" table:style-name="ce1">
            <text:p>1373</text:p>
          </table:table-cell>
          <table:table-cell office:value-type="float" office:value="-336" table:formula="of:=[.$O51] - 2*[.$R51] - [.$P51] - [.$Q51] + [.$K51]" table:style-name="ce1">
            <text:p>-336</text:p>
          </table:table-cell>
          <table:table-cell table:number-columns-repeated="3" table:style-name="ce1"/>
          <table:table-cell office:value-type="float" office:value="49" table:style-name="ce1">
            <text:p>49</text:p>
          </table:table-cell>
          <table:table-cell office:value-type="float" office:value="4081" table:style-name="ce1">
            <text:p>4081</text:p>
          </table:table-cell>
          <table:table-cell office:value-type="float" office:value="729" table:formula="of:=([.X51]+6*[.W51]-1)/6" table:style-name="ce1">
            <text:p>729</text:p>
          </table:table-cell>
          <table:table-cell table:number-columns-repeated="16359"/>
        </table:table-row>
        <table:table-row table:style-name="ro1">
          <table:table-cell office:value-type="float" office:value="97" table:formula="of:=[.A51]+2" table:style-name="ce1">
            <text:p>97</text:p>
          </table:table-cell>
          <table:table-cell office:value-type="float" office:value="3134" table:style-name="ce1">
            <text:p>3134</text:p>
          </table:table-cell>
          <table:table-cell table:number-columns-repeated="7" table:style-name="ce1"/>
          <table:table-cell office:value-type="float" office:value="97" table:formula="of:=[.J51]+2" table:style-name="ce1">
            <text:p>97</text:p>
          </table:table-cell>
          <table:table-cell office:value-type="float" office:value="64" table:formula="of:=2^COM.MICROSOFT.FLOOR(LOG([.J52]; 2); 1)" table:style-name="ce1">
            <text:p>64</text:p>
          </table:table-cell>
          <table:table-cell office:value-type="float" office:value="128" table:formula="of:=2^(COM.MICROSOFT.CEILING(LOG([.J52]; 2);1))" table:style-name="ce1">
            <text:p>128</text:p>
          </table:table-cell>
          <table:table-cell office:value-type="float" office:value="33" table:formula="of:=[.K52]-([.L52]-[.J52])" table:style-name="ce1">
            <text:p>33</text:p>
          </table:table-cell>
          <table:table-cell office:value-type="float" office:value="31" table:formula="of:=[.M52]-2" table:style-name="ce1">
            <text:p>31</text:p>
          </table:table-cell>
          <table:table-cell office:value-type="float" office:value="3134" table:formula="of:=VLOOKUP([.J52]; [.A52:.B116]; 2)" table:style-name="ce1">
            <text:p>3134</text:p>
          </table:table-cell>
          <table:table-cell office:value-type="float" office:value="396" table:formula="of:=VLOOKUP([.M52]; [.$A$3:.$B$69]; 2)" table:style-name="ce1">
            <text:p>396</text:p>
          </table:table-cell>
          <table:table-cell office:value-type="float" office:value="352" table:formula="of:=VLOOKUP([.N52]; [.$A$3:.$B$69]; 2)" table:style-name="ce1">
            <text:p>352</text:p>
          </table:table-cell>
          <table:table-cell office:value-type="float" office:value="1373" table:formula="of:=VLOOKUP([.K52]; [.$E$3:.$G$13]; 3)" table:style-name="ce1">
            <text:p>1373</text:p>
          </table:table-cell>
          <table:table-cell office:value-type="float" office:value="-296" table:formula="of:=[.$O52] - 2*[.$R52] - [.$P52] - [.$Q52] + [.$K52]" table:style-name="ce1">
            <text:p>-296</text:p>
          </table:table-cell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4123" table:style-name="ce1">
            <text:p>4123</text:p>
          </table:table-cell>
          <table:table-cell office:value-type="float" office:value="737" table:formula="of:=([.X52]+6*[.W52]-1)/6" table:style-name="ce1">
            <text:p>737</text:p>
          </table:table-cell>
          <table:table-cell table:number-columns-repeated="16359"/>
        </table:table-row>
        <table:table-row table:style-name="ro1">
          <table:table-cell office:value-type="float" office:value="99" table:formula="of:=[.A52]+2" table:style-name="ce1">
            <text:p>99</text:p>
          </table:table-cell>
          <table:table-cell office:value-type="float" office:value="3270" table:style-name="ce1">
            <text:p>3270</text:p>
          </table:table-cell>
          <table:table-cell table:number-columns-repeated="7" table:style-name="ce1"/>
          <table:table-cell office:value-type="float" office:value="99" table:formula="of:=[.J52]+2" table:style-name="ce1">
            <text:p>99</text:p>
          </table:table-cell>
          <table:table-cell office:value-type="float" office:value="64" table:formula="of:=2^COM.MICROSOFT.FLOOR(LOG([.J53]; 2); 1)" table:style-name="ce1">
            <text:p>64</text:p>
          </table:table-cell>
          <table:table-cell office:value-type="float" office:value="128" table:formula="of:=2^(COM.MICROSOFT.CEILING(LOG([.J53]; 2);1))" table:style-name="ce1">
            <text:p>128</text:p>
          </table:table-cell>
          <table:table-cell office:value-type="float" office:value="35" table:formula="of:=[.K53]-([.L53]-[.J53])" table:style-name="ce1">
            <text:p>35</text:p>
          </table:table-cell>
          <table:table-cell office:value-type="float" office:value="33" table:formula="of:=[.M53]-2" table:style-name="ce1">
            <text:p>33</text:p>
          </table:table-cell>
          <table:table-cell office:value-type="float" office:value="3270" table:formula="of:=VLOOKUP([.J53]; [.A53:.B117]; 2)" table:style-name="ce1">
            <text:p>3270</text:p>
          </table:table-cell>
          <table:table-cell office:value-type="float" office:value="446" table:formula="of:=VLOOKUP([.M53]; [.$A$3:.$B$69]; 2)" table:style-name="ce1">
            <text:p>446</text:p>
          </table:table-cell>
          <table:table-cell office:value-type="float" office:value="396" table:formula="of:=VLOOKUP([.N53]; [.$A$3:.$B$69]; 2)" table:style-name="ce1">
            <text:p>396</text:p>
          </table:table-cell>
          <table:table-cell office:value-type="float" office:value="1373" table:formula="of:=VLOOKUP([.K53]; [.$E$3:.$G$13]; 3)" table:style-name="ce1">
            <text:p>1373</text:p>
          </table:table-cell>
          <table:table-cell office:value-type="float" office:value="-254" table:formula="of:=[.$O53] - 2*[.$R53] - [.$P53] - [.$Q53] + [.$K53]" table:style-name="ce1">
            <text:p>-254</text:p>
          </table:table-cell>
          <table:table-cell table:number-columns-repeated="3" table:style-name="ce1"/>
          <table:table-cell office:value-type="float" office:value="51" table:style-name="ce1">
            <text:p>51</text:p>
          </table:table-cell>
          <table:table-cell office:value-type="float" office:value="4201" table:style-name="ce1">
            <text:p>4201</text:p>
          </table:table-cell>
          <table:table-cell office:value-type="float" office:value="751" table:formula="of:=([.X53]+6*[.W53]-1)/6" table:style-name="ce1">
            <text:p>751</text:p>
          </table:table-cell>
          <table:table-cell table:number-columns-repeated="16359"/>
        </table:table-row>
        <table:table-row table:style-name="ro1">
          <table:table-cell office:value-type="float" office:value="101" table:formula="of:=[.A53]+2" table:style-name="ce1">
            <text:p>101</text:p>
          </table:table-cell>
          <table:table-cell office:value-type="float" office:value="3406" table:style-name="ce1">
            <text:p>3406</text:p>
          </table:table-cell>
          <table:table-cell table:number-columns-repeated="7" table:style-name="ce1"/>
          <table:table-cell office:value-type="float" office:value="101" table:formula="of:=[.J53]+2" table:style-name="ce1">
            <text:p>101</text:p>
          </table:table-cell>
          <table:table-cell office:value-type="float" office:value="64" table:formula="of:=2^COM.MICROSOFT.FLOOR(LOG([.J54]; 2); 1)" table:style-name="ce1">
            <text:p>64</text:p>
          </table:table-cell>
          <table:table-cell office:value-type="float" office:value="128" table:formula="of:=2^(COM.MICROSOFT.CEILING(LOG([.J54]; 2);1))" table:style-name="ce1">
            <text:p>128</text:p>
          </table:table-cell>
          <table:table-cell office:value-type="float" office:value="37" table:formula="of:=[.K54]-([.L54]-[.J54])" table:style-name="ce1">
            <text:p>37</text:p>
          </table:table-cell>
          <table:table-cell office:value-type="float" office:value="35" table:formula="of:=[.M54]-2" table:style-name="ce1">
            <text:p>35</text:p>
          </table:table-cell>
          <table:table-cell office:value-type="float" office:value="3406" table:formula="of:=VLOOKUP([.J54]; [.A54:.B118]; 2)" table:style-name="ce1">
            <text:p>3406</text:p>
          </table:table-cell>
          <table:table-cell office:value-type="float" office:value="496" table:formula="of:=VLOOKUP([.M54]; [.$A$3:.$B$69]; 2)" table:style-name="ce1">
            <text:p>496</text:p>
          </table:table-cell>
          <table:table-cell office:value-type="float" office:value="446" table:formula="of:=VLOOKUP([.N54]; [.$A$3:.$B$69]; 2)" table:style-name="ce1">
            <text:p>446</text:p>
          </table:table-cell>
          <table:table-cell office:value-type="float" office:value="1373" table:formula="of:=VLOOKUP([.K54]; [.$E$3:.$G$13]; 3)" table:style-name="ce1">
            <text:p>1373</text:p>
          </table:table-cell>
          <table:table-cell office:value-type="float" office:value="-218" table:formula="of:=[.$O54] - 2*[.$R54] - [.$P54] - [.$Q54] + [.$K54]" table:style-name="ce1">
            <text:p>-218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4339" table:style-name="ce1">
            <text:p>4339</text:p>
          </table:table-cell>
          <table:table-cell office:value-type="float" office:value="775" table:formula="of:=([.X54]+6*[.W54]-1)/6" table:style-name="ce1">
            <text:p>775</text:p>
          </table:table-cell>
          <table:table-cell table:number-columns-repeated="16359"/>
        </table:table-row>
        <table:table-row table:style-name="ro1">
          <table:table-cell office:value-type="float" office:value="103" table:formula="of:=[.A54]+2" table:style-name="ce1">
            <text:p>103</text:p>
          </table:table-cell>
          <table:table-cell office:value-type="float" office:value="3530" table:style-name="ce1">
            <text:p>3530</text:p>
          </table:table-cell>
          <table:table-cell table:number-columns-repeated="7" table:style-name="ce1"/>
          <table:table-cell office:value-type="float" office:value="103" table:formula="of:=[.J54]+2" table:style-name="ce1">
            <text:p>103</text:p>
          </table:table-cell>
          <table:table-cell office:value-type="float" office:value="64" table:formula="of:=2^COM.MICROSOFT.FLOOR(LOG([.J55]; 2); 1)" table:style-name="ce1">
            <text:p>64</text:p>
          </table:table-cell>
          <table:table-cell office:value-type="float" office:value="128" table:formula="of:=2^(COM.MICROSOFT.CEILING(LOG([.J55]; 2);1))" table:style-name="ce1">
            <text:p>128</text:p>
          </table:table-cell>
          <table:table-cell office:value-type="float" office:value="39" table:formula="of:=[.K55]-([.L55]-[.J55])" table:style-name="ce1">
            <text:p>39</text:p>
          </table:table-cell>
          <table:table-cell office:value-type="float" office:value="37" table:formula="of:=[.M55]-2" table:style-name="ce1">
            <text:p>37</text:p>
          </table:table-cell>
          <table:table-cell office:value-type="float" office:value="3530" table:formula="of:=VLOOKUP([.J55]; [.A55:.B119]; 2)" table:style-name="ce1">
            <text:p>3530</text:p>
          </table:table-cell>
          <table:table-cell office:value-type="float" office:value="542" table:formula="of:=VLOOKUP([.M55]; [.$A$3:.$B$69]; 2)" table:style-name="ce1">
            <text:p>542</text:p>
          </table:table-cell>
          <table:table-cell office:value-type="float" office:value="496" table:formula="of:=VLOOKUP([.N55]; [.$A$3:.$B$69]; 2)" table:style-name="ce1">
            <text:p>496</text:p>
          </table:table-cell>
          <table:table-cell office:value-type="float" office:value="1373" table:formula="of:=VLOOKUP([.K55]; [.$E$3:.$G$13]; 3)" table:style-name="ce1">
            <text:p>1373</text:p>
          </table:table-cell>
          <table:table-cell office:value-type="float" office:value="-190" table:formula="of:=[.$O55] - 2*[.$R55] - [.$P55] - [.$Q55] + [.$K55]" table:style-name="ce1">
            <text:p>-190</text:p>
          </table:table-cell>
          <table:table-cell table:number-columns-repeated="3" table:style-name="ce1"/>
          <table:table-cell office:value-type="float" office:value="53" table:style-name="ce1">
            <text:p>53</text:p>
          </table:table-cell>
          <table:table-cell office:value-type="float" office:value="4501" table:style-name="ce1">
            <text:p>4501</text:p>
          </table:table-cell>
          <table:table-cell office:value-type="float" office:value="803" table:formula="of:=([.X55]+6*[.W55]-1)/6" table:style-name="ce1">
            <text:p>803</text:p>
          </table:table-cell>
          <table:table-cell table:number-columns-repeated="16359"/>
        </table:table-row>
        <table:table-row table:style-name="ro1">
          <table:table-cell office:value-type="float" office:value="105" table:formula="of:=[.A55]+2" table:style-name="ce1">
            <text:p>105</text:p>
          </table:table-cell>
          <table:table-cell office:value-type="float" office:value="3664" table:style-name="ce1">
            <text:p>3664</text:p>
          </table:table-cell>
          <table:table-cell table:number-columns-repeated="7" table:style-name="ce1"/>
          <table:table-cell office:value-type="float" office:value="105" table:formula="of:=[.J55]+2" table:style-name="ce1">
            <text:p>105</text:p>
          </table:table-cell>
          <table:table-cell office:value-type="float" office:value="64" table:formula="of:=2^COM.MICROSOFT.FLOOR(LOG([.J56]; 2); 1)" table:style-name="ce1">
            <text:p>64</text:p>
          </table:table-cell>
          <table:table-cell office:value-type="float" office:value="128" table:formula="of:=2^(COM.MICROSOFT.CEILING(LOG([.J56]; 2);1))" table:style-name="ce1">
            <text:p>128</text:p>
          </table:table-cell>
          <table:table-cell office:value-type="float" office:value="41" table:formula="of:=[.K56]-([.L56]-[.J56])" table:style-name="ce1">
            <text:p>41</text:p>
          </table:table-cell>
          <table:table-cell office:value-type="float" office:value="39" table:formula="of:=[.M56]-2" table:style-name="ce1">
            <text:p>39</text:p>
          </table:table-cell>
          <table:table-cell office:value-type="float" office:value="3664" table:formula="of:=VLOOKUP([.J56]; [.A56:.B120]; 2)" table:style-name="ce1">
            <text:p>3664</text:p>
          </table:table-cell>
          <table:table-cell office:value-type="float" office:value="598" table:formula="of:=VLOOKUP([.M56]; [.$A$3:.$B$69]; 2)" table:style-name="ce1">
            <text:p>598</text:p>
          </table:table-cell>
          <table:table-cell office:value-type="float" office:value="542" table:formula="of:=VLOOKUP([.N56]; [.$A$3:.$B$69]; 2)" table:style-name="ce1">
            <text:p>542</text:p>
          </table:table-cell>
          <table:table-cell office:value-type="float" office:value="1373" table:formula="of:=VLOOKUP([.K56]; [.$E$3:.$G$13]; 3)" table:style-name="ce1">
            <text:p>1373</text:p>
          </table:table-cell>
          <table:table-cell office:value-type="float" office:value="-158" table:formula="of:=[.$O56] - 2*[.$R56] - [.$P56] - [.$Q56] + [.$K56]" table:style-name="ce1">
            <text:p>-158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office:value-type="float" office:value="4663" table:style-name="ce1">
            <text:p>4663</text:p>
          </table:table-cell>
          <table:table-cell office:value-type="float" office:value="831" table:formula="of:=([.X56]+6*[.W56]-1)/6" table:style-name="ce1">
            <text:p>831</text:p>
          </table:table-cell>
          <table:table-cell table:number-columns-repeated="16359"/>
        </table:table-row>
        <table:table-row table:style-name="ro1">
          <table:table-cell office:value-type="float" office:value="107" table:formula="of:=[.A56]+2" table:style-name="ce1">
            <text:p>107</text:p>
          </table:table-cell>
          <table:table-cell office:value-type="float" office:value="3806" table:style-name="ce1">
            <text:p>3806</text:p>
          </table:table-cell>
          <table:table-cell table:number-columns-repeated="7" table:style-name="ce1"/>
          <table:table-cell office:value-type="float" office:value="107" table:formula="of:=[.J56]+2" table:style-name="ce1">
            <text:p>107</text:p>
          </table:table-cell>
          <table:table-cell office:value-type="float" office:value="64" table:formula="of:=2^COM.MICROSOFT.FLOOR(LOG([.J57]; 2); 1)" table:style-name="ce1">
            <text:p>64</text:p>
          </table:table-cell>
          <table:table-cell office:value-type="float" office:value="128" table:formula="of:=2^(COM.MICROSOFT.CEILING(LOG([.J57]; 2);1))" table:style-name="ce1">
            <text:p>128</text:p>
          </table:table-cell>
          <table:table-cell office:value-type="float" office:value="43" table:formula="of:=[.K57]-([.L57]-[.J57])" table:style-name="ce1">
            <text:p>43</text:p>
          </table:table-cell>
          <table:table-cell office:value-type="float" office:value="41" table:formula="of:=[.M57]-2" table:style-name="ce1">
            <text:p>41</text:p>
          </table:table-cell>
          <table:table-cell office:value-type="float" office:value="3806" table:formula="of:=VLOOKUP([.J57]; [.A57:.B121]; 2)" table:style-name="ce1">
            <text:p>3806</text:p>
          </table:table-cell>
          <table:table-cell office:value-type="float" office:value="656" table:formula="of:=VLOOKUP([.M57]; [.$A$3:.$B$69]; 2)" table:style-name="ce1">
            <text:p>656</text:p>
          </table:table-cell>
          <table:table-cell office:value-type="float" office:value="598" table:formula="of:=VLOOKUP([.N57]; [.$A$3:.$B$69]; 2)" table:style-name="ce1">
            <text:p>598</text:p>
          </table:table-cell>
          <table:table-cell office:value-type="float" office:value="1373" table:formula="of:=VLOOKUP([.K57]; [.$E$3:.$G$13]; 3)" table:style-name="ce1">
            <text:p>1373</text:p>
          </table:table-cell>
          <table:table-cell office:value-type="float" office:value="-130" table:formula="of:=[.$O57] - 2*[.$R57] - [.$P57] - [.$Q57] + [.$K57]" table:style-name="ce1">
            <text:p>-130</text:p>
          </table:table-cell>
          <table:table-cell table:number-columns-repeated="3" table:style-name="ce1"/>
          <table:table-cell office:value-type="float" office:value="55" table:style-name="ce1">
            <text:p>55</text:p>
          </table:table-cell>
          <table:table-cell office:value-type="float" office:value="4921" table:style-name="ce1">
            <text:p>4921</text:p>
          </table:table-cell>
          <table:table-cell office:value-type="float" office:value="875" table:formula="of:=([.X57]+6*[.W57]-1)/6" table:style-name="ce1">
            <text:p>875</text:p>
          </table:table-cell>
          <table:table-cell table:number-columns-repeated="16359"/>
        </table:table-row>
        <table:table-row table:style-name="ro1">
          <table:table-cell office:value-type="float" office:value="109" table:formula="of:=[.A57]+2" table:style-name="ce1">
            <text:p>109</text:p>
          </table:table-cell>
          <table:table-cell office:value-type="float" office:value="3946" table:style-name="ce1">
            <text:p>3946</text:p>
          </table:table-cell>
          <table:table-cell table:number-columns-repeated="7" table:style-name="ce1"/>
          <table:table-cell office:value-type="float" office:value="109" table:formula="of:=[.J57]+2" table:style-name="ce1">
            <text:p>109</text:p>
          </table:table-cell>
          <table:table-cell office:value-type="float" office:value="64" table:formula="of:=2^COM.MICROSOFT.FLOOR(LOG([.J58]; 2); 1)" table:style-name="ce1">
            <text:p>64</text:p>
          </table:table-cell>
          <table:table-cell office:value-type="float" office:value="128" table:formula="of:=2^(COM.MICROSOFT.CEILING(LOG([.J58]; 2);1))" table:style-name="ce1">
            <text:p>128</text:p>
          </table:table-cell>
          <table:table-cell office:value-type="float" office:value="45" table:formula="of:=[.K58]-([.L58]-[.J58])" table:style-name="ce1">
            <text:p>45</text:p>
          </table:table-cell>
          <table:table-cell office:value-type="float" office:value="43" table:formula="of:=[.M58]-2" table:style-name="ce1">
            <text:p>43</text:p>
          </table:table-cell>
          <table:table-cell office:value-type="float" office:value="3946" table:formula="of:=VLOOKUP([.J58]; [.A58:.B122]; 2)" table:style-name="ce1">
            <text:p>3946</text:p>
          </table:table-cell>
          <table:table-cell office:value-type="float" office:value="714" table:formula="of:=VLOOKUP([.M58]; [.$A$3:.$B$69]; 2)" table:style-name="ce1">
            <text:p>714</text:p>
          </table:table-cell>
          <table:table-cell office:value-type="float" office:value="656" table:formula="of:=VLOOKUP([.N58]; [.$A$3:.$B$69]; 2)" table:style-name="ce1">
            <text:p>656</text:p>
          </table:table-cell>
          <table:table-cell office:value-type="float" office:value="1373" table:formula="of:=VLOOKUP([.K58]; [.$E$3:.$G$13]; 3)" table:style-name="ce1">
            <text:p>1373</text:p>
          </table:table-cell>
          <table:table-cell office:value-type="float" office:value="-106" table:formula="of:=[.$O58] - 2*[.$R58] - [.$P58] - [.$Q58] + [.$K58]" table:style-name="ce1">
            <text:p>-106</text:p>
          </table:table-cell>
          <table:table-cell table:number-columns-repeated="3" table:style-name="ce1"/>
          <table:table-cell office:value-type="float" office:value="56" table:style-name="ce1">
            <text:p>56</text:p>
          </table:table-cell>
          <table:table-cell office:value-type="float" office:value="5323" table:style-name="ce1">
            <text:p>5323</text:p>
          </table:table-cell>
          <table:table-cell office:value-type="float" office:value="943" table:formula="of:=([.X58]+6*[.W58]-1)/6" table:style-name="ce1">
            <text:p>943</text:p>
          </table:table-cell>
          <table:table-cell table:number-columns-repeated="16359"/>
        </table:table-row>
        <table:table-row table:style-name="ro1">
          <table:table-cell office:value-type="float" office:value="111" table:formula="of:=[.A58]+2" table:style-name="ce1">
            <text:p>111</text:p>
          </table:table-cell>
          <table:table-cell office:value-type="float" office:value="4082" table:style-name="ce1">
            <text:p>4082</text:p>
          </table:table-cell>
          <table:table-cell table:number-columns-repeated="7" table:style-name="ce1"/>
          <table:table-cell office:value-type="float" office:value="111" table:formula="of:=[.J58]+2" table:style-name="ce1">
            <text:p>111</text:p>
          </table:table-cell>
          <table:table-cell office:value-type="float" office:value="64" table:formula="of:=2^COM.MICROSOFT.FLOOR(LOG([.J59]; 2); 1)" table:style-name="ce1">
            <text:p>64</text:p>
          </table:table-cell>
          <table:table-cell office:value-type="float" office:value="128" table:formula="of:=2^(COM.MICROSOFT.CEILING(LOG([.J59]; 2);1))" table:style-name="ce1">
            <text:p>128</text:p>
          </table:table-cell>
          <table:table-cell office:value-type="float" office:value="47" table:formula="of:=[.K59]-([.L59]-[.J59])" table:style-name="ce1">
            <text:p>47</text:p>
          </table:table-cell>
          <table:table-cell office:value-type="float" office:value="45" table:formula="of:=[.M59]-2" table:style-name="ce1">
            <text:p>45</text:p>
          </table:table-cell>
          <table:table-cell office:value-type="float" office:value="4082" table:formula="of:=VLOOKUP([.J59]; [.A59:.B123]; 2)" table:style-name="ce1">
            <text:p>4082</text:p>
          </table:table-cell>
          <table:table-cell office:value-type="float" office:value="772" table:formula="of:=VLOOKUP([.M59]; [.$A$3:.$B$69]; 2)" table:style-name="ce1">
            <text:p>772</text:p>
          </table:table-cell>
          <table:table-cell office:value-type="float" office:value="714" table:formula="of:=VLOOKUP([.N59]; [.$A$3:.$B$69]; 2)" table:style-name="ce1">
            <text:p>714</text:p>
          </table:table-cell>
          <table:table-cell office:value-type="float" office:value="1373" table:formula="of:=VLOOKUP([.K59]; [.$E$3:.$G$13]; 3)" table:style-name="ce1">
            <text:p>1373</text:p>
          </table:table-cell>
          <table:table-cell office:value-type="float" office:value="-86" table:formula="of:=[.$O59] - 2*[.$R59] - [.$P59] - [.$Q59] + [.$K59]" table:style-name="ce1">
            <text:p>-86</text:p>
          </table:table-cell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5677" table:style-name="ce1">
            <text:p>5677</text:p>
          </table:table-cell>
          <table:table-cell office:value-type="float" office:value="1003" table:formula="of:=([.X59]+6*[.W59]-1)/6" table:style-name="ce1">
            <text:p>1003</text:p>
          </table:table-cell>
          <table:table-cell table:number-columns-repeated="16359"/>
        </table:table-row>
        <table:table-row table:style-name="ro1">
          <table:table-cell office:value-type="float" office:value="113" table:formula="of:=[.A59]+2" table:style-name="ce1">
            <text:p>113</text:p>
          </table:table-cell>
          <table:table-cell office:value-type="float" office:value="4224" table:style-name="ce1">
            <text:p>4224</text:p>
          </table:table-cell>
          <table:table-cell table:number-columns-repeated="7" table:style-name="ce1"/>
          <table:table-cell office:value-type="float" office:value="113" table:formula="of:=[.J59]+2" table:style-name="ce1">
            <text:p>113</text:p>
          </table:table-cell>
          <table:table-cell office:value-type="float" office:value="64" table:formula="of:=2^COM.MICROSOFT.FLOOR(LOG([.J60]; 2); 1)" table:style-name="ce1">
            <text:p>64</text:p>
          </table:table-cell>
          <table:table-cell office:value-type="float" office:value="128" table:formula="of:=2^(COM.MICROSOFT.CEILING(LOG([.J60]; 2);1))" table:style-name="ce1">
            <text:p>128</text:p>
          </table:table-cell>
          <table:table-cell office:value-type="float" office:value="49" table:formula="of:=[.K60]-([.L60]-[.J60])" table:style-name="ce1">
            <text:p>49</text:p>
          </table:table-cell>
          <table:table-cell office:value-type="float" office:value="47" table:formula="of:=[.M60]-2" table:style-name="ce1">
            <text:p>47</text:p>
          </table:table-cell>
          <table:table-cell office:value-type="float" office:value="4224" table:formula="of:=VLOOKUP([.J60]; [.A60:.B124]; 2)" table:style-name="ce1">
            <text:p>4224</text:p>
          </table:table-cell>
          <table:table-cell office:value-type="float" office:value="836" table:formula="of:=VLOOKUP([.M60]; [.$A$3:.$B$69]; 2)" table:style-name="ce1">
            <text:p>836</text:p>
          </table:table-cell>
          <table:table-cell office:value-type="float" office:value="772" table:formula="of:=VLOOKUP([.N60]; [.$A$3:.$B$69]; 2)" table:style-name="ce1">
            <text:p>772</text:p>
          </table:table-cell>
          <table:table-cell office:value-type="float" office:value="1373" table:formula="of:=VLOOKUP([.K60]; [.$E$3:.$G$13]; 3)" table:style-name="ce1">
            <text:p>1373</text:p>
          </table:table-cell>
          <table:table-cell office:value-type="float" office:value="-66" table:formula="of:=[.$O60] - 2*[.$R60] - [.$P60] - [.$Q60] + [.$K60]" table:style-name="ce1">
            <text:p>-66</text:p>
          </table:table-cell>
          <table:table-cell table:number-columns-repeated="3" table:style-name="ce1"/>
          <table:table-cell office:value-type="float" office:value="58" table:style-name="ce1">
            <text:p>58</text:p>
          </table:table-cell>
          <table:table-cell office:value-type="float" office:value="5839" table:style-name="ce1">
            <text:p>5839</text:p>
          </table:table-cell>
          <table:table-cell office:value-type="float" office:value="1031" table:formula="of:=([.X60]+6*[.W60]-1)/6" table:style-name="ce1">
            <text:p>1031</text:p>
          </table:table-cell>
          <table:table-cell table:number-columns-repeated="16359"/>
        </table:table-row>
        <table:table-row table:style-name="ro1">
          <table:table-cell office:value-type="float" office:value="115" table:formula="of:=[.A60]+2" table:style-name="ce1">
            <text:p>115</text:p>
          </table:table-cell>
          <table:table-cell office:value-type="float" office:value="4380" table:style-name="ce1">
            <text:p>4380</text:p>
          </table:table-cell>
          <table:table-cell table:number-columns-repeated="7" table:style-name="ce1"/>
          <table:table-cell office:value-type="float" office:value="115" table:formula="of:=[.J60]+2" table:style-name="ce1">
            <text:p>115</text:p>
          </table:table-cell>
          <table:table-cell office:value-type="float" office:value="64" table:formula="of:=2^COM.MICROSOFT.FLOOR(LOG([.J61]; 2); 1)" table:style-name="ce1">
            <text:p>64</text:p>
          </table:table-cell>
          <table:table-cell office:value-type="float" office:value="128" table:formula="of:=2^(COM.MICROSOFT.CEILING(LOG([.J61]; 2);1))" table:style-name="ce1">
            <text:p>128</text:p>
          </table:table-cell>
          <table:table-cell office:value-type="float" office:value="51" table:formula="of:=[.K61]-([.L61]-[.J61])" table:style-name="ce1">
            <text:p>51</text:p>
          </table:table-cell>
          <table:table-cell office:value-type="float" office:value="49" table:formula="of:=[.M61]-2" table:style-name="ce1">
            <text:p>49</text:p>
          </table:table-cell>
          <table:table-cell office:value-type="float" office:value="4380" table:formula="of:=VLOOKUP([.J61]; [.A61:.B125]; 2)" table:style-name="ce1">
            <text:p>4380</text:p>
          </table:table-cell>
          <table:table-cell office:value-type="float" office:value="908" table:formula="of:=VLOOKUP([.M61]; [.$A$3:.$B$69]; 2)" table:style-name="ce1">
            <text:p>908</text:p>
          </table:table-cell>
          <table:table-cell office:value-type="float" office:value="836" table:formula="of:=VLOOKUP([.N61]; [.$A$3:.$B$69]; 2)" table:style-name="ce1">
            <text:p>836</text:p>
          </table:table-cell>
          <table:table-cell office:value-type="float" office:value="1373" table:formula="of:=VLOOKUP([.K61]; [.$E$3:.$G$13]; 3)" table:style-name="ce1">
            <text:p>1373</text:p>
          </table:table-cell>
          <table:table-cell office:value-type="float" office:value="-46" table:formula="of:=[.$O61] - 2*[.$R61] - [.$P61] - [.$Q61] + [.$K61]" table:style-name="ce1">
            <text:p>-46</text:p>
          </table:table-cell>
          <table:table-cell table:number-columns-repeated="3" table:style-name="ce1"/>
          <table:table-cell office:value-type="float" office:value="59" table:style-name="ce1">
            <text:p>59</text:p>
          </table:table-cell>
          <table:table-cell office:value-type="float" office:value="6025" table:style-name="ce1">
            <text:p>6025</text:p>
          </table:table-cell>
          <table:table-cell office:value-type="float" office:value="1063" table:formula="of:=([.X61]+6*[.W61]-1)/6" table:style-name="ce1">
            <text:p>1063</text:p>
          </table:table-cell>
          <table:table-cell table:number-columns-repeated="16359"/>
        </table:table-row>
        <table:table-row table:style-name="ro1">
          <table:table-cell office:value-type="float" office:value="117" table:formula="of:=[.A61]+2" table:style-name="ce1">
            <text:p>117</text:p>
          </table:table-cell>
          <table:table-cell office:value-type="float" office:value="4536" table:style-name="ce1">
            <text:p>4536</text:p>
          </table:table-cell>
          <table:table-cell table:number-columns-repeated="7" table:style-name="ce1"/>
          <table:table-cell office:value-type="float" office:value="117" table:formula="of:=[.J61]+2" table:style-name="ce1">
            <text:p>117</text:p>
          </table:table-cell>
          <table:table-cell office:value-type="float" office:value="64" table:formula="of:=2^COM.MICROSOFT.FLOOR(LOG([.J62]; 2); 1)" table:style-name="ce1">
            <text:p>64</text:p>
          </table:table-cell>
          <table:table-cell office:value-type="float" office:value="128" table:formula="of:=2^(COM.MICROSOFT.CEILING(LOG([.J62]; 2);1))" table:style-name="ce1">
            <text:p>128</text:p>
          </table:table-cell>
          <table:table-cell office:value-type="float" office:value="53" table:formula="of:=[.K62]-([.L62]-[.J62])" table:style-name="ce1">
            <text:p>53</text:p>
          </table:table-cell>
          <table:table-cell office:value-type="float" office:value="51" table:formula="of:=[.M62]-2" table:style-name="ce1">
            <text:p>51</text:p>
          </table:table-cell>
          <table:table-cell office:value-type="float" office:value="4536" table:formula="of:=VLOOKUP([.J62]; [.A62:.B126]; 2)" table:style-name="ce1">
            <text:p>4536</text:p>
          </table:table-cell>
          <table:table-cell office:value-type="float" office:value="978" table:formula="of:=VLOOKUP([.M62]; [.$A$3:.$B$69]; 2)" table:style-name="ce1">
            <text:p>978</text:p>
          </table:table-cell>
          <table:table-cell office:value-type="float" office:value="908" table:formula="of:=VLOOKUP([.N62]; [.$A$3:.$B$69]; 2)" table:style-name="ce1">
            <text:p>908</text:p>
          </table:table-cell>
          <table:table-cell office:value-type="float" office:value="1373" table:formula="of:=VLOOKUP([.K62]; [.$E$3:.$G$13]; 3)" table:style-name="ce1">
            <text:p>1373</text:p>
          </table:table-cell>
          <table:table-cell office:value-type="float" office:value="-32" table:formula="of:=[.$O62] - 2*[.$R62] - [.$P62] - [.$Q62] + [.$K62]" table:style-name="ce1">
            <text:p>-32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6355" table:style-name="ce1">
            <text:p>6355</text:p>
          </table:table-cell>
          <table:table-cell office:value-type="float" office:value="1119" table:formula="of:=([.X62]+6*[.W62]-1)/6" table:style-name="ce1">
            <text:p>1119</text:p>
          </table:table-cell>
          <table:table-cell table:number-columns-repeated="16359"/>
        </table:table-row>
        <table:table-row table:style-name="ro1">
          <table:table-cell office:value-type="float" office:value="119" table:formula="of:=[.A62]+2" table:style-name="ce1">
            <text:p>119</text:p>
          </table:table-cell>
          <table:table-cell office:value-type="float" office:value="4682" table:style-name="ce1">
            <text:p>4682</text:p>
          </table:table-cell>
          <table:table-cell table:number-columns-repeated="7" table:style-name="ce1"/>
          <table:table-cell office:value-type="float" office:value="119" table:formula="of:=[.J62]+2" table:style-name="ce1">
            <text:p>119</text:p>
          </table:table-cell>
          <table:table-cell office:value-type="float" office:value="64" table:formula="of:=2^COM.MICROSOFT.FLOOR(LOG([.J63]; 2); 1)" table:style-name="ce1">
            <text:p>64</text:p>
          </table:table-cell>
          <table:table-cell office:value-type="float" office:value="128" table:formula="of:=2^(COM.MICROSOFT.CEILING(LOG([.J63]; 2);1))" table:style-name="ce1">
            <text:p>128</text:p>
          </table:table-cell>
          <table:table-cell office:value-type="float" office:value="55" table:formula="of:=[.K63]-([.L63]-[.J63])" table:style-name="ce1">
            <text:p>55</text:p>
          </table:table-cell>
          <table:table-cell office:value-type="float" office:value="53" table:formula="of:=[.M63]-2" table:style-name="ce1">
            <text:p>53</text:p>
          </table:table-cell>
          <table:table-cell office:value-type="float" office:value="4682" table:formula="of:=VLOOKUP([.J63]; [.A63:.B127]; 2)" table:style-name="ce1">
            <text:p>4682</text:p>
          </table:table-cell>
          <table:table-cell office:value-type="float" office:value="1044" table:formula="of:=VLOOKUP([.M63]; [.$A$3:.$B$69]; 2)" table:style-name="ce1">
            <text:p>1044</text:p>
          </table:table-cell>
          <table:table-cell office:value-type="float" office:value="978" table:formula="of:=VLOOKUP([.N63]; [.$A$3:.$B$69]; 2)" table:style-name="ce1">
            <text:p>978</text:p>
          </table:table-cell>
          <table:table-cell office:value-type="float" office:value="1373" table:formula="of:=VLOOKUP([.K63]; [.$E$3:.$G$13]; 3)" table:style-name="ce1">
            <text:p>1373</text:p>
          </table:table-cell>
          <table:table-cell office:value-type="float" office:value="-22" table:formula="of:=[.$O63] - 2*[.$R63] - [.$P63] - [.$Q63] + [.$K63]" table:style-name="ce1">
            <text:p>-22</text:p>
          </table:table-cell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6769" table:style-name="ce1">
            <text:p>6769</text:p>
          </table:table-cell>
          <table:table-cell office:value-type="float" office:value="1189" table:formula="of:=([.X63]+6*[.W63]-1)/6" table:style-name="ce1">
            <text:p>1189</text:p>
          </table:table-cell>
          <table:table-cell table:number-columns-repeated="16359"/>
        </table:table-row>
        <table:table-row table:style-name="ro1">
          <table:table-cell office:value-type="float" office:value="121" table:formula="of:=[.A63]+2" table:style-name="ce1">
            <text:p>121</text:p>
          </table:table-cell>
          <table:table-cell office:value-type="float" office:value="4830" table:style-name="ce1">
            <text:p>4830</text:p>
          </table:table-cell>
          <table:table-cell table:number-columns-repeated="7" table:style-name="ce1"/>
          <table:table-cell office:value-type="float" office:value="121" table:formula="of:=[.J63]+2" table:style-name="ce1">
            <text:p>121</text:p>
          </table:table-cell>
          <table:table-cell office:value-type="float" office:value="64" table:formula="of:=2^COM.MICROSOFT.FLOOR(LOG([.J64]; 2); 1)" table:style-name="ce1">
            <text:p>64</text:p>
          </table:table-cell>
          <table:table-cell office:value-type="float" office:value="128" table:formula="of:=2^(COM.MICROSOFT.CEILING(LOG([.J64]; 2);1))" table:style-name="ce1">
            <text:p>128</text:p>
          </table:table-cell>
          <table:table-cell office:value-type="float" office:value="57" table:formula="of:=[.K64]-([.L64]-[.J64])" table:style-name="ce1">
            <text:p>57</text:p>
          </table:table-cell>
          <table:table-cell office:value-type="float" office:value="55" table:formula="of:=[.M64]-2" table:style-name="ce1">
            <text:p>55</text:p>
          </table:table-cell>
          <table:table-cell office:value-type="float" office:value="4830" table:formula="of:=VLOOKUP([.J64]; [.A64:.B128]; 2)" table:style-name="ce1">
            <text:p>4830</text:p>
          </table:table-cell>
          <table:table-cell office:value-type="float" office:value="1116" table:formula="of:=VLOOKUP([.M64]; [.$A$3:.$B$69]; 2)" table:style-name="ce1">
            <text:p>1116</text:p>
          </table:table-cell>
          <table:table-cell office:value-type="float" office:value="1044" table:formula="of:=VLOOKUP([.N64]; [.$A$3:.$B$69]; 2)" table:style-name="ce1">
            <text:p>1044</text:p>
          </table:table-cell>
          <table:table-cell office:value-type="float" office:value="1373" table:formula="of:=VLOOKUP([.K64]; [.$E$3:.$G$13]; 3)" table:style-name="ce1">
            <text:p>1373</text:p>
          </table:table-cell>
          <table:table-cell office:value-type="float" office:value="-12" table:formula="of:=[.$O64] - 2*[.$R64] - [.$P64] - [.$Q64] + [.$K64]" table:style-name="ce1">
            <text:p>-12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7063" table:style-name="ce1">
            <text:p>7063</text:p>
          </table:table-cell>
          <table:table-cell office:value-type="float" office:value="1239" table:formula="of:=([.X64]+6*[.W64]-1)/6" table:style-name="ce1">
            <text:p>1239</text:p>
          </table:table-cell>
          <table:table-cell table:number-columns-repeated="16359"/>
        </table:table-row>
        <table:table-row table:style-name="ro1">
          <table:table-cell office:value-type="float" office:value="123" table:formula="of:=[.A64]+2" table:style-name="ce1">
            <text:p>123</text:p>
          </table:table-cell>
          <table:table-cell office:value-type="float" office:value="4990" table:style-name="ce1">
            <text:p>4990</text:p>
          </table:table-cell>
          <table:table-cell table:number-columns-repeated="7" table:style-name="ce1"/>
          <table:table-cell office:value-type="float" office:value="123" table:formula="of:=[.J64]+2" table:style-name="ce1">
            <text:p>123</text:p>
          </table:table-cell>
          <table:table-cell office:value-type="float" office:value="64" table:formula="of:=2^COM.MICROSOFT.FLOOR(LOG([.J65]; 2); 1)" table:style-name="ce1">
            <text:p>64</text:p>
          </table:table-cell>
          <table:table-cell office:value-type="float" office:value="128" table:formula="of:=2^(COM.MICROSOFT.CEILING(LOG([.J65]; 2);1))" table:style-name="ce1">
            <text:p>128</text:p>
          </table:table-cell>
          <table:table-cell office:value-type="float" office:value="59" table:formula="of:=[.K65]-([.L65]-[.J65])" table:style-name="ce1">
            <text:p>59</text:p>
          </table:table-cell>
          <table:table-cell office:value-type="float" office:value="57" table:formula="of:=[.M65]-2" table:style-name="ce1">
            <text:p>57</text:p>
          </table:table-cell>
          <table:table-cell office:value-type="float" office:value="4990" table:formula="of:=VLOOKUP([.J65]; [.A65:.B129]; 2)" table:style-name="ce1">
            <text:p>4990</text:p>
          </table:table-cell>
          <table:table-cell office:value-type="float" office:value="1196" table:formula="of:=VLOOKUP([.M65]; [.$A$3:.$B$69]; 2)" table:style-name="ce1">
            <text:p>1196</text:p>
          </table:table-cell>
          <table:table-cell office:value-type="float" office:value="1116" table:formula="of:=VLOOKUP([.N65]; [.$A$3:.$B$69]; 2)" table:style-name="ce1">
            <text:p>1116</text:p>
          </table:table-cell>
          <table:table-cell office:value-type="float" office:value="1373" table:formula="of:=VLOOKUP([.K65]; [.$E$3:.$G$13]; 3)" table:style-name="ce1">
            <text:p>1373</text:p>
          </table:table-cell>
          <table:table-cell office:value-type="float" office:value="-4" table:formula="of:=[.$O65] - 2*[.$R65] - [.$P65] - [.$Q65] + [.$K65]" table:style-name="ce1">
            <text:p>-4</text:p>
          </table:table-cell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7477" table:style-name="ce1">
            <text:p>7477</text:p>
          </table:table-cell>
          <table:table-cell office:value-type="float" office:value="1309" table:formula="of:=([.X65]+6*[.W65]-1)/6" table:style-name="ce1">
            <text:p>1309</text:p>
          </table:table-cell>
          <table:table-cell table:number-columns-repeated="16359"/>
        </table:table-row>
        <table:table-row table:style-name="ro1">
          <table:table-cell office:value-type="float" office:value="125" table:formula="of:=[.A65]+2" table:style-name="ce1">
            <text:p>125</text:p>
          </table:table-cell>
          <table:table-cell office:value-type="float" office:value="5154" table:style-name="ce1">
            <text:p>5154</text:p>
          </table:table-cell>
          <table:table-cell table:number-columns-repeated="7" table:style-name="ce1"/>
          <table:table-cell office:value-type="float" office:value="125" table:formula="of:=[.J65]+2" table:style-name="ce1">
            <text:p>125</text:p>
          </table:table-cell>
          <table:table-cell office:value-type="float" office:value="64" table:formula="of:=2^COM.MICROSOFT.FLOOR(LOG([.J66]; 2); 1)" table:style-name="ce1">
            <text:p>64</text:p>
          </table:table-cell>
          <table:table-cell office:value-type="float" office:value="128" table:formula="of:=2^(COM.MICROSOFT.CEILING(LOG([.J66]; 2);1))" table:style-name="ce1">
            <text:p>128</text:p>
          </table:table-cell>
          <table:table-cell office:value-type="float" office:value="61" table:formula="of:=[.K66]-([.L66]-[.J66])" table:style-name="ce1">
            <text:p>61</text:p>
          </table:table-cell>
          <table:table-cell office:value-type="float" office:value="59" table:formula="of:=[.M66]-2" table:style-name="ce1">
            <text:p>59</text:p>
          </table:table-cell>
          <table:table-cell office:value-type="float" office:value="5154" table:formula="of:=VLOOKUP([.J66]; [.A66:.B130]; 2)" table:style-name="ce1">
            <text:p>5154</text:p>
          </table:table-cell>
          <table:table-cell office:value-type="float" office:value="1276" table:formula="of:=VLOOKUP([.M66]; [.$A$3:.$B$69]; 2)" table:style-name="ce1">
            <text:p>1276</text:p>
          </table:table-cell>
          <table:table-cell office:value-type="float" office:value="1196" table:formula="of:=VLOOKUP([.N66]; [.$A$3:.$B$69]; 2)" table:style-name="ce1">
            <text:p>1196</text:p>
          </table:table-cell>
          <table:table-cell office:value-type="float" office:value="1373" table:formula="of:=VLOOKUP([.K66]; [.$E$3:.$G$13]; 3)" table:style-name="ce1">
            <text:p>1373</text:p>
          </table:table-cell>
          <table:table-cell office:value-type="float" office:value="0" table:formula="of:=[.$O66] - 2*[.$R66] - [.$P66] - [.$Q66] + [.$K66]" table:style-name="ce1">
            <text:p>0</text:p>
          </table:table-cell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7855" table:style-name="ce1">
            <text:p>7855</text:p>
          </table:table-cell>
          <table:table-cell office:value-type="float" office:value="1373" table:formula="of:=([.X66]+6*[.W66]-1)/6" table:style-name="ce1">
            <text:p>1373</text:p>
          </table:table-cell>
          <table:table-cell table:number-columns-repeated="16359"/>
        </table:table-row>
        <table:table-row table:style-name="ro1">
          <table:table-cell office:value-type="float" office:value="127" table:formula="of:=[.A66]+2" table:style-name="ce1">
            <text:p>127</text:p>
          </table:table-cell>
          <table:table-cell office:value-type="float" office:value="5316" table:style-name="ce1">
            <text:p>5316</text:p>
          </table:table-cell>
          <table:table-cell table:number-columns-repeated="7" table:style-name="ce1"/>
          <table:table-cell office:value-type="float" office:value="127" table:formula="of:=[.J66]+2" table:style-name="ce1">
            <text:p>127</text:p>
          </table:table-cell>
          <table:table-cell office:value-type="float" office:value="64" table:formula="of:=2^COM.MICROSOFT.FLOOR(LOG([.J67]; 2); 1)" table:style-name="ce1">
            <text:p>64</text:p>
          </table:table-cell>
          <table:table-cell office:value-type="float" office:value="128" table:formula="of:=2^(COM.MICROSOFT.CEILING(LOG([.J67]; 2);1))" table:style-name="ce1">
            <text:p>128</text:p>
          </table:table-cell>
          <table:table-cell office:value-type="float" office:value="63" table:formula="of:=[.K67]-([.L67]-[.J67])" table:style-name="ce1">
            <text:p>63</text:p>
          </table:table-cell>
          <table:table-cell office:value-type="float" office:value="61" table:formula="of:=[.M67]-2" table:style-name="ce1">
            <text:p>61</text:p>
          </table:table-cell>
          <table:table-cell office:value-type="float" office:value="5316" table:formula="of:=VLOOKUP([.J67]; [.A67:.B131]; 2)" table:style-name="ce1">
            <text:p>5316</text:p>
          </table:table-cell>
          <table:table-cell office:value-type="float" office:value="1356" table:formula="of:=VLOOKUP([.M67]; [.$A$3:.$B$69]; 2)" table:style-name="ce1">
            <text:p>1356</text:p>
          </table:table-cell>
          <table:table-cell office:value-type="float" office:value="1276" table:formula="of:=VLOOKUP([.N67]; [.$A$3:.$B$69]; 2)" table:style-name="ce1">
            <text:p>1276</text:p>
          </table:table-cell>
          <table:table-cell office:value-type="float" office:value="1373" table:formula="of:=VLOOKUP([.K67]; [.$E$3:.$G$13]; 3)" table:style-name="ce1">
            <text:p>1373</text:p>
          </table:table-cell>
          <table:table-cell office:value-type="float" office:value="2" table:formula="of:=[.$O67] - 2*[.$R67] - [.$P67] - [.$Q67] + [.$K67]" table:style-name="ce1">
            <text:p>2</text:p>
          </table:table-cell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7861" table:style-name="ce1">
            <text:p>7861</text:p>
          </table:table-cell>
          <table:table-cell office:value-type="float" office:value="1375" table:formula="of:=([.X67]+6*[.W67]-1)/6" table:style-name="ce1">
            <text:p>1375</text:p>
          </table:table-cell>
          <table:table-cell table:number-columns-repeated="16359"/>
        </table:table-row>
        <table:table-row table:style-name="ro1">
          <table:table-cell office:value-type="float" office:value="129" table:formula="of:=[.A67]+2" table:style-name="ce1">
            <text:p>129</text:p>
          </table:table-cell>
          <table:table-cell office:value-type="float" office:value="5480" table:style-name="ce1">
            <text:p>5480</text:p>
          </table:table-cell>
          <table:table-cell table:number-columns-repeated="7" table:style-name="ce1"/>
          <table:table-cell office:value-type="float" office:value="129" table:formula="of:=[.J67]+2" table:style-name="ce1">
            <text:p>129</text:p>
          </table:table-cell>
          <table:table-cell office:value-type="float" office:value="128" table:formula="of:=2^COM.MICROSOFT.FLOOR(LOG([.J68]; 2); 1)" table:style-name="ce1">
            <text:p>128</text:p>
          </table:table-cell>
          <table:table-cell office:value-type="float" office:value="256" table:formula="of:=2^(COM.MICROSOFT.CEILING(LOG([.J68]; 2);1))" table:style-name="ce1">
            <text:p>256</text:p>
          </table:table-cell>
          <table:table-cell office:value-type="float" office:value="1" table:formula="of:=[.K68]-([.L68]-[.J68])" table:style-name="ce1">
            <text:p>1</text:p>
          </table:table-cell>
          <table:table-cell office:value-type="float" office:value="-1" table:formula="of:=[.M68]-2" table:style-name="ce1">
            <text:p>-1</text:p>
          </table:table-cell>
          <table:table-cell office:value-type="float" office:value="5480" table:formula="of:=VLOOKUP([.J68]; [.A68:.B132]; 2)" table:style-name="ce1">
            <text:p>5480</text:p>
          </table:table-cell>
          <table:table-cell office:value-type="float" office:value="2" table:formula="of:=VLOOKUP([.M68]; [.$A$3:.$B$69]; 2)" table:style-name="ce1">
            <text:p>2</text:p>
          </table:table-cell>
          <table:table-cell office:value-type="float" office:value="0" table:formula="of:=VLOOKUP([.N68]; [.$A$3:.$B$69]; 2)" table:style-name="ce1">
            <text:p>0</text:p>
          </table:table-cell>
          <table:table-cell office:value-type="float" office:value="5349" table:formula="of:=VLOOKUP([.K68]; [.$E$3:.$G$13]; 3)" table:style-name="ce1">
            <text:p>5349</text:p>
          </table:table-cell>
          <table:table-cell office:value-type="float" office:value="-5092" table:formula="of:=[.$O68] - 2*[.$R68] - [.$P68] - [.$Q68] + [.$K68]" table:style-name="ce1">
            <text:p>-5092</text:p>
          </table:table-cell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7879" table:style-name="ce1">
            <text:p>7879</text:p>
          </table:table-cell>
          <table:table-cell office:value-type="float" office:value="1379" table:formula="of:=([.X68]+6*[.W68]-1)/6" table:style-name="ce1">
            <text:p>1379</text:p>
          </table:table-cell>
          <table:table-cell table:number-columns-repeated="16359"/>
        </table:table-row>
        <table:table-row table:style-name="ro1">
          <table:table-cell office:value-type="float" office:value="131" table:formula="of:=[.A68]+2" table:style-name="ce1">
            <text:p>131</text:p>
          </table:table-cell>
          <table:table-cell office:value-type="float" office:value="5654" table:style-name="ce1">
            <text:p>5654</text:p>
          </table:table-cell>
          <table:table-cell table:number-columns-repeated="7" table:style-name="ce1"/>
          <table:table-cell office:value-type="float" office:value="131" table:formula="of:=[.J68]+2" table:style-name="ce1">
            <text:p>131</text:p>
          </table:table-cell>
          <table:table-cell office:value-type="float" office:value="128" table:formula="of:=2^COM.MICROSOFT.FLOOR(LOG([.J69]; 2); 1)" table:style-name="ce1">
            <text:p>128</text:p>
          </table:table-cell>
          <table:table-cell office:value-type="float" office:value="256" table:formula="of:=2^(COM.MICROSOFT.CEILING(LOG([.J69]; 2);1))" table:style-name="ce1">
            <text:p>256</text:p>
          </table:table-cell>
          <table:table-cell office:value-type="float" office:value="3" table:formula="of:=[.K69]-([.L69]-[.J69])" table:style-name="ce1">
            <text:p>3</text:p>
          </table:table-cell>
          <table:table-cell office:value-type="float" office:value="1" table:formula="of:=[.M69]-2" table:style-name="ce1">
            <text:p>1</text:p>
          </table:table-cell>
          <table:table-cell office:value-type="float" office:value="5654" table:formula="of:=VLOOKUP([.J69]; [.A69:.B133]; 2)" table:style-name="ce1">
            <text:p>5654</text:p>
          </table:table-cell>
          <table:table-cell office:value-type="float" office:value="8" table:formula="of:=VLOOKUP([.M69]; [.$A$3:.$B$69]; 2)" table:style-name="ce1">
            <text:p>8</text:p>
          </table:table-cell>
          <table:table-cell office:value-type="float" office:value="2" table:formula="of:=VLOOKUP([.N69]; [.$A$3:.$B$69]; 2)" table:style-name="ce1">
            <text:p>2</text:p>
          </table:table-cell>
          <table:table-cell office:value-type="float" office:value="5349" table:formula="of:=VLOOKUP([.K69]; [.$E$3:.$G$13]; 3)" table:style-name="ce1">
            <text:p>5349</text:p>
          </table:table-cell>
          <table:table-cell office:value-type="float" office:value="-4926" table:formula="of:=[.$O69] - 2*[.$R69] - [.$P69] - [.$Q69] + [.$K69]" table:style-name="ce1">
            <text:p>-4926</text:p>
          </table:table-cell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7909" table:style-name="ce1">
            <text:p>7909</text:p>
          </table:table-cell>
          <table:table-cell office:value-type="float" office:value="1385" table:formula="of:=([.X69]+6*[.W69]-1)/6" table:style-name="ce1">
            <text:p>1385</text:p>
          </table:table-cell>
          <table:table-cell table:number-columns-repeated="16359"/>
        </table:table-row>
        <table:table-row table:style-name="ro1">
          <table:table-cell office:value-type="float" office:value="133" table:formula="of:=[.A69]+2" table:style-name="ce1">
            <text:p>133</text:p>
          </table:table-cell>
          <table:table-cell office:value-type="float" office:value="5828" table:style-name="ce1">
            <text:p>5828</text:p>
          </table:table-cell>
          <table:table-cell table:number-columns-repeated="7" table:style-name="ce1"/>
          <table:table-cell office:value-type="float" office:value="133" table:formula="of:=[.J69]+2" table:style-name="ce1">
            <text:p>133</text:p>
          </table:table-cell>
          <table:table-cell office:value-type="float" office:value="128" table:formula="of:=2^COM.MICROSOFT.FLOOR(LOG([.J70]; 2); 1)" table:style-name="ce1">
            <text:p>128</text:p>
          </table:table-cell>
          <table:table-cell office:value-type="float" office:value="256" table:formula="of:=2^(COM.MICROSOFT.CEILING(LOG([.J70]; 2);1))" table:style-name="ce1">
            <text:p>256</text:p>
          </table:table-cell>
          <table:table-cell office:value-type="float" office:value="5" table:formula="of:=[.K70]-([.L70]-[.J70])" table:style-name="ce1">
            <text:p>5</text:p>
          </table:table-cell>
          <table:table-cell office:value-type="float" office:value="3" table:formula="of:=[.M70]-2" table:style-name="ce1">
            <text:p>3</text:p>
          </table:table-cell>
          <table:table-cell office:value-type="float" office:value="5828" table:formula="of:=VLOOKUP([.J70]; [.A70:.B134]; 2)" table:style-name="ce1">
            <text:p>5828</text:p>
          </table:table-cell>
          <table:table-cell office:value-type="float" office:value="16" table:formula="of:=VLOOKUP([.M70]; [.$A$3:.$B$69]; 2)" table:style-name="ce1">
            <text:p>16</text:p>
          </table:table-cell>
          <table:table-cell office:value-type="float" office:value="8" table:formula="of:=VLOOKUP([.N70]; [.$A$3:.$B$69]; 2)" table:style-name="ce1">
            <text:p>8</text:p>
          </table:table-cell>
          <table:table-cell office:value-type="float" office:value="5349" table:formula="of:=VLOOKUP([.K70]; [.$E$3:.$G$13]; 3)" table:style-name="ce1">
            <text:p>5349</text:p>
          </table:table-cell>
          <table:table-cell office:value-type="float" office:value="-4766" table:formula="of:=[.$O70] - 2*[.$R70] - [.$P70] - [.$Q70] + [.$K70]" table:style-name="ce1">
            <text:p>-4766</text:p>
          </table:table-cell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7963" table:style-name="ce1">
            <text:p>7963</text:p>
          </table:table-cell>
          <table:table-cell office:value-type="float" office:value="1395" table:formula="of:=([.X70]+6*[.W70]-1)/6" table:style-name="ce1">
            <text:p>1395</text:p>
          </table:table-cell>
          <table:table-cell table:number-columns-repeated="16359"/>
        </table:table-row>
        <table:table-row table:style-name="ro1">
          <table:table-cell office:value-type="float" office:value="135" table:formula="of:=[.A70]+2" table:style-name="ce1">
            <text:p>135</text:p>
          </table:table-cell>
          <table:table-cell office:value-type="float" office:value="6014" table:style-name="ce1">
            <text:p>6014</text:p>
          </table:table-cell>
          <table:table-cell table:number-columns-repeated="7" table:style-name="ce1"/>
          <table:table-cell office:value-type="float" office:value="135" table:formula="of:=[.J70]+2" table:style-name="ce1">
            <text:p>135</text:p>
          </table:table-cell>
          <table:table-cell office:value-type="float" office:value="128" table:formula="of:=2^COM.MICROSOFT.FLOOR(LOG([.J71]; 2); 1)" table:style-name="ce1">
            <text:p>128</text:p>
          </table:table-cell>
          <table:table-cell office:value-type="float" office:value="256" table:formula="of:=2^(COM.MICROSOFT.CEILING(LOG([.J71]; 2);1))" table:style-name="ce1">
            <text:p>256</text:p>
          </table:table-cell>
          <table:table-cell office:value-type="float" office:value="7" table:formula="of:=[.K71]-([.L71]-[.J71])" table:style-name="ce1">
            <text:p>7</text:p>
          </table:table-cell>
          <table:table-cell office:value-type="float" office:value="5" table:formula="of:=[.M71]-2" table:style-name="ce1">
            <text:p>5</text:p>
          </table:table-cell>
          <table:table-cell office:value-type="float" office:value="6014" table:formula="of:=VLOOKUP([.J71]; [.A71:.B135]; 2)" table:style-name="ce1">
            <text:p>6014</text:p>
          </table:table-cell>
          <table:table-cell office:value-type="float" office:value="26" table:formula="of:=VLOOKUP([.M71]; [.$A$3:.$B$69]; 2)" table:style-name="ce1">
            <text:p>26</text:p>
          </table:table-cell>
          <table:table-cell office:value-type="float" office:value="16" table:formula="of:=VLOOKUP([.N71]; [.$A$3:.$B$69]; 2)" table:style-name="ce1">
            <text:p>16</text:p>
          </table:table-cell>
          <table:table-cell office:value-type="float" office:value="5349" table:formula="of:=VLOOKUP([.K71]; [.$E$3:.$G$13]; 3)" table:style-name="ce1">
            <text:p>5349</text:p>
          </table:table-cell>
          <table:table-cell office:value-type="float" office:value="-4598" table:formula="of:=[.$O71] - 2*[.$R71] - [.$P71] - [.$Q71] + [.$K71]" table:style-name="ce1">
            <text:p>-4598</text:p>
          </table:table-cell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8017" table:style-name="ce1">
            <text:p>8017</text:p>
          </table:table-cell>
          <table:table-cell office:value-type="float" office:value="1405" table:formula="of:=([.X71]+6*[.W71]-1)/6" table:style-name="ce1">
            <text:p>1405</text:p>
          </table:table-cell>
          <table:table-cell table:number-columns-repeated="16359"/>
        </table:table-row>
        <table:table-row table:style-name="ro1">
          <table:table-cell office:value-type="float" office:value="137" table:formula="of:=[.A71]+2" table:style-name="ce1">
            <text:p>137</text:p>
          </table:table-cell>
          <table:table-cell office:value-type="float" office:value="6182" table:style-name="ce1">
            <text:p>6182</text:p>
          </table:table-cell>
          <table:table-cell table:number-columns-repeated="7" table:style-name="ce1"/>
          <table:table-cell office:value-type="float" office:value="137" table:formula="of:=[.J71]+2" table:style-name="ce1">
            <text:p>137</text:p>
          </table:table-cell>
          <table:table-cell office:value-type="float" office:value="128" table:formula="of:=2^COM.MICROSOFT.FLOOR(LOG([.J72]; 2); 1)" table:style-name="ce1">
            <text:p>128</text:p>
          </table:table-cell>
          <table:table-cell office:value-type="float" office:value="256" table:formula="of:=2^(COM.MICROSOFT.CEILING(LOG([.J72]; 2);1))" table:style-name="ce1">
            <text:p>256</text:p>
          </table:table-cell>
          <table:table-cell office:value-type="float" office:value="9" table:formula="of:=[.K72]-([.L72]-[.J72])" table:style-name="ce1">
            <text:p>9</text:p>
          </table:table-cell>
          <table:table-cell office:value-type="float" office:value="7" table:formula="of:=[.M72]-2" table:style-name="ce1">
            <text:p>7</text:p>
          </table:table-cell>
          <table:table-cell office:value-type="float" office:value="6182" table:formula="of:=VLOOKUP([.J72]; [.A72:.B136]; 2)" table:style-name="ce1">
            <text:p>6182</text:p>
          </table:table-cell>
          <table:table-cell office:value-type="float" office:value="40" table:formula="of:=VLOOKUP([.M72]; [.$A$3:.$B$69]; 2)" table:style-name="ce1">
            <text:p>40</text:p>
          </table:table-cell>
          <table:table-cell office:value-type="float" office:value="26" table:formula="of:=VLOOKUP([.N72]; [.$A$3:.$B$69]; 2)" table:style-name="ce1">
            <text:p>26</text:p>
          </table:table-cell>
          <table:table-cell office:value-type="float" office:value="5349" table:formula="of:=VLOOKUP([.K72]; [.$E$3:.$G$13]; 3)" table:style-name="ce1">
            <text:p>5349</text:p>
          </table:table-cell>
          <table:table-cell office:value-type="float" office:value="-4454" table:formula="of:=[.$O72] - 2*[.$R72] - [.$P72] - [.$Q72] + [.$K72]" table:style-name="ce1">
            <text:p>-4454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8071" table:style-name="ce1">
            <text:p>8071</text:p>
          </table:table-cell>
          <table:table-cell office:value-type="float" office:value="1415" table:formula="of:=([.X72]+6*[.W72]-1)/6" table:style-name="ce1">
            <text:p>1415</text:p>
          </table:table-cell>
          <table:table-cell table:number-columns-repeated="16359"/>
        </table:table-row>
        <table:table-row table:style-name="ro1">
          <table:table-cell office:value-type="float" office:value="139" table:formula="of:=[.A72]+2" table:style-name="ce1">
            <text:p>139</text:p>
          </table:table-cell>
          <table:table-cell office:value-type="float" office:value="6374" table:style-name="ce1">
            <text:p>6374</text:p>
          </table:table-cell>
          <table:table-cell table:number-columns-repeated="7" table:style-name="ce1"/>
          <table:table-cell office:value-type="float" office:value="139" table:formula="of:=[.J72]+2" table:style-name="ce1">
            <text:p>139</text:p>
          </table:table-cell>
          <table:table-cell office:value-type="float" office:value="128" table:formula="of:=2^COM.MICROSOFT.FLOOR(LOG([.J73]; 2); 1)" table:style-name="ce1">
            <text:p>128</text:p>
          </table:table-cell>
          <table:table-cell office:value-type="float" office:value="256" table:formula="of:=2^(COM.MICROSOFT.CEILING(LOG([.J73]; 2);1))" table:style-name="ce1">
            <text:p>256</text:p>
          </table:table-cell>
          <table:table-cell office:value-type="float" office:value="11" table:formula="of:=[.K73]-([.L73]-[.J73])" table:style-name="ce1">
            <text:p>11</text:p>
          </table:table-cell>
          <table:table-cell office:value-type="float" office:value="9" table:formula="of:=[.M73]-2" table:style-name="ce1">
            <text:p>9</text:p>
          </table:table-cell>
          <table:table-cell office:value-type="float" office:value="6374" table:formula="of:=VLOOKUP([.J73]; [.A73:.B137]; 2)" table:style-name="ce1">
            <text:p>6374</text:p>
          </table:table-cell>
          <table:table-cell office:value-type="float" office:value="56" table:formula="of:=VLOOKUP([.M73]; [.$A$3:.$B$69]; 2)" table:style-name="ce1">
            <text:p>56</text:p>
          </table:table-cell>
          <table:table-cell office:value-type="float" office:value="40" table:formula="of:=VLOOKUP([.N73]; [.$A$3:.$B$69]; 2)" table:style-name="ce1">
            <text:p>40</text:p>
          </table:table-cell>
          <table:table-cell office:value-type="float" office:value="5349" table:formula="of:=VLOOKUP([.K73]; [.$E$3:.$G$13]; 3)" table:style-name="ce1">
            <text:p>5349</text:p>
          </table:table-cell>
          <table:table-cell office:value-type="float" office:value="-4292" table:formula="of:=[.$O73] - 2*[.$R73] - [.$P73] - [.$Q73] + [.$K73]" table:style-name="ce1">
            <text:p>-4292</text:p>
          </table:table-cell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8173" table:style-name="ce1">
            <text:p>8173</text:p>
          </table:table-cell>
          <table:table-cell office:value-type="float" office:value="1433" table:formula="of:=([.X73]+6*[.W73]-1)/6" table:style-name="ce1">
            <text:p>1433</text:p>
          </table:table-cell>
          <table:table-cell table:number-columns-repeated="16359"/>
        </table:table-row>
        <table:table-row table:style-name="ro1">
          <table:table-cell office:value-type="float" office:value="141" table:formula="of:=[.A73]+2" table:style-name="ce1">
            <text:p>141</text:p>
          </table:table-cell>
          <table:table-cell office:value-type="float" office:value="6548" table:style-name="ce1">
            <text:p>6548</text:p>
          </table:table-cell>
          <table:table-cell table:number-columns-repeated="7" table:style-name="ce1"/>
          <table:table-cell office:value-type="float" office:value="141" table:formula="of:=[.J73]+2" table:style-name="ce1">
            <text:p>141</text:p>
          </table:table-cell>
          <table:table-cell office:value-type="float" office:value="128" table:formula="of:=2^COM.MICROSOFT.FLOOR(LOG([.J74]; 2); 1)" table:style-name="ce1">
            <text:p>128</text:p>
          </table:table-cell>
          <table:table-cell office:value-type="float" office:value="256" table:formula="of:=2^(COM.MICROSOFT.CEILING(LOG([.J74]; 2);1))" table:style-name="ce1">
            <text:p>256</text:p>
          </table:table-cell>
          <table:table-cell office:value-type="float" office:value="13" table:formula="of:=[.K74]-([.L74]-[.J74])" table:style-name="ce1">
            <text:p>13</text:p>
          </table:table-cell>
          <table:table-cell office:value-type="float" office:value="11" table:formula="of:=[.M74]-2" table:style-name="ce1">
            <text:p>11</text:p>
          </table:table-cell>
          <table:table-cell office:value-type="float" office:value="6548" table:formula="of:=VLOOKUP([.J74]; [.A74:.B138]; 2)" table:style-name="ce1">
            <text:p>6548</text:p>
          </table:table-cell>
          <table:table-cell office:value-type="float" office:value="74" table:formula="of:=VLOOKUP([.M74]; [.$A$3:.$B$69]; 2)" table:style-name="ce1">
            <text:p>74</text:p>
          </table:table-cell>
          <table:table-cell office:value-type="float" office:value="56" table:formula="of:=VLOOKUP([.N74]; [.$A$3:.$B$69]; 2)" table:style-name="ce1">
            <text:p>56</text:p>
          </table:table-cell>
          <table:table-cell office:value-type="float" office:value="5349" table:formula="of:=VLOOKUP([.K74]; [.$E$3:.$G$13]; 3)" table:style-name="ce1">
            <text:p>5349</text:p>
          </table:table-cell>
          <table:table-cell office:value-type="float" office:value="-4152" table:formula="of:=[.$O74] - 2*[.$R74] - [.$P74] - [.$Q74] + [.$K74]" table:style-name="ce1">
            <text:p>-4152</text:p>
          </table:table-cell>
          <table:table-cell table:number-columns-repeated="3" table:style-name="ce1"/>
          <table:table-cell office:value-type="float" office:value="72" table:style-name="ce1">
            <text:p>72</text:p>
          </table:table-cell>
          <table:table-cell office:value-type="float" office:value="8323" table:style-name="ce1">
            <text:p>8323</text:p>
          </table:table-cell>
          <table:table-cell office:value-type="float" office:value="1459" table:formula="of:=([.X74]+6*[.W74]-1)/6" table:style-name="ce1">
            <text:p>1459</text:p>
          </table:table-cell>
          <table:table-cell table:number-columns-repeated="16359"/>
        </table:table-row>
        <table:table-row table:style-name="ro1">
          <table:table-cell office:value-type="float" office:value="143" table:formula="of:=[.A74]+2" table:style-name="ce1">
            <text:p>143</text:p>
          </table:table-cell>
          <table:table-cell office:value-type="float" office:value="6724" table:style-name="ce1">
            <text:p>6724</text:p>
          </table:table-cell>
          <table:table-cell table:number-columns-repeated="7" table:style-name="ce1"/>
          <table:table-cell office:value-type="float" office:value="143" table:formula="of:=[.J74]+2" table:style-name="ce1">
            <text:p>143</text:p>
          </table:table-cell>
          <table:table-cell office:value-type="float" office:value="128" table:formula="of:=2^COM.MICROSOFT.FLOOR(LOG([.J75]; 2); 1)" table:style-name="ce1">
            <text:p>128</text:p>
          </table:table-cell>
          <table:table-cell office:value-type="float" office:value="256" table:formula="of:=2^(COM.MICROSOFT.CEILING(LOG([.J75]; 2);1))" table:style-name="ce1">
            <text:p>256</text:p>
          </table:table-cell>
          <table:table-cell office:value-type="float" office:value="15" table:formula="of:=[.K75]-([.L75]-[.J75])" table:style-name="ce1">
            <text:p>15</text:p>
          </table:table-cell>
          <table:table-cell office:value-type="float" office:value="13" table:formula="of:=[.M75]-2" table:style-name="ce1">
            <text:p>13</text:p>
          </table:table-cell>
          <table:table-cell office:value-type="float" office:value="6724" table:formula="of:=VLOOKUP([.J75]; [.A75:.B139]; 2)" table:style-name="ce1">
            <text:p>6724</text:p>
          </table:table-cell>
          <table:table-cell office:value-type="float" office:value="94" table:formula="of:=VLOOKUP([.M75]; [.$A$3:.$B$69]; 2)" table:style-name="ce1">
            <text:p>94</text:p>
          </table:table-cell>
          <table:table-cell office:value-type="float" office:value="74" table:formula="of:=VLOOKUP([.N75]; [.$A$3:.$B$69]; 2)" table:style-name="ce1">
            <text:p>74</text:p>
          </table:table-cell>
          <table:table-cell office:value-type="float" office:value="5349" table:formula="of:=VLOOKUP([.K75]; [.$E$3:.$G$13]; 3)" table:style-name="ce1">
            <text:p>5349</text:p>
          </table:table-cell>
          <table:table-cell office:value-type="float" office:value="-4014" table:formula="of:=[.$O75] - 2*[.$R75] - [.$P75] - [.$Q75] + [.$K75]" table:style-name="ce1">
            <text:p>-4014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8425" table:style-name="ce1">
            <text:p>8425</text:p>
          </table:table-cell>
          <table:table-cell office:value-type="float" office:value="1477" table:formula="of:=([.X75]+6*[.W75]-1)/6" table:style-name="ce1">
            <text:p>1477</text:p>
          </table:table-cell>
          <table:table-cell table:number-columns-repeated="16359"/>
        </table:table-row>
        <table:table-row table:style-name="ro1">
          <table:table-cell office:value-type="float" office:value="145" table:formula="of:=[.A75]+2" table:style-name="ce1">
            <text:p>145</text:p>
          </table:table-cell>
          <table:table-cell office:value-type="float" office:value="6916" table:style-name="ce1">
            <text:p>6916</text:p>
          </table:table-cell>
          <table:table-cell table:number-columns-repeated="7" table:style-name="ce1"/>
          <table:table-cell office:value-type="float" office:value="145" table:formula="of:=[.J75]+2" table:style-name="ce1">
            <text:p>145</text:p>
          </table:table-cell>
          <table:table-cell office:value-type="float" office:value="128" table:formula="of:=2^COM.MICROSOFT.FLOOR(LOG([.J76]; 2); 1)" table:style-name="ce1">
            <text:p>128</text:p>
          </table:table-cell>
          <table:table-cell office:value-type="float" office:value="256" table:formula="of:=2^(COM.MICROSOFT.CEILING(LOG([.J76]; 2);1))" table:style-name="ce1">
            <text:p>256</text:p>
          </table:table-cell>
          <table:table-cell office:value-type="float" office:value="17" table:formula="of:=[.K76]-([.L76]-[.J76])" table:style-name="ce1">
            <text:p>17</text:p>
          </table:table-cell>
          <table:table-cell office:value-type="float" office:value="15" table:formula="of:=[.M76]-2" table:style-name="ce1">
            <text:p>15</text:p>
          </table:table-cell>
          <table:table-cell office:value-type="float" office:value="6916" table:formula="of:=VLOOKUP([.J76]; [.A76:.B140]; 2)" table:style-name="ce1">
            <text:p>6916</text:p>
          </table:table-cell>
          <table:table-cell office:value-type="float" office:value="118" table:formula="of:=VLOOKUP([.M76]; [.$A$3:.$B$69]; 2)" table:style-name="ce1">
            <text:p>118</text:p>
          </table:table-cell>
          <table:table-cell office:value-type="float" office:value="94" table:formula="of:=VLOOKUP([.N76]; [.$A$3:.$B$69]; 2)" table:style-name="ce1">
            <text:p>94</text:p>
          </table:table-cell>
          <table:table-cell office:value-type="float" office:value="5349" table:formula="of:=VLOOKUP([.K76]; [.$E$3:.$G$13]; 3)" table:style-name="ce1">
            <text:p>5349</text:p>
          </table:table-cell>
          <table:table-cell office:value-type="float" office:value="-3866" table:formula="of:=[.$O76] - 2*[.$R76] - [.$P76] - [.$Q76] + [.$K76]" table:style-name="ce1">
            <text:p>-3866</text:p>
          </table:table-cell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8479" table:style-name="ce1">
            <text:p>8479</text:p>
          </table:table-cell>
          <table:table-cell office:value-type="float" office:value="1487" table:formula="of:=([.X76]+6*[.W76]-1)/6" table:style-name="ce1">
            <text:p>1487</text:p>
          </table:table-cell>
          <table:table-cell table:number-columns-repeated="16359"/>
        </table:table-row>
        <table:table-row table:style-name="ro1">
          <table:table-cell office:value-type="float" office:value="147" table:formula="of:=[.A76]+2" table:style-name="ce1">
            <text:p>147</text:p>
          </table:table-cell>
          <table:table-cell office:value-type="float" office:value="7116" table:style-name="ce1">
            <text:p>7116</text:p>
          </table:table-cell>
          <table:table-cell table:number-columns-repeated="7" table:style-name="ce1"/>
          <table:table-cell office:value-type="float" office:value="147" table:formula="of:=[.J76]+2" table:style-name="ce1">
            <text:p>147</text:p>
          </table:table-cell>
          <table:table-cell office:value-type="float" office:value="128" table:formula="of:=2^COM.MICROSOFT.FLOOR(LOG([.J77]; 2); 1)" table:style-name="ce1">
            <text:p>128</text:p>
          </table:table-cell>
          <table:table-cell office:value-type="float" office:value="256" table:formula="of:=2^(COM.MICROSOFT.CEILING(LOG([.J77]; 2);1))" table:style-name="ce1">
            <text:p>256</text:p>
          </table:table-cell>
          <table:table-cell office:value-type="float" office:value="19" table:formula="of:=[.K77]-([.L77]-[.J77])" table:style-name="ce1">
            <text:p>19</text:p>
          </table:table-cell>
          <table:table-cell office:value-type="float" office:value="17" table:formula="of:=[.M77]-2" table:style-name="ce1">
            <text:p>17</text:p>
          </table:table-cell>
          <table:table-cell office:value-type="float" office:value="7116" table:formula="of:=VLOOKUP([.J77]; [.A77:.B141]; 2)" table:style-name="ce1">
            <text:p>7116</text:p>
          </table:table-cell>
          <table:table-cell office:value-type="float" office:value="146" table:formula="of:=VLOOKUP([.M77]; [.$A$3:.$B$69]; 2)" table:style-name="ce1">
            <text:p>146</text:p>
          </table:table-cell>
          <table:table-cell office:value-type="float" office:value="118" table:formula="of:=VLOOKUP([.N77]; [.$A$3:.$B$69]; 2)" table:style-name="ce1">
            <text:p>118</text:p>
          </table:table-cell>
          <table:table-cell office:value-type="float" office:value="5349" table:formula="of:=VLOOKUP([.K77]; [.$E$3:.$G$13]; 3)" table:style-name="ce1">
            <text:p>5349</text:p>
          </table:table-cell>
          <table:table-cell office:value-type="float" office:value="-3718" table:formula="of:=[.$O77] - 2*[.$R77] - [.$P77] - [.$Q77] + [.$K77]" table:style-name="ce1">
            <text:p>-3718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8581" table:style-name="ce1">
            <text:p>8581</text:p>
          </table:table-cell>
          <table:table-cell office:value-type="float" office:value="1505" table:formula="of:=([.X77]+6*[.W77]-1)/6" table:style-name="ce1">
            <text:p>1505</text:p>
          </table:table-cell>
          <table:table-cell table:number-columns-repeated="16359"/>
        </table:table-row>
        <table:table-row table:style-name="ro1">
          <table:table-cell office:value-type="float" office:value="149" table:formula="of:=[.A77]+2" table:style-name="ce1">
            <text:p>149</text:p>
          </table:table-cell>
          <table:table-cell office:value-type="float" office:value="7304" table:style-name="ce1">
            <text:p>7304</text:p>
          </table:table-cell>
          <table:table-cell table:number-columns-repeated="7" table:style-name="ce1"/>
          <table:table-cell office:value-type="float" office:value="149" table:formula="of:=[.J77]+2" table:style-name="ce1">
            <text:p>149</text:p>
          </table:table-cell>
          <table:table-cell office:value-type="float" office:value="128" table:formula="of:=2^COM.MICROSOFT.FLOOR(LOG([.J78]; 2); 1)" table:style-name="ce1">
            <text:p>128</text:p>
          </table:table-cell>
          <table:table-cell office:value-type="float" office:value="256" table:formula="of:=2^(COM.MICROSOFT.CEILING(LOG([.J78]; 2);1))" table:style-name="ce1">
            <text:p>256</text:p>
          </table:table-cell>
          <table:table-cell office:value-type="float" office:value="21" table:formula="of:=[.K78]-([.L78]-[.J78])" table:style-name="ce1">
            <text:p>21</text:p>
          </table:table-cell>
          <table:table-cell office:value-type="float" office:value="19" table:formula="of:=[.M78]-2" table:style-name="ce1">
            <text:p>19</text:p>
          </table:table-cell>
          <table:table-cell office:value-type="float" office:value="7304" table:formula="of:=VLOOKUP([.J78]; [.A78:.B142]; 2)" table:style-name="ce1">
            <text:p>7304</text:p>
          </table:table-cell>
          <table:table-cell office:value-type="float" office:value="174" table:formula="of:=VLOOKUP([.M78]; [.$A$3:.$B$69]; 2)" table:style-name="ce1">
            <text:p>174</text:p>
          </table:table-cell>
          <table:table-cell office:value-type="float" office:value="146" table:formula="of:=VLOOKUP([.N78]; [.$A$3:.$B$69]; 2)" table:style-name="ce1">
            <text:p>146</text:p>
          </table:table-cell>
          <table:table-cell office:value-type="float" office:value="5349" table:formula="of:=VLOOKUP([.K78]; [.$E$3:.$G$13]; 3)" table:style-name="ce1">
            <text:p>5349</text:p>
          </table:table-cell>
          <table:table-cell office:value-type="float" office:value="-3586" table:formula="of:=[.$O78] - 2*[.$R78] - [.$P78] - [.$Q78] + [.$K78]" table:style-name="ce1">
            <text:p>-3586</text:p>
          </table:table-cell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8755" table:style-name="ce1">
            <text:p>8755</text:p>
          </table:table-cell>
          <table:table-cell office:value-type="float" office:value="1535" table:formula="of:=([.X78]+6*[.W78]-1)/6" table:style-name="ce1">
            <text:p>1535</text:p>
          </table:table-cell>
          <table:table-cell table:number-columns-repeated="16359"/>
        </table:table-row>
        <table:table-row table:style-name="ro1">
          <table:table-cell office:value-type="float" office:value="151" table:formula="of:=[.A78]+2" table:style-name="ce1">
            <text:p>151</text:p>
          </table:table-cell>
          <table:table-cell office:value-type="float" office:value="7476" table:style-name="ce1">
            <text:p>7476</text:p>
          </table:table-cell>
          <table:table-cell table:number-columns-repeated="7" table:style-name="ce1"/>
          <table:table-cell office:value-type="float" office:value="151" table:formula="of:=[.J78]+2" table:style-name="ce1">
            <text:p>151</text:p>
          </table:table-cell>
          <table:table-cell office:value-type="float" office:value="128" table:formula="of:=2^COM.MICROSOFT.FLOOR(LOG([.J79]; 2); 1)" table:style-name="ce1">
            <text:p>128</text:p>
          </table:table-cell>
          <table:table-cell office:value-type="float" office:value="256" table:formula="of:=2^(COM.MICROSOFT.CEILING(LOG([.J79]; 2);1))" table:style-name="ce1">
            <text:p>256</text:p>
          </table:table-cell>
          <table:table-cell office:value-type="float" office:value="23" table:formula="of:=[.K79]-([.L79]-[.J79])" table:style-name="ce1">
            <text:p>23</text:p>
          </table:table-cell>
          <table:table-cell office:value-type="float" office:value="21" table:formula="of:=[.M79]-2" table:style-name="ce1">
            <text:p>21</text:p>
          </table:table-cell>
          <table:table-cell office:value-type="float" office:value="7476" table:formula="of:=VLOOKUP([.J79]; [.A79:.B143]; 2)" table:style-name="ce1">
            <text:p>7476</text:p>
          </table:table-cell>
          <table:table-cell office:value-type="float" office:value="202" table:formula="of:=VLOOKUP([.M79]; [.$A$3:.$B$69]; 2)" table:style-name="ce1">
            <text:p>202</text:p>
          </table:table-cell>
          <table:table-cell office:value-type="float" office:value="174" table:formula="of:=VLOOKUP([.N79]; [.$A$3:.$B$69]; 2)" table:style-name="ce1">
            <text:p>174</text:p>
          </table:table-cell>
          <table:table-cell office:value-type="float" office:value="5349" table:formula="of:=VLOOKUP([.K79]; [.$E$3:.$G$13]; 3)" table:style-name="ce1">
            <text:p>5349</text:p>
          </table:table-cell>
          <table:table-cell office:value-type="float" office:value="-3470" table:formula="of:=[.$O79] - 2*[.$R79] - [.$P79] - [.$Q79] + [.$K79]" table:style-name="ce1">
            <text:p>-3470</text:p>
          </table:table-cell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8977" table:style-name="ce1">
            <text:p>8977</text:p>
          </table:table-cell>
          <table:table-cell office:value-type="float" office:value="1573" table:formula="of:=([.X79]+6*[.W79]-1)/6" table:style-name="ce1">
            <text:p>1573</text:p>
          </table:table-cell>
          <table:table-cell table:number-columns-repeated="16359"/>
        </table:table-row>
        <table:table-row table:style-name="ro1">
          <table:table-cell office:value-type="float" office:value="153" table:formula="of:=[.A79]+2" table:style-name="ce1">
            <text:p>153</text:p>
          </table:table-cell>
          <table:table-cell office:value-type="float" office:value="7676" table:style-name="ce1">
            <text:p>7676</text:p>
          </table:table-cell>
          <table:table-cell table:number-columns-repeated="7" table:style-name="ce1"/>
          <table:table-cell office:value-type="float" office:value="153" table:formula="of:=[.J79]+2" table:style-name="ce1">
            <text:p>153</text:p>
          </table:table-cell>
          <table:table-cell office:value-type="float" office:value="128" table:formula="of:=2^COM.MICROSOFT.FLOOR(LOG([.J80]; 2); 1)" table:style-name="ce1">
            <text:p>128</text:p>
          </table:table-cell>
          <table:table-cell office:value-type="float" office:value="256" table:formula="of:=2^(COM.MICROSOFT.CEILING(LOG([.J80]; 2);1))" table:style-name="ce1">
            <text:p>256</text:p>
          </table:table-cell>
          <table:table-cell office:value-type="float" office:value="25" table:formula="of:=[.K80]-([.L80]-[.J80])" table:style-name="ce1">
            <text:p>25</text:p>
          </table:table-cell>
          <table:table-cell office:value-type="float" office:value="23" table:formula="of:=[.M80]-2" table:style-name="ce1">
            <text:p>23</text:p>
          </table:table-cell>
          <table:table-cell office:value-type="float" office:value="7676" table:formula="of:=VLOOKUP([.J80]; [.A80:.B144]; 2)" table:style-name="ce1">
            <text:p>7676</text:p>
          </table:table-cell>
          <table:table-cell office:value-type="float" office:value="236" table:formula="of:=VLOOKUP([.M80]; [.$A$3:.$B$69]; 2)" table:style-name="ce1">
            <text:p>236</text:p>
          </table:table-cell>
          <table:table-cell office:value-type="float" office:value="202" table:formula="of:=VLOOKUP([.N80]; [.$A$3:.$B$69]; 2)" table:style-name="ce1">
            <text:p>202</text:p>
          </table:table-cell>
          <table:table-cell office:value-type="float" office:value="5349" table:formula="of:=VLOOKUP([.K80]; [.$E$3:.$G$13]; 3)" table:style-name="ce1">
            <text:p>5349</text:p>
          </table:table-cell>
          <table:table-cell office:value-type="float" office:value="-3332" table:formula="of:=[.$O80] - 2*[.$R80] - [.$P80] - [.$Q80] + [.$K80]" table:style-name="ce1">
            <text:p>-3332</text:p>
          </table:table-cell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9175" table:style-name="ce1">
            <text:p>9175</text:p>
          </table:table-cell>
          <table:table-cell office:value-type="float" office:value="1607" table:formula="of:=([.X80]+6*[.W80]-1)/6" table:style-name="ce1">
            <text:p>1607</text:p>
          </table:table-cell>
          <table:table-cell table:number-columns-repeated="16359"/>
        </table:table-row>
        <table:table-row table:style-name="ro1">
          <table:table-cell office:value-type="float" office:value="155" table:formula="of:=[.A80]+2" table:style-name="ce1">
            <text:p>155</text:p>
          </table:table-cell>
          <table:table-cell office:value-type="float" office:value="7854" table:style-name="ce1">
            <text:p>7854</text:p>
          </table:table-cell>
          <table:table-cell table:number-columns-repeated="7" table:style-name="ce1"/>
          <table:table-cell office:value-type="float" office:value="155" table:formula="of:=[.J80]+2" table:style-name="ce1">
            <text:p>155</text:p>
          </table:table-cell>
          <table:table-cell office:value-type="float" office:value="128" table:formula="of:=2^COM.MICROSOFT.FLOOR(LOG([.J81]; 2); 1)" table:style-name="ce1">
            <text:p>128</text:p>
          </table:table-cell>
          <table:table-cell office:value-type="float" office:value="256" table:formula="of:=2^(COM.MICROSOFT.CEILING(LOG([.J81]; 2);1))" table:style-name="ce1">
            <text:p>256</text:p>
          </table:table-cell>
          <table:table-cell office:value-type="float" office:value="27" table:formula="of:=[.K81]-([.L81]-[.J81])" table:style-name="ce1">
            <text:p>27</text:p>
          </table:table-cell>
          <table:table-cell office:value-type="float" office:value="25" table:formula="of:=[.M81]-2" table:style-name="ce1">
            <text:p>25</text:p>
          </table:table-cell>
          <table:table-cell office:value-type="float" office:value="7854" table:formula="of:=VLOOKUP([.J81]; [.A81:.B145]; 2)" table:style-name="ce1">
            <text:p>7854</text:p>
          </table:table-cell>
          <table:table-cell office:value-type="float" office:value="274" table:formula="of:=VLOOKUP([.M81]; [.$A$3:.$B$69]; 2)" table:style-name="ce1">
            <text:p>274</text:p>
          </table:table-cell>
          <table:table-cell office:value-type="float" office:value="236" table:formula="of:=VLOOKUP([.N81]; [.$A$3:.$B$69]; 2)" table:style-name="ce1">
            <text:p>236</text:p>
          </table:table-cell>
          <table:table-cell office:value-type="float" office:value="5349" table:formula="of:=VLOOKUP([.K81]; [.$E$3:.$G$13]; 3)" table:style-name="ce1">
            <text:p>5349</text:p>
          </table:table-cell>
          <table:table-cell office:value-type="float" office:value="-3226" table:formula="of:=[.$O81] - 2*[.$R81] - [.$P81] - [.$Q81] + [.$K81]" table:style-name="ce1">
            <text:p>-3226</text:p>
          </table:table-cell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9421" table:style-name="ce1">
            <text:p>9421</text:p>
          </table:table-cell>
          <table:table-cell office:value-type="float" office:value="1649" table:formula="of:=([.X81]+6*[.W81]-1)/6" table:style-name="ce1">
            <text:p>1649</text:p>
          </table:table-cell>
          <table:table-cell table:number-columns-repeated="16359"/>
        </table:table-row>
        <table:table-row table:style-name="ro1">
          <table:table-cell office:value-type="float" office:value="157" table:formula="of:=[.A81]+2" table:style-name="ce1">
            <text:p>157</text:p>
          </table:table-cell>
          <table:table-cell office:value-type="float" office:value="8078" table:style-name="ce1">
            <text:p>8078</text:p>
          </table:table-cell>
          <table:table-cell table:number-columns-repeated="7" table:style-name="ce1"/>
          <table:table-cell office:value-type="float" office:value="157" table:formula="of:=[.J81]+2" table:style-name="ce1">
            <text:p>157</text:p>
          </table:table-cell>
          <table:table-cell office:value-type="float" office:value="128" table:formula="of:=2^COM.MICROSOFT.FLOOR(LOG([.J82]; 2); 1)" table:style-name="ce1">
            <text:p>128</text:p>
          </table:table-cell>
          <table:table-cell office:value-type="float" office:value="256" table:formula="of:=2^(COM.MICROSOFT.CEILING(LOG([.J82]; 2);1))" table:style-name="ce1">
            <text:p>256</text:p>
          </table:table-cell>
          <table:table-cell office:value-type="float" office:value="29" table:formula="of:=[.K82]-([.L82]-[.J82])" table:style-name="ce1">
            <text:p>29</text:p>
          </table:table-cell>
          <table:table-cell office:value-type="float" office:value="27" table:formula="of:=[.M82]-2" table:style-name="ce1">
            <text:p>27</text:p>
          </table:table-cell>
          <table:table-cell office:value-type="float" office:value="8078" table:formula="of:=VLOOKUP([.J82]; [.A82:.B146]; 2)" table:style-name="ce1">
            <text:p>8078</text:p>
          </table:table-cell>
          <table:table-cell office:value-type="float" office:value="312" table:formula="of:=VLOOKUP([.M82]; [.$A$3:.$B$69]; 2)" table:style-name="ce1">
            <text:p>312</text:p>
          </table:table-cell>
          <table:table-cell office:value-type="float" office:value="274" table:formula="of:=VLOOKUP([.N82]; [.$A$3:.$B$69]; 2)" table:style-name="ce1">
            <text:p>274</text:p>
          </table:table-cell>
          <table:table-cell office:value-type="float" office:value="5349" table:formula="of:=VLOOKUP([.K82]; [.$E$3:.$G$13]; 3)" table:style-name="ce1">
            <text:p>5349</text:p>
          </table:table-cell>
          <table:table-cell office:value-type="float" office:value="-3078" table:formula="of:=[.$O82] - 2*[.$R82] - [.$P82] - [.$Q82] + [.$K82]" table:style-name="ce1">
            <text:p>-3078</text:p>
          </table:table-cell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9763" table:style-name="ce1">
            <text:p>9763</text:p>
          </table:table-cell>
          <table:table-cell office:value-type="float" office:value="1707" table:formula="of:=([.X82]+6*[.W82]-1)/6" table:style-name="ce1">
            <text:p>1707</text:p>
          </table:table-cell>
          <table:table-cell table:number-columns-repeated="16359"/>
        </table:table-row>
        <table:table-row table:style-name="ro1">
          <table:table-cell office:value-type="float" office:value="159" table:formula="of:=[.A82]+2" table:style-name="ce1">
            <text:p>159</text:p>
          </table:table-cell>
          <table:table-cell office:value-type="float" office:value="8220" table:style-name="ce1">
            <text:p>8220</text:p>
          </table:table-cell>
          <table:table-cell table:number-columns-repeated="7" table:style-name="ce1"/>
          <table:table-cell office:value-type="float" office:value="159" table:formula="of:=[.J82]+2" table:style-name="ce1">
            <text:p>159</text:p>
          </table:table-cell>
          <table:table-cell office:value-type="float" office:value="128" table:formula="of:=2^COM.MICROSOFT.FLOOR(LOG([.J83]; 2); 1)" table:style-name="ce1">
            <text:p>128</text:p>
          </table:table-cell>
          <table:table-cell office:value-type="float" office:value="256" table:formula="of:=2^(COM.MICROSOFT.CEILING(LOG([.J83]; 2);1))" table:style-name="ce1">
            <text:p>256</text:p>
          </table:table-cell>
          <table:table-cell office:value-type="float" office:value="31" table:formula="of:=[.K83]-([.L83]-[.J83])" table:style-name="ce1">
            <text:p>31</text:p>
          </table:table-cell>
          <table:table-cell office:value-type="float" office:value="29" table:formula="of:=[.M83]-2" table:style-name="ce1">
            <text:p>29</text:p>
          </table:table-cell>
          <table:table-cell office:value-type="float" office:value="8220" table:formula="of:=VLOOKUP([.J83]; [.A83:.B147]; 2)" table:style-name="ce1">
            <text:p>8220</text:p>
          </table:table-cell>
          <table:table-cell office:value-type="float" office:value="352" table:formula="of:=VLOOKUP([.M83]; [.$A$3:.$B$69]; 2)" table:style-name="ce1">
            <text:p>352</text:p>
          </table:table-cell>
          <table:table-cell office:value-type="float" office:value="312" table:formula="of:=VLOOKUP([.N83]; [.$A$3:.$B$69]; 2)" table:style-name="ce1">
            <text:p>312</text:p>
          </table:table-cell>
          <table:table-cell office:value-type="float" office:value="5349" table:formula="of:=VLOOKUP([.K83]; [.$E$3:.$G$13]; 3)" table:style-name="ce1">
            <text:p>5349</text:p>
          </table:table-cell>
          <table:table-cell office:value-type="float" office:value="-3014" table:formula="of:=[.$O83] - 2*[.$R83] - [.$P83] - [.$Q83] + [.$K83]" table:style-name="ce1">
            <text:p>-3014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9961" table:style-name="ce1">
            <text:p>9961</text:p>
          </table:table-cell>
          <table:table-cell office:value-type="float" office:value="1741" table:formula="of:=([.X83]+6*[.W83]-1)/6" table:style-name="ce1">
            <text:p>1741</text:p>
          </table:table-cell>
          <table:table-cell table:number-columns-repeated="16359"/>
        </table:table-row>
        <table:table-row table:style-name="ro1">
          <table:table-cell office:value-type="float" office:value="161" table:formula="of:=[.A83]+2" table:style-name="ce1">
            <text:p>161</text:p>
          </table:table-cell>
          <table:table-cell office:value-type="float" office:value="8478" table:style-name="ce1">
            <text:p>8478</text:p>
          </table:table-cell>
          <table:table-cell table:number-columns-repeated="7" table:style-name="ce1"/>
          <table:table-cell office:value-type="float" office:value="161" table:formula="of:=[.J83]+2" table:style-name="ce1">
            <text:p>161</text:p>
          </table:table-cell>
          <table:table-cell office:value-type="float" office:value="128" table:formula="of:=2^COM.MICROSOFT.FLOOR(LOG([.J84]; 2); 1)" table:style-name="ce1">
            <text:p>128</text:p>
          </table:table-cell>
          <table:table-cell office:value-type="float" office:value="256" table:formula="of:=2^(COM.MICROSOFT.CEILING(LOG([.J84]; 2);1))" table:style-name="ce1">
            <text:p>256</text:p>
          </table:table-cell>
          <table:table-cell office:value-type="float" office:value="33" table:formula="of:=[.K84]-([.L84]-[.J84])" table:style-name="ce1">
            <text:p>33</text:p>
          </table:table-cell>
          <table:table-cell office:value-type="float" office:value="31" table:formula="of:=[.M84]-2" table:style-name="ce1">
            <text:p>31</text:p>
          </table:table-cell>
          <table:table-cell office:value-type="float" office:value="8478" table:formula="of:=VLOOKUP([.J84]; [.A84:.B148]; 2)" table:style-name="ce1">
            <text:p>8478</text:p>
          </table:table-cell>
          <table:table-cell office:value-type="float" office:value="396" table:formula="of:=VLOOKUP([.M84]; [.$A$3:.$B$69]; 2)" table:style-name="ce1">
            <text:p>396</text:p>
          </table:table-cell>
          <table:table-cell office:value-type="float" office:value="352" table:formula="of:=VLOOKUP([.N84]; [.$A$3:.$B$69]; 2)" table:style-name="ce1">
            <text:p>352</text:p>
          </table:table-cell>
          <table:table-cell office:value-type="float" office:value="5349" table:formula="of:=VLOOKUP([.K84]; [.$E$3:.$G$13]; 3)" table:style-name="ce1">
            <text:p>5349</text:p>
          </table:table-cell>
          <table:table-cell office:value-type="float" office:value="-2840" table:formula="of:=[.$O84] - 2*[.$R84] - [.$P84] - [.$Q84] + [.$K84]" table:style-name="ce1">
            <text:p>-2840</text:p>
          </table:table-cell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10015" table:style-name="ce1">
            <text:p>10015</text:p>
          </table:table-cell>
          <table:table-cell office:value-type="float" office:value="1751" table:formula="of:=([.X84]+6*[.W84]-1)/6" table:style-name="ce1">
            <text:p>1751</text:p>
          </table:table-cell>
          <table:table-cell table:number-columns-repeated="16359"/>
        </table:table-row>
        <table:table-row table:style-name="ro1">
          <table:table-cell office:value-type="float" office:value="163" table:formula="of:=[.A84]+2" table:style-name="ce1">
            <text:p>163</text:p>
          </table:table-cell>
          <table:table-cell office:value-type="float" office:value="8698" table:style-name="ce1">
            <text:p>8698</text:p>
          </table:table-cell>
          <table:table-cell table:number-columns-repeated="7" table:style-name="ce1"/>
          <table:table-cell office:value-type="float" office:value="163" table:formula="of:=[.J84]+2" table:style-name="ce1">
            <text:p>163</text:p>
          </table:table-cell>
          <table:table-cell office:value-type="float" office:value="128" table:formula="of:=2^COM.MICROSOFT.FLOOR(LOG([.J85]; 2); 1)" table:style-name="ce1">
            <text:p>128</text:p>
          </table:table-cell>
          <table:table-cell office:value-type="float" office:value="256" table:formula="of:=2^(COM.MICROSOFT.CEILING(LOG([.J85]; 2);1))" table:style-name="ce1">
            <text:p>256</text:p>
          </table:table-cell>
          <table:table-cell office:value-type="float" office:value="35" table:formula="of:=[.K85]-([.L85]-[.J85])" table:style-name="ce1">
            <text:p>35</text:p>
          </table:table-cell>
          <table:table-cell office:value-type="float" office:value="33" table:formula="of:=[.M85]-2" table:style-name="ce1">
            <text:p>33</text:p>
          </table:table-cell>
          <table:table-cell office:value-type="float" office:value="8698" table:formula="of:=VLOOKUP([.J85]; [.A85:.B149]; 2)" table:style-name="ce1">
            <text:p>8698</text:p>
          </table:table-cell>
          <table:table-cell office:value-type="float" office:value="446" table:formula="of:=VLOOKUP([.M85]; [.$A$3:.$B$69]; 2)" table:style-name="ce1">
            <text:p>446</text:p>
          </table:table-cell>
          <table:table-cell office:value-type="float" office:value="396" table:formula="of:=VLOOKUP([.N85]; [.$A$3:.$B$69]; 2)" table:style-name="ce1">
            <text:p>396</text:p>
          </table:table-cell>
          <table:table-cell office:value-type="float" office:value="5349" table:formula="of:=VLOOKUP([.K85]; [.$E$3:.$G$13]; 3)" table:style-name="ce1">
            <text:p>5349</text:p>
          </table:table-cell>
          <table:table-cell office:value-type="float" office:value="-2714" table:formula="of:=[.$O85] - 2*[.$R85] - [.$P85] - [.$Q85] + [.$K85]" table:style-name="ce1">
            <text:p>-2714</text:p>
          </table:table-cell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10117" table:style-name="ce1">
            <text:p>10117</text:p>
          </table:table-cell>
          <table:table-cell office:value-type="float" office:value="1769" table:formula="of:=([.X85]+6*[.W85]-1)/6" table:style-name="ce1">
            <text:p>1769</text:p>
          </table:table-cell>
          <table:table-cell table:number-columns-repeated="16359"/>
        </table:table-row>
        <table:table-row table:style-name="ro1">
          <table:table-cell office:value-type="float" office:value="165" table:formula="of:=[.A85]+2" table:style-name="ce1">
            <text:p>165</text:p>
          </table:table-cell>
          <table:table-cell office:value-type="float" office:value="8918" table:style-name="ce1">
            <text:p>8918</text:p>
          </table:table-cell>
          <table:table-cell table:number-columns-repeated="7" table:style-name="ce1"/>
          <table:table-cell office:value-type="float" office:value="165" table:formula="of:=[.J85]+2" table:style-name="ce1">
            <text:p>165</text:p>
          </table:table-cell>
          <table:table-cell office:value-type="float" office:value="128" table:formula="of:=2^COM.MICROSOFT.FLOOR(LOG([.J86]; 2); 1)" table:style-name="ce1">
            <text:p>128</text:p>
          </table:table-cell>
          <table:table-cell office:value-type="float" office:value="256" table:formula="of:=2^(COM.MICROSOFT.CEILING(LOG([.J86]; 2);1))" table:style-name="ce1">
            <text:p>256</text:p>
          </table:table-cell>
          <table:table-cell office:value-type="float" office:value="37" table:formula="of:=[.K86]-([.L86]-[.J86])" table:style-name="ce1">
            <text:p>37</text:p>
          </table:table-cell>
          <table:table-cell office:value-type="float" office:value="35" table:formula="of:=[.M86]-2" table:style-name="ce1">
            <text:p>35</text:p>
          </table:table-cell>
          <table:table-cell office:value-type="float" office:value="8918" table:formula="of:=VLOOKUP([.J86]; [.A86:.B150]; 2)" table:style-name="ce1">
            <text:p>8918</text:p>
          </table:table-cell>
          <table:table-cell office:value-type="float" office:value="496" table:formula="of:=VLOOKUP([.M86]; [.$A$3:.$B$69]; 2)" table:style-name="ce1">
            <text:p>496</text:p>
          </table:table-cell>
          <table:table-cell office:value-type="float" office:value="446" table:formula="of:=VLOOKUP([.N86]; [.$A$3:.$B$69]; 2)" table:style-name="ce1">
            <text:p>446</text:p>
          </table:table-cell>
          <table:table-cell office:value-type="float" office:value="5349" table:formula="of:=VLOOKUP([.K86]; [.$E$3:.$G$13]; 3)" table:style-name="ce1">
            <text:p>5349</text:p>
          </table:table-cell>
          <table:table-cell office:value-type="float" office:value="-2594" table:formula="of:=[.$O86] - 2*[.$R86] - [.$P86] - [.$Q86] + [.$K86]" table:style-name="ce1">
            <text:p>-2594</text:p>
          </table:table-cell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291" table:style-name="ce1">
            <text:p>10291</text:p>
          </table:table-cell>
          <table:table-cell office:value-type="float" office:value="1799" table:formula="of:=([.X86]+6*[.W86]-1)/6" table:style-name="ce1">
            <text:p>1799</text:p>
          </table:table-cell>
          <table:table-cell table:number-columns-repeated="16359"/>
        </table:table-row>
        <table:table-row table:style-name="ro1">
          <table:table-cell office:value-type="float" office:value="167" table:formula="of:=[.A86]+2" table:style-name="ce1">
            <text:p>167</text:p>
          </table:table-cell>
          <table:table-cell office:value-type="float" office:value="9124" table:style-name="ce1">
            <text:p>9124</text:p>
          </table:table-cell>
          <table:table-cell table:number-columns-repeated="7" table:style-name="ce1"/>
          <table:table-cell office:value-type="float" office:value="167" table:formula="of:=[.J86]+2" table:style-name="ce1">
            <text:p>167</text:p>
          </table:table-cell>
          <table:table-cell office:value-type="float" office:value="128" table:formula="of:=2^COM.MICROSOFT.FLOOR(LOG([.J87]; 2); 1)" table:style-name="ce1">
            <text:p>128</text:p>
          </table:table-cell>
          <table:table-cell office:value-type="float" office:value="256" table:formula="of:=2^(COM.MICROSOFT.CEILING(LOG([.J87]; 2);1))" table:style-name="ce1">
            <text:p>256</text:p>
          </table:table-cell>
          <table:table-cell office:value-type="float" office:value="39" table:formula="of:=[.K87]-([.L87]-[.J87])" table:style-name="ce1">
            <text:p>39</text:p>
          </table:table-cell>
          <table:table-cell office:value-type="float" office:value="37" table:formula="of:=[.M87]-2" table:style-name="ce1">
            <text:p>37</text:p>
          </table:table-cell>
          <table:table-cell office:value-type="float" office:value="9124" table:formula="of:=VLOOKUP([.J87]; [.A87:.B151]; 2)" table:style-name="ce1">
            <text:p>9124</text:p>
          </table:table-cell>
          <table:table-cell office:value-type="float" office:value="542" table:formula="of:=VLOOKUP([.M87]; [.$A$3:.$B$69]; 2)" table:style-name="ce1">
            <text:p>542</text:p>
          </table:table-cell>
          <table:table-cell office:value-type="float" office:value="496" table:formula="of:=VLOOKUP([.N87]; [.$A$3:.$B$69]; 2)" table:style-name="ce1">
            <text:p>496</text:p>
          </table:table-cell>
          <table:table-cell office:value-type="float" office:value="5349" table:formula="of:=VLOOKUP([.K87]; [.$E$3:.$G$13]; 3)" table:style-name="ce1">
            <text:p>5349</text:p>
          </table:table-cell>
          <table:table-cell office:value-type="float" office:value="-2484" table:formula="of:=[.$O87] - 2*[.$R87] - [.$P87] - [.$Q87] + [.$K87]" table:style-name="ce1">
            <text:p>-2484</text:p>
          </table:table-cell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0513" table:style-name="ce1">
            <text:p>10513</text:p>
          </table:table-cell>
          <table:table-cell office:value-type="float" office:value="1837" table:formula="of:=([.X87]+6*[.W87]-1)/6" table:style-name="ce1">
            <text:p>1837</text:p>
          </table:table-cell>
          <table:table-cell table:number-columns-repeated="16359"/>
        </table:table-row>
        <table:table-row table:style-name="ro1">
          <table:table-cell office:value-type="float" office:value="169" table:formula="of:=[.A87]+2" table:style-name="ce1">
            <text:p>169</text:p>
          </table:table-cell>
          <table:table-cell office:value-type="float" office:value="9342" table:style-name="ce1">
            <text:p>9342</text:p>
          </table:table-cell>
          <table:table-cell table:number-columns-repeated="7" table:style-name="ce1"/>
          <table:table-cell office:value-type="float" office:value="169" table:formula="of:=[.J87]+2" table:style-name="ce1">
            <text:p>169</text:p>
          </table:table-cell>
          <table:table-cell office:value-type="float" office:value="128" table:formula="of:=2^COM.MICROSOFT.FLOOR(LOG([.J88]; 2); 1)" table:style-name="ce1">
            <text:p>128</text:p>
          </table:table-cell>
          <table:table-cell office:value-type="float" office:value="256" table:formula="of:=2^(COM.MICROSOFT.CEILING(LOG([.J88]; 2);1))" table:style-name="ce1">
            <text:p>256</text:p>
          </table:table-cell>
          <table:table-cell office:value-type="float" office:value="41" table:formula="of:=[.K88]-([.L88]-[.J88])" table:style-name="ce1">
            <text:p>41</text:p>
          </table:table-cell>
          <table:table-cell office:value-type="float" office:value="39" table:formula="of:=[.M88]-2" table:style-name="ce1">
            <text:p>39</text:p>
          </table:table-cell>
          <table:table-cell office:value-type="float" office:value="9342" table:formula="of:=VLOOKUP([.J88]; [.A88:.B152]; 2)" table:style-name="ce1">
            <text:p>9342</text:p>
          </table:table-cell>
          <table:table-cell office:value-type="float" office:value="598" table:formula="of:=VLOOKUP([.M88]; [.$A$3:.$B$69]; 2)" table:style-name="ce1">
            <text:p>598</text:p>
          </table:table-cell>
          <table:table-cell office:value-type="float" office:value="542" table:formula="of:=VLOOKUP([.N88]; [.$A$3:.$B$69]; 2)" table:style-name="ce1">
            <text:p>542</text:p>
          </table:table-cell>
          <table:table-cell office:value-type="float" office:value="5349" table:formula="of:=VLOOKUP([.K88]; [.$E$3:.$G$13]; 3)" table:style-name="ce1">
            <text:p>5349</text:p>
          </table:table-cell>
          <table:table-cell office:value-type="float" office:value="-2368" table:formula="of:=[.$O88] - 2*[.$R88] - [.$P88] - [.$Q88] + [.$K88]" table:style-name="ce1">
            <text:p>-2368</text:p>
          </table:table-cell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0735" table:style-name="ce1">
            <text:p>10735</text:p>
          </table:table-cell>
          <table:table-cell office:value-type="float" office:value="1875" table:formula="of:=([.X88]+6*[.W88]-1)/6" table:style-name="ce1">
            <text:p>1875</text:p>
          </table:table-cell>
          <table:table-cell table:number-columns-repeated="16359"/>
        </table:table-row>
        <table:table-row table:style-name="ro1">
          <table:table-cell office:value-type="float" office:value="171" table:formula="of:=[.A88]+2" table:style-name="ce1">
            <text:p>171</text:p>
          </table:table-cell>
          <table:table-cell office:value-type="float" office:value="9566" table:style-name="ce1">
            <text:p>9566</text:p>
          </table:table-cell>
          <table:table-cell table:number-columns-repeated="7" table:style-name="ce1"/>
          <table:table-cell office:value-type="float" office:value="171" table:formula="of:=[.J88]+2" table:style-name="ce1">
            <text:p>171</text:p>
          </table:table-cell>
          <table:table-cell office:value-type="float" office:value="128" table:formula="of:=2^COM.MICROSOFT.FLOOR(LOG([.J89]; 2); 1)" table:style-name="ce1">
            <text:p>128</text:p>
          </table:table-cell>
          <table:table-cell office:value-type="float" office:value="256" table:formula="of:=2^(COM.MICROSOFT.CEILING(LOG([.J89]; 2);1))" table:style-name="ce1">
            <text:p>256</text:p>
          </table:table-cell>
          <table:table-cell office:value-type="float" office:value="43" table:formula="of:=[.K89]-([.L89]-[.J89])" table:style-name="ce1">
            <text:p>43</text:p>
          </table:table-cell>
          <table:table-cell office:value-type="float" office:value="41" table:formula="of:=[.M89]-2" table:style-name="ce1">
            <text:p>41</text:p>
          </table:table-cell>
          <table:table-cell office:value-type="float" office:value="9566" table:formula="of:=VLOOKUP([.J89]; [.A89:.B153]; 2)" table:style-name="ce1">
            <text:p>9566</text:p>
          </table:table-cell>
          <table:table-cell office:value-type="float" office:value="656" table:formula="of:=VLOOKUP([.M89]; [.$A$3:.$B$69]; 2)" table:style-name="ce1">
            <text:p>656</text:p>
          </table:table-cell>
          <table:table-cell office:value-type="float" office:value="598" table:formula="of:=VLOOKUP([.N89]; [.$A$3:.$B$69]; 2)" table:style-name="ce1">
            <text:p>598</text:p>
          </table:table-cell>
          <table:table-cell office:value-type="float" office:value="5349" table:formula="of:=VLOOKUP([.K89]; [.$E$3:.$G$13]; 3)" table:style-name="ce1">
            <text:p>5349</text:p>
          </table:table-cell>
          <table:table-cell office:value-type="float" office:value="-2258" table:formula="of:=[.$O89] - 2*[.$R89] - [.$P89] - [.$Q89] + [.$K89]" table:style-name="ce1">
            <text:p>-2258</text:p>
          </table:table-cell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1053" table:style-name="ce1">
            <text:p>11053</text:p>
          </table:table-cell>
          <table:table-cell office:value-type="float" office:value="1929" table:formula="of:=([.X89]+6*[.W89]-1)/6" table:style-name="ce1">
            <text:p>1929</text:p>
          </table:table-cell>
          <table:table-cell table:number-columns-repeated="16359"/>
        </table:table-row>
        <table:table-row table:style-name="ro1">
          <table:table-cell office:value-type="float" office:value="173" table:formula="of:=[.A89]+2" table:style-name="ce1">
            <text:p>173</text:p>
          </table:table-cell>
          <table:table-cell office:value-type="float" office:value="9784" table:style-name="ce1">
            <text:p>9784</text:p>
          </table:table-cell>
          <table:table-cell table:number-columns-repeated="7" table:style-name="ce1"/>
          <table:table-cell office:value-type="float" office:value="173" table:formula="of:=[.J89]+2" table:style-name="ce1">
            <text:p>173</text:p>
          </table:table-cell>
          <table:table-cell office:value-type="float" office:value="128" table:formula="of:=2^COM.MICROSOFT.FLOOR(LOG([.J90]; 2); 1)" table:style-name="ce1">
            <text:p>128</text:p>
          </table:table-cell>
          <table:table-cell office:value-type="float" office:value="256" table:formula="of:=2^(COM.MICROSOFT.CEILING(LOG([.J90]; 2);1))" table:style-name="ce1">
            <text:p>256</text:p>
          </table:table-cell>
          <table:table-cell office:value-type="float" office:value="45" table:formula="of:=[.K90]-([.L90]-[.J90])" table:style-name="ce1">
            <text:p>45</text:p>
          </table:table-cell>
          <table:table-cell office:value-type="float" office:value="43" table:formula="of:=[.M90]-2" table:style-name="ce1">
            <text:p>43</text:p>
          </table:table-cell>
          <table:table-cell office:value-type="float" office:value="9784" table:formula="of:=VLOOKUP([.J90]; [.A90:.B154]; 2)" table:style-name="ce1">
            <text:p>9784</text:p>
          </table:table-cell>
          <table:table-cell office:value-type="float" office:value="714" table:formula="of:=VLOOKUP([.M90]; [.$A$3:.$B$69]; 2)" table:style-name="ce1">
            <text:p>714</text:p>
          </table:table-cell>
          <table:table-cell office:value-type="float" office:value="656" table:formula="of:=VLOOKUP([.N90]; [.$A$3:.$B$69]; 2)" table:style-name="ce1">
            <text:p>656</text:p>
          </table:table-cell>
          <table:table-cell office:value-type="float" office:value="5349" table:formula="of:=VLOOKUP([.K90]; [.$E$3:.$G$13]; 3)" table:style-name="ce1">
            <text:p>5349</text:p>
          </table:table-cell>
          <table:table-cell office:value-type="float" office:value="-2156" table:formula="of:=[.$O90] - 2*[.$R90] - [.$P90] - [.$Q90] + [.$K90]" table:style-name="ce1">
            <text:p>-2156</text:p>
          </table:table-cell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1563" table:style-name="ce1">
            <text:p>11563</text:p>
          </table:table-cell>
          <table:table-cell office:value-type="float" office:value="2015" table:formula="of:=([.X90]+6*[.W90]-1)/6" table:style-name="ce1">
            <text:p>2015</text:p>
          </table:table-cell>
          <table:table-cell table:number-columns-repeated="16359"/>
        </table:table-row>
        <table:table-row table:style-name="ro1">
          <table:table-cell office:value-type="float" office:value="175" table:formula="of:=[.A90]+2" table:style-name="ce1">
            <text:p>175</text:p>
          </table:table-cell>
          <table:table-cell office:value-type="float" office:value="9988" table:style-name="ce1">
            <text:p>9988</text:p>
          </table:table-cell>
          <table:table-cell table:number-columns-repeated="7" table:style-name="ce1"/>
          <table:table-cell office:value-type="float" office:value="175" table:formula="of:=[.J90]+2" table:style-name="ce1">
            <text:p>175</text:p>
          </table:table-cell>
          <table:table-cell office:value-type="float" office:value="128" table:formula="of:=2^COM.MICROSOFT.FLOOR(LOG([.J91]; 2); 1)" table:style-name="ce1">
            <text:p>128</text:p>
          </table:table-cell>
          <table:table-cell office:value-type="float" office:value="256" table:formula="of:=2^(COM.MICROSOFT.CEILING(LOG([.J91]; 2);1))" table:style-name="ce1">
            <text:p>256</text:p>
          </table:table-cell>
          <table:table-cell office:value-type="float" office:value="47" table:formula="of:=[.K91]-([.L91]-[.J91])" table:style-name="ce1">
            <text:p>47</text:p>
          </table:table-cell>
          <table:table-cell office:value-type="float" office:value="45" table:formula="of:=[.M91]-2" table:style-name="ce1">
            <text:p>45</text:p>
          </table:table-cell>
          <table:table-cell office:value-type="float" office:value="9988" table:formula="of:=VLOOKUP([.J91]; [.A91:.B155]; 2)" table:style-name="ce1">
            <text:p>9988</text:p>
          </table:table-cell>
          <table:table-cell office:value-type="float" office:value="772" table:formula="of:=VLOOKUP([.M91]; [.$A$3:.$B$69]; 2)" table:style-name="ce1">
            <text:p>772</text:p>
          </table:table-cell>
          <table:table-cell office:value-type="float" office:value="714" table:formula="of:=VLOOKUP([.N91]; [.$A$3:.$B$69]; 2)" table:style-name="ce1">
            <text:p>714</text:p>
          </table:table-cell>
          <table:table-cell office:value-type="float" office:value="5349" table:formula="of:=VLOOKUP([.K91]; [.$E$3:.$G$13]; 3)" table:style-name="ce1">
            <text:p>5349</text:p>
          </table:table-cell>
          <table:table-cell office:value-type="float" office:value="-2068" table:formula="of:=[.$O91] - 2*[.$R91] - [.$P91] - [.$Q91] + [.$K91]" table:style-name="ce1">
            <text:p>-2068</text:p>
          </table:table-cell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2073" table:style-name="ce1">
            <text:p>12073</text:p>
          </table:table-cell>
          <table:table-cell office:value-type="float" office:value="2101" table:formula="of:=([.X91]+6*[.W91]-1)/6" table:style-name="ce1">
            <text:p>2101</text:p>
          </table:table-cell>
          <table:table-cell table:number-columns-repeated="16359"/>
        </table:table-row>
        <table:table-row table:style-name="ro1">
          <table:table-cell office:value-type="float" office:value="177" table:formula="of:=[.A91]+2" table:style-name="ce1">
            <text:p>177</text:p>
          </table:table-cell>
          <table:table-cell office:value-type="float" office:value="10218" table:style-name="ce1">
            <text:p>10218</text:p>
          </table:table-cell>
          <table:table-cell table:number-columns-repeated="7" table:style-name="ce1"/>
          <table:table-cell office:value-type="float" office:value="177" table:formula="of:=[.J91]+2" table:style-name="ce1">
            <text:p>177</text:p>
          </table:table-cell>
          <table:table-cell office:value-type="float" office:value="128" table:formula="of:=2^COM.MICROSOFT.FLOOR(LOG([.J92]; 2); 1)" table:style-name="ce1">
            <text:p>128</text:p>
          </table:table-cell>
          <table:table-cell office:value-type="float" office:value="256" table:formula="of:=2^(COM.MICROSOFT.CEILING(LOG([.J92]; 2);1))" table:style-name="ce1">
            <text:p>256</text:p>
          </table:table-cell>
          <table:table-cell office:value-type="float" office:value="49" table:formula="of:=[.K92]-([.L92]-[.J92])" table:style-name="ce1">
            <text:p>49</text:p>
          </table:table-cell>
          <table:table-cell office:value-type="float" office:value="47" table:formula="of:=[.M92]-2" table:style-name="ce1">
            <text:p>47</text:p>
          </table:table-cell>
          <table:table-cell office:value-type="float" office:value="10218" table:formula="of:=VLOOKUP([.J92]; [.A92:.B156]; 2)" table:style-name="ce1">
            <text:p>10218</text:p>
          </table:table-cell>
          <table:table-cell office:value-type="float" office:value="836" table:formula="of:=VLOOKUP([.M92]; [.$A$3:.$B$69]; 2)" table:style-name="ce1">
            <text:p>836</text:p>
          </table:table-cell>
          <table:table-cell office:value-type="float" office:value="772" table:formula="of:=VLOOKUP([.N92]; [.$A$3:.$B$69]; 2)" table:style-name="ce1">
            <text:p>772</text:p>
          </table:table-cell>
          <table:table-cell office:value-type="float" office:value="5349" table:formula="of:=VLOOKUP([.K92]; [.$E$3:.$G$13]; 3)" table:style-name="ce1">
            <text:p>5349</text:p>
          </table:table-cell>
          <table:table-cell office:value-type="float" office:value="-1960" table:formula="of:=[.$O92] - 2*[.$R92] - [.$P92] - [.$Q92] + [.$K92]" table:style-name="ce1">
            <text:p>-1960</text:p>
          </table:table-cell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2367" table:style-name="ce1">
            <text:p>12367</text:p>
          </table:table-cell>
          <table:table-cell office:value-type="float" office:value="2151" table:formula="of:=([.X92]+6*[.W92]-1)/6" table:style-name="ce1">
            <text:p>2151</text:p>
          </table:table-cell>
          <table:table-cell table:number-columns-repeated="16359"/>
        </table:table-row>
        <table:table-row table:style-name="ro1">
          <table:table-cell office:value-type="float" office:value="179" table:formula="of:=[.A92]+2" table:style-name="ce1">
            <text:p>179</text:p>
          </table:table-cell>
          <table:table-cell office:value-type="float" office:value="10460" table:style-name="ce1">
            <text:p>10460</text:p>
          </table:table-cell>
          <table:table-cell table:number-columns-repeated="7" table:style-name="ce1"/>
          <table:table-cell office:value-type="float" office:value="179" table:formula="of:=[.J92]+2" table:style-name="ce1">
            <text:p>179</text:p>
          </table:table-cell>
          <table:table-cell office:value-type="float" office:value="128" table:formula="of:=2^COM.MICROSOFT.FLOOR(LOG([.J93]; 2); 1)" table:style-name="ce1">
            <text:p>128</text:p>
          </table:table-cell>
          <table:table-cell office:value-type="float" office:value="256" table:formula="of:=2^(COM.MICROSOFT.CEILING(LOG([.J93]; 2);1))" table:style-name="ce1">
            <text:p>256</text:p>
          </table:table-cell>
          <table:table-cell office:value-type="float" office:value="51" table:formula="of:=[.K93]-([.L93]-[.J93])" table:style-name="ce1">
            <text:p>51</text:p>
          </table:table-cell>
          <table:table-cell office:value-type="float" office:value="49" table:formula="of:=[.M93]-2" table:style-name="ce1">
            <text:p>49</text:p>
          </table:table-cell>
          <table:table-cell office:value-type="float" office:value="10460" table:formula="of:=VLOOKUP([.J93]; [.A93:.B157]; 2)" table:style-name="ce1">
            <text:p>10460</text:p>
          </table:table-cell>
          <table:table-cell office:value-type="float" office:value="908" table:formula="of:=VLOOKUP([.M93]; [.$A$3:.$B$69]; 2)" table:style-name="ce1">
            <text:p>908</text:p>
          </table:table-cell>
          <table:table-cell office:value-type="float" office:value="836" table:formula="of:=VLOOKUP([.N93]; [.$A$3:.$B$69]; 2)" table:style-name="ce1">
            <text:p>836</text:p>
          </table:table-cell>
          <table:table-cell office:value-type="float" office:value="5349" table:formula="of:=VLOOKUP([.K93]; [.$E$3:.$G$13]; 3)" table:style-name="ce1">
            <text:p>5349</text:p>
          </table:table-cell>
          <table:table-cell office:value-type="float" office:value="-1854" table:formula="of:=[.$O93] - 2*[.$R93] - [.$P93] - [.$Q93] + [.$K93]" table:style-name="ce1">
            <text:p>-1854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2613" table:style-name="ce1">
            <text:p>12613</text:p>
          </table:table-cell>
          <table:table-cell office:value-type="float" office:value="2193" table:formula="of:=([.X93]+6*[.W93]-1)/6" table:style-name="ce1">
            <text:p>2193</text:p>
          </table:table-cell>
          <table:table-cell table:number-columns-repeated="16359"/>
        </table:table-row>
        <table:table-row table:style-name="ro1">
          <table:table-cell office:value-type="float" office:value="181" table:formula="of:=[.A93]+2" table:style-name="ce1">
            <text:p>181</text:p>
          </table:table-cell>
          <table:table-cell office:value-type="float" office:value="10700" table:style-name="ce1">
            <text:p>10700</text:p>
          </table:table-cell>
          <table:table-cell table:number-columns-repeated="7" table:style-name="ce1"/>
          <table:table-cell office:value-type="float" office:value="181" table:formula="of:=[.J93]+2" table:style-name="ce1">
            <text:p>181</text:p>
          </table:table-cell>
          <table:table-cell office:value-type="float" office:value="128" table:formula="of:=2^COM.MICROSOFT.FLOOR(LOG([.J94]; 2); 1)" table:style-name="ce1">
            <text:p>128</text:p>
          </table:table-cell>
          <table:table-cell office:value-type="float" office:value="256" table:formula="of:=2^(COM.MICROSOFT.CEILING(LOG([.J94]; 2);1))" table:style-name="ce1">
            <text:p>256</text:p>
          </table:table-cell>
          <table:table-cell office:value-type="float" office:value="53" table:formula="of:=[.K94]-([.L94]-[.J94])" table:style-name="ce1">
            <text:p>53</text:p>
          </table:table-cell>
          <table:table-cell office:value-type="float" office:value="51" table:formula="of:=[.M94]-2" table:style-name="ce1">
            <text:p>51</text:p>
          </table:table-cell>
          <table:table-cell office:value-type="float" office:value="10700" table:formula="of:=VLOOKUP([.J94]; [.A94:.B158]; 2)" table:style-name="ce1">
            <text:p>10700</text:p>
          </table:table-cell>
          <table:table-cell office:value-type="float" office:value="978" table:formula="of:=VLOOKUP([.M94]; [.$A$3:.$B$69]; 2)" table:style-name="ce1">
            <text:p>978</text:p>
          </table:table-cell>
          <table:table-cell office:value-type="float" office:value="908" table:formula="of:=VLOOKUP([.N94]; [.$A$3:.$B$69]; 2)" table:style-name="ce1">
            <text:p>908</text:p>
          </table:table-cell>
          <table:table-cell office:value-type="float" office:value="5349" table:formula="of:=VLOOKUP([.K94]; [.$E$3:.$G$13]; 3)" table:style-name="ce1">
            <text:p>5349</text:p>
          </table:table-cell>
          <table:table-cell office:value-type="float" office:value="-1756" table:formula="of:=[.$O94] - 2*[.$R94] - [.$P94] - [.$Q94] + [.$K94]" table:style-name="ce1">
            <text:p>-1756</text:p>
          </table:table-cell>
          <table:table-cell table:number-columns-repeated="3" table:style-name="ce1"/>
          <table:table-cell office:value-type="float" office:value="92" table:style-name="ce1">
            <text:p>92</text:p>
          </table:table-cell>
          <table:table-cell office:value-type="float" office:value="13051" table:style-name="ce1">
            <text:p>13051</text:p>
          </table:table-cell>
          <table:table-cell office:value-type="float" office:value="2267" table:formula="of:=([.X94]+6*[.W94]-1)/6" table:style-name="ce1">
            <text:p>2267</text:p>
          </table:table-cell>
          <table:table-cell table:number-columns-repeated="16359"/>
        </table:table-row>
        <table:table-row table:style-name="ro1">
          <table:table-cell office:value-type="float" office:value="183" table:formula="of:=[.A94]+2" table:style-name="ce1">
            <text:p>183</text:p>
          </table:table-cell>
          <table:table-cell office:value-type="float" office:value="10920" table:style-name="ce1">
            <text:p>10920</text:p>
          </table:table-cell>
          <table:table-cell table:number-columns-repeated="7" table:style-name="ce1"/>
          <table:table-cell office:value-type="float" office:value="183" table:formula="of:=[.J94]+2" table:style-name="ce1">
            <text:p>183</text:p>
          </table:table-cell>
          <table:table-cell office:value-type="float" office:value="128" table:formula="of:=2^COM.MICROSOFT.FLOOR(LOG([.J95]; 2); 1)" table:style-name="ce1">
            <text:p>128</text:p>
          </table:table-cell>
          <table:table-cell office:value-type="float" office:value="256" table:formula="of:=2^(COM.MICROSOFT.CEILING(LOG([.J95]; 2);1))" table:style-name="ce1">
            <text:p>256</text:p>
          </table:table-cell>
          <table:table-cell office:value-type="float" office:value="55" table:formula="of:=[.K95]-([.L95]-[.J95])" table:style-name="ce1">
            <text:p>55</text:p>
          </table:table-cell>
          <table:table-cell office:value-type="float" office:value="53" table:formula="of:=[.M95]-2" table:style-name="ce1">
            <text:p>53</text:p>
          </table:table-cell>
          <table:table-cell office:value-type="float" office:value="10920" table:formula="of:=VLOOKUP([.J95]; [.A95:.B159]; 2)" table:style-name="ce1">
            <text:p>10920</text:p>
          </table:table-cell>
          <table:table-cell office:value-type="float" office:value="1044" table:formula="of:=VLOOKUP([.M95]; [.$A$3:.$B$69]; 2)" table:style-name="ce1">
            <text:p>1044</text:p>
          </table:table-cell>
          <table:table-cell office:value-type="float" office:value="978" table:formula="of:=VLOOKUP([.N95]; [.$A$3:.$B$69]; 2)" table:style-name="ce1">
            <text:p>978</text:p>
          </table:table-cell>
          <table:table-cell office:value-type="float" office:value="5349" table:formula="of:=VLOOKUP([.K95]; [.$E$3:.$G$13]; 3)" table:style-name="ce1">
            <text:p>5349</text:p>
          </table:table-cell>
          <table:table-cell office:value-type="float" office:value="-1672" table:formula="of:=[.$O95] - 2*[.$R95] - [.$P95] - [.$Q95] + [.$K95]" table:style-name="ce1">
            <text:p>-1672</text:p>
          </table:table-cell>
          <table:table-cell table:number-columns-repeated="3" table:style-name="ce1"/>
          <table:table-cell office:value-type="float" office:value="93" table:style-name="ce1">
            <text:p>93</text:p>
          </table:table-cell>
          <table:table-cell office:value-type="float" office:value="13657" table:style-name="ce1">
            <text:p>13657</text:p>
          </table:table-cell>
          <table:table-cell office:value-type="float" office:value="2369" table:formula="of:=([.X95]+6*[.W95]-1)/6" table:style-name="ce1">
            <text:p>2369</text:p>
          </table:table-cell>
          <table:table-cell table:number-columns-repeated="16359"/>
        </table:table-row>
        <table:table-row table:style-name="ro1">
          <table:table-cell office:value-type="float" office:value="185" table:formula="of:=[.A95]+2" table:style-name="ce1">
            <text:p>185</text:p>
          </table:table-cell>
          <table:table-cell office:value-type="float" office:value="11148" table:style-name="ce1">
            <text:p>11148</text:p>
          </table:table-cell>
          <table:table-cell table:number-columns-repeated="7" table:style-name="ce1"/>
          <table:table-cell office:value-type="float" office:value="185" table:formula="of:=[.J95]+2" table:style-name="ce1">
            <text:p>185</text:p>
          </table:table-cell>
          <table:table-cell office:value-type="float" office:value="128" table:formula="of:=2^COM.MICROSOFT.FLOOR(LOG([.J96]; 2); 1)" table:style-name="ce1">
            <text:p>128</text:p>
          </table:table-cell>
          <table:table-cell office:value-type="float" office:value="256" table:formula="of:=2^(COM.MICROSOFT.CEILING(LOG([.J96]; 2);1))" table:style-name="ce1">
            <text:p>256</text:p>
          </table:table-cell>
          <table:table-cell office:value-type="float" office:value="57" table:formula="of:=[.K96]-([.L96]-[.J96])" table:style-name="ce1">
            <text:p>57</text:p>
          </table:table-cell>
          <table:table-cell office:value-type="float" office:value="55" table:formula="of:=[.M96]-2" table:style-name="ce1">
            <text:p>55</text:p>
          </table:table-cell>
          <table:table-cell office:value-type="float" office:value="11148" table:formula="of:=VLOOKUP([.J96]; [.A96:.B160]; 2)" table:style-name="ce1">
            <text:p>11148</text:p>
          </table:table-cell>
          <table:table-cell office:value-type="float" office:value="1116" table:formula="of:=VLOOKUP([.M96]; [.$A$3:.$B$69]; 2)" table:style-name="ce1">
            <text:p>1116</text:p>
          </table:table-cell>
          <table:table-cell office:value-type="float" office:value="1044" table:formula="of:=VLOOKUP([.N96]; [.$A$3:.$B$69]; 2)" table:style-name="ce1">
            <text:p>1044</text:p>
          </table:table-cell>
          <table:table-cell office:value-type="float" office:value="5349" table:formula="of:=VLOOKUP([.K96]; [.$E$3:.$G$13]; 3)" table:style-name="ce1">
            <text:p>5349</text:p>
          </table:table-cell>
          <table:table-cell office:value-type="float" office:value="-1582" table:formula="of:=[.$O96] - 2*[.$R96] - [.$P96] - [.$Q96] + [.$K96]" table:style-name="ce1">
            <text:p>-1582</text:p>
          </table:table-cell>
          <table:table-cell table:number-columns-repeated="3" table:style-name="ce1"/>
          <table:table-cell office:value-type="float" office:value="94" table:style-name="ce1">
            <text:p>94</text:p>
          </table:table-cell>
          <table:table-cell office:value-type="float" office:value="14215" table:style-name="ce1">
            <text:p>14215</text:p>
          </table:table-cell>
          <table:table-cell office:value-type="float" office:value="2463" table:formula="of:=([.X96]+6*[.W96]-1)/6" table:style-name="ce1">
            <text:p>2463</text:p>
          </table:table-cell>
          <table:table-cell table:number-columns-repeated="16359"/>
        </table:table-row>
        <table:table-row table:style-name="ro1">
          <table:table-cell office:value-type="float" office:value="187" table:formula="of:=[.A96]+2" table:style-name="ce1">
            <text:p>187</text:p>
          </table:table-cell>
          <table:table-cell office:value-type="float" office:value="11392" table:style-name="ce1">
            <text:p>11392</text:p>
          </table:table-cell>
          <table:table-cell table:number-columns-repeated="7" table:style-name="ce1"/>
          <table:table-cell office:value-type="float" office:value="187" table:formula="of:=[.J96]+2" table:style-name="ce1">
            <text:p>187</text:p>
          </table:table-cell>
          <table:table-cell office:value-type="float" office:value="128" table:formula="of:=2^COM.MICROSOFT.FLOOR(LOG([.J97]; 2); 1)" table:style-name="ce1">
            <text:p>128</text:p>
          </table:table-cell>
          <table:table-cell office:value-type="float" office:value="256" table:formula="of:=2^(COM.MICROSOFT.CEILING(LOG([.J97]; 2);1))" table:style-name="ce1">
            <text:p>256</text:p>
          </table:table-cell>
          <table:table-cell office:value-type="float" office:value="59" table:formula="of:=[.K97]-([.L97]-[.J97])" table:style-name="ce1">
            <text:p>59</text:p>
          </table:table-cell>
          <table:table-cell office:value-type="float" office:value="57" table:formula="of:=[.M97]-2" table:style-name="ce1">
            <text:p>57</text:p>
          </table:table-cell>
          <table:table-cell office:value-type="float" office:value="11392" table:formula="of:=VLOOKUP([.J97]; [.A97:.B161]; 2)" table:style-name="ce1">
            <text:p>11392</text:p>
          </table:table-cell>
          <table:table-cell office:value-type="float" office:value="1196" table:formula="of:=VLOOKUP([.M97]; [.$A$3:.$B$69]; 2)" table:style-name="ce1">
            <text:p>1196</text:p>
          </table:table-cell>
          <table:table-cell office:value-type="float" office:value="1116" table:formula="of:=VLOOKUP([.N97]; [.$A$3:.$B$69]; 2)" table:style-name="ce1">
            <text:p>1116</text:p>
          </table:table-cell>
          <table:table-cell office:value-type="float" office:value="5349" table:formula="of:=VLOOKUP([.K97]; [.$E$3:.$G$13]; 3)" table:style-name="ce1">
            <text:p>5349</text:p>
          </table:table-cell>
          <table:table-cell office:value-type="float" office:value="-1490" table:formula="of:=[.$O97] - 2*[.$R97] - [.$P97] - [.$Q97] + [.$K97]" table:style-name="ce1">
            <text:p>-1490</text:p>
          </table:table-cell>
          <table:table-cell table:number-columns-repeated="3" table:style-name="ce1"/>
          <table:table-cell office:value-type="float" office:value="95" table:style-name="ce1">
            <text:p>95</text:p>
          </table:table-cell>
          <table:table-cell office:value-type="float" office:value="14821" table:style-name="ce1">
            <text:p>14821</text:p>
          </table:table-cell>
          <table:table-cell office:value-type="float" office:value="2565" table:formula="of:=([.X97]+6*[.W97]-1)/6" table:style-name="ce1">
            <text:p>2565</text:p>
          </table:table-cell>
          <table:table-cell table:number-columns-repeated="16359"/>
        </table:table-row>
        <table:table-row table:style-name="ro1">
          <table:table-cell office:value-type="float" office:value="189" table:formula="of:=[.A97]+2" table:style-name="ce1">
            <text:p>189</text:p>
          </table:table-cell>
          <table:table-cell office:value-type="float" office:value="11638" table:style-name="ce1">
            <text:p>11638</text:p>
          </table:table-cell>
          <table:table-cell table:number-columns-repeated="7" table:style-name="ce1"/>
          <table:table-cell office:value-type="float" office:value="189" table:formula="of:=[.J97]+2" table:style-name="ce1">
            <text:p>189</text:p>
          </table:table-cell>
          <table:table-cell office:value-type="float" office:value="128" table:formula="of:=2^COM.MICROSOFT.FLOOR(LOG([.J98]; 2); 1)" table:style-name="ce1">
            <text:p>128</text:p>
          </table:table-cell>
          <table:table-cell office:value-type="float" office:value="256" table:formula="of:=2^(COM.MICROSOFT.CEILING(LOG([.J98]; 2);1))" table:style-name="ce1">
            <text:p>256</text:p>
          </table:table-cell>
          <table:table-cell office:value-type="float" office:value="61" table:formula="of:=[.K98]-([.L98]-[.J98])" table:style-name="ce1">
            <text:p>61</text:p>
          </table:table-cell>
          <table:table-cell office:value-type="float" office:value="59" table:formula="of:=[.M98]-2" table:style-name="ce1">
            <text:p>59</text:p>
          </table:table-cell>
          <table:table-cell office:value-type="float" office:value="11638" table:formula="of:=VLOOKUP([.J98]; [.A98:.B162]; 2)" table:style-name="ce1">
            <text:p>11638</text:p>
          </table:table-cell>
          <table:table-cell office:value-type="float" office:value="1276" table:formula="of:=VLOOKUP([.M98]; [.$A$3:.$B$69]; 2)" table:style-name="ce1">
            <text:p>1276</text:p>
          </table:table-cell>
          <table:table-cell office:value-type="float" office:value="1196" table:formula="of:=VLOOKUP([.N98]; [.$A$3:.$B$69]; 2)" table:style-name="ce1">
            <text:p>1196</text:p>
          </table:table-cell>
          <table:table-cell office:value-type="float" office:value="5349" table:formula="of:=VLOOKUP([.K98]; [.$E$3:.$G$13]; 3)" table:style-name="ce1">
            <text:p>5349</text:p>
          </table:table-cell>
          <table:table-cell office:value-type="float" office:value="-1404" table:formula="of:=[.$O98] - 2*[.$R98] - [.$P98] - [.$Q98] + [.$K98]" table:style-name="ce1">
            <text:p>-1404</text:p>
          </table:table-cell>
          <table:table-cell table:number-columns-repeated="3" table:style-name="ce1"/>
          <table:table-cell office:value-type="float" office:value="96" table:style-name="ce1">
            <text:p>96</text:p>
          </table:table-cell>
          <table:table-cell office:value-type="float" office:value="15571" table:style-name="ce1">
            <text:p>15571</text:p>
          </table:table-cell>
          <table:table-cell office:value-type="float" office:value="2691" table:formula="of:=([.X98]+6*[.W98]-1)/6" table:style-name="ce1">
            <text:p>2691</text:p>
          </table:table-cell>
          <table:table-cell table:number-columns-repeated="16359"/>
        </table:table-row>
        <table:table-row table:style-name="ro1">
          <table:table-cell office:value-type="float" office:value="191" table:formula="of:=[.A98]+2" table:style-name="ce1">
            <text:p>191</text:p>
          </table:table-cell>
          <table:table-cell office:value-type="float" office:value="11878" table:style-name="ce1">
            <text:p>11878</text:p>
          </table:table-cell>
          <table:table-cell table:number-columns-repeated="7" table:style-name="ce1"/>
          <table:table-cell office:value-type="float" office:value="191" table:formula="of:=[.J98]+2" table:style-name="ce1">
            <text:p>191</text:p>
          </table:table-cell>
          <table:table-cell office:value-type="float" office:value="128" table:formula="of:=2^COM.MICROSOFT.FLOOR(LOG([.J99]; 2); 1)" table:style-name="ce1">
            <text:p>128</text:p>
          </table:table-cell>
          <table:table-cell office:value-type="float" office:value="256" table:formula="of:=2^(COM.MICROSOFT.CEILING(LOG([.J99]; 2);1))" table:style-name="ce1">
            <text:p>256</text:p>
          </table:table-cell>
          <table:table-cell office:value-type="float" office:value="63" table:formula="of:=[.K99]-([.L99]-[.J99])" table:style-name="ce1">
            <text:p>63</text:p>
          </table:table-cell>
          <table:table-cell office:value-type="float" office:value="61" table:formula="of:=[.M99]-2" table:style-name="ce1">
            <text:p>61</text:p>
          </table:table-cell>
          <table:table-cell office:value-type="float" office:value="11878" table:formula="of:=VLOOKUP([.J99]; [.A99:.B163]; 2)" table:style-name="ce1">
            <text:p>11878</text:p>
          </table:table-cell>
          <table:table-cell office:value-type="float" office:value="1356" table:formula="of:=VLOOKUP([.M99]; [.$A$3:.$B$69]; 2)" table:style-name="ce1">
            <text:p>1356</text:p>
          </table:table-cell>
          <table:table-cell office:value-type="float" office:value="1276" table:formula="of:=VLOOKUP([.N99]; [.$A$3:.$B$69]; 2)" table:style-name="ce1">
            <text:p>1276</text:p>
          </table:table-cell>
          <table:table-cell office:value-type="float" office:value="5349" table:formula="of:=VLOOKUP([.K99]; [.$E$3:.$G$13]; 3)" table:style-name="ce1">
            <text:p>5349</text:p>
          </table:table-cell>
          <table:table-cell office:value-type="float" office:value="-1324" table:formula="of:=[.$O99] - 2*[.$R99] - [.$P99] - [.$Q99] + [.$K99]" table:style-name="ce1">
            <text:p>-1324</text:p>
          </table:table-cell>
          <table:table-cell table:number-columns-repeated="3" table:style-name="ce1"/>
          <table:table-cell office:value-type="float" office:value="97" table:style-name="ce1">
            <text:p>97</text:p>
          </table:table-cell>
          <table:table-cell office:value-type="float" office:value="15961" table:style-name="ce1">
            <text:p>15961</text:p>
          </table:table-cell>
          <table:table-cell office:value-type="float" office:value="2757" table:formula="of:=([.X99]+6*[.W99]-1)/6" table:style-name="ce1">
            <text:p>2757</text:p>
          </table:table-cell>
          <table:table-cell table:number-columns-repeated="16359"/>
        </table:table-row>
        <table:table-row table:style-name="ro1">
          <table:table-cell office:value-type="float" office:value="193" table:formula="of:=[.A99]+2" table:style-name="ce1">
            <text:p>193</text:p>
          </table:table-cell>
          <table:table-cell office:value-type="float" office:value="12122" table:style-name="ce1">
            <text:p>12122</text:p>
          </table:table-cell>
          <table:table-cell table:number-columns-repeated="7" table:style-name="ce1"/>
          <table:table-cell office:value-type="float" office:value="193" table:formula="of:=[.J99]+2" table:style-name="ce1">
            <text:p>193</text:p>
          </table:table-cell>
          <table:table-cell office:value-type="float" office:value="128" table:formula="of:=2^COM.MICROSOFT.FLOOR(LOG([.J100]; 2); 1)" table:style-name="ce1">
            <text:p>128</text:p>
          </table:table-cell>
          <table:table-cell office:value-type="float" office:value="256" table:formula="of:=2^(COM.MICROSOFT.CEILING(LOG([.J100]; 2);1))" table:style-name="ce1">
            <text:p>256</text:p>
          </table:table-cell>
          <table:table-cell office:value-type="float" office:value="65" table:formula="of:=[.K100]-([.L100]-[.J100])" table:style-name="ce1">
            <text:p>65</text:p>
          </table:table-cell>
          <table:table-cell office:value-type="float" office:value="63" table:formula="of:=[.M100]-2" table:style-name="ce1">
            <text:p>63</text:p>
          </table:table-cell>
          <table:table-cell office:value-type="float" office:value="12122" table:formula="of:=VLOOKUP([.J100]; [.A100:.B164]; 2)" table:style-name="ce1">
            <text:p>12122</text:p>
          </table:table-cell>
          <table:table-cell office:value-type="float" office:value="1440" table:formula="of:=VLOOKUP([.M100]; [.$A$3:.$B$69]; 2)" table:style-name="ce1">
            <text:p>1440</text:p>
          </table:table-cell>
          <table:table-cell office:value-type="float" office:value="1356" table:formula="of:=VLOOKUP([.N100]; [.$A$3:.$B$69]; 2)" table:style-name="ce1">
            <text:p>1356</text:p>
          </table:table-cell>
          <table:table-cell office:value-type="float" office:value="5349" table:formula="of:=VLOOKUP([.K100]; [.$E$3:.$G$13]; 3)" table:style-name="ce1">
            <text:p>5349</text:p>
          </table:table-cell>
          <table:table-cell office:value-type="float" office:value="-1244" table:formula="of:=[.$O100] - 2*[.$R100] - [.$P100] - [.$Q100] + [.$K100]" table:style-name="ce1">
            <text:p>-1244</text:p>
          </table:table-cell>
          <table:table-cell table:number-columns-repeated="3" table:style-name="ce1"/>
          <table:table-cell office:value-type="float" office:value="98" table:style-name="ce1">
            <text:p>98</text:p>
          </table:table-cell>
          <table:table-cell office:value-type="float" office:value="16003" table:style-name="ce1">
            <text:p>16003</text:p>
          </table:table-cell>
          <table:table-cell office:value-type="float" office:value="2765" table:formula="of:=([.X100]+6*[.W100]-1)/6" table:style-name="ce1">
            <text:p>2765</text:p>
          </table:table-cell>
          <table:table-cell table:number-columns-repeated="16359"/>
        </table:table-row>
        <table:table-row table:style-name="ro1">
          <table:table-cell office:value-type="float" office:value="195" table:formula="of:=[.A100]+2" table:style-name="ce1">
            <text:p>195</text:p>
          </table:table-cell>
          <table:table-cell office:value-type="float" office:value="12382" table:style-name="ce1">
            <text:p>12382</text:p>
          </table:table-cell>
          <table:table-cell table:number-columns-repeated="7" table:style-name="ce1"/>
          <table:table-cell office:value-type="float" office:value="195" table:formula="of:=[.J100]+2" table:style-name="ce1">
            <text:p>195</text:p>
          </table:table-cell>
          <table:table-cell office:value-type="float" office:value="128" table:formula="of:=2^COM.MICROSOFT.FLOOR(LOG([.J101]; 2); 1)" table:style-name="ce1">
            <text:p>128</text:p>
          </table:table-cell>
          <table:table-cell office:value-type="float" office:value="256" table:formula="of:=2^(COM.MICROSOFT.CEILING(LOG([.J101]; 2);1))" table:style-name="ce1">
            <text:p>256</text:p>
          </table:table-cell>
          <table:table-cell office:value-type="float" office:value="67" table:formula="of:=[.K101]-([.L101]-[.J101])" table:style-name="ce1">
            <text:p>67</text:p>
          </table:table-cell>
          <table:table-cell office:value-type="float" office:value="65" table:formula="of:=[.M101]-2" table:style-name="ce1">
            <text:p>65</text:p>
          </table:table-cell>
          <table:table-cell office:value-type="float" office:value="12382" table:formula="of:=VLOOKUP([.J101]; [.A101:.B165]; 2)" table:style-name="ce1">
            <text:p>12382</text:p>
          </table:table-cell>
          <table:table-cell office:value-type="float" office:value="1532" table:formula="of:=VLOOKUP([.M101]; [.$A$3:.$B$69]; 2)" table:style-name="ce1">
            <text:p>1532</text:p>
          </table:table-cell>
          <table:table-cell office:value-type="float" office:value="1440" table:formula="of:=VLOOKUP([.N101]; [.$A$3:.$B$69]; 2)" table:style-name="ce1">
            <text:p>1440</text:p>
          </table:table-cell>
          <table:table-cell office:value-type="float" office:value="5349" table:formula="of:=VLOOKUP([.K101]; [.$E$3:.$G$13]; 3)" table:style-name="ce1">
            <text:p>5349</text:p>
          </table:table-cell>
          <table:table-cell office:value-type="float" office:value="-1160" table:formula="of:=[.$O101] - 2*[.$R101] - [.$P101] - [.$Q101] + [.$K101]" table:style-name="ce1">
            <text:p>-1160</text:p>
          </table:table-cell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16081" table:style-name="ce1">
            <text:p>16081</text:p>
          </table:table-cell>
          <table:table-cell office:value-type="float" office:value="2779" table:formula="of:=([.X101]+6*[.W101]-1)/6" table:style-name="ce1">
            <text:p>2779</text:p>
          </table:table-cell>
          <table:table-cell table:number-columns-repeated="16359"/>
        </table:table-row>
        <table:table-row table:style-name="ro1">
          <table:table-cell office:value-type="float" office:value="197" table:formula="of:=[.A101]+2" table:style-name="ce1">
            <text:p>197</text:p>
          </table:table-cell>
          <table:table-cell office:value-type="float" office:value="12644" table:style-name="ce1">
            <text:p>12644</text:p>
          </table:table-cell>
          <table:table-cell table:number-columns-repeated="7" table:style-name="ce1"/>
          <table:table-cell office:value-type="float" office:value="197" table:formula="of:=[.J101]+2" table:style-name="ce1">
            <text:p>197</text:p>
          </table:table-cell>
          <table:table-cell office:value-type="float" office:value="128" table:formula="of:=2^COM.MICROSOFT.FLOOR(LOG([.J102]; 2); 1)" table:style-name="ce1">
            <text:p>128</text:p>
          </table:table-cell>
          <table:table-cell office:value-type="float" office:value="256" table:formula="of:=2^(COM.MICROSOFT.CEILING(LOG([.J102]; 2);1))" table:style-name="ce1">
            <text:p>256</text:p>
          </table:table-cell>
          <table:table-cell office:value-type="float" office:value="69" table:formula="of:=[.K102]-([.L102]-[.J102])" table:style-name="ce1">
            <text:p>69</text:p>
          </table:table-cell>
          <table:table-cell office:value-type="float" office:value="67" table:formula="of:=[.M102]-2" table:style-name="ce1">
            <text:p>67</text:p>
          </table:table-cell>
          <table:table-cell office:value-type="float" office:value="12644" table:formula="of:=VLOOKUP([.J102]; [.A102:.B166]; 2)" table:style-name="ce1">
            <text:p>12644</text:p>
          </table:table-cell>
          <table:table-cell office:value-type="float" office:value="1624" table:formula="of:=VLOOKUP([.M102]; [.$A$3:.$B$69]; 2)" table:style-name="ce1">
            <text:p>1624</text:p>
          </table:table-cell>
          <table:table-cell office:value-type="float" office:value="1532" table:formula="of:=VLOOKUP([.N102]; [.$A$3:.$B$69]; 2)" table:style-name="ce1">
            <text:p>1532</text:p>
          </table:table-cell>
          <table:table-cell office:value-type="float" office:value="5349" table:formula="of:=VLOOKUP([.K102]; [.$E$3:.$G$13]; 3)" table:style-name="ce1">
            <text:p>5349</text:p>
          </table:table-cell>
          <table:table-cell office:value-type="float" office:value="-1082" table:formula="of:=[.$O102] - 2*[.$R102] - [.$P102] - [.$Q102] + [.$K102]" table:style-name="ce1">
            <text:p>-1082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16219" table:style-name="ce1">
            <text:p>16219</text:p>
          </table:table-cell>
          <table:table-cell office:value-type="float" office:value="2803" table:formula="of:=([.X102]+6*[.W102]-1)/6" table:style-name="ce1">
            <text:p>2803</text:p>
          </table:table-cell>
          <table:table-cell table:number-columns-repeated="16359"/>
        </table:table-row>
        <table:table-row table:style-name="ro1">
          <table:table-cell office:value-type="float" office:value="199" table:formula="of:=[.A102]+2" table:style-name="ce1">
            <text:p>199</text:p>
          </table:table-cell>
          <table:table-cell office:value-type="float" office:value="12902" table:style-name="ce1">
            <text:p>12902</text:p>
          </table:table-cell>
          <table:table-cell table:number-columns-repeated="7" table:style-name="ce1"/>
          <table:table-cell office:value-type="float" office:value="199" table:formula="of:=[.J102]+2" table:style-name="ce1">
            <text:p>199</text:p>
          </table:table-cell>
          <table:table-cell office:value-type="float" office:value="128" table:formula="of:=2^COM.MICROSOFT.FLOOR(LOG([.J103]; 2); 1)" table:style-name="ce1">
            <text:p>128</text:p>
          </table:table-cell>
          <table:table-cell office:value-type="float" office:value="256" table:formula="of:=2^(COM.MICROSOFT.CEILING(LOG([.J103]; 2);1))" table:style-name="ce1">
            <text:p>256</text:p>
          </table:table-cell>
          <table:table-cell office:value-type="float" office:value="71" table:formula="of:=[.K103]-([.L103]-[.J103])" table:style-name="ce1">
            <text:p>71</text:p>
          </table:table-cell>
          <table:table-cell office:value-type="float" office:value="69" table:formula="of:=[.M103]-2" table:style-name="ce1">
            <text:p>69</text:p>
          </table:table-cell>
          <table:table-cell office:value-type="float" office:value="12902" table:formula="of:=VLOOKUP([.J103]; [.A103:.B167]; 2)" table:style-name="ce1">
            <text:p>12902</text:p>
          </table:table-cell>
          <table:table-cell office:value-type="float" office:value="1716" table:formula="of:=VLOOKUP([.M103]; [.$A$3:.$B$69]; 2)" table:style-name="ce1">
            <text:p>1716</text:p>
          </table:table-cell>
          <table:table-cell office:value-type="float" office:value="1624" table:formula="of:=VLOOKUP([.N103]; [.$A$3:.$B$69]; 2)" table:style-name="ce1">
            <text:p>1624</text:p>
          </table:table-cell>
          <table:table-cell office:value-type="float" office:value="5349" table:formula="of:=VLOOKUP([.K103]; [.$E$3:.$G$13]; 3)" table:style-name="ce1">
            <text:p>5349</text:p>
          </table:table-cell>
          <table:table-cell office:value-type="float" office:value="-1008" table:formula="of:=[.$O103] - 2*[.$R103] - [.$P103] - [.$Q103] + [.$K103]" table:style-name="ce1">
            <text:p>-1008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float" office:value="16381" table:style-name="ce1">
            <text:p>16381</text:p>
          </table:table-cell>
          <table:table-cell office:value-type="float" office:value="2831" table:formula="of:=([.X103]+6*[.W103]-1)/6" table:style-name="ce1">
            <text:p>2831</text:p>
          </table:table-cell>
          <table:table-cell table:number-columns-repeated="16359"/>
        </table:table-row>
        <table:table-row table:style-name="ro1">
          <table:table-cell office:value-type="float" office:value="201" table:formula="of:=[.A103]+2" table:style-name="ce1">
            <text:p>201</text:p>
          </table:table-cell>
          <table:table-cell office:value-type="float" office:value="13166" table:style-name="ce1">
            <text:p>13166</text:p>
          </table:table-cell>
          <table:table-cell table:number-columns-repeated="7" table:style-name="ce1"/>
          <table:table-cell office:value-type="float" office:value="201" table:formula="of:=[.J103]+2" table:style-name="ce1">
            <text:p>201</text:p>
          </table:table-cell>
          <table:table-cell office:value-type="float" office:value="128" table:formula="of:=2^COM.MICROSOFT.FLOOR(LOG([.J104]; 2); 1)" table:style-name="ce1">
            <text:p>128</text:p>
          </table:table-cell>
          <table:table-cell office:value-type="float" office:value="256" table:formula="of:=2^(COM.MICROSOFT.CEILING(LOG([.J104]; 2);1))" table:style-name="ce1">
            <text:p>256</text:p>
          </table:table-cell>
          <table:table-cell office:value-type="float" office:value="73" table:formula="of:=[.K104]-([.L104]-[.J104])" table:style-name="ce1">
            <text:p>73</text:p>
          </table:table-cell>
          <table:table-cell office:value-type="float" office:value="71" table:formula="of:=[.M104]-2" table:style-name="ce1">
            <text:p>71</text:p>
          </table:table-cell>
          <table:table-cell office:value-type="float" office:value="13166" table:formula="of:=VLOOKUP([.J104]; [.A104:.B168]; 2)" table:style-name="ce1">
            <text:p>13166</text:p>
          </table:table-cell>
          <table:table-cell office:value-type="float" office:value="1814" table:formula="of:=VLOOKUP([.M104]; [.$A$3:.$B$69]; 2)" table:style-name="ce1">
            <text:p>1814</text:p>
          </table:table-cell>
          <table:table-cell office:value-type="float" office:value="1716" table:formula="of:=VLOOKUP([.N104]; [.$A$3:.$B$69]; 2)" table:style-name="ce1">
            <text:p>1716</text:p>
          </table:table-cell>
          <table:table-cell office:value-type="float" office:value="5349" table:formula="of:=VLOOKUP([.K104]; [.$E$3:.$G$13]; 3)" table:style-name="ce1">
            <text:p>5349</text:p>
          </table:table-cell>
          <table:table-cell office:value-type="float" office:value="-934" table:formula="of:=[.$O104] - 2*[.$R104] - [.$P104] - [.$Q104] + [.$K104]" table:style-name="ce1">
            <text:p>-934</text:p>
          </table:table-cell>
          <table:table-cell table:number-columns-repeated="3" table:style-name="ce1"/>
          <table:table-cell office:value-type="float" office:value="102" table:style-name="ce1">
            <text:p>102</text:p>
          </table:table-cell>
          <table:table-cell office:value-type="float" office:value="16543" table:style-name="ce1">
            <text:p>16543</text:p>
          </table:table-cell>
          <table:table-cell office:value-type="float" office:value="2859" table:formula="of:=([.X104]+6*[.W104]-1)/6" table:style-name="ce1">
            <text:p>2859</text:p>
          </table:table-cell>
          <table:table-cell table:number-columns-repeated="16359"/>
        </table:table-row>
        <table:table-row table:style-name="ro1">
          <table:table-cell office:value-type="float" office:value="203" table:formula="of:=[.A104]+2" table:style-name="ce1">
            <text:p>203</text:p>
          </table:table-cell>
          <table:table-cell office:value-type="float" office:value="13430" table:style-name="ce1">
            <text:p>13430</text:p>
          </table:table-cell>
          <table:table-cell table:number-columns-repeated="7" table:style-name="ce1"/>
          <table:table-cell office:value-type="float" office:value="203" table:formula="of:=[.J104]+2" table:style-name="ce1">
            <text:p>203</text:p>
          </table:table-cell>
          <table:table-cell office:value-type="float" office:value="128" table:formula="of:=2^COM.MICROSOFT.FLOOR(LOG([.J105]; 2); 1)" table:style-name="ce1">
            <text:p>128</text:p>
          </table:table-cell>
          <table:table-cell office:value-type="float" office:value="256" table:formula="of:=2^(COM.MICROSOFT.CEILING(LOG([.J105]; 2);1))" table:style-name="ce1">
            <text:p>256</text:p>
          </table:table-cell>
          <table:table-cell office:value-type="float" office:value="75" table:formula="of:=[.K105]-([.L105]-[.J105])" table:style-name="ce1">
            <text:p>75</text:p>
          </table:table-cell>
          <table:table-cell office:value-type="float" office:value="73" table:formula="of:=[.M105]-2" table:style-name="ce1">
            <text:p>73</text:p>
          </table:table-cell>
          <table:table-cell office:value-type="float" office:value="13430" table:formula="of:=VLOOKUP([.J105]; [.A105:.B169]; 2)" table:style-name="ce1">
            <text:p>13430</text:p>
          </table:table-cell>
          <table:table-cell office:value-type="float" office:value="1912" table:formula="of:=VLOOKUP([.M105]; [.$A$3:.$B$69]; 2)" table:style-name="ce1">
            <text:p>1912</text:p>
          </table:table-cell>
          <table:table-cell office:value-type="float" office:value="1814" table:formula="of:=VLOOKUP([.N105]; [.$A$3:.$B$69]; 2)" table:style-name="ce1">
            <text:p>1814</text:p>
          </table:table-cell>
          <table:table-cell office:value-type="float" office:value="5349" table:formula="of:=VLOOKUP([.K105]; [.$E$3:.$G$13]; 3)" table:style-name="ce1">
            <text:p>5349</text:p>
          </table:table-cell>
          <table:table-cell office:value-type="float" office:value="-866" table:formula="of:=[.$O105] - 2*[.$R105] - [.$P105] - [.$Q105] + [.$K105]" table:style-name="ce1">
            <text:p>-866</text:p>
          </table:table-cell>
          <table:table-cell table:number-columns-repeated="3" table:style-name="ce1"/>
          <table:table-cell office:value-type="float" office:value="103" table:style-name="ce1">
            <text:p>103</text:p>
          </table:table-cell>
          <table:table-cell office:value-type="float" office:value="16801" table:style-name="ce1">
            <text:p>16801</text:p>
          </table:table-cell>
          <table:table-cell office:value-type="float" office:value="2903" table:formula="of:=([.X105]+6*[.W105]-1)/6" table:style-name="ce1">
            <text:p>2903</text:p>
          </table:table-cell>
          <table:table-cell table:number-columns-repeated="16359"/>
        </table:table-row>
        <table:table-row table:style-name="ro1">
          <table:table-cell office:value-type="float" office:value="205" table:formula="of:=[.A105]+2" table:style-name="ce1">
            <text:p>205</text:p>
          </table:table-cell>
          <table:table-cell office:value-type="float" office:value="13686" table:style-name="ce1">
            <text:p>13686</text:p>
          </table:table-cell>
          <table:table-cell table:number-columns-repeated="7" table:style-name="ce1"/>
          <table:table-cell office:value-type="float" office:value="205" table:formula="of:=[.J105]+2" table:style-name="ce1">
            <text:p>205</text:p>
          </table:table-cell>
          <table:table-cell office:value-type="float" office:value="128" table:formula="of:=2^COM.MICROSOFT.FLOOR(LOG([.J106]; 2); 1)" table:style-name="ce1">
            <text:p>128</text:p>
          </table:table-cell>
          <table:table-cell office:value-type="float" office:value="256" table:formula="of:=2^(COM.MICROSOFT.CEILING(LOG([.J106]; 2);1))" table:style-name="ce1">
            <text:p>256</text:p>
          </table:table-cell>
          <table:table-cell office:value-type="float" office:value="77" table:formula="of:=[.K106]-([.L106]-[.J106])" table:style-name="ce1">
            <text:p>77</text:p>
          </table:table-cell>
          <table:table-cell office:value-type="float" office:value="75" table:formula="of:=[.M106]-2" table:style-name="ce1">
            <text:p>75</text:p>
          </table:table-cell>
          <table:table-cell office:value-type="float" office:value="13686" table:formula="of:=VLOOKUP([.J106]; [.A106:.B170]; 2)" table:style-name="ce1">
            <text:p>13686</text:p>
          </table:table-cell>
          <table:table-cell office:value-type="float" office:value="2008" table:formula="of:=VLOOKUP([.M106]; [.$A$3:.$B$69]; 2)" table:style-name="ce1">
            <text:p>2008</text:p>
          </table:table-cell>
          <table:table-cell office:value-type="float" office:value="1912" table:formula="of:=VLOOKUP([.N106]; [.$A$3:.$B$69]; 2)" table:style-name="ce1">
            <text:p>1912</text:p>
          </table:table-cell>
          <table:table-cell office:value-type="float" office:value="5349" table:formula="of:=VLOOKUP([.K106]; [.$E$3:.$G$13]; 3)" table:style-name="ce1">
            <text:p>5349</text:p>
          </table:table-cell>
          <table:table-cell office:value-type="float" office:value="-804" table:formula="of:=[.$O106] - 2*[.$R106] - [.$P106] - [.$Q106] + [.$K106]" table:style-name="ce1">
            <text:p>-804</text:p>
          </table:table-cell>
          <table:table-cell table:number-columns-repeated="3" table:style-name="ce1"/>
          <table:table-cell office:value-type="float" office:value="104" table:style-name="ce1">
            <text:p>104</text:p>
          </table:table-cell>
          <table:table-cell office:value-type="float" office:value="17203" table:style-name="ce1">
            <text:p>17203</text:p>
          </table:table-cell>
          <table:table-cell office:value-type="float" office:value="2971" table:formula="of:=([.X106]+6*[.W106]-1)/6" table:style-name="ce1">
            <text:p>2971</text:p>
          </table:table-cell>
          <table:table-cell table:number-columns-repeated="16359"/>
        </table:table-row>
        <table:table-row table:style-name="ro1">
          <table:table-cell office:value-type="float" office:value="207" table:formula="of:=[.A106]+2" table:style-name="ce1">
            <text:p>207</text:p>
          </table:table-cell>
          <table:table-cell office:value-type="float" office:value="13920" table:style-name="ce1">
            <text:p>13920</text:p>
          </table:table-cell>
          <table:table-cell table:number-columns-repeated="7" table:style-name="ce1"/>
          <table:table-cell office:value-type="float" office:value="207" table:formula="of:=[.J106]+2" table:style-name="ce1">
            <text:p>207</text:p>
          </table:table-cell>
          <table:table-cell office:value-type="float" office:value="128" table:formula="of:=2^COM.MICROSOFT.FLOOR(LOG([.J107]; 2); 1)" table:style-name="ce1">
            <text:p>128</text:p>
          </table:table-cell>
          <table:table-cell office:value-type="float" office:value="256" table:formula="of:=2^(COM.MICROSOFT.CEILING(LOG([.J107]; 2);1))" table:style-name="ce1">
            <text:p>256</text:p>
          </table:table-cell>
          <table:table-cell office:value-type="float" office:value="79" table:formula="of:=[.K107]-([.L107]-[.J107])" table:style-name="ce1">
            <text:p>79</text:p>
          </table:table-cell>
          <table:table-cell office:value-type="float" office:value="77" table:formula="of:=[.M107]-2" table:style-name="ce1">
            <text:p>77</text:p>
          </table:table-cell>
          <table:table-cell office:value-type="float" office:value="13920" table:formula="of:=VLOOKUP([.J107]; [.A107:.B171]; 2)" table:style-name="ce1">
            <text:p>13920</text:p>
          </table:table-cell>
          <table:table-cell office:value-type="float" office:value="2096" table:formula="of:=VLOOKUP([.M107]; [.$A$3:.$B$69]; 2)" table:style-name="ce1">
            <text:p>2096</text:p>
          </table:table-cell>
          <table:table-cell office:value-type="float" office:value="2008" table:formula="of:=VLOOKUP([.N107]; [.$A$3:.$B$69]; 2)" table:style-name="ce1">
            <text:p>2008</text:p>
          </table:table-cell>
          <table:table-cell office:value-type="float" office:value="5349" table:formula="of:=VLOOKUP([.K107]; [.$E$3:.$G$13]; 3)" table:style-name="ce1">
            <text:p>5349</text:p>
          </table:table-cell>
          <table:table-cell office:value-type="float" office:value="-754" table:formula="of:=[.$O107] - 2*[.$R107] - [.$P107] - [.$Q107] + [.$K107]" table:style-name="ce1">
            <text:p>-754</text:p>
          </table:table-cell>
          <table:table-cell table:number-columns-repeated="3" table:style-name="ce1"/>
          <table:table-cell office:value-type="float" office:value="105" table:style-name="ce1">
            <text:p>105</text:p>
          </table:table-cell>
          <table:table-cell office:value-type="float" office:value="17557" table:style-name="ce1">
            <text:p>17557</text:p>
          </table:table-cell>
          <table:table-cell office:value-type="float" office:value="3031" table:formula="of:=([.X107]+6*[.W107]-1)/6" table:style-name="ce1">
            <text:p>3031</text:p>
          </table:table-cell>
          <table:table-cell table:number-columns-repeated="16359"/>
        </table:table-row>
        <table:table-row table:style-name="ro1">
          <table:table-cell office:value-type="float" office:value="209" table:formula="of:=[.A107]+2" table:style-name="ce1">
            <text:p>209</text:p>
          </table:table-cell>
          <table:table-cell office:value-type="float" office:value="14188" table:style-name="ce1">
            <text:p>14188</text:p>
          </table:table-cell>
          <table:table-cell table:number-columns-repeated="7" table:style-name="ce1"/>
          <table:table-cell office:value-type="float" office:value="209" table:formula="of:=[.J107]+2" table:style-name="ce1">
            <text:p>209</text:p>
          </table:table-cell>
          <table:table-cell office:value-type="float" office:value="128" table:formula="of:=2^COM.MICROSOFT.FLOOR(LOG([.J108]; 2); 1)" table:style-name="ce1">
            <text:p>128</text:p>
          </table:table-cell>
          <table:table-cell office:value-type="float" office:value="256" table:formula="of:=2^(COM.MICROSOFT.CEILING(LOG([.J108]; 2);1))" table:style-name="ce1">
            <text:p>256</text:p>
          </table:table-cell>
          <table:table-cell office:value-type="float" office:value="81" table:formula="of:=[.K108]-([.L108]-[.J108])" table:style-name="ce1">
            <text:p>81</text:p>
          </table:table-cell>
          <table:table-cell office:value-type="float" office:value="79" table:formula="of:=[.M108]-2" table:style-name="ce1">
            <text:p>79</text:p>
          </table:table-cell>
          <table:table-cell office:value-type="float" office:value="14188" table:formula="of:=VLOOKUP([.J108]; [.A108:.B172]; 2)" table:style-name="ce1">
            <text:p>14188</text:p>
          </table:table-cell>
          <table:table-cell office:value-type="float" office:value="2208" table:formula="of:=VLOOKUP([.M108]; [.$A$3:.$B$69]; 2)" table:style-name="ce1">
            <text:p>2208</text:p>
          </table:table-cell>
          <table:table-cell office:value-type="float" office:value="2096" table:formula="of:=VLOOKUP([.N108]; [.$A$3:.$B$69]; 2)" table:style-name="ce1">
            <text:p>2096</text:p>
          </table:table-cell>
          <table:table-cell office:value-type="float" office:value="5349" table:formula="of:=VLOOKUP([.K108]; [.$E$3:.$G$13]; 3)" table:style-name="ce1">
            <text:p>5349</text:p>
          </table:table-cell>
          <table:table-cell office:value-type="float" office:value="-686" table:formula="of:=[.$O108] - 2*[.$R108] - [.$P108] - [.$Q108] + [.$K108]" table:style-name="ce1">
            <text:p>-686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17767" table:style-name="ce1">
            <text:p>17767</text:p>
          </table:table-cell>
          <table:table-cell office:value-type="float" office:value="3067" table:formula="of:=([.X108]+6*[.W108]-1)/6" table:style-name="ce1">
            <text:p>3067</text:p>
          </table:table-cell>
          <table:table-cell table:number-columns-repeated="16359"/>
        </table:table-row>
        <table:table-row table:style-name="ro1">
          <table:table-cell office:value-type="float" office:value="211" table:formula="of:=[.A108]+2" table:style-name="ce1">
            <text:p>211</text:p>
          </table:table-cell>
          <table:table-cell office:value-type="float" office:value="14476" table:style-name="ce1">
            <text:p>14476</text:p>
          </table:table-cell>
          <table:table-cell table:number-columns-repeated="7" table:style-name="ce1"/>
          <table:table-cell office:value-type="float" office:value="211" table:formula="of:=[.J108]+2" table:style-name="ce1">
            <text:p>211</text:p>
          </table:table-cell>
          <table:table-cell office:value-type="float" office:value="128" table:formula="of:=2^COM.MICROSOFT.FLOOR(LOG([.J109]; 2); 1)" table:style-name="ce1">
            <text:p>128</text:p>
          </table:table-cell>
          <table:table-cell office:value-type="float" office:value="256" table:formula="of:=2^(COM.MICROSOFT.CEILING(LOG([.J109]; 2);1))" table:style-name="ce1">
            <text:p>256</text:p>
          </table:table-cell>
          <table:table-cell office:value-type="float" office:value="83" table:formula="of:=[.K109]-([.L109]-[.J109])" table:style-name="ce1">
            <text:p>83</text:p>
          </table:table-cell>
          <table:table-cell office:value-type="float" office:value="81" table:formula="of:=[.M109]-2" table:style-name="ce1">
            <text:p>81</text:p>
          </table:table-cell>
          <table:table-cell office:value-type="float" office:value="14476" table:formula="of:=VLOOKUP([.J109]; [.A109:.B173]; 2)" table:style-name="ce1">
            <text:p>14476</text:p>
          </table:table-cell>
          <table:table-cell office:value-type="float" office:value="2322" table:formula="of:=VLOOKUP([.M109]; [.$A$3:.$B$69]; 2)" table:style-name="ce1">
            <text:p>2322</text:p>
          </table:table-cell>
          <table:table-cell office:value-type="float" office:value="2208" table:formula="of:=VLOOKUP([.N109]; [.$A$3:.$B$69]; 2)" table:style-name="ce1">
            <text:p>2208</text:p>
          </table:table-cell>
          <table:table-cell office:value-type="float" office:value="5349" table:formula="of:=VLOOKUP([.K109]; [.$E$3:.$G$13]; 3)" table:style-name="ce1">
            <text:p>5349</text:p>
          </table:table-cell>
          <table:table-cell office:value-type="float" office:value="-624" table:formula="of:=[.$O109] - 2*[.$R109] - [.$P109] - [.$Q109] + [.$K109]" table:style-name="ce1">
            <text:p>-624</text:p>
          </table:table-cell>
          <table:table-cell table:number-columns-repeated="3" table:style-name="ce1"/>
          <table:table-cell office:value-type="float" office:value="107" table:style-name="ce1">
            <text:p>107</text:p>
          </table:table-cell>
          <table:table-cell office:value-type="float" office:value="18025" table:style-name="ce1">
            <text:p>18025</text:p>
          </table:table-cell>
          <table:table-cell office:value-type="float" office:value="3111" table:formula="of:=([.X109]+6*[.W109]-1)/6" table:style-name="ce1">
            <text:p>3111</text:p>
          </table:table-cell>
          <table:table-cell table:number-columns-repeated="16359"/>
        </table:table-row>
        <table:table-row table:style-name="ro1">
          <table:table-cell office:value-type="float" office:value="213" table:formula="of:=[.A109]+2" table:style-name="ce1">
            <text:p>213</text:p>
          </table:table-cell>
          <table:table-cell office:value-type="float" office:value="14758" table:style-name="ce1">
            <text:p>14758</text:p>
          </table:table-cell>
          <table:table-cell table:number-columns-repeated="7" table:style-name="ce1"/>
          <table:table-cell office:value-type="float" office:value="213" table:formula="of:=[.J109]+2" table:style-name="ce1">
            <text:p>213</text:p>
          </table:table-cell>
          <table:table-cell office:value-type="float" office:value="128" table:formula="of:=2^COM.MICROSOFT.FLOOR(LOG([.J110]; 2); 1)" table:style-name="ce1">
            <text:p>128</text:p>
          </table:table-cell>
          <table:table-cell office:value-type="float" office:value="256" table:formula="of:=2^(COM.MICROSOFT.CEILING(LOG([.J110]; 2);1))" table:style-name="ce1">
            <text:p>256</text:p>
          </table:table-cell>
          <table:table-cell office:value-type="float" office:value="85" table:formula="of:=[.K110]-([.L110]-[.J110])" table:style-name="ce1">
            <text:p>85</text:p>
          </table:table-cell>
          <table:table-cell office:value-type="float" office:value="83" table:formula="of:=[.M110]-2" table:style-name="ce1">
            <text:p>83</text:p>
          </table:table-cell>
          <table:table-cell office:value-type="float" office:value="14758" table:formula="of:=VLOOKUP([.J110]; [.A110:.B174]; 2)" table:style-name="ce1">
            <text:p>14758</text:p>
          </table:table-cell>
          <table:table-cell office:value-type="float" office:value="2434" table:formula="of:=VLOOKUP([.M110]; [.$A$3:.$B$69]; 2)" table:style-name="ce1">
            <text:p>2434</text:p>
          </table:table-cell>
          <table:table-cell office:value-type="float" office:value="2322" table:formula="of:=VLOOKUP([.N110]; [.$A$3:.$B$69]; 2)" table:style-name="ce1">
            <text:p>2322</text:p>
          </table:table-cell>
          <table:table-cell office:value-type="float" office:value="5349" table:formula="of:=VLOOKUP([.K110]; [.$E$3:.$G$13]; 3)" table:style-name="ce1">
            <text:p>5349</text:p>
          </table:table-cell>
          <table:table-cell office:value-type="float" office:value="-568" table:formula="of:=[.$O110] - 2*[.$R110] - [.$P110] - [.$Q110] + [.$K110]" table:style-name="ce1">
            <text:p>-568</text:p>
          </table:table-cell>
          <table:table-cell table:number-columns-repeated="3" table:style-name="ce1"/>
          <table:table-cell office:value-type="float" office:value="108" table:style-name="ce1">
            <text:p>108</text:p>
          </table:table-cell>
          <table:table-cell office:value-type="float" office:value="18475" table:style-name="ce1">
            <text:p>18475</text:p>
          </table:table-cell>
          <table:table-cell office:value-type="float" office:value="3187" table:formula="of:=([.X110]+6*[.W110]-1)/6" table:style-name="ce1">
            <text:p>3187</text:p>
          </table:table-cell>
          <table:table-cell table:number-columns-repeated="16359"/>
        </table:table-row>
        <table:table-row table:style-name="ro1">
          <table:table-cell office:value-type="float" office:value="215" table:formula="of:=[.A110]+2" table:style-name="ce1">
            <text:p>215</text:p>
          </table:table-cell>
          <table:table-cell office:value-type="float" office:value="15018" table:style-name="ce1">
            <text:p>15018</text:p>
          </table:table-cell>
          <table:table-cell table:number-columns-repeated="7" table:style-name="ce1"/>
          <table:table-cell office:value-type="float" office:value="215" table:formula="of:=[.J110]+2" table:style-name="ce1">
            <text:p>215</text:p>
          </table:table-cell>
          <table:table-cell office:value-type="float" office:value="128" table:formula="of:=2^COM.MICROSOFT.FLOOR(LOG([.J111]; 2); 1)" table:style-name="ce1">
            <text:p>128</text:p>
          </table:table-cell>
          <table:table-cell office:value-type="float" office:value="256" table:formula="of:=2^(COM.MICROSOFT.CEILING(LOG([.J111]; 2);1))" table:style-name="ce1">
            <text:p>256</text:p>
          </table:table-cell>
          <table:table-cell office:value-type="float" office:value="87" table:formula="of:=[.K111]-([.L111]-[.J111])" table:style-name="ce1">
            <text:p>87</text:p>
          </table:table-cell>
          <table:table-cell office:value-type="float" office:value="85" table:formula="of:=[.M111]-2" table:style-name="ce1">
            <text:p>85</text:p>
          </table:table-cell>
          <table:table-cell office:value-type="float" office:value="15018" table:formula="of:=VLOOKUP([.J111]; [.A111:.B175]; 2)" table:style-name="ce1">
            <text:p>15018</text:p>
          </table:table-cell>
          <table:table-cell office:value-type="float" office:value="2536" table:formula="of:=VLOOKUP([.M111]; [.$A$3:.$B$69]; 2)" table:style-name="ce1">
            <text:p>2536</text:p>
          </table:table-cell>
          <table:table-cell office:value-type="float" office:value="2434" table:formula="of:=VLOOKUP([.N111]; [.$A$3:.$B$69]; 2)" table:style-name="ce1">
            <text:p>2434</text:p>
          </table:table-cell>
          <table:table-cell office:value-type="float" office:value="5349" table:formula="of:=VLOOKUP([.K111]; [.$E$3:.$G$13]; 3)" table:style-name="ce1">
            <text:p>5349</text:p>
          </table:table-cell>
          <table:table-cell office:value-type="float" office:value="-522" table:formula="of:=[.$O111] - 2*[.$R111] - [.$P111] - [.$Q111] + [.$K111]" table:style-name="ce1">
            <text:p>-522</text:p>
          </table:table-cell>
          <table:table-cell table:number-columns-repeated="3" table:style-name="ce1"/>
          <table:table-cell office:value-type="float" office:value="109" table:style-name="ce1">
            <text:p>109</text:p>
          </table:table-cell>
          <table:table-cell office:value-type="float" office:value="19093" table:style-name="ce1">
            <text:p>19093</text:p>
          </table:table-cell>
          <table:table-cell office:value-type="float" office:value="3291" table:formula="of:=([.X111]+6*[.W111]-1)/6" table:style-name="ce1">
            <text:p>3291</text:p>
          </table:table-cell>
          <table:table-cell table:number-columns-repeated="16359"/>
        </table:table-row>
        <table:table-row table:style-name="ro1">
          <table:table-cell office:value-type="float" office:value="217" table:formula="of:=[.A111]+2" table:style-name="ce1">
            <text:p>217</text:p>
          </table:table-cell>
          <table:table-cell office:value-type="float" office:value="15286" table:style-name="ce1">
            <text:p>15286</text:p>
          </table:table-cell>
          <table:table-cell table:number-columns-repeated="7" table:style-name="ce1"/>
          <table:table-cell office:value-type="float" office:value="217" table:formula="of:=[.J111]+2" table:style-name="ce1">
            <text:p>217</text:p>
          </table:table-cell>
          <table:table-cell office:value-type="float" office:value="128" table:formula="of:=2^COM.MICROSOFT.FLOOR(LOG([.J112]; 2); 1)" table:style-name="ce1">
            <text:p>128</text:p>
          </table:table-cell>
          <table:table-cell office:value-type="float" office:value="256" table:formula="of:=2^(COM.MICROSOFT.CEILING(LOG([.J112]; 2);1))" table:style-name="ce1">
            <text:p>256</text:p>
          </table:table-cell>
          <table:table-cell office:value-type="float" office:value="89" table:formula="of:=[.K112]-([.L112]-[.J112])" table:style-name="ce1">
            <text:p>89</text:p>
          </table:table-cell>
          <table:table-cell office:value-type="float" office:value="87" table:formula="of:=[.M112]-2" table:style-name="ce1">
            <text:p>87</text:p>
          </table:table-cell>
          <table:table-cell office:value-type="float" office:value="15286" table:formula="of:=VLOOKUP([.J112]; [.A112:.B176]; 2)" table:style-name="ce1">
            <text:p>15286</text:p>
          </table:table-cell>
          <table:table-cell office:value-type="float" office:value="2650" table:formula="of:=VLOOKUP([.M112]; [.$A$3:.$B$69]; 2)" table:style-name="ce1">
            <text:p>2650</text:p>
          </table:table-cell>
          <table:table-cell office:value-type="float" office:value="2536" table:formula="of:=VLOOKUP([.N112]; [.$A$3:.$B$69]; 2)" table:style-name="ce1">
            <text:p>2536</text:p>
          </table:table-cell>
          <table:table-cell office:value-type="float" office:value="5349" table:formula="of:=VLOOKUP([.K112]; [.$E$3:.$G$13]; 3)" table:style-name="ce1">
            <text:p>5349</text:p>
          </table:table-cell>
          <table:table-cell office:value-type="float" office:value="-470" table:formula="of:=[.$O112] - 2*[.$R112] - [.$P112] - [.$Q112] + [.$K112]" table:style-name="ce1">
            <text:p>-470</text:p>
          </table:table-cell>
          <table:table-cell table:number-columns-repeated="3" table:style-name="ce1"/>
          <table:table-cell office:value-type="float" office:value="110" table:style-name="ce1">
            <text:p>110</text:p>
          </table:table-cell>
          <table:table-cell office:value-type="float" office:value="19711" table:style-name="ce1">
            <text:p>19711</text:p>
          </table:table-cell>
          <table:table-cell office:value-type="float" office:value="3395" table:formula="of:=([.X112]+6*[.W112]-1)/6" table:style-name="ce1">
            <text:p>3395</text:p>
          </table:table-cell>
          <table:table-cell table:number-columns-repeated="16359"/>
        </table:table-row>
        <table:table-row table:style-name="ro1">
          <table:table-cell office:value-type="float" office:value="219" table:formula="of:=[.A112]+2" table:style-name="ce1">
            <text:p>219</text:p>
          </table:table-cell>
          <table:table-cell office:value-type="float" office:value="15572" table:style-name="ce1">
            <text:p>15572</text:p>
          </table:table-cell>
          <table:table-cell table:number-columns-repeated="7" table:style-name="ce1"/>
          <table:table-cell office:value-type="float" office:value="219" table:formula="of:=[.J112]+2" table:style-name="ce1">
            <text:p>219</text:p>
          </table:table-cell>
          <table:table-cell office:value-type="float" office:value="128" table:formula="of:=2^COM.MICROSOFT.FLOOR(LOG([.J113]; 2); 1)" table:style-name="ce1">
            <text:p>128</text:p>
          </table:table-cell>
          <table:table-cell office:value-type="float" office:value="256" table:formula="of:=2^(COM.MICROSOFT.CEILING(LOG([.J113]; 2);1))" table:style-name="ce1">
            <text:p>256</text:p>
          </table:table-cell>
          <table:table-cell office:value-type="float" office:value="91" table:formula="of:=[.K113]-([.L113]-[.J113])" table:style-name="ce1">
            <text:p>91</text:p>
          </table:table-cell>
          <table:table-cell office:value-type="float" office:value="89" table:formula="of:=[.M113]-2" table:style-name="ce1">
            <text:p>89</text:p>
          </table:table-cell>
          <table:table-cell office:value-type="float" office:value="15572" table:formula="of:=VLOOKUP([.J113]; [.A113:.B177]; 2)" table:style-name="ce1">
            <text:p>15572</text:p>
          </table:table-cell>
          <table:table-cell office:value-type="float" office:value="2772" table:formula="of:=VLOOKUP([.M113]; [.$A$3:.$B$69]; 2)" table:style-name="ce1">
            <text:p>2772</text:p>
          </table:table-cell>
          <table:table-cell office:value-type="float" office:value="2650" table:formula="of:=VLOOKUP([.N113]; [.$A$3:.$B$69]; 2)" table:style-name="ce1">
            <text:p>2650</text:p>
          </table:table-cell>
          <table:table-cell office:value-type="float" office:value="5349" table:formula="of:=VLOOKUP([.K113]; [.$E$3:.$G$13]; 3)" table:style-name="ce1">
            <text:p>5349</text:p>
          </table:table-cell>
          <table:table-cell office:value-type="float" office:value="-420" table:formula="of:=[.$O113] - 2*[.$R113] - [.$P113] - [.$Q113] + [.$K113]" table:style-name="ce1">
            <text:p>-420</text:p>
          </table:table-cell>
          <table:table-cell table:number-columns-repeated="3" table:style-name="ce1"/>
          <table:table-cell office:value-type="float" office:value="111" table:style-name="ce1">
            <text:p>111</text:p>
          </table:table-cell>
          <table:table-cell office:value-type="float" office:value="20401" table:style-name="ce1">
            <text:p>20401</text:p>
          </table:table-cell>
          <table:table-cell office:value-type="float" office:value="3511" table:formula="of:=([.X113]+6*[.W113]-1)/6" table:style-name="ce1">
            <text:p>3511</text:p>
          </table:table-cell>
          <table:table-cell table:number-columns-repeated="16359"/>
        </table:table-row>
        <table:table-row table:style-name="ro1">
          <table:table-cell office:value-type="float" office:value="221" table:formula="of:=[.A113]+2" table:style-name="ce1">
            <text:p>221</text:p>
          </table:table-cell>
          <table:table-cell office:value-type="float" office:value="15858" table:style-name="ce1">
            <text:p>15858</text:p>
          </table:table-cell>
          <table:table-cell table:number-columns-repeated="7" table:style-name="ce1"/>
          <table:table-cell office:value-type="float" office:value="221" table:formula="of:=[.J113]+2" table:style-name="ce1">
            <text:p>221</text:p>
          </table:table-cell>
          <table:table-cell office:value-type="float" office:value="128" table:formula="of:=2^COM.MICROSOFT.FLOOR(LOG([.J114]; 2); 1)" table:style-name="ce1">
            <text:p>128</text:p>
          </table:table-cell>
          <table:table-cell office:value-type="float" office:value="256" table:formula="of:=2^(COM.MICROSOFT.CEILING(LOG([.J114]; 2);1))" table:style-name="ce1">
            <text:p>256</text:p>
          </table:table-cell>
          <table:table-cell office:value-type="float" office:value="93" table:formula="of:=[.K114]-([.L114]-[.J114])" table:style-name="ce1">
            <text:p>93</text:p>
          </table:table-cell>
          <table:table-cell office:value-type="float" office:value="91" table:formula="of:=[.M114]-2" table:style-name="ce1">
            <text:p>91</text:p>
          </table:table-cell>
          <table:table-cell office:value-type="float" office:value="15858" table:formula="of:=VLOOKUP([.J114]; [.A114:.B178]; 2)" table:style-name="ce1">
            <text:p>15858</text:p>
          </table:table-cell>
          <table:table-cell office:value-type="float" office:value="2892" table:formula="of:=VLOOKUP([.M114]; [.$A$3:.$B$69]; 2)" table:style-name="ce1">
            <text:p>2892</text:p>
          </table:table-cell>
          <table:table-cell office:value-type="float" office:value="2772" table:formula="of:=VLOOKUP([.N114]; [.$A$3:.$B$69]; 2)" table:style-name="ce1">
            <text:p>2772</text:p>
          </table:table-cell>
          <table:table-cell office:value-type="float" office:value="5349" table:formula="of:=VLOOKUP([.K114]; [.$E$3:.$G$13]; 3)" table:style-name="ce1">
            <text:p>5349</text:p>
          </table:table-cell>
          <table:table-cell office:value-type="float" office:value="-376" table:formula="of:=[.$O114] - 2*[.$R114] - [.$P114] - [.$Q114] + [.$K114]" table:style-name="ce1">
            <text:p>-376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float" office:value="21331" table:style-name="ce1">
            <text:p>21331</text:p>
          </table:table-cell>
          <table:table-cell office:value-type="float" office:value="3667" table:formula="of:=([.X114]+6*[.W114]-1)/6" table:style-name="ce1">
            <text:p>3667</text:p>
          </table:table-cell>
          <table:table-cell table:number-columns-repeated="16359"/>
        </table:table-row>
        <table:table-row table:style-name="ro1">
          <table:table-cell office:value-type="float" office:value="223" table:formula="of:=[.A114]+2" table:style-name="ce1">
            <text:p>223</text:p>
          </table:table-cell>
          <table:table-cell office:value-type="float" office:value="16136" table:style-name="ce1">
            <text:p>16136</text:p>
          </table:table-cell>
          <table:table-cell table:number-columns-repeated="7" table:style-name="ce1"/>
          <table:table-cell office:value-type="float" office:value="223" table:formula="of:=[.J114]+2" table:style-name="ce1">
            <text:p>223</text:p>
          </table:table-cell>
          <table:table-cell office:value-type="float" office:value="128" table:formula="of:=2^COM.MICROSOFT.FLOOR(LOG([.J115]; 2); 1)" table:style-name="ce1">
            <text:p>128</text:p>
          </table:table-cell>
          <table:table-cell office:value-type="float" office:value="256" table:formula="of:=2^(COM.MICROSOFT.CEILING(LOG([.J115]; 2);1))" table:style-name="ce1">
            <text:p>256</text:p>
          </table:table-cell>
          <table:table-cell office:value-type="float" office:value="95" table:formula="of:=[.K115]-([.L115]-[.J115])" table:style-name="ce1">
            <text:p>95</text:p>
          </table:table-cell>
          <table:table-cell office:value-type="float" office:value="93" table:formula="of:=[.M115]-2" table:style-name="ce1">
            <text:p>93</text:p>
          </table:table-cell>
          <table:table-cell office:value-type="float" office:value="16136" table:formula="of:=VLOOKUP([.J115]; [.A115:.B179]; 2)" table:style-name="ce1">
            <text:p>16136</text:p>
          </table:table-cell>
          <table:table-cell office:value-type="float" office:value="3010" table:formula="of:=VLOOKUP([.M115]; [.$A$3:.$B$69]; 2)" table:style-name="ce1">
            <text:p>3010</text:p>
          </table:table-cell>
          <table:table-cell office:value-type="float" office:value="2892" table:formula="of:=VLOOKUP([.N115]; [.$A$3:.$B$69]; 2)" table:style-name="ce1">
            <text:p>2892</text:p>
          </table:table-cell>
          <table:table-cell office:value-type="float" office:value="5349" table:formula="of:=VLOOKUP([.K115]; [.$E$3:.$G$13]; 3)" table:style-name="ce1">
            <text:p>5349</text:p>
          </table:table-cell>
          <table:table-cell office:value-type="float" office:value="-336" table:formula="of:=[.$O115] - 2*[.$R115] - [.$P115] - [.$Q115] + [.$K115]" table:style-name="ce1">
            <text:p>-336</text:p>
          </table:table-cell>
          <table:table-cell table:number-columns-repeated="3" table:style-name="ce1"/>
          <table:table-cell office:value-type="float" office:value="113" table:style-name="ce1">
            <text:p>113</text:p>
          </table:table-cell>
          <table:table-cell office:value-type="float" office:value="22069" table:style-name="ce1">
            <text:p>22069</text:p>
          </table:table-cell>
          <table:table-cell office:value-type="float" office:value="3791" table:formula="of:=([.X115]+6*[.W115]-1)/6" table:style-name="ce1">
            <text:p>3791</text:p>
          </table:table-cell>
          <table:table-cell table:number-columns-repeated="16359"/>
        </table:table-row>
        <table:table-row table:style-name="ro1">
          <table:table-cell office:value-type="float" office:value="225" table:formula="of:=[.A115]+2" table:style-name="ce1">
            <text:p>225</text:p>
          </table:table-cell>
          <table:table-cell office:value-type="float" office:value="16418" table:style-name="ce1">
            <text:p>16418</text:p>
          </table:table-cell>
          <table:table-cell table:number-columns-repeated="7" table:style-name="ce1"/>
          <table:table-cell office:value-type="float" office:value="225" table:formula="of:=[.J115]+2" table:style-name="ce1">
            <text:p>225</text:p>
          </table:table-cell>
          <table:table-cell office:value-type="float" office:value="128" table:formula="of:=2^COM.MICROSOFT.FLOOR(LOG([.J116]; 2); 1)" table:style-name="ce1">
            <text:p>128</text:p>
          </table:table-cell>
          <table:table-cell office:value-type="float" office:value="256" table:formula="of:=2^(COM.MICROSOFT.CEILING(LOG([.J116]; 2);1))" table:style-name="ce1">
            <text:p>256</text:p>
          </table:table-cell>
          <table:table-cell office:value-type="float" office:value="97" table:formula="of:=[.K116]-([.L116]-[.J116])" table:style-name="ce1">
            <text:p>97</text:p>
          </table:table-cell>
          <table:table-cell office:value-type="float" office:value="95" table:formula="of:=[.M116]-2" table:style-name="ce1">
            <text:p>95</text:p>
          </table:table-cell>
          <table:table-cell office:value-type="float" office:value="16418" table:formula="of:=VLOOKUP([.J116]; [.A116:.B180]; 2)" table:style-name="ce1">
            <text:p>16418</text:p>
          </table:table-cell>
          <table:table-cell office:value-type="float" office:value="3134" table:formula="of:=VLOOKUP([.M116]; [.$A$3:.$B$69]; 2)" table:style-name="ce1">
            <text:p>3134</text:p>
          </table:table-cell>
          <table:table-cell office:value-type="float" office:value="3010" table:formula="of:=VLOOKUP([.N116]; [.$A$3:.$B$69]; 2)" table:style-name="ce1">
            <text:p>3010</text:p>
          </table:table-cell>
          <table:table-cell office:value-type="float" office:value="5349" table:formula="of:=VLOOKUP([.K116]; [.$E$3:.$G$13]; 3)" table:style-name="ce1">
            <text:p>5349</text:p>
          </table:table-cell>
          <table:table-cell office:value-type="float" office:value="-296" table:formula="of:=[.$O116] - 2*[.$R116] - [.$P116] - [.$Q116] + [.$K116]" table:style-name="ce1">
            <text:p>-296</text:p>
          </table:table-cell>
          <table:table-cell table:number-columns-repeated="3" table:style-name="ce1"/>
          <table:table-cell office:value-type="float" office:value="114" table:style-name="ce1">
            <text:p>114</text:p>
          </table:table-cell>
          <table:table-cell office:value-type="float" office:value="22327" table:style-name="ce1">
            <text:p>22327</text:p>
          </table:table-cell>
          <table:table-cell office:value-type="float" office:value="3835" table:formula="of:=([.X116]+6*[.W116]-1)/6" table:style-name="ce1">
            <text:p>3835</text:p>
          </table:table-cell>
          <table:table-cell table:number-columns-repeated="16359"/>
        </table:table-row>
        <table:table-row table:style-name="ro1">
          <table:table-cell office:value-type="float" office:value="227" table:formula="of:=[.A116]+2" table:style-name="ce1">
            <text:p>227</text:p>
          </table:table-cell>
          <table:table-cell office:value-type="float" office:value="16720" table:style-name="ce1">
            <text:p>16720</text:p>
          </table:table-cell>
          <table:table-cell table:number-columns-repeated="7" table:style-name="ce1"/>
          <table:table-cell office:value-type="float" office:value="227" table:formula="of:=[.J116]+2" table:style-name="ce1">
            <text:p>227</text:p>
          </table:table-cell>
          <table:table-cell office:value-type="float" office:value="128" table:formula="of:=2^COM.MICROSOFT.FLOOR(LOG([.J117]; 2); 1)" table:style-name="ce1">
            <text:p>128</text:p>
          </table:table-cell>
          <table:table-cell office:value-type="float" office:value="256" table:formula="of:=2^(COM.MICROSOFT.CEILING(LOG([.J117]; 2);1))" table:style-name="ce1">
            <text:p>256</text:p>
          </table:table-cell>
          <table:table-cell office:value-type="float" office:value="99" table:formula="of:=[.K117]-([.L117]-[.J117])" table:style-name="ce1">
            <text:p>99</text:p>
          </table:table-cell>
          <table:table-cell office:value-type="float" office:value="97" table:formula="of:=[.M117]-2" table:style-name="ce1">
            <text:p>97</text:p>
          </table:table-cell>
          <table:table-cell office:value-type="float" office:value="16720" table:formula="of:=VLOOKUP([.J117]; [.A117:.B181]; 2)" table:style-name="ce1">
            <text:p>16720</text:p>
          </table:table-cell>
          <table:table-cell office:value-type="float" office:value="3270" table:formula="of:=VLOOKUP([.M117]; [.$A$3:.$B$69]; 2)" table:style-name="ce1">
            <text:p>3270</text:p>
          </table:table-cell>
          <table:table-cell office:value-type="float" office:value="3134" table:formula="of:=VLOOKUP([.N117]; [.$A$3:.$B$69]; 2)" table:style-name="ce1">
            <text:p>3134</text:p>
          </table:table-cell>
          <table:table-cell office:value-type="float" office:value="5349" table:formula="of:=VLOOKUP([.K117]; [.$E$3:.$G$13]; 3)" table:style-name="ce1">
            <text:p>5349</text:p>
          </table:table-cell>
          <table:table-cell office:value-type="float" office:value="-254" table:formula="of:=[.$O117] - 2*[.$R117] - [.$P117] - [.$Q117] + [.$K117]" table:style-name="ce1">
            <text:p>-254</text:p>
          </table:table-cell>
          <table:table-cell table:number-columns-repeated="3" table:style-name="ce1"/>
          <table:table-cell office:value-type="float" office:value="115" table:style-name="ce1">
            <text:p>115</text:p>
          </table:table-cell>
          <table:table-cell office:value-type="float" office:value="22513" table:style-name="ce1">
            <text:p>22513</text:p>
          </table:table-cell>
          <table:table-cell office:value-type="float" office:value="3867" table:formula="of:=([.X117]+6*[.W117]-1)/6" table:style-name="ce1">
            <text:p>3867</text:p>
          </table:table-cell>
          <table:table-cell table:number-columns-repeated="16359"/>
        </table:table-row>
        <table:table-row table:style-name="ro1">
          <table:table-cell office:value-type="float" office:value="229" table:formula="of:=[.A117]+2" table:style-name="ce1">
            <text:p>229</text:p>
          </table:table-cell>
          <table:table-cell office:value-type="float" office:value="17028" table:style-name="ce1">
            <text:p>17028</text:p>
          </table:table-cell>
          <table:table-cell table:number-columns-repeated="7" table:style-name="ce1"/>
          <table:table-cell office:value-type="float" office:value="229" table:formula="of:=[.J117]+2" table:style-name="ce1">
            <text:p>229</text:p>
          </table:table-cell>
          <table:table-cell office:value-type="float" office:value="128" table:formula="of:=2^COM.MICROSOFT.FLOOR(LOG([.J118]; 2); 1)" table:style-name="ce1">
            <text:p>128</text:p>
          </table:table-cell>
          <table:table-cell office:value-type="float" office:value="256" table:formula="of:=2^(COM.MICROSOFT.CEILING(LOG([.J118]; 2);1))" table:style-name="ce1">
            <text:p>256</text:p>
          </table:table-cell>
          <table:table-cell office:value-type="float" office:value="101" table:formula="of:=[.K118]-([.L118]-[.J118])" table:style-name="ce1">
            <text:p>101</text:p>
          </table:table-cell>
          <table:table-cell office:value-type="float" office:value="99" table:formula="of:=[.M118]-2" table:style-name="ce1">
            <text:p>99</text:p>
          </table:table-cell>
          <table:table-cell office:value-type="float" office:value="17028" table:formula="of:=VLOOKUP([.J118]; [.A118:.B182]; 2)" table:style-name="ce1">
            <text:p>17028</text:p>
          </table:table-cell>
          <table:table-cell office:value-type="float" office:value="3406" table:formula="of:=VLOOKUP([.M118]; [.$A$3:.$B$69]; 2)" table:style-name="ce1">
            <text:p>3406</text:p>
          </table:table-cell>
          <table:table-cell office:value-type="float" office:value="3270" table:formula="of:=VLOOKUP([.N118]; [.$A$3:.$B$69]; 2)" table:style-name="ce1">
            <text:p>3270</text:p>
          </table:table-cell>
          <table:table-cell office:value-type="float" office:value="5349" table:formula="of:=VLOOKUP([.K118]; [.$E$3:.$G$13]; 3)" table:style-name="ce1">
            <text:p>5349</text:p>
          </table:table-cell>
          <table:table-cell office:value-type="float" office:value="-218" table:formula="of:=[.$O118] - 2*[.$R118] - [.$P118] - [.$Q118] + [.$K118]" table:style-name="ce1">
            <text:p>-218</text:p>
          </table:table-cell>
          <table:table-cell table:number-columns-repeated="3" table:style-name="ce1"/>
          <table:table-cell office:value-type="float" office:value="116" table:style-name="ce1">
            <text:p>116</text:p>
          </table:table-cell>
          <table:table-cell office:value-type="float" office:value="22843" table:style-name="ce1">
            <text:p>22843</text:p>
          </table:table-cell>
          <table:table-cell office:value-type="float" office:value="3923" table:formula="of:=([.X118]+6*[.W118]-1)/6" table:style-name="ce1">
            <text:p>3923</text:p>
          </table:table-cell>
          <table:table-cell table:number-columns-repeated="16359"/>
        </table:table-row>
        <table:table-row table:style-name="ro1">
          <table:table-cell office:value-type="float" office:value="231" table:formula="of:=[.A118]+2" table:style-name="ce1">
            <text:p>231</text:p>
          </table:table-cell>
          <table:table-cell office:value-type="float" office:value="17316" table:style-name="ce1">
            <text:p>17316</text:p>
          </table:table-cell>
          <table:table-cell table:number-columns-repeated="7" table:style-name="ce1"/>
          <table:table-cell office:value-type="float" office:value="231" table:formula="of:=[.J118]+2" table:style-name="ce1">
            <text:p>231</text:p>
          </table:table-cell>
          <table:table-cell office:value-type="float" office:value="128" table:formula="of:=2^COM.MICROSOFT.FLOOR(LOG([.J119]; 2); 1)" table:style-name="ce1">
            <text:p>128</text:p>
          </table:table-cell>
          <table:table-cell office:value-type="float" office:value="256" table:formula="of:=2^(COM.MICROSOFT.CEILING(LOG([.J119]; 2);1))" table:style-name="ce1">
            <text:p>256</text:p>
          </table:table-cell>
          <table:table-cell office:value-type="float" office:value="103" table:formula="of:=[.K119]-([.L119]-[.J119])" table:style-name="ce1">
            <text:p>103</text:p>
          </table:table-cell>
          <table:table-cell office:value-type="float" office:value="101" table:formula="of:=[.M119]-2" table:style-name="ce1">
            <text:p>101</text:p>
          </table:table-cell>
          <table:table-cell office:value-type="float" office:value="17316" table:formula="of:=VLOOKUP([.J119]; [.A119:.B183]; 2)" table:style-name="ce1">
            <text:p>17316</text:p>
          </table:table-cell>
          <table:table-cell office:value-type="float" office:value="3530" table:formula="of:=VLOOKUP([.M119]; [.$A$3:.$B$69]; 2)" table:style-name="ce1">
            <text:p>3530</text:p>
          </table:table-cell>
          <table:table-cell office:value-type="float" office:value="3406" table:formula="of:=VLOOKUP([.N119]; [.$A$3:.$B$69]; 2)" table:style-name="ce1">
            <text:p>3406</text:p>
          </table:table-cell>
          <table:table-cell office:value-type="float" office:value="5349" table:formula="of:=VLOOKUP([.K119]; [.$E$3:.$G$13]; 3)" table:style-name="ce1">
            <text:p>5349</text:p>
          </table:table-cell>
          <table:table-cell office:value-type="float" office:value="-190" table:formula="of:=[.$O119] - 2*[.$R119] - [.$P119] - [.$Q119] + [.$K119]" table:style-name="ce1">
            <text:p>-190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23257" table:style-name="ce1">
            <text:p>23257</text:p>
          </table:table-cell>
          <table:table-cell office:value-type="float" office:value="3993" table:formula="of:=([.X119]+6*[.W119]-1)/6" table:style-name="ce1">
            <text:p>3993</text:p>
          </table:table-cell>
          <table:table-cell table:number-columns-repeated="16359"/>
        </table:table-row>
        <table:table-row table:style-name="ro1">
          <table:table-cell office:value-type="float" office:value="233" table:formula="of:=[.A119]+2" table:style-name="ce1">
            <text:p>233</text:p>
          </table:table-cell>
          <table:table-cell office:value-type="float" office:value="17606" table:style-name="ce1">
            <text:p>17606</text:p>
          </table:table-cell>
          <table:table-cell table:number-columns-repeated="7" table:style-name="ce1"/>
          <table:table-cell office:value-type="float" office:value="233" table:formula="of:=[.J119]+2" table:style-name="ce1">
            <text:p>233</text:p>
          </table:table-cell>
          <table:table-cell office:value-type="float" office:value="128" table:formula="of:=2^COM.MICROSOFT.FLOOR(LOG([.J120]; 2); 1)" table:style-name="ce1">
            <text:p>128</text:p>
          </table:table-cell>
          <table:table-cell office:value-type="float" office:value="256" table:formula="of:=2^(COM.MICROSOFT.CEILING(LOG([.J120]; 2);1))" table:style-name="ce1">
            <text:p>256</text:p>
          </table:table-cell>
          <table:table-cell office:value-type="float" office:value="105" table:formula="of:=[.K120]-([.L120]-[.J120])" table:style-name="ce1">
            <text:p>105</text:p>
          </table:table-cell>
          <table:table-cell office:value-type="float" office:value="103" table:formula="of:=[.M120]-2" table:style-name="ce1">
            <text:p>103</text:p>
          </table:table-cell>
          <table:table-cell office:value-type="float" office:value="17606" table:formula="of:=VLOOKUP([.J120]; [.A120:.B184]; 2)" table:style-name="ce1">
            <text:p>17606</text:p>
          </table:table-cell>
          <table:table-cell office:value-type="float" office:value="3664" table:formula="of:=VLOOKUP([.M120]; [.$A$3:.$B$69]; 2)" table:style-name="ce1">
            <text:p>3664</text:p>
          </table:table-cell>
          <table:table-cell office:value-type="float" office:value="3530" table:formula="of:=VLOOKUP([.N120]; [.$A$3:.$B$69]; 2)" table:style-name="ce1">
            <text:p>3530</text:p>
          </table:table-cell>
          <table:table-cell office:value-type="float" office:value="5349" table:formula="of:=VLOOKUP([.K120]; [.$E$3:.$G$13]; 3)" table:style-name="ce1">
            <text:p>5349</text:p>
          </table:table-cell>
          <table:table-cell office:value-type="float" office:value="-158" table:formula="of:=[.$O120] - 2*[.$R120] - [.$P120] - [.$Q120] + [.$K120]" table:style-name="ce1">
            <text:p>-158</text:p>
          </table:table-cell>
          <table:table-cell table:number-columns-repeated="3" table:style-name="ce1"/>
          <table:table-cell office:value-type="float" office:value="118" table:style-name="ce1">
            <text:p>118</text:p>
          </table:table-cell>
          <table:table-cell office:value-type="float" office:value="23695" table:style-name="ce1">
            <text:p>23695</text:p>
          </table:table-cell>
          <table:table-cell office:value-type="float" office:value="4067" table:formula="of:=([.X120]+6*[.W120]-1)/6" table:style-name="ce1">
            <text:p>4067</text:p>
          </table:table-cell>
          <table:table-cell table:number-columns-repeated="16359"/>
        </table:table-row>
        <table:table-row table:style-name="ro1">
          <table:table-cell office:value-type="float" office:value="235" table:formula="of:=[.A120]+2" table:style-name="ce1">
            <text:p>235</text:p>
          </table:table-cell>
          <table:table-cell office:value-type="float" office:value="17910" table:style-name="ce1">
            <text:p>17910</text:p>
          </table:table-cell>
          <table:table-cell table:number-columns-repeated="7" table:style-name="ce1"/>
          <table:table-cell office:value-type="float" office:value="235" table:formula="of:=[.J120]+2" table:style-name="ce1">
            <text:p>235</text:p>
          </table:table-cell>
          <table:table-cell office:value-type="float" office:value="128" table:formula="of:=2^COM.MICROSOFT.FLOOR(LOG([.J121]; 2); 1)" table:style-name="ce1">
            <text:p>128</text:p>
          </table:table-cell>
          <table:table-cell office:value-type="float" office:value="256" table:formula="of:=2^(COM.MICROSOFT.CEILING(LOG([.J121]; 2);1))" table:style-name="ce1">
            <text:p>256</text:p>
          </table:table-cell>
          <table:table-cell office:value-type="float" office:value="107" table:formula="of:=[.K121]-([.L121]-[.J121])" table:style-name="ce1">
            <text:p>107</text:p>
          </table:table-cell>
          <table:table-cell office:value-type="float" office:value="105" table:formula="of:=[.M121]-2" table:style-name="ce1">
            <text:p>105</text:p>
          </table:table-cell>
          <table:table-cell office:value-type="float" office:value="17910" table:formula="of:=VLOOKUP([.J121]; [.A121:.B185]; 2)" table:style-name="ce1">
            <text:p>17910</text:p>
          </table:table-cell>
          <table:table-cell office:value-type="float" office:value="3806" table:formula="of:=VLOOKUP([.M121]; [.$A$3:.$B$69]; 2)" table:style-name="ce1">
            <text:p>3806</text:p>
          </table:table-cell>
          <table:table-cell office:value-type="float" office:value="3664" table:formula="of:=VLOOKUP([.N121]; [.$A$3:.$B$69]; 2)" table:style-name="ce1">
            <text:p>3664</text:p>
          </table:table-cell>
          <table:table-cell office:value-type="float" office:value="5349" table:formula="of:=VLOOKUP([.K121]; [.$E$3:.$G$13]; 3)" table:style-name="ce1">
            <text:p>5349</text:p>
          </table:table-cell>
          <table:table-cell office:value-type="float" office:value="-130" table:formula="of:=[.$O121] - 2*[.$R121] - [.$P121] - [.$Q121] + [.$K121]" table:style-name="ce1">
            <text:p>-130</text:p>
          </table:table-cell>
          <table:table-cell table:number-columns-repeated="3" table:style-name="ce1"/>
          <table:table-cell office:value-type="float" office:value="119" table:style-name="ce1">
            <text:p>119</text:p>
          </table:table-cell>
          <table:table-cell office:value-type="float" office:value="24325" table:style-name="ce1">
            <text:p>24325</text:p>
          </table:table-cell>
          <table:table-cell office:value-type="float" office:value="4173" table:formula="of:=([.X121]+6*[.W121]-1)/6" table:style-name="ce1">
            <text:p>4173</text:p>
          </table:table-cell>
          <table:table-cell table:number-columns-repeated="16359"/>
        </table:table-row>
        <table:table-row table:style-name="ro1">
          <table:table-cell office:value-type="float" office:value="237" table:formula="of:=[.A121]+2" table:style-name="ce1">
            <text:p>237</text:p>
          </table:table-cell>
          <table:table-cell office:value-type="float" office:value="18216" table:style-name="ce1">
            <text:p>18216</text:p>
          </table:table-cell>
          <table:table-cell table:number-columns-repeated="7" table:style-name="ce1"/>
          <table:table-cell office:value-type="float" office:value="237" table:formula="of:=[.J121]+2" table:style-name="ce1">
            <text:p>237</text:p>
          </table:table-cell>
          <table:table-cell office:value-type="float" office:value="128" table:formula="of:=2^COM.MICROSOFT.FLOOR(LOG([.J122]; 2); 1)" table:style-name="ce1">
            <text:p>128</text:p>
          </table:table-cell>
          <table:table-cell office:value-type="float" office:value="256" table:formula="of:=2^(COM.MICROSOFT.CEILING(LOG([.J122]; 2);1))" table:style-name="ce1">
            <text:p>256</text:p>
          </table:table-cell>
          <table:table-cell office:value-type="float" office:value="109" table:formula="of:=[.K122]-([.L122]-[.J122])" table:style-name="ce1">
            <text:p>109</text:p>
          </table:table-cell>
          <table:table-cell office:value-type="float" office:value="107" table:formula="of:=[.M122]-2" table:style-name="ce1">
            <text:p>107</text:p>
          </table:table-cell>
          <table:table-cell office:value-type="float" office:value="18216" table:formula="of:=VLOOKUP([.J122]; [.A122:.B186]; 2)" table:style-name="ce1">
            <text:p>18216</text:p>
          </table:table-cell>
          <table:table-cell office:value-type="float" office:value="3946" table:formula="of:=VLOOKUP([.M122]; [.$A$3:.$B$69]; 2)" table:style-name="ce1">
            <text:p>3946</text:p>
          </table:table-cell>
          <table:table-cell office:value-type="float" office:value="3806" table:formula="of:=VLOOKUP([.N122]; [.$A$3:.$B$69]; 2)" table:style-name="ce1">
            <text:p>3806</text:p>
          </table:table-cell>
          <table:table-cell office:value-type="float" office:value="5349" table:formula="of:=VLOOKUP([.K122]; [.$E$3:.$G$13]; 3)" table:style-name="ce1">
            <text:p>5349</text:p>
          </table:table-cell>
          <table:table-cell office:value-type="float" office:value="-106" table:formula="of:=[.$O122] - 2*[.$R122] - [.$P122] - [.$Q122] + [.$K122]" table:style-name="ce1">
            <text:p>-106</text:p>
          </table:table-cell>
          <table:table-cell table:number-columns-repeated="3" table:style-name="ce1"/>
          <table:table-cell office:value-type="float" office:value="120" table:style-name="ce1">
            <text:p>120</text:p>
          </table:table-cell>
          <table:table-cell office:value-type="float" office:value="25291" table:style-name="ce1">
            <text:p>25291</text:p>
          </table:table-cell>
          <table:table-cell office:value-type="float" office:value="4335" table:formula="of:=([.X122]+6*[.W122]-1)/6" table:style-name="ce1">
            <text:p>4335</text:p>
          </table:table-cell>
          <table:table-cell table:number-columns-repeated="16359"/>
        </table:table-row>
        <table:table-row table:style-name="ro1">
          <table:table-cell office:value-type="float" office:value="239" table:formula="of:=[.A122]+2" table:style-name="ce1">
            <text:p>239</text:p>
          </table:table-cell>
          <table:table-cell office:value-type="float" office:value="18512" table:style-name="ce1">
            <text:p>18512</text:p>
          </table:table-cell>
          <table:table-cell table:number-columns-repeated="7" table:style-name="ce1"/>
          <table:table-cell office:value-type="float" office:value="239" table:formula="of:=[.J122]+2" table:style-name="ce1">
            <text:p>239</text:p>
          </table:table-cell>
          <table:table-cell office:value-type="float" office:value="128" table:formula="of:=2^COM.MICROSOFT.FLOOR(LOG([.J123]; 2); 1)" table:style-name="ce1">
            <text:p>128</text:p>
          </table:table-cell>
          <table:table-cell office:value-type="float" office:value="256" table:formula="of:=2^(COM.MICROSOFT.CEILING(LOG([.J123]; 2);1))" table:style-name="ce1">
            <text:p>256</text:p>
          </table:table-cell>
          <table:table-cell office:value-type="float" office:value="111" table:formula="of:=[.K123]-([.L123]-[.J123])" table:style-name="ce1">
            <text:p>111</text:p>
          </table:table-cell>
          <table:table-cell office:value-type="float" office:value="109" table:formula="of:=[.M123]-2" table:style-name="ce1">
            <text:p>109</text:p>
          </table:table-cell>
          <table:table-cell office:value-type="float" office:value="18512" table:formula="of:=VLOOKUP([.J123]; [.A123:.B187]; 2)" table:style-name="ce1">
            <text:p>18512</text:p>
          </table:table-cell>
          <table:table-cell office:value-type="float" office:value="4082" table:formula="of:=VLOOKUP([.M123]; [.$A$3:.$B$69]; 2)" table:style-name="ce1">
            <text:p>4082</text:p>
          </table:table-cell>
          <table:table-cell office:value-type="float" office:value="3946" table:formula="of:=VLOOKUP([.N123]; [.$A$3:.$B$69]; 2)" table:style-name="ce1">
            <text:p>3946</text:p>
          </table:table-cell>
          <table:table-cell office:value-type="float" office:value="5349" table:formula="of:=VLOOKUP([.K123]; [.$E$3:.$G$13]; 3)" table:style-name="ce1">
            <text:p>5349</text:p>
          </table:table-cell>
          <table:table-cell office:value-type="float" office:value="-86" table:formula="of:=[.$O123] - 2*[.$R123] - [.$P123] - [.$Q123] + [.$K123]" table:style-name="ce1">
            <text:p>-86</text:p>
          </table:table-cell>
          <table:table-cell table:number-columns-repeated="3" table:style-name="ce1"/>
          <table:table-cell office:value-type="float" office:value="121" table:style-name="ce1">
            <text:p>121</text:p>
          </table:table-cell>
          <table:table-cell office:value-type="float" office:value="26257" table:style-name="ce1">
            <text:p>26257</text:p>
          </table:table-cell>
          <table:table-cell office:value-type="float" office:value="4497" table:formula="of:=([.X123]+6*[.W123]-1)/6" table:style-name="ce1">
            <text:p>4497</text:p>
          </table:table-cell>
          <table:table-cell table:number-columns-repeated="16359"/>
        </table:table-row>
        <table:table-row table:style-name="ro1">
          <table:table-cell office:value-type="float" office:value="241" table:formula="of:=[.A123]+2" table:style-name="ce1">
            <text:p>241</text:p>
          </table:table-cell>
          <table:table-cell office:value-type="float" office:value="18810" table:style-name="ce1">
            <text:p>18810</text:p>
          </table:table-cell>
          <table:table-cell table:number-columns-repeated="7" table:style-name="ce1"/>
          <table:table-cell office:value-type="float" office:value="241" table:formula="of:=[.J123]+2" table:style-name="ce1">
            <text:p>241</text:p>
          </table:table-cell>
          <table:table-cell office:value-type="float" office:value="128" table:formula="of:=2^COM.MICROSOFT.FLOOR(LOG([.J124]; 2); 1)" table:style-name="ce1">
            <text:p>128</text:p>
          </table:table-cell>
          <table:table-cell office:value-type="float" office:value="256" table:formula="of:=2^(COM.MICROSOFT.CEILING(LOG([.J124]; 2);1))" table:style-name="ce1">
            <text:p>256</text:p>
          </table:table-cell>
          <table:table-cell office:value-type="float" office:value="113" table:formula="of:=[.K124]-([.L124]-[.J124])" table:style-name="ce1">
            <text:p>113</text:p>
          </table:table-cell>
          <table:table-cell office:value-type="float" office:value="111" table:formula="of:=[.M124]-2" table:style-name="ce1">
            <text:p>111</text:p>
          </table:table-cell>
          <table:table-cell office:value-type="float" office:value="18810" table:formula="of:=VLOOKUP([.J124]; [.A124:.B188]; 2)" table:style-name="ce1">
            <text:p>18810</text:p>
          </table:table-cell>
          <table:table-cell office:value-type="float" office:value="4224" table:formula="of:=VLOOKUP([.M124]; [.$A$3:.$B$69]; 2)" table:style-name="ce1">
            <text:p>4224</text:p>
          </table:table-cell>
          <table:table-cell office:value-type="float" office:value="4082" table:formula="of:=VLOOKUP([.N124]; [.$A$3:.$B$69]; 2)" table:style-name="ce1">
            <text:p>4082</text:p>
          </table:table-cell>
          <table:table-cell office:value-type="float" office:value="5349" table:formula="of:=VLOOKUP([.K124]; [.$E$3:.$G$13]; 3)" table:style-name="ce1">
            <text:p>5349</text:p>
          </table:table-cell>
          <table:table-cell office:value-type="float" office:value="-66" table:formula="of:=[.$O124] - 2*[.$R124] - [.$P124] - [.$Q124] + [.$K124]" table:style-name="ce1">
            <text:p>-66</text:p>
          </table:table-cell>
          <table:table-cell table:number-columns-repeated="3" table:style-name="ce1"/>
          <table:table-cell office:value-type="float" office:value="122" table:style-name="ce1">
            <text:p>122</text:p>
          </table:table-cell>
          <table:table-cell office:value-type="float" office:value="26791" table:style-name="ce1">
            <text:p>26791</text:p>
          </table:table-cell>
          <table:table-cell office:value-type="float" office:value="4587" table:formula="of:=([.X124]+6*[.W124]-1)/6" table:style-name="ce1">
            <text:p>4587</text:p>
          </table:table-cell>
          <table:table-cell table:number-columns-repeated="16359"/>
        </table:table-row>
        <table:table-row table:style-name="ro1">
          <table:table-cell office:value-type="float" office:value="243" table:formula="of:=[.A124]+2" table:style-name="ce1">
            <text:p>243</text:p>
          </table:table-cell>
          <table:table-cell office:value-type="float" office:value="19128" table:style-name="ce1">
            <text:p>19128</text:p>
          </table:table-cell>
          <table:table-cell table:number-columns-repeated="7" table:style-name="ce1"/>
          <table:table-cell office:value-type="float" office:value="243" table:formula="of:=[.J124]+2" table:style-name="ce1">
            <text:p>243</text:p>
          </table:table-cell>
          <table:table-cell office:value-type="float" office:value="128" table:formula="of:=2^COM.MICROSOFT.FLOOR(LOG([.J125]; 2); 1)" table:style-name="ce1">
            <text:p>128</text:p>
          </table:table-cell>
          <table:table-cell office:value-type="float" office:value="256" table:formula="of:=2^(COM.MICROSOFT.CEILING(LOG([.J125]; 2);1))" table:style-name="ce1">
            <text:p>256</text:p>
          </table:table-cell>
          <table:table-cell office:value-type="float" office:value="115" table:formula="of:=[.K125]-([.L125]-[.J125])" table:style-name="ce1">
            <text:p>115</text:p>
          </table:table-cell>
          <table:table-cell office:value-type="float" office:value="113" table:formula="of:=[.M125]-2" table:style-name="ce1">
            <text:p>113</text:p>
          </table:table-cell>
          <table:table-cell office:value-type="float" office:value="19128" table:formula="of:=VLOOKUP([.J125]; [.A125:.B189]; 2)" table:style-name="ce1">
            <text:p>19128</text:p>
          </table:table-cell>
          <table:table-cell office:value-type="float" office:value="4380" table:formula="of:=VLOOKUP([.M125]; [.$A$3:.$B$69]; 2)" table:style-name="ce1">
            <text:p>4380</text:p>
          </table:table-cell>
          <table:table-cell office:value-type="float" office:value="4224" table:formula="of:=VLOOKUP([.N125]; [.$A$3:.$B$69]; 2)" table:style-name="ce1">
            <text:p>4224</text:p>
          </table:table-cell>
          <table:table-cell office:value-type="float" office:value="5349" table:formula="of:=VLOOKUP([.K125]; [.$E$3:.$G$13]; 3)" table:style-name="ce1">
            <text:p>5349</text:p>
          </table:table-cell>
          <table:table-cell office:value-type="float" office:value="-46" table:formula="of:=[.$O125] - 2*[.$R125] - [.$P125] - [.$Q125] + [.$K125]" table:style-name="ce1">
            <text:p>-46</text:p>
          </table:table-cell>
          <table:table-cell table:number-columns-repeated="3" table:style-name="ce1"/>
          <table:table-cell office:value-type="float" office:value="123" table:style-name="ce1">
            <text:p>123</text:p>
          </table:table-cell>
          <table:table-cell office:value-type="float" office:value="27253" table:style-name="ce1">
            <text:p>27253</text:p>
          </table:table-cell>
          <table:table-cell office:value-type="float" office:value="4665" table:formula="of:=([.X125]+6*[.W125]-1)/6" table:style-name="ce1">
            <text:p>4665</text:p>
          </table:table-cell>
          <table:table-cell table:number-columns-repeated="16359"/>
        </table:table-row>
        <table:table-row table:style-name="ro1">
          <table:table-cell office:value-type="float" office:value="245" table:formula="of:=[.A125]+2" table:style-name="ce1">
            <text:p>245</text:p>
          </table:table-cell>
          <table:table-cell office:value-type="float" office:value="19454" table:style-name="ce1">
            <text:p>19454</text:p>
          </table:table-cell>
          <table:table-cell table:number-columns-repeated="7" table:style-name="ce1"/>
          <table:table-cell office:value-type="float" office:value="245" table:formula="of:=[.J125]+2" table:style-name="ce1">
            <text:p>245</text:p>
          </table:table-cell>
          <table:table-cell office:value-type="float" office:value="128" table:formula="of:=2^COM.MICROSOFT.FLOOR(LOG([.J126]; 2); 1)" table:style-name="ce1">
            <text:p>128</text:p>
          </table:table-cell>
          <table:table-cell office:value-type="float" office:value="256" table:formula="of:=2^(COM.MICROSOFT.CEILING(LOG([.J126]; 2);1))" table:style-name="ce1">
            <text:p>256</text:p>
          </table:table-cell>
          <table:table-cell office:value-type="float" office:value="117" table:formula="of:=[.K126]-([.L126]-[.J126])" table:style-name="ce1">
            <text:p>117</text:p>
          </table:table-cell>
          <table:table-cell office:value-type="float" office:value="115" table:formula="of:=[.M126]-2" table:style-name="ce1">
            <text:p>115</text:p>
          </table:table-cell>
          <table:table-cell office:value-type="float" office:value="19454" table:formula="of:=VLOOKUP([.J126]; [.A126:.B190]; 2)" table:style-name="ce1">
            <text:p>19454</text:p>
          </table:table-cell>
          <table:table-cell office:value-type="float" office:value="4536" table:formula="of:=VLOOKUP([.M126]; [.$A$3:.$B$69]; 2)" table:style-name="ce1">
            <text:p>4536</text:p>
          </table:table-cell>
          <table:table-cell office:value-type="float" office:value="4380" table:formula="of:=VLOOKUP([.N126]; [.$A$3:.$B$69]; 2)" table:style-name="ce1">
            <text:p>4380</text:p>
          </table:table-cell>
          <table:table-cell office:value-type="float" office:value="5349" table:formula="of:=VLOOKUP([.K126]; [.$E$3:.$G$13]; 3)" table:style-name="ce1">
            <text:p>5349</text:p>
          </table:table-cell>
          <table:table-cell office:value-type="float" office:value="-32" table:formula="of:=[.$O126] - 2*[.$R126] - [.$P126] - [.$Q126] + [.$K126]" table:style-name="ce1">
            <text:p>-32</text:p>
          </table:table-cell>
          <table:table-cell table:number-columns-repeated="3" table:style-name="ce1"/>
          <table:table-cell office:value-type="float" office:value="124" table:style-name="ce1">
            <text:p>124</text:p>
          </table:table-cell>
          <table:table-cell office:value-type="float" office:value="28003" table:style-name="ce1">
            <text:p>28003</text:p>
          </table:table-cell>
          <table:table-cell office:value-type="float" office:value="4791" table:formula="of:=([.X126]+6*[.W126]-1)/6" table:style-name="ce1">
            <text:p>4791</text:p>
          </table:table-cell>
          <table:table-cell table:number-columns-repeated="16359"/>
        </table:table-row>
        <table:table-row table:style-name="ro1">
          <table:table-cell office:value-type="float" office:value="247" table:formula="of:=[.A126]+2" table:style-name="ce1">
            <text:p>247</text:p>
          </table:table-cell>
          <table:table-cell office:value-type="float" office:value="19766" table:style-name="ce1">
            <text:p>19766</text:p>
          </table:table-cell>
          <table:table-cell table:number-columns-repeated="7" table:style-name="ce1"/>
          <table:table-cell office:value-type="float" office:value="247" table:formula="of:=[.J126]+2" table:style-name="ce1">
            <text:p>247</text:p>
          </table:table-cell>
          <table:table-cell office:value-type="float" office:value="128" table:formula="of:=2^COM.MICROSOFT.FLOOR(LOG([.J127]; 2); 1)" table:style-name="ce1">
            <text:p>128</text:p>
          </table:table-cell>
          <table:table-cell office:value-type="float" office:value="256" table:formula="of:=2^(COM.MICROSOFT.CEILING(LOG([.J127]; 2);1))" table:style-name="ce1">
            <text:p>256</text:p>
          </table:table-cell>
          <table:table-cell office:value-type="float" office:value="119" table:formula="of:=[.K127]-([.L127]-[.J127])" table:style-name="ce1">
            <text:p>119</text:p>
          </table:table-cell>
          <table:table-cell office:value-type="float" office:value="117" table:formula="of:=[.M127]-2" table:style-name="ce1">
            <text:p>117</text:p>
          </table:table-cell>
          <table:table-cell office:value-type="float" office:value="19766" table:formula="of:=VLOOKUP([.J127]; [.A127:.B191]; 2)" table:style-name="ce1">
            <text:p>19766</text:p>
          </table:table-cell>
          <table:table-cell office:value-type="float" office:value="4682" table:formula="of:=VLOOKUP([.M127]; [.$A$3:.$B$69]; 2)" table:style-name="ce1">
            <text:p>4682</text:p>
          </table:table-cell>
          <table:table-cell office:value-type="float" office:value="4536" table:formula="of:=VLOOKUP([.N127]; [.$A$3:.$B$69]; 2)" table:style-name="ce1">
            <text:p>4536</text:p>
          </table:table-cell>
          <table:table-cell office:value-type="float" office:value="5349" table:formula="of:=VLOOKUP([.K127]; [.$E$3:.$G$13]; 3)" table:style-name="ce1">
            <text:p>5349</text:p>
          </table:table-cell>
          <table:table-cell office:value-type="float" office:value="-22" table:formula="of:=[.$O127] - 2*[.$R127] - [.$P127] - [.$Q127] + [.$K127]" table:style-name="ce1">
            <text:p>-22</text:p>
          </table:table-cell>
          <table:table-cell table:number-columns-repeated="3" table:style-name="ce1"/>
          <table:table-cell office:value-type="float" office:value="125" table:style-name="ce1">
            <text:p>125</text:p>
          </table:table-cell>
          <table:table-cell office:value-type="float" office:value="28981" table:style-name="ce1">
            <text:p>28981</text:p>
          </table:table-cell>
          <table:table-cell office:value-type="float" office:value="4955" table:formula="of:=([.X127]+6*[.W127]-1)/6" table:style-name="ce1">
            <text:p>4955</text:p>
          </table:table-cell>
          <table:table-cell table:number-columns-repeated="16359"/>
        </table:table-row>
        <table:table-row table:style-name="ro1">
          <table:table-cell office:value-type="float" office:value="249" table:formula="of:=[.A127]+2" table:style-name="ce1">
            <text:p>249</text:p>
          </table:table-cell>
          <table:table-cell office:value-type="float" office:value="20070" table:style-name="ce1">
            <text:p>20070</text:p>
          </table:table-cell>
          <table:table-cell table:number-columns-repeated="7" table:style-name="ce1"/>
          <table:table-cell office:value-type="float" office:value="249" table:formula="of:=[.J127]+2" table:style-name="ce1">
            <text:p>249</text:p>
          </table:table-cell>
          <table:table-cell office:value-type="float" office:value="128" table:formula="of:=2^COM.MICROSOFT.FLOOR(LOG([.J128]; 2); 1)" table:style-name="ce1">
            <text:p>128</text:p>
          </table:table-cell>
          <table:table-cell office:value-type="float" office:value="256" table:formula="of:=2^(COM.MICROSOFT.CEILING(LOG([.J128]; 2);1))" table:style-name="ce1">
            <text:p>256</text:p>
          </table:table-cell>
          <table:table-cell office:value-type="float" office:value="121" table:formula="of:=[.K128]-([.L128]-[.J128])" table:style-name="ce1">
            <text:p>121</text:p>
          </table:table-cell>
          <table:table-cell office:value-type="float" office:value="119" table:formula="of:=[.M128]-2" table:style-name="ce1">
            <text:p>119</text:p>
          </table:table-cell>
          <table:table-cell office:value-type="float" office:value="20070" table:formula="of:=VLOOKUP([.J128]; [.A128:.B192]; 2)" table:style-name="ce1">
            <text:p>20070</text:p>
          </table:table-cell>
          <table:table-cell office:value-type="float" office:value="4830" table:formula="of:=VLOOKUP([.M128]; [.$A$3:.$B$69]; 2)" table:style-name="ce1">
            <text:p>4830</text:p>
          </table:table-cell>
          <table:table-cell office:value-type="float" office:value="4682" table:formula="of:=VLOOKUP([.N128]; [.$A$3:.$B$69]; 2)" table:style-name="ce1">
            <text:p>4682</text:p>
          </table:table-cell>
          <table:table-cell office:value-type="float" office:value="5349" table:formula="of:=VLOOKUP([.K128]; [.$E$3:.$G$13]; 3)" table:style-name="ce1">
            <text:p>5349</text:p>
          </table:table-cell>
          <table:table-cell office:value-type="float" office:value="-12" table:formula="of:=[.$O128] - 2*[.$R128] - [.$P128] - [.$Q128] + [.$K128]" table:style-name="ce1">
            <text:p>-12</text:p>
          </table:table-cell>
          <table:table-cell table:number-columns-repeated="3" table:style-name="ce1"/>
          <table:table-cell office:value-type="float" office:value="126" table:style-name="ce1">
            <text:p>126</text:p>
          </table:table-cell>
          <table:table-cell office:value-type="float" office:value="29683" table:style-name="ce1">
            <text:p>29683</text:p>
          </table:table-cell>
          <table:table-cell office:value-type="float" office:value="5073" table:formula="of:=([.X128]+6*[.W128]-1)/6" table:style-name="ce1">
            <text:p>5073</text:p>
          </table:table-cell>
          <table:table-cell table:number-columns-repeated="16359"/>
        </table:table-row>
        <table:table-row table:style-name="ro1">
          <table:table-cell office:value-type="float" office:value="251" table:formula="of:=[.A128]+2" table:style-name="ce1">
            <text:p>251</text:p>
          </table:table-cell>
          <table:table-cell office:value-type="float" office:value="20386" table:style-name="ce1">
            <text:p>20386</text:p>
          </table:table-cell>
          <table:table-cell table:number-columns-repeated="7" table:style-name="ce1"/>
          <table:table-cell office:value-type="float" office:value="251" table:formula="of:=[.J128]+2" table:style-name="ce1">
            <text:p>251</text:p>
          </table:table-cell>
          <table:table-cell office:value-type="float" office:value="128" table:formula="of:=2^COM.MICROSOFT.FLOOR(LOG([.J129]; 2); 1)" table:style-name="ce1">
            <text:p>128</text:p>
          </table:table-cell>
          <table:table-cell office:value-type="float" office:value="256" table:formula="of:=2^(COM.MICROSOFT.CEILING(LOG([.J129]; 2);1))" table:style-name="ce1">
            <text:p>256</text:p>
          </table:table-cell>
          <table:table-cell office:value-type="float" office:value="123" table:formula="of:=[.K129]-([.L129]-[.J129])" table:style-name="ce1">
            <text:p>123</text:p>
          </table:table-cell>
          <table:table-cell office:value-type="float" office:value="121" table:formula="of:=[.M129]-2" table:style-name="ce1">
            <text:p>121</text:p>
          </table:table-cell>
          <table:table-cell office:value-type="float" office:value="20386" table:formula="of:=VLOOKUP([.J129]; [.A129:.B193]; 2)" table:style-name="ce1">
            <text:p>20386</text:p>
          </table:table-cell>
          <table:table-cell office:value-type="float" office:value="4990" table:formula="of:=VLOOKUP([.M129]; [.$A$3:.$B$69]; 2)" table:style-name="ce1">
            <text:p>4990</text:p>
          </table:table-cell>
          <table:table-cell office:value-type="float" office:value="4830" table:formula="of:=VLOOKUP([.N129]; [.$A$3:.$B$69]; 2)" table:style-name="ce1">
            <text:p>4830</text:p>
          </table:table-cell>
          <table:table-cell office:value-type="float" office:value="5349" table:formula="of:=VLOOKUP([.K129]; [.$E$3:.$G$13]; 3)" table:style-name="ce1">
            <text:p>5349</text:p>
          </table:table-cell>
          <table:table-cell office:value-type="float" office:value="-4" table:formula="of:=[.$O129] - 2*[.$R129] - [.$P129] - [.$Q129] + [.$K129]" table:style-name="ce1">
            <text:p>-4</text:p>
          </table:table-cell>
          <table:table-cell table:number-columns-repeated="3" table:style-name="ce1"/>
          <table:table-cell office:value-type="float" office:value="127" table:style-name="ce1">
            <text:p>127</text:p>
          </table:table-cell>
          <table:table-cell office:value-type="float" office:value="30565" table:style-name="ce1">
            <text:p>30565</text:p>
          </table:table-cell>
          <table:table-cell office:value-type="float" office:value="5221" table:formula="of:=([.X129]+6*[.W129]-1)/6" table:style-name="ce1">
            <text:p>5221</text:p>
          </table:table-cell>
          <table:table-cell table:number-columns-repeated="16359"/>
        </table:table-row>
        <table:table-row table:style-name="ro1">
          <table:table-cell office:value-type="float" office:value="253" table:formula="of:=[.A129]+2" table:style-name="ce1">
            <text:p>253</text:p>
          </table:table-cell>
          <table:table-cell office:value-type="float" office:value="20714" table:style-name="ce1">
            <text:p>20714</text:p>
          </table:table-cell>
          <table:table-cell table:number-columns-repeated="7" table:style-name="ce1"/>
          <table:table-cell office:value-type="float" office:value="253" table:formula="of:=[.J129]+2" table:style-name="ce1">
            <text:p>253</text:p>
          </table:table-cell>
          <table:table-cell office:value-type="float" office:value="128" table:formula="of:=2^COM.MICROSOFT.FLOOR(LOG([.J130]; 2); 1)" table:style-name="ce1">
            <text:p>128</text:p>
          </table:table-cell>
          <table:table-cell office:value-type="float" office:value="256" table:formula="of:=2^(COM.MICROSOFT.CEILING(LOG([.J130]; 2);1))" table:style-name="ce1">
            <text:p>256</text:p>
          </table:table-cell>
          <table:table-cell office:value-type="float" office:value="125" table:formula="of:=[.K130]-([.L130]-[.J130])" table:style-name="ce1">
            <text:p>125</text:p>
          </table:table-cell>
          <table:table-cell office:value-type="float" office:value="123" table:formula="of:=[.M130]-2" table:style-name="ce1">
            <text:p>123</text:p>
          </table:table-cell>
          <table:table-cell office:value-type="float" office:value="20714" table:formula="of:=VLOOKUP([.J130]; [.A130:.B194]; 2)" table:style-name="ce1">
            <text:p>20714</text:p>
          </table:table-cell>
          <table:table-cell office:value-type="float" office:value="5154" table:formula="of:=VLOOKUP([.M130]; [.$A$3:.$B$69]; 2)" table:style-name="ce1">
            <text:p>5154</text:p>
          </table:table-cell>
          <table:table-cell office:value-type="float" office:value="4990" table:formula="of:=VLOOKUP([.N130]; [.$A$3:.$B$69]; 2)" table:style-name="ce1">
            <text:p>4990</text:p>
          </table:table-cell>
          <table:table-cell office:value-type="float" office:value="5349" table:formula="of:=VLOOKUP([.K130]; [.$E$3:.$G$13]; 3)" table:style-name="ce1">
            <text:p>5349</text:p>
          </table:table-cell>
          <table:table-cell office:value-type="float" office:value="0" table:formula="of:=[.$O130] - 2*[.$R130] - [.$P130] - [.$Q130] + [.$K130]" table:style-name="ce1">
            <text:p>0</text:p>
          </table:table-cell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31327" table:style-name="ce1">
            <text:p>31327</text:p>
          </table:table-cell>
          <table:table-cell office:value-type="float" office:value="5349" table:formula="of:=([.X130]+6*[.W130]-1)/6" table:style-name="ce1">
            <text:p>5349</text:p>
          </table:table-cell>
          <table:table-cell table:number-columns-repeated="16359"/>
        </table:table-row>
        <table:table-row table:style-name="ro1">
          <table:table-cell office:value-type="float" office:value="255" table:formula="of:=[.A130]+2" table:style-name="ce1">
            <text:p>255</text:p>
          </table:table-cell>
          <table:table-cell office:value-type="float" office:value="21042" table:style-name="ce1">
            <text:p>21042</text:p>
          </table:table-cell>
          <table:table-cell table:number-columns-repeated="7" table:style-name="ce1"/>
          <table:table-cell office:value-type="float" office:value="255" table:formula="of:=[.J130]+2" table:style-name="ce1">
            <text:p>255</text:p>
          </table:table-cell>
          <table:table-cell office:value-type="float" office:value="128" table:formula="of:=2^COM.MICROSOFT.FLOOR(LOG([.J131]; 2); 1)" table:style-name="ce1">
            <text:p>128</text:p>
          </table:table-cell>
          <table:table-cell office:value-type="float" office:value="256" table:formula="of:=2^(COM.MICROSOFT.CEILING(LOG([.J131]; 2);1))" table:style-name="ce1">
            <text:p>256</text:p>
          </table:table-cell>
          <table:table-cell office:value-type="float" office:value="127" table:formula="of:=[.K131]-([.L131]-[.J131])" table:style-name="ce1">
            <text:p>127</text:p>
          </table:table-cell>
          <table:table-cell office:value-type="float" office:value="125" table:formula="of:=[.M131]-2" table:style-name="ce1">
            <text:p>125</text:p>
          </table:table-cell>
          <table:table-cell office:value-type="float" office:value="21042" table:formula="of:=VLOOKUP([.J131]; [.A131:.B195]; 2)" table:style-name="ce1">
            <text:p>21042</text:p>
          </table:table-cell>
          <table:table-cell office:value-type="float" office:value="5316" table:formula="of:=VLOOKUP([.M131]; [.$A$3:.$B$69]; 2)" table:style-name="ce1">
            <text:p>5316</text:p>
          </table:table-cell>
          <table:table-cell office:value-type="float" office:value="5154" table:formula="of:=VLOOKUP([.N131]; [.$A$3:.$B$69]; 2)" table:style-name="ce1">
            <text:p>5154</text:p>
          </table:table-cell>
          <table:table-cell office:value-type="float" office:value="5349" table:formula="of:=VLOOKUP([.K131]; [.$E$3:.$G$13]; 3)" table:style-name="ce1">
            <text:p>5349</text:p>
          </table:table-cell>
          <table:table-cell office:value-type="float" office:value="2" table:formula="of:=[.$O131] - 2*[.$R131] - [.$P131] - [.$Q131] + [.$K131]" table:style-name="ce1">
            <text:p>2</text:p>
          </table:table-cell>
          <table:table-cell table:number-columns-repeated="3" table:style-name="ce1"/>
          <table:table-cell office:value-type="float" office:value="129" table:style-name="ce1">
            <text:p>129</text:p>
          </table:table-cell>
          <table:table-cell office:value-type="float" office:value="31333" table:style-name="ce1">
            <text:p>31333</text:p>
          </table:table-cell>
          <table:table-cell office:value-type="float" office:value="5351" table:formula="of:=([.X131]+6*[.W131]-1)/6" table:style-name="ce1">
            <text:p>5351</text:p>
          </table:table-cell>
          <table:table-cell table:number-columns-repeated="16359"/>
        </table:table-row>
        <table:table-row table:style-name="ro1">
          <table:table-cell office:value-type="float" office:value="257" table:formula="of:=[.A131]+2" table:style-name="ce1">
            <text:p>257</text:p>
          </table:table-cell>
          <table:table-cell office:value-type="float" office:value="21368" table:style-name="ce1">
            <text:p>21368</text:p>
          </table:table-cell>
          <table:table-cell table:number-columns-repeated="7" table:style-name="ce1"/>
          <table:table-cell office:value-type="float" office:value="257" table:formula="of:=[.J131]+2" table:style-name="ce1">
            <text:p>257</text:p>
          </table:table-cell>
          <table:table-cell office:value-type="float" office:value="256" table:formula="of:=2^COM.MICROSOFT.FLOOR(LOG([.J132]; 2); 1)" table:style-name="ce1">
            <text:p>256</text:p>
          </table:table-cell>
          <table:table-cell office:value-type="float" office:value="512" table:formula="of:=2^(COM.MICROSOFT.CEILING(LOG([.J132]; 2);1))" table:style-name="ce1">
            <text:p>512</text:p>
          </table:table-cell>
          <table:table-cell office:value-type="float" office:value="1" table:formula="of:=[.K132]-([.L132]-[.J132])" table:style-name="ce1">
            <text:p>1</text:p>
          </table:table-cell>
          <table:table-cell office:value-type="float" office:value="-1" table:formula="of:=[.M132]-2" table:style-name="ce1">
            <text:p>-1</text:p>
          </table:table-cell>
          <table:table-cell office:value-type="float" office:value="21368" table:formula="of:=VLOOKUP([.J132]; [.A132:.B196]; 2)" table:style-name="ce1">
            <text:p>21368</text:p>
          </table:table-cell>
          <table:table-cell office:value-type="float" office:value="2" table:formula="of:=VLOOKUP([.M132]; [.$A$3:.$B$69]; 2)" table:style-name="ce1">
            <text:p>2</text:p>
          </table:table-cell>
          <table:table-cell office:value-type="float" office:value="0" table:formula="of:=VLOOKUP([.N132]; [.$A$3:.$B$69]; 2)" table:style-name="ce1">
            <text:p>0</text:p>
          </table:table-cell>
          <table:table-cell office:value-type="float" office:value="21109" table:formula="of:=VLOOKUP([.K132]; [.$E$3:.$G$13]; 3)" table:style-name="ce1">
            <text:p>21109</text:p>
          </table:table-cell>
          <table:table-cell office:value-type="float" office:value="-20596" table:formula="of:=[.$O132] - 2*[.$R132] - [.$P132] - [.$Q132] + [.$K132]" table:style-name="ce1">
            <text:p>-20596</text:p>
          </table:table-cell>
          <table:table-cell table:number-columns-repeated="3" table:style-name="ce1"/>
          <table:table-cell office:value-type="float" office:value="130" table:style-name="ce1">
            <text:p>130</text:p>
          </table:table-cell>
          <table:table-cell office:value-type="float" office:value="31351" table:style-name="ce1">
            <text:p>31351</text:p>
          </table:table-cell>
          <table:table-cell office:value-type="float" office:value="5355" table:formula="of:=([.X132]+6*[.W132]-1)/6" table:style-name="ce1">
            <text:p>5355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1" table:style-name="ce1">
            <text:p>131</text:p>
          </table:table-cell>
          <table:table-cell office:value-type="float" office:value="31381" table:style-name="ce1">
            <text:p>31381</text:p>
          </table:table-cell>
          <table:table-cell office:value-type="float" office:value="5361" table:formula="of:=([.X133]+6*[.W133]-1)/6" table:style-name="ce1">
            <text:p>536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2" table:style-name="ce1">
            <text:p>132</text:p>
          </table:table-cell>
          <table:table-cell office:value-type="float" office:value="31435" table:style-name="ce1">
            <text:p>31435</text:p>
          </table:table-cell>
          <table:table-cell office:value-type="float" office:value="5371" table:formula="of:=([.X134]+6*[.W134]-1)/6" table:style-name="ce1">
            <text:p>537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3" table:style-name="ce1">
            <text:p>133</text:p>
          </table:table-cell>
          <table:table-cell office:value-type="float" office:value="31489" table:style-name="ce1">
            <text:p>31489</text:p>
          </table:table-cell>
          <table:table-cell office:value-type="float" office:value="5381" table:formula="of:=([.X135]+6*[.W135]-1)/6" table:style-name="ce1">
            <text:p>538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4" table:style-name="ce1">
            <text:p>134</text:p>
          </table:table-cell>
          <table:table-cell office:value-type="float" office:value="31543" table:style-name="ce1">
            <text:p>31543</text:p>
          </table:table-cell>
          <table:table-cell office:value-type="float" office:value="5391" table:formula="of:=([.X136]+6*[.W136]-1)/6" table:style-name="ce1">
            <text:p>539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5" table:style-name="ce1">
            <text:p>135</text:p>
          </table:table-cell>
          <table:table-cell office:value-type="float" office:value="31645" table:style-name="ce1">
            <text:p>31645</text:p>
          </table:table-cell>
          <table:table-cell office:value-type="float" office:value="5409" table:formula="of:=([.X137]+6*[.W137]-1)/6" table:style-name="ce1">
            <text:p>5409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6" table:style-name="ce1">
            <text:p>136</text:p>
          </table:table-cell>
          <table:table-cell office:value-type="float" office:value="31795" table:style-name="ce1">
            <text:p>31795</text:p>
          </table:table-cell>
          <table:table-cell office:value-type="float" office:value="5435" table:formula="of:=([.X138]+6*[.W138]-1)/6" table:style-name="ce1">
            <text:p>5435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7" table:style-name="ce1">
            <text:p>137</text:p>
          </table:table-cell>
          <table:table-cell office:value-type="float" office:value="31897" table:style-name="ce1">
            <text:p>31897</text:p>
          </table:table-cell>
          <table:table-cell office:value-type="float" office:value="5453" table:formula="of:=([.X139]+6*[.W139]-1)/6" table:style-name="ce1">
            <text:p>5453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8" table:style-name="ce1">
            <text:p>138</text:p>
          </table:table-cell>
          <table:table-cell office:value-type="float" office:value="31951" table:style-name="ce1">
            <text:p>31951</text:p>
          </table:table-cell>
          <table:table-cell office:value-type="float" office:value="5463" table:formula="of:=([.X140]+6*[.W140]-1)/6" table:style-name="ce1">
            <text:p>5463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39" table:style-name="ce1">
            <text:p>139</text:p>
          </table:table-cell>
          <table:table-cell office:value-type="float" office:value="32053" table:style-name="ce1">
            <text:p>32053</text:p>
          </table:table-cell>
          <table:table-cell office:value-type="float" office:value="5481" table:formula="of:=([.X141]+6*[.W141]-1)/6" table:style-name="ce1">
            <text:p>548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40" table:style-name="ce1">
            <text:p>140</text:p>
          </table:table-cell>
          <table:table-cell office:value-type="float" office:value="32227" table:style-name="ce1">
            <text:p>32227</text:p>
          </table:table-cell>
          <table:table-cell office:value-type="float" office:value="5511" table:formula="of:=([.X142]+6*[.W142]-1)/6" table:style-name="ce1">
            <text:p>551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41" table:style-name="ce1">
            <text:p>141</text:p>
          </table:table-cell>
          <table:table-cell office:value-type="float" office:value="32449" table:style-name="ce1">
            <text:p>32449</text:p>
          </table:table-cell>
          <table:table-cell office:value-type="float" office:value="5549" table:formula="of:=([.X143]+6*[.W143]-1)/6" table:style-name="ce1">
            <text:p>5549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142" table:style-name="ce1">
            <text:p>142</text:p>
          </table:table-cell>
          <table:table-cell office:value-type="float" office:value="32647" table:style-name="ce1">
            <text:p>32647</text:p>
          </table:table-cell>
          <table:table-cell office:value-type="float" office:value="5583" table:formula="of:=([.X144]+6*[.W144]-1)/6" table:style-name="ce1">
            <text:p>55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3" table:style-name="ce1">
            <text:p>143</text:p>
          </table:table-cell>
          <table:table-cell office:value-type="float" office:value="32893" table:style-name="ce1">
            <text:p>32893</text:p>
          </table:table-cell>
          <table:table-cell office:value-type="float" office:value="5625" table:formula="of:=([.X145]+6*[.W145]-1)/6" table:style-name="ce1">
            <text:p>56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4" table:style-name="ce1">
            <text:p>144</text:p>
          </table:table-cell>
          <table:table-cell office:value-type="float" office:value="33235" table:style-name="ce1">
            <text:p>33235</text:p>
          </table:table-cell>
          <table:table-cell office:value-type="float" office:value="5683" table:formula="of:=([.X146]+6*[.W146]-1)/6" table:style-name="ce1">
            <text:p>56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5" table:style-name="ce1">
            <text:p>145</text:p>
          </table:table-cell>
          <table:table-cell office:value-type="float" office:value="33433" table:style-name="ce1">
            <text:p>33433</text:p>
          </table:table-cell>
          <table:table-cell office:value-type="float" office:value="5717" table:formula="of:=([.X147]+6*[.W147]-1)/6" table:style-name="ce1">
            <text:p>57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6" table:style-name="ce1">
            <text:p>146</text:p>
          </table:table-cell>
          <table:table-cell office:value-type="float" office:value="33487" table:style-name="ce1">
            <text:p>33487</text:p>
          </table:table-cell>
          <table:table-cell office:value-type="float" office:value="5727" table:formula="of:=([.X148]+6*[.W148]-1)/6" table:style-name="ce1">
            <text:p>57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7" table:style-name="ce1">
            <text:p>147</text:p>
          </table:table-cell>
          <table:table-cell office:value-type="float" office:value="33589" table:style-name="ce1">
            <text:p>33589</text:p>
          </table:table-cell>
          <table:table-cell office:value-type="float" office:value="5745" table:formula="of:=([.X149]+6*[.W149]-1)/6" table:style-name="ce1">
            <text:p>57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8" table:style-name="ce1">
            <text:p>148</text:p>
          </table:table-cell>
          <table:table-cell office:value-type="float" office:value="33763" table:style-name="ce1">
            <text:p>33763</text:p>
          </table:table-cell>
          <table:table-cell office:value-type="float" office:value="5775" table:formula="of:=([.X150]+6*[.W150]-1)/6" table:style-name="ce1">
            <text:p>57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49" table:style-name="ce1">
            <text:p>149</text:p>
          </table:table-cell>
          <table:table-cell office:value-type="float" office:value="33985" table:style-name="ce1">
            <text:p>33985</text:p>
          </table:table-cell>
          <table:table-cell office:value-type="float" office:value="5813" table:formula="of:=([.X151]+6*[.W151]-1)/6" table:style-name="ce1">
            <text:p>58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0" table:style-name="ce1">
            <text:p>150</text:p>
          </table:table-cell>
          <table:table-cell office:value-type="float" office:value="34207" table:style-name="ce1">
            <text:p>34207</text:p>
          </table:table-cell>
          <table:table-cell office:value-type="float" office:value="5851" table:formula="of:=([.X152]+6*[.W152]-1)/6" table:style-name="ce1">
            <text:p>58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1" table:style-name="ce1">
            <text:p>151</text:p>
          </table:table-cell>
          <table:table-cell office:value-type="float" office:value="34525" table:style-name="ce1">
            <text:p>34525</text:p>
          </table:table-cell>
          <table:table-cell office:value-type="float" office:value="5905" table:formula="of:=([.X153]+6*[.W153]-1)/6" table:style-name="ce1">
            <text:p>59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2" table:style-name="ce1">
            <text:p>152</text:p>
          </table:table-cell>
          <table:table-cell office:value-type="float" office:value="35035" table:style-name="ce1">
            <text:p>35035</text:p>
          </table:table-cell>
          <table:table-cell office:value-type="float" office:value="5991" table:formula="of:=([.X154]+6*[.W154]-1)/6" table:style-name="ce1">
            <text:p>59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3" table:style-name="ce1">
            <text:p>153</text:p>
          </table:table-cell>
          <table:table-cell office:value-type="float" office:value="35545" table:style-name="ce1">
            <text:p>35545</text:p>
          </table:table-cell>
          <table:table-cell office:value-type="float" office:value="6077" table:formula="of:=([.X155]+6*[.W155]-1)/6" table:style-name="ce1">
            <text:p>60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4" table:style-name="ce1">
            <text:p>154</text:p>
          </table:table-cell>
          <table:table-cell office:value-type="float" office:value="35839" table:style-name="ce1">
            <text:p>35839</text:p>
          </table:table-cell>
          <table:table-cell office:value-type="float" office:value="6127" table:formula="of:=([.X156]+6*[.W156]-1)/6" table:style-name="ce1">
            <text:p>61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5" table:style-name="ce1">
            <text:p>155</text:p>
          </table:table-cell>
          <table:table-cell office:value-type="float" office:value="36085" table:style-name="ce1">
            <text:p>36085</text:p>
          </table:table-cell>
          <table:table-cell office:value-type="float" office:value="6169" table:formula="of:=([.X157]+6*[.W157]-1)/6" table:style-name="ce1">
            <text:p>61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6" table:style-name="ce1">
            <text:p>156</text:p>
          </table:table-cell>
          <table:table-cell office:value-type="float" office:value="36523" table:style-name="ce1">
            <text:p>36523</text:p>
          </table:table-cell>
          <table:table-cell office:value-type="float" office:value="6243" table:formula="of:=([.X158]+6*[.W158]-1)/6" table:style-name="ce1">
            <text:p>62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7" table:style-name="ce1">
            <text:p>157</text:p>
          </table:table-cell>
          <table:table-cell office:value-type="float" office:value="37129" table:style-name="ce1">
            <text:p>37129</text:p>
          </table:table-cell>
          <table:table-cell office:value-type="float" office:value="6345" table:formula="of:=([.X159]+6*[.W159]-1)/6" table:style-name="ce1">
            <text:p>63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8" table:style-name="ce1">
            <text:p>158</text:p>
          </table:table-cell>
          <table:table-cell office:value-type="float" office:value="37687" table:style-name="ce1">
            <text:p>37687</text:p>
          </table:table-cell>
          <table:table-cell office:value-type="float" office:value="6439" table:formula="of:=([.X160]+6*[.W160]-1)/6" table:style-name="ce1">
            <text:p>64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59" table:style-name="ce1">
            <text:p>159</text:p>
          </table:table-cell>
          <table:table-cell office:value-type="float" office:value="38293" table:style-name="ce1">
            <text:p>38293</text:p>
          </table:table-cell>
          <table:table-cell office:value-type="float" office:value="6541" table:formula="of:=([.X161]+6*[.W161]-1)/6" table:style-name="ce1">
            <text:p>65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0" table:style-name="ce1">
            <text:p>160</text:p>
          </table:table-cell>
          <table:table-cell office:value-type="float" office:value="39043" table:style-name="ce1">
            <text:p>39043</text:p>
          </table:table-cell>
          <table:table-cell office:value-type="float" office:value="6667" table:formula="of:=([.X162]+6*[.W162]-1)/6" table:style-name="ce1">
            <text:p>66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1" table:style-name="ce1">
            <text:p>161</text:p>
          </table:table-cell>
          <table:table-cell office:value-type="float" office:value="39433" table:style-name="ce1">
            <text:p>39433</text:p>
          </table:table-cell>
          <table:table-cell office:value-type="float" office:value="6733" table:formula="of:=([.X163]+6*[.W163]-1)/6" table:style-name="ce1">
            <text:p>67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2" table:style-name="ce1">
            <text:p>162</text:p>
          </table:table-cell>
          <table:table-cell office:value-type="float" office:value="39487" table:style-name="ce1">
            <text:p>39487</text:p>
          </table:table-cell>
          <table:table-cell office:value-type="float" office:value="6743" table:formula="of:=([.X164]+6*[.W164]-1)/6" table:style-name="ce1">
            <text:p>67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3" table:style-name="ce1">
            <text:p>163</text:p>
          </table:table-cell>
          <table:table-cell office:value-type="float" office:value="39589" table:style-name="ce1">
            <text:p>39589</text:p>
          </table:table-cell>
          <table:table-cell office:value-type="float" office:value="6761" table:formula="of:=([.X165]+6*[.W165]-1)/6" table:style-name="ce1">
            <text:p>67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4" table:style-name="ce1">
            <text:p>164</text:p>
          </table:table-cell>
          <table:table-cell office:value-type="float" office:value="39763" table:style-name="ce1">
            <text:p>39763</text:p>
          </table:table-cell>
          <table:table-cell office:value-type="float" office:value="6791" table:formula="of:=([.X166]+6*[.W166]-1)/6" table:style-name="ce1">
            <text:p>67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5" table:style-name="ce1">
            <text:p>165</text:p>
          </table:table-cell>
          <table:table-cell office:value-type="float" office:value="39985" table:style-name="ce1">
            <text:p>39985</text:p>
          </table:table-cell>
          <table:table-cell office:value-type="float" office:value="6829" table:formula="of:=([.X167]+6*[.W167]-1)/6" table:style-name="ce1">
            <text:p>68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6" table:style-name="ce1">
            <text:p>166</text:p>
          </table:table-cell>
          <table:table-cell office:value-type="float" office:value="40207" table:style-name="ce1">
            <text:p>40207</text:p>
          </table:table-cell>
          <table:table-cell office:value-type="float" office:value="6867" table:formula="of:=([.X168]+6*[.W168]-1)/6" table:style-name="ce1">
            <text:p>68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7" table:style-name="ce1">
            <text:p>167</text:p>
          </table:table-cell>
          <table:table-cell office:value-type="float" office:value="40525" table:style-name="ce1">
            <text:p>40525</text:p>
          </table:table-cell>
          <table:table-cell office:value-type="float" office:value="6921" table:formula="of:=([.X169]+6*[.W169]-1)/6" table:style-name="ce1">
            <text:p>69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8" table:style-name="ce1">
            <text:p>168</text:p>
          </table:table-cell>
          <table:table-cell office:value-type="float" office:value="41035" table:style-name="ce1">
            <text:p>41035</text:p>
          </table:table-cell>
          <table:table-cell office:value-type="float" office:value="7007" table:formula="of:=([.X170]+6*[.W170]-1)/6" table:style-name="ce1">
            <text:p>70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69" table:style-name="ce1">
            <text:p>169</text:p>
          </table:table-cell>
          <table:table-cell office:value-type="float" office:value="41545" table:style-name="ce1">
            <text:p>41545</text:p>
          </table:table-cell>
          <table:table-cell office:value-type="float" office:value="7093" table:formula="of:=([.X171]+6*[.W171]-1)/6" table:style-name="ce1">
            <text:p>70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0" table:style-name="ce1">
            <text:p>170</text:p>
          </table:table-cell>
          <table:table-cell office:value-type="float" office:value="41863" table:style-name="ce1">
            <text:p>41863</text:p>
          </table:table-cell>
          <table:table-cell office:value-type="float" office:value="7147" table:formula="of:=([.X172]+6*[.W172]-1)/6" table:style-name="ce1">
            <text:p>71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1" table:style-name="ce1">
            <text:p>171</text:p>
          </table:table-cell>
          <table:table-cell office:value-type="float" office:value="42181" table:style-name="ce1">
            <text:p>42181</text:p>
          </table:table-cell>
          <table:table-cell office:value-type="float" office:value="7201" table:formula="of:=([.X173]+6*[.W173]-1)/6" table:style-name="ce1">
            <text:p>72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2" table:style-name="ce1">
            <text:p>172</text:p>
          </table:table-cell>
          <table:table-cell office:value-type="float" office:value="42739" table:style-name="ce1">
            <text:p>42739</text:p>
          </table:table-cell>
          <table:table-cell office:value-type="float" office:value="7295" table:formula="of:=([.X174]+6*[.W174]-1)/6" table:style-name="ce1">
            <text:p>72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3" table:style-name="ce1">
            <text:p>173</text:p>
          </table:table-cell>
          <table:table-cell office:value-type="float" office:value="43537" table:style-name="ce1">
            <text:p>43537</text:p>
          </table:table-cell>
          <table:table-cell office:value-type="float" office:value="7429" table:formula="of:=([.X175]+6*[.W175]-1)/6" table:style-name="ce1">
            <text:p>74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4" table:style-name="ce1">
            <text:p>174</text:p>
          </table:table-cell>
          <table:table-cell office:value-type="float" office:value="44383" table:style-name="ce1">
            <text:p>44383</text:p>
          </table:table-cell>
          <table:table-cell office:value-type="float" office:value="7571" table:formula="of:=([.X176]+6*[.W176]-1)/6" table:style-name="ce1">
            <text:p>75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5" table:style-name="ce1">
            <text:p>175</text:p>
          </table:table-cell>
          <table:table-cell office:value-type="float" office:value="45277" table:style-name="ce1">
            <text:p>45277</text:p>
          </table:table-cell>
          <table:table-cell office:value-type="float" office:value="7721" table:formula="of:=([.X177]+6*[.W177]-1)/6" table:style-name="ce1">
            <text:p>77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6" table:style-name="ce1">
            <text:p>176</text:p>
          </table:table-cell>
          <table:table-cell office:value-type="float" office:value="46459" table:style-name="ce1">
            <text:p>46459</text:p>
          </table:table-cell>
          <table:table-cell office:value-type="float" office:value="7919" table:formula="of:=([.X178]+6*[.W178]-1)/6" table:style-name="ce1">
            <text:p>79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7" table:style-name="ce1">
            <text:p>177</text:p>
          </table:table-cell>
          <table:table-cell office:value-type="float" office:value="47545" table:style-name="ce1">
            <text:p>47545</text:p>
          </table:table-cell>
          <table:table-cell office:value-type="float" office:value="8101" table:formula="of:=([.X179]+6*[.W179]-1)/6" table:style-name="ce1">
            <text:p>81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8" table:style-name="ce1">
            <text:p>178</text:p>
          </table:table-cell>
          <table:table-cell office:value-type="float" office:value="48031" table:style-name="ce1">
            <text:p>48031</text:p>
          </table:table-cell>
          <table:table-cell office:value-type="float" office:value="8183" table:formula="of:=([.X180]+6*[.W180]-1)/6" table:style-name="ce1">
            <text:p>81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79" table:style-name="ce1">
            <text:p>179</text:p>
          </table:table-cell>
          <table:table-cell office:value-type="float" office:value="48277" table:style-name="ce1">
            <text:p>48277</text:p>
          </table:table-cell>
          <table:table-cell office:value-type="float" office:value="8225" table:formula="of:=([.X181]+6*[.W181]-1)/6" table:style-name="ce1">
            <text:p>82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0" table:style-name="ce1">
            <text:p>180</text:p>
          </table:table-cell>
          <table:table-cell office:value-type="float" office:value="48715" table:style-name="ce1">
            <text:p>48715</text:p>
          </table:table-cell>
          <table:table-cell office:value-type="float" office:value="8299" table:formula="of:=([.X182]+6*[.W182]-1)/6" table:style-name="ce1">
            <text:p>82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1" table:style-name="ce1">
            <text:p>181</text:p>
          </table:table-cell>
          <table:table-cell office:value-type="float" office:value="49321" table:style-name="ce1">
            <text:p>49321</text:p>
          </table:table-cell>
          <table:table-cell office:value-type="float" office:value="8401" table:formula="of:=([.X183]+6*[.W183]-1)/6" table:style-name="ce1">
            <text:p>84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2" table:style-name="ce1">
            <text:p>182</text:p>
          </table:table-cell>
          <table:table-cell office:value-type="float" office:value="49975" table:style-name="ce1">
            <text:p>49975</text:p>
          </table:table-cell>
          <table:table-cell office:value-type="float" office:value="8511" table:formula="of:=([.X184]+6*[.W184]-1)/6" table:style-name="ce1">
            <text:p>85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3" table:style-name="ce1">
            <text:p>183</text:p>
          </table:table-cell>
          <table:table-cell office:value-type="float" office:value="50821" table:style-name="ce1">
            <text:p>50821</text:p>
          </table:table-cell>
          <table:table-cell office:value-type="float" office:value="8653" table:formula="of:=([.X185]+6*[.W185]-1)/6" table:style-name="ce1">
            <text:p>86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4" table:style-name="ce1">
            <text:p>184</text:p>
          </table:table-cell>
          <table:table-cell office:value-type="float" office:value="52147" table:style-name="ce1">
            <text:p>52147</text:p>
          </table:table-cell>
          <table:table-cell office:value-type="float" office:value="8875" table:formula="of:=([.X186]+6*[.W186]-1)/6" table:style-name="ce1">
            <text:p>88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5" table:style-name="ce1">
            <text:p>185</text:p>
          </table:table-cell>
          <table:table-cell office:value-type="float" office:value="53665" table:style-name="ce1">
            <text:p>53665</text:p>
          </table:table-cell>
          <table:table-cell office:value-type="float" office:value="9129" table:formula="of:=([.X187]+6*[.W187]-1)/6" table:style-name="ce1">
            <text:p>91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6" table:style-name="ce1">
            <text:p>186</text:p>
          </table:table-cell>
          <table:table-cell office:value-type="float" office:value="54703" table:style-name="ce1">
            <text:p>54703</text:p>
          </table:table-cell>
          <table:table-cell office:value-type="float" office:value="9303" table:formula="of:=([.X188]+6*[.W188]-1)/6" table:style-name="ce1">
            <text:p>93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7" table:style-name="ce1">
            <text:p>187</text:p>
          </table:table-cell>
          <table:table-cell office:value-type="float" office:value="55405" table:style-name="ce1">
            <text:p>55405</text:p>
          </table:table-cell>
          <table:table-cell office:value-type="float" office:value="9421" table:formula="of:=([.X189]+6*[.W189]-1)/6" table:style-name="ce1">
            <text:p>94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8" table:style-name="ce1">
            <text:p>188</text:p>
          </table:table-cell>
          <table:table-cell office:value-type="float" office:value="56443" table:style-name="ce1">
            <text:p>56443</text:p>
          </table:table-cell>
          <table:table-cell office:value-type="float" office:value="9595" table:formula="of:=([.X190]+6*[.W190]-1)/6" table:style-name="ce1">
            <text:p>95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89" table:style-name="ce1">
            <text:p>189</text:p>
          </table:table-cell>
          <table:table-cell office:value-type="float" office:value="57937" table:style-name="ce1">
            <text:p>57937</text:p>
          </table:table-cell>
          <table:table-cell office:value-type="float" office:value="9845" table:formula="of:=([.X191]+6*[.W191]-1)/6" table:style-name="ce1">
            <text:p>98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0" table:style-name="ce1">
            <text:p>190</text:p>
          </table:table-cell>
          <table:table-cell office:value-type="float" office:value="59359" table:style-name="ce1">
            <text:p>59359</text:p>
          </table:table-cell>
          <table:table-cell office:value-type="float" office:value="10083" table:formula="of:=([.X192]+6*[.W192]-1)/6" table:style-name="ce1">
            <text:p>100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1" table:style-name="ce1">
            <text:p>191</text:p>
          </table:table-cell>
          <table:table-cell office:value-type="float" office:value="60781" table:style-name="ce1">
            <text:p>60781</text:p>
          </table:table-cell>
          <table:table-cell office:value-type="float" office:value="10321" table:formula="of:=([.X193]+6*[.W193]-1)/6" table:style-name="ce1">
            <text:p>103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2" table:style-name="ce1">
            <text:p>192</text:p>
          </table:table-cell>
          <table:table-cell office:value-type="float" office:value="62371" table:style-name="ce1">
            <text:p>62371</text:p>
          </table:table-cell>
          <table:table-cell office:value-type="float" office:value="10587" table:formula="of:=([.X194]+6*[.W194]-1)/6" table:style-name="ce1">
            <text:p>105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3" table:style-name="ce1">
            <text:p>193</text:p>
          </table:table-cell>
          <table:table-cell office:value-type="float" office:value="63145" table:style-name="ce1">
            <text:p>63145</text:p>
          </table:table-cell>
          <table:table-cell office:value-type="float" office:value="10717" table:formula="of:=([.X195]+6*[.W195]-1)/6" table:style-name="ce1">
            <text:p>107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4" table:style-name="ce1">
            <text:p>194</text:p>
          </table:table-cell>
          <table:table-cell office:value-type="float" office:value="63187" table:style-name="ce1">
            <text:p>63187</text:p>
          </table:table-cell>
          <table:table-cell office:value-type="float" office:value="10725" table:formula="of:=([.X196]+6*[.W196]-1)/6" table:style-name="ce1">
            <text:p>107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5" table:style-name="ce1">
            <text:p>195</text:p>
          </table:table-cell>
          <table:table-cell office:value-type="float" office:value="63265" table:style-name="ce1">
            <text:p>63265</text:p>
          </table:table-cell>
          <table:table-cell office:value-type="float" office:value="10739" table:formula="of:=([.X197]+6*[.W197]-1)/6" table:style-name="ce1">
            <text:p>107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6" table:style-name="ce1">
            <text:p>196</text:p>
          </table:table-cell>
          <table:table-cell office:value-type="float" office:value="63403" table:style-name="ce1">
            <text:p>63403</text:p>
          </table:table-cell>
          <table:table-cell office:value-type="float" office:value="10763" table:formula="of:=([.X198]+6*[.W198]-1)/6" table:style-name="ce1">
            <text:p>107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7" table:style-name="ce1">
            <text:p>197</text:p>
          </table:table-cell>
          <table:table-cell office:value-type="float" office:value="63565" table:style-name="ce1">
            <text:p>63565</text:p>
          </table:table-cell>
          <table:table-cell office:value-type="float" office:value="10791" table:formula="of:=([.X199]+6*[.W199]-1)/6" table:style-name="ce1">
            <text:p>107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8" table:style-name="ce1">
            <text:p>198</text:p>
          </table:table-cell>
          <table:table-cell office:value-type="float" office:value="63727" table:style-name="ce1">
            <text:p>63727</text:p>
          </table:table-cell>
          <table:table-cell office:value-type="float" office:value="10819" table:formula="of:=([.X200]+6*[.W200]-1)/6" table:style-name="ce1">
            <text:p>108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99" table:style-name="ce1">
            <text:p>199</text:p>
          </table:table-cell>
          <table:table-cell office:value-type="float" office:value="63985" table:style-name="ce1">
            <text:p>63985</text:p>
          </table:table-cell>
          <table:table-cell office:value-type="float" office:value="10863" table:formula="of:=([.X201]+6*[.W201]-1)/6" table:style-name="ce1">
            <text:p>108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0" table:style-name="ce1">
            <text:p>200</text:p>
          </table:table-cell>
          <table:table-cell office:value-type="float" office:value="64387" table:style-name="ce1">
            <text:p>64387</text:p>
          </table:table-cell>
          <table:table-cell office:value-type="float" office:value="10931" table:formula="of:=([.X202]+6*[.W202]-1)/6" table:style-name="ce1">
            <text:p>109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1" table:style-name="ce1">
            <text:p>201</text:p>
          </table:table-cell>
          <table:table-cell office:value-type="float" office:value="64741" table:style-name="ce1">
            <text:p>64741</text:p>
          </table:table-cell>
          <table:table-cell office:value-type="float" office:value="10991" table:formula="of:=([.X203]+6*[.W203]-1)/6" table:style-name="ce1">
            <text:p>109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2" table:style-name="ce1">
            <text:p>202</text:p>
          </table:table-cell>
          <table:table-cell office:value-type="float" office:value="64951" table:style-name="ce1">
            <text:p>64951</text:p>
          </table:table-cell>
          <table:table-cell office:value-type="float" office:value="11027" table:formula="of:=([.X204]+6*[.W204]-1)/6" table:style-name="ce1">
            <text:p>110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3" table:style-name="ce1">
            <text:p>203</text:p>
          </table:table-cell>
          <table:table-cell office:value-type="float" office:value="65209" table:style-name="ce1">
            <text:p>65209</text:p>
          </table:table-cell>
          <table:table-cell office:value-type="float" office:value="11071" table:formula="of:=([.X205]+6*[.W205]-1)/6" table:style-name="ce1">
            <text:p>110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4" table:style-name="ce1">
            <text:p>204</text:p>
          </table:table-cell>
          <table:table-cell office:value-type="float" office:value="65659" table:style-name="ce1">
            <text:p>65659</text:p>
          </table:table-cell>
          <table:table-cell office:value-type="float" office:value="11147" table:formula="of:=([.X206]+6*[.W206]-1)/6" table:style-name="ce1">
            <text:p>111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5" table:style-name="ce1">
            <text:p>205</text:p>
          </table:table-cell>
          <table:table-cell office:value-type="float" office:value="66277" table:style-name="ce1">
            <text:p>66277</text:p>
          </table:table-cell>
          <table:table-cell office:value-type="float" office:value="11251" table:formula="of:=([.X207]+6*[.W207]-1)/6" table:style-name="ce1">
            <text:p>112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6" table:style-name="ce1">
            <text:p>206</text:p>
          </table:table-cell>
          <table:table-cell office:value-type="float" office:value="66895" table:style-name="ce1">
            <text:p>66895</text:p>
          </table:table-cell>
          <table:table-cell office:value-type="float" office:value="11355" table:formula="of:=([.X208]+6*[.W208]-1)/6" table:style-name="ce1">
            <text:p>11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7" table:style-name="ce1">
            <text:p>207</text:p>
          </table:table-cell>
          <table:table-cell office:value-type="float" office:value="67585" table:style-name="ce1">
            <text:p>67585</text:p>
          </table:table-cell>
          <table:table-cell office:value-type="float" office:value="11471" table:formula="of:=([.X209]+6*[.W209]-1)/6" table:style-name="ce1">
            <text:p>114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8" table:style-name="ce1">
            <text:p>208</text:p>
          </table:table-cell>
          <table:table-cell office:value-type="float" office:value="68515" table:style-name="ce1">
            <text:p>68515</text:p>
          </table:table-cell>
          <table:table-cell office:value-type="float" office:value="11627" table:formula="of:=([.X210]+6*[.W210]-1)/6" table:style-name="ce1">
            <text:p>116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09" table:style-name="ce1">
            <text:p>209</text:p>
          </table:table-cell>
          <table:table-cell office:value-type="float" office:value="69253" table:style-name="ce1">
            <text:p>69253</text:p>
          </table:table-cell>
          <table:table-cell office:value-type="float" office:value="11751" table:formula="of:=([.X211]+6*[.W211]-1)/6" table:style-name="ce1">
            <text:p>11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0" table:style-name="ce1">
            <text:p>210</text:p>
          </table:table-cell>
          <table:table-cell office:value-type="float" office:value="69559" table:style-name="ce1">
            <text:p>69559</text:p>
          </table:table-cell>
          <table:table-cell office:value-type="float" office:value="11803" table:formula="of:=([.X212]+6*[.W212]-1)/6" table:style-name="ce1">
            <text:p>118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1" table:style-name="ce1">
            <text:p>211</text:p>
          </table:table-cell>
          <table:table-cell office:value-type="float" office:value="69817" table:style-name="ce1">
            <text:p>69817</text:p>
          </table:table-cell>
          <table:table-cell office:value-type="float" office:value="11847" table:formula="of:=([.X213]+6*[.W213]-1)/6" table:style-name="ce1">
            <text:p>118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2" table:style-name="ce1">
            <text:p>212</text:p>
          </table:table-cell>
          <table:table-cell office:value-type="float" office:value="70267" table:style-name="ce1">
            <text:p>70267</text:p>
          </table:table-cell>
          <table:table-cell office:value-type="float" office:value="11923" table:formula="of:=([.X214]+6*[.W214]-1)/6" table:style-name="ce1">
            <text:p>119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3" table:style-name="ce1">
            <text:p>213</text:p>
          </table:table-cell>
          <table:table-cell office:value-type="float" office:value="70885" table:style-name="ce1">
            <text:p>70885</text:p>
          </table:table-cell>
          <table:table-cell office:value-type="float" office:value="12027" table:formula="of:=([.X215]+6*[.W215]-1)/6" table:style-name="ce1">
            <text:p>120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4" table:style-name="ce1">
            <text:p>214</text:p>
          </table:table-cell>
          <table:table-cell office:value-type="float" office:value="71551" table:style-name="ce1">
            <text:p>71551</text:p>
          </table:table-cell>
          <table:table-cell office:value-type="float" office:value="12139" table:formula="of:=([.X216]+6*[.W216]-1)/6" table:style-name="ce1">
            <text:p>121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5" table:style-name="ce1">
            <text:p>215</text:p>
          </table:table-cell>
          <table:table-cell office:value-type="float" office:value="72409" table:style-name="ce1">
            <text:p>72409</text:p>
          </table:table-cell>
          <table:table-cell office:value-type="float" office:value="12283" table:formula="of:=([.X217]+6*[.W217]-1)/6" table:style-name="ce1">
            <text:p>122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6" table:style-name="ce1">
            <text:p>216</text:p>
          </table:table-cell>
          <table:table-cell office:value-type="float" office:value="73747" table:style-name="ce1">
            <text:p>73747</text:p>
          </table:table-cell>
          <table:table-cell office:value-type="float" office:value="12507" table:formula="of:=([.X218]+6*[.W218]-1)/6" table:style-name="ce1">
            <text:p>125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7" table:style-name="ce1">
            <text:p>217</text:p>
          </table:table-cell>
          <table:table-cell office:value-type="float" office:value="75277" table:style-name="ce1">
            <text:p>75277</text:p>
          </table:table-cell>
          <table:table-cell office:value-type="float" office:value="12763" table:formula="of:=([.X219]+6*[.W219]-1)/6" table:style-name="ce1">
            <text:p>127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8" table:style-name="ce1">
            <text:p>218</text:p>
          </table:table-cell>
          <table:table-cell office:value-type="float" office:value="76375" table:style-name="ce1">
            <text:p>76375</text:p>
          </table:table-cell>
          <table:table-cell office:value-type="float" office:value="12947" table:formula="of:=([.X220]+6*[.W220]-1)/6" table:style-name="ce1">
            <text:p>129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19" table:style-name="ce1">
            <text:p>219</text:p>
          </table:table-cell>
          <table:table-cell office:value-type="float" office:value="77161" table:style-name="ce1">
            <text:p>77161</text:p>
          </table:table-cell>
          <table:table-cell office:value-type="float" office:value="13079" table:formula="of:=([.X221]+6*[.W221]-1)/6" table:style-name="ce1">
            <text:p>130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0" table:style-name="ce1">
            <text:p>220</text:p>
          </table:table-cell>
          <table:table-cell office:value-type="float" office:value="78283" table:style-name="ce1">
            <text:p>78283</text:p>
          </table:table-cell>
          <table:table-cell office:value-type="float" office:value="13267" table:formula="of:=([.X222]+6*[.W222]-1)/6" table:style-name="ce1">
            <text:p>132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1" table:style-name="ce1">
            <text:p>221</text:p>
          </table:table-cell>
          <table:table-cell office:value-type="float" office:value="79933" table:style-name="ce1">
            <text:p>79933</text:p>
          </table:table-cell>
          <table:table-cell office:value-type="float" office:value="13543" table:formula="of:=([.X223]+6*[.W223]-1)/6" table:style-name="ce1">
            <text:p>135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2" table:style-name="ce1">
            <text:p>222</text:p>
          </table:table-cell>
          <table:table-cell office:value-type="float" office:value="81655" table:style-name="ce1">
            <text:p>81655</text:p>
          </table:table-cell>
          <table:table-cell office:value-type="float" office:value="13831" table:formula="of:=([.X224]+6*[.W224]-1)/6" table:style-name="ce1">
            <text:p>138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3" table:style-name="ce1">
            <text:p>223</text:p>
          </table:table-cell>
          <table:table-cell office:value-type="float" office:value="83425" table:style-name="ce1">
            <text:p>83425</text:p>
          </table:table-cell>
          <table:table-cell office:value-type="float" office:value="14127" table:formula="of:=([.X225]+6*[.W225]-1)/6" table:style-name="ce1">
            <text:p>141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4" table:style-name="ce1">
            <text:p>224</text:p>
          </table:table-cell>
          <table:table-cell office:value-type="float" office:value="85531" table:style-name="ce1">
            <text:p>85531</text:p>
          </table:table-cell>
          <table:table-cell office:value-type="float" office:value="14479" table:formula="of:=([.X226]+6*[.W226]-1)/6" table:style-name="ce1">
            <text:p>144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5" table:style-name="ce1">
            <text:p>225</text:p>
          </table:table-cell>
          <table:table-cell office:value-type="float" office:value="87061" table:style-name="ce1">
            <text:p>87061</text:p>
          </table:table-cell>
          <table:table-cell office:value-type="float" office:value="14735" table:formula="of:=([.X227]+6*[.W227]-1)/6" table:style-name="ce1">
            <text:p>147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6" table:style-name="ce1">
            <text:p>226</text:p>
          </table:table-cell>
          <table:table-cell office:value-type="float" office:value="87511" table:style-name="ce1">
            <text:p>87511</text:p>
          </table:table-cell>
          <table:table-cell office:value-type="float" office:value="14811" table:formula="of:=([.X228]+6*[.W228]-1)/6" table:style-name="ce1">
            <text:p>148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7" table:style-name="ce1">
            <text:p>227</text:p>
          </table:table-cell>
          <table:table-cell office:value-type="float" office:value="87697" table:style-name="ce1">
            <text:p>87697</text:p>
          </table:table-cell>
          <table:table-cell office:value-type="float" office:value="14843" table:formula="of:=([.X229]+6*[.W229]-1)/6" table:style-name="ce1">
            <text:p>148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8" table:style-name="ce1">
            <text:p>228</text:p>
          </table:table-cell>
          <table:table-cell office:value-type="float" office:value="88027" table:style-name="ce1">
            <text:p>88027</text:p>
          </table:table-cell>
          <table:table-cell office:value-type="float" office:value="14899" table:formula="of:=([.X230]+6*[.W230]-1)/6" table:style-name="ce1">
            <text:p>148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29" table:style-name="ce1">
            <text:p>229</text:p>
          </table:table-cell>
          <table:table-cell office:value-type="float" office:value="88441" table:style-name="ce1">
            <text:p>88441</text:p>
          </table:table-cell>
          <table:table-cell office:value-type="float" office:value="14969" table:formula="of:=([.X231]+6*[.W231]-1)/6" table:style-name="ce1">
            <text:p>149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0" table:style-name="ce1">
            <text:p>230</text:p>
          </table:table-cell>
          <table:table-cell office:value-type="float" office:value="88879" table:style-name="ce1">
            <text:p>88879</text:p>
          </table:table-cell>
          <table:table-cell office:value-type="float" office:value="15043" table:formula="of:=([.X232]+6*[.W232]-1)/6" table:style-name="ce1">
            <text:p>150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1" table:style-name="ce1">
            <text:p>231</text:p>
          </table:table-cell>
          <table:table-cell office:value-type="float" office:value="89509" table:style-name="ce1">
            <text:p>89509</text:p>
          </table:table-cell>
          <table:table-cell office:value-type="float" office:value="15149" table:formula="of:=([.X233]+6*[.W233]-1)/6" table:style-name="ce1">
            <text:p>151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2" table:style-name="ce1">
            <text:p>232</text:p>
          </table:table-cell>
          <table:table-cell office:value-type="float" office:value="90475" table:style-name="ce1">
            <text:p>90475</text:p>
          </table:table-cell>
          <table:table-cell office:value-type="float" office:value="15311" table:formula="of:=([.X234]+6*[.W234]-1)/6" table:style-name="ce1">
            <text:p>153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3" table:style-name="ce1">
            <text:p>233</text:p>
          </table:table-cell>
          <table:table-cell office:value-type="float" office:value="91441" table:style-name="ce1">
            <text:p>91441</text:p>
          </table:table-cell>
          <table:table-cell office:value-type="float" office:value="15473" table:formula="of:=([.X235]+6*[.W235]-1)/6" table:style-name="ce1">
            <text:p>154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4" table:style-name="ce1">
            <text:p>234</text:p>
          </table:table-cell>
          <table:table-cell office:value-type="float" office:value="92119" table:style-name="ce1">
            <text:p>92119</text:p>
          </table:table-cell>
          <table:table-cell office:value-type="float" office:value="15587" table:formula="of:=([.X236]+6*[.W236]-1)/6" table:style-name="ce1">
            <text:p>155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5" table:style-name="ce1">
            <text:p>235</text:p>
          </table:table-cell>
          <table:table-cell office:value-type="float" office:value="92797" table:style-name="ce1">
            <text:p>92797</text:p>
          </table:table-cell>
          <table:table-cell office:value-type="float" office:value="15701" table:formula="of:=([.X237]+6*[.W237]-1)/6" table:style-name="ce1">
            <text:p>157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6" table:style-name="ce1">
            <text:p>236</text:p>
          </table:table-cell>
          <table:table-cell office:value-type="float" office:value="93859" table:style-name="ce1">
            <text:p>93859</text:p>
          </table:table-cell>
          <table:table-cell office:value-type="float" office:value="15879" table:formula="of:=([.X238]+6*[.W238]-1)/6" table:style-name="ce1">
            <text:p>158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7" table:style-name="ce1">
            <text:p>237</text:p>
          </table:table-cell>
          <table:table-cell office:value-type="float" office:value="95377" table:style-name="ce1">
            <text:p>95377</text:p>
          </table:table-cell>
          <table:table-cell office:value-type="float" office:value="16133" table:formula="of:=([.X239]+6*[.W239]-1)/6" table:style-name="ce1">
            <text:p>161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8" table:style-name="ce1">
            <text:p>238</text:p>
          </table:table-cell>
          <table:table-cell office:value-type="float" office:value="97015" table:style-name="ce1">
            <text:p>97015</text:p>
          </table:table-cell>
          <table:table-cell office:value-type="float" office:value="16407" table:formula="of:=([.X240]+6*[.W240]-1)/6" table:style-name="ce1">
            <text:p>164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39" table:style-name="ce1">
            <text:p>239</text:p>
          </table:table-cell>
          <table:table-cell office:value-type="float" office:value="98821" table:style-name="ce1">
            <text:p>98821</text:p>
          </table:table-cell>
          <table:table-cell office:value-type="float" office:value="16709" table:formula="of:=([.X241]+6*[.W241]-1)/6" table:style-name="ce1">
            <text:p>167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0" table:style-name="ce1">
            <text:p>240</text:p>
          </table:table-cell>
          <table:table-cell office:value-type="float" office:value="101131" table:style-name="ce1">
            <text:p>101131</text:p>
          </table:table-cell>
          <table:table-cell office:value-type="float" office:value="17095" table:formula="of:=([.X242]+6*[.W242]-1)/6" table:style-name="ce1">
            <text:p>170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1" table:style-name="ce1">
            <text:p>241</text:p>
          </table:table-cell>
          <table:table-cell office:value-type="float" office:value="103201" table:style-name="ce1">
            <text:p>103201</text:p>
          </table:table-cell>
          <table:table-cell office:value-type="float" office:value="17441" table:formula="of:=([.X243]+6*[.W243]-1)/6" table:style-name="ce1">
            <text:p>174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2" table:style-name="ce1">
            <text:p>242</text:p>
          </table:table-cell>
          <table:table-cell office:value-type="float" office:value="104215" table:style-name="ce1">
            <text:p>104215</text:p>
          </table:table-cell>
          <table:table-cell office:value-type="float" office:value="17611" table:formula="of:=([.X244]+6*[.W244]-1)/6" table:style-name="ce1">
            <text:p>176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3" table:style-name="ce1">
            <text:p>243</text:p>
          </table:table-cell>
          <table:table-cell office:value-type="float" office:value="104773" table:style-name="ce1">
            <text:p>104773</text:p>
          </table:table-cell>
          <table:table-cell office:value-type="float" office:value="17705" table:formula="of:=([.X245]+6*[.W245]-1)/6" table:style-name="ce1">
            <text:p>177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4" table:style-name="ce1">
            <text:p>244</text:p>
          </table:table-cell>
          <table:table-cell office:value-type="float" office:value="105523" table:style-name="ce1">
            <text:p>105523</text:p>
          </table:table-cell>
          <table:table-cell office:value-type="float" office:value="17831" table:formula="of:=([.X246]+6*[.W246]-1)/6" table:style-name="ce1">
            <text:p>178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5" table:style-name="ce1">
            <text:p>245</text:p>
          </table:table-cell>
          <table:table-cell office:value-type="float" office:value="106501" table:style-name="ce1">
            <text:p>106501</text:p>
          </table:table-cell>
          <table:table-cell office:value-type="float" office:value="17995" table:formula="of:=([.X247]+6*[.W247]-1)/6" table:style-name="ce1">
            <text:p>179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6" table:style-name="ce1">
            <text:p>246</text:p>
          </table:table-cell>
          <table:table-cell office:value-type="float" office:value="107587" table:style-name="ce1">
            <text:p>107587</text:p>
          </table:table-cell>
          <table:table-cell office:value-type="float" office:value="18177" table:formula="of:=([.X248]+6*[.W248]-1)/6" table:style-name="ce1">
            <text:p>181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7" table:style-name="ce1">
            <text:p>247</text:p>
          </table:table-cell>
          <table:table-cell office:value-type="float" office:value="109081" table:style-name="ce1">
            <text:p>109081</text:p>
          </table:table-cell>
          <table:table-cell office:value-type="float" office:value="18427" table:formula="of:=([.X249]+6*[.W249]-1)/6" table:style-name="ce1">
            <text:p>184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8" table:style-name="ce1">
            <text:p>248</text:p>
          </table:table-cell>
          <table:table-cell office:value-type="float" office:value="111295" table:style-name="ce1">
            <text:p>111295</text:p>
          </table:table-cell>
          <table:table-cell office:value-type="float" office:value="18797" table:formula="of:=([.X250]+6*[.W250]-1)/6" table:style-name="ce1">
            <text:p>187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49" table:style-name="ce1">
            <text:p>249</text:p>
          </table:table-cell>
          <table:table-cell office:value-type="float" office:value="113653" table:style-name="ce1">
            <text:p>113653</text:p>
          </table:table-cell>
          <table:table-cell office:value-type="float" office:value="19191" table:formula="of:=([.X251]+6*[.W251]-1)/6" table:style-name="ce1">
            <text:p>191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0" table:style-name="ce1">
            <text:p>250</text:p>
          </table:table-cell>
          <table:table-cell office:value-type="float" office:value="115147" table:style-name="ce1">
            <text:p>115147</text:p>
          </table:table-cell>
          <table:table-cell office:value-type="float" office:value="19441" table:formula="of:=([.X252]+6*[.W252]-1)/6" table:style-name="ce1">
            <text:p>194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1" table:style-name="ce1">
            <text:p>251</text:p>
          </table:table-cell>
          <table:table-cell office:value-type="float" office:value="116305" table:style-name="ce1">
            <text:p>116305</text:p>
          </table:table-cell>
          <table:table-cell office:value-type="float" office:value="19635" table:formula="of:=([.X253]+6*[.W253]-1)/6" table:style-name="ce1">
            <text:p>196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2" table:style-name="ce1">
            <text:p>252</text:p>
          </table:table-cell>
          <table:table-cell office:value-type="float" office:value="117979" table:style-name="ce1">
            <text:p>117979</text:p>
          </table:table-cell>
          <table:table-cell office:value-type="float" office:value="19915" table:formula="of:=([.X254]+6*[.W254]-1)/6" table:style-name="ce1">
            <text:p>199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3" table:style-name="ce1">
            <text:p>253</text:p>
          </table:table-cell>
          <table:table-cell office:value-type="float" office:value="120181" table:style-name="ce1">
            <text:p>120181</text:p>
          </table:table-cell>
          <table:table-cell office:value-type="float" office:value="20283" table:formula="of:=([.X255]+6*[.W255]-1)/6" table:style-name="ce1">
            <text:p>202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4" table:style-name="ce1">
            <text:p>254</text:p>
          </table:table-cell>
          <table:table-cell office:value-type="float" office:value="121759" table:style-name="ce1">
            <text:p>121759</text:p>
          </table:table-cell>
          <table:table-cell office:value-type="float" office:value="20547" table:formula="of:=([.X256]+6*[.W256]-1)/6" table:style-name="ce1">
            <text:p>205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5" table:style-name="ce1">
            <text:p>255</text:p>
          </table:table-cell>
          <table:table-cell office:value-type="float" office:value="123589" table:style-name="ce1">
            <text:p>123589</text:p>
          </table:table-cell>
          <table:table-cell office:value-type="float" office:value="20853" table:formula="of:=([.X257]+6*[.W257]-1)/6" table:style-name="ce1">
            <text:p>208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6" table:style-name="ce1">
            <text:p>256</text:p>
          </table:table-cell>
          <table:table-cell office:value-type="float" office:value="125119" table:style-name="ce1">
            <text:p>125119</text:p>
          </table:table-cell>
          <table:table-cell office:value-type="float" office:value="21109" table:formula="of:=([.X258]+6*[.W258]-1)/6" table:style-name="ce1">
            <text:p>211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7" table:style-name="ce1">
            <text:p>257</text:p>
          </table:table-cell>
          <table:table-cell office:value-type="float" office:value="125125" table:style-name="ce1">
            <text:p>125125</text:p>
          </table:table-cell>
          <table:table-cell office:value-type="float" office:value="21111" table:formula="of:=([.X259]+6*[.W259]-1)/6" table:style-name="ce1">
            <text:p>211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8" table:style-name="ce1">
            <text:p>258</text:p>
          </table:table-cell>
          <table:table-cell office:value-type="float" office:value="125143" table:style-name="ce1">
            <text:p>125143</text:p>
          </table:table-cell>
          <table:table-cell office:value-type="float" office:value="21115" table:formula="of:=([.X260]+6*[.W260]-1)/6" table:style-name="ce1">
            <text:p>211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59" table:style-name="ce1">
            <text:p>259</text:p>
          </table:table-cell>
          <table:table-cell office:value-type="float" office:value="125173" table:style-name="ce1">
            <text:p>125173</text:p>
          </table:table-cell>
          <table:table-cell office:value-type="float" office:value="21121" table:formula="of:=([.X261]+6*[.W261]-1)/6" table:style-name="ce1">
            <text:p>211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0" table:style-name="ce1">
            <text:p>260</text:p>
          </table:table-cell>
          <table:table-cell office:value-type="float" office:value="125227" table:style-name="ce1">
            <text:p>125227</text:p>
          </table:table-cell>
          <table:table-cell office:value-type="float" office:value="21131" table:formula="of:=([.X262]+6*[.W262]-1)/6" table:style-name="ce1">
            <text:p>211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1" table:style-name="ce1">
            <text:p>261</text:p>
          </table:table-cell>
          <table:table-cell office:value-type="float" office:value="125281" table:style-name="ce1">
            <text:p>125281</text:p>
          </table:table-cell>
          <table:table-cell office:value-type="float" office:value="21141" table:formula="of:=([.X263]+6*[.W263]-1)/6" table:style-name="ce1">
            <text:p>211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2" table:style-name="ce1">
            <text:p>262</text:p>
          </table:table-cell>
          <table:table-cell office:value-type="float" office:value="125335" table:style-name="ce1">
            <text:p>125335</text:p>
          </table:table-cell>
          <table:table-cell office:value-type="float" office:value="21151" table:formula="of:=([.X264]+6*[.W264]-1)/6" table:style-name="ce1">
            <text:p>211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3" table:style-name="ce1">
            <text:p>263</text:p>
          </table:table-cell>
          <table:table-cell office:value-type="float" office:value="125437" table:style-name="ce1">
            <text:p>125437</text:p>
          </table:table-cell>
          <table:table-cell office:value-type="float" office:value="21169" table:formula="of:=([.X265]+6*[.W265]-1)/6" table:style-name="ce1">
            <text:p>211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4" table:style-name="ce1">
            <text:p>264</text:p>
          </table:table-cell>
          <table:table-cell office:value-type="float" office:value="125587" table:style-name="ce1">
            <text:p>125587</text:p>
          </table:table-cell>
          <table:table-cell office:value-type="float" office:value="21195" table:formula="of:=([.X266]+6*[.W266]-1)/6" table:style-name="ce1">
            <text:p>211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5" table:style-name="ce1">
            <text:p>265</text:p>
          </table:table-cell>
          <table:table-cell office:value-type="float" office:value="125689" table:style-name="ce1">
            <text:p>125689</text:p>
          </table:table-cell>
          <table:table-cell office:value-type="float" office:value="21213" table:formula="of:=([.X267]+6*[.W267]-1)/6" table:style-name="ce1">
            <text:p>212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6" table:style-name="ce1">
            <text:p>266</text:p>
          </table:table-cell>
          <table:table-cell office:value-type="float" office:value="125743" table:style-name="ce1">
            <text:p>125743</text:p>
          </table:table-cell>
          <table:table-cell office:value-type="float" office:value="21223" table:formula="of:=([.X268]+6*[.W268]-1)/6" table:style-name="ce1">
            <text:p>212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7" table:style-name="ce1">
            <text:p>267</text:p>
          </table:table-cell>
          <table:table-cell office:value-type="float" office:value="125845" table:style-name="ce1">
            <text:p>125845</text:p>
          </table:table-cell>
          <table:table-cell office:value-type="float" office:value="21241" table:formula="of:=([.X269]+6*[.W269]-1)/6" table:style-name="ce1">
            <text:p>212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8" table:style-name="ce1">
            <text:p>268</text:p>
          </table:table-cell>
          <table:table-cell office:value-type="float" office:value="126019" table:style-name="ce1">
            <text:p>126019</text:p>
          </table:table-cell>
          <table:table-cell office:value-type="float" office:value="21271" table:formula="of:=([.X270]+6*[.W270]-1)/6" table:style-name="ce1">
            <text:p>212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69" table:style-name="ce1">
            <text:p>269</text:p>
          </table:table-cell>
          <table:table-cell office:value-type="float" office:value="126241" table:style-name="ce1">
            <text:p>126241</text:p>
          </table:table-cell>
          <table:table-cell office:value-type="float" office:value="21309" table:formula="of:=([.X271]+6*[.W271]-1)/6" table:style-name="ce1">
            <text:p>213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0" table:style-name="ce1">
            <text:p>270</text:p>
          </table:table-cell>
          <table:table-cell office:value-type="float" office:value="126439" table:style-name="ce1">
            <text:p>126439</text:p>
          </table:table-cell>
          <table:table-cell office:value-type="float" office:value="21343" table:formula="of:=([.X272]+6*[.W272]-1)/6" table:style-name="ce1">
            <text:p>213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1" table:style-name="ce1">
            <text:p>271</text:p>
          </table:table-cell>
          <table:table-cell office:value-type="float" office:value="126685" table:style-name="ce1">
            <text:p>126685</text:p>
          </table:table-cell>
          <table:table-cell office:value-type="float" office:value="21385" table:formula="of:=([.X273]+6*[.W273]-1)/6" table:style-name="ce1">
            <text:p>213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2" table:style-name="ce1">
            <text:p>272</text:p>
          </table:table-cell>
          <table:table-cell office:value-type="float" office:value="127027" table:style-name="ce1">
            <text:p>127027</text:p>
          </table:table-cell>
          <table:table-cell office:value-type="float" office:value="21443" table:formula="of:=([.X274]+6*[.W274]-1)/6" table:style-name="ce1">
            <text:p>214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3" table:style-name="ce1">
            <text:p>273</text:p>
          </table:table-cell>
          <table:table-cell office:value-type="float" office:value="127225" table:style-name="ce1">
            <text:p>127225</text:p>
          </table:table-cell>
          <table:table-cell office:value-type="float" office:value="21477" table:formula="of:=([.X275]+6*[.W275]-1)/6" table:style-name="ce1">
            <text:p>214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4" table:style-name="ce1">
            <text:p>274</text:p>
          </table:table-cell>
          <table:table-cell office:value-type="float" office:value="127279" table:style-name="ce1">
            <text:p>127279</text:p>
          </table:table-cell>
          <table:table-cell office:value-type="float" office:value="21487" table:formula="of:=([.X276]+6*[.W276]-1)/6" table:style-name="ce1">
            <text:p>214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5" table:style-name="ce1">
            <text:p>275</text:p>
          </table:table-cell>
          <table:table-cell office:value-type="float" office:value="127381" table:style-name="ce1">
            <text:p>127381</text:p>
          </table:table-cell>
          <table:table-cell office:value-type="float" office:value="21505" table:formula="of:=([.X277]+6*[.W277]-1)/6" table:style-name="ce1">
            <text:p>215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6" table:style-name="ce1">
            <text:p>276</text:p>
          </table:table-cell>
          <table:table-cell office:value-type="float" office:value="127555" table:style-name="ce1">
            <text:p>127555</text:p>
          </table:table-cell>
          <table:table-cell office:value-type="float" office:value="21535" table:formula="of:=([.X278]+6*[.W278]-1)/6" table:style-name="ce1">
            <text:p>215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7" table:style-name="ce1">
            <text:p>277</text:p>
          </table:table-cell>
          <table:table-cell office:value-type="float" office:value="127777" table:style-name="ce1">
            <text:p>127777</text:p>
          </table:table-cell>
          <table:table-cell office:value-type="float" office:value="21573" table:formula="of:=([.X279]+6*[.W279]-1)/6" table:style-name="ce1">
            <text:p>215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8" table:style-name="ce1">
            <text:p>278</text:p>
          </table:table-cell>
          <table:table-cell office:value-type="float" office:value="127999" table:style-name="ce1">
            <text:p>127999</text:p>
          </table:table-cell>
          <table:table-cell office:value-type="float" office:value="21611" table:formula="of:=([.X280]+6*[.W280]-1)/6" table:style-name="ce1">
            <text:p>216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79" table:style-name="ce1">
            <text:p>279</text:p>
          </table:table-cell>
          <table:table-cell office:value-type="float" office:value="128317" table:style-name="ce1">
            <text:p>128317</text:p>
          </table:table-cell>
          <table:table-cell office:value-type="float" office:value="21665" table:formula="of:=([.X281]+6*[.W281]-1)/6" table:style-name="ce1">
            <text:p>216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0" table:style-name="ce1">
            <text:p>280</text:p>
          </table:table-cell>
          <table:table-cell office:value-type="float" office:value="128827" table:style-name="ce1">
            <text:p>128827</text:p>
          </table:table-cell>
          <table:table-cell office:value-type="float" office:value="21751" table:formula="of:=([.X282]+6*[.W282]-1)/6" table:style-name="ce1">
            <text:p>21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1" table:style-name="ce1">
            <text:p>281</text:p>
          </table:table-cell>
          <table:table-cell office:value-type="float" office:value="129337" table:style-name="ce1">
            <text:p>129337</text:p>
          </table:table-cell>
          <table:table-cell office:value-type="float" office:value="21837" table:formula="of:=([.X283]+6*[.W283]-1)/6" table:style-name="ce1">
            <text:p>218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2" table:style-name="ce1">
            <text:p>282</text:p>
          </table:table-cell>
          <table:table-cell office:value-type="float" office:value="129631" table:style-name="ce1">
            <text:p>129631</text:p>
          </table:table-cell>
          <table:table-cell office:value-type="float" office:value="21887" table:formula="of:=([.X284]+6*[.W284]-1)/6" table:style-name="ce1">
            <text:p>218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3" table:style-name="ce1">
            <text:p>283</text:p>
          </table:table-cell>
          <table:table-cell office:value-type="float" office:value="129877" table:style-name="ce1">
            <text:p>129877</text:p>
          </table:table-cell>
          <table:table-cell office:value-type="float" office:value="21929" table:formula="of:=([.X285]+6*[.W285]-1)/6" table:style-name="ce1">
            <text:p>219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4" table:style-name="ce1">
            <text:p>284</text:p>
          </table:table-cell>
          <table:table-cell office:value-type="float" office:value="130315" table:style-name="ce1">
            <text:p>130315</text:p>
          </table:table-cell>
          <table:table-cell office:value-type="float" office:value="22003" table:formula="of:=([.X286]+6*[.W286]-1)/6" table:style-name="ce1">
            <text:p>220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5" table:style-name="ce1">
            <text:p>285</text:p>
          </table:table-cell>
          <table:table-cell office:value-type="float" office:value="130921" table:style-name="ce1">
            <text:p>130921</text:p>
          </table:table-cell>
          <table:table-cell office:value-type="float" office:value="22105" table:formula="of:=([.X287]+6*[.W287]-1)/6" table:style-name="ce1">
            <text:p>22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6" table:style-name="ce1">
            <text:p>286</text:p>
          </table:table-cell>
          <table:table-cell office:value-type="float" office:value="131479" table:style-name="ce1">
            <text:p>131479</text:p>
          </table:table-cell>
          <table:table-cell office:value-type="float" office:value="22199" table:formula="of:=([.X288]+6*[.W288]-1)/6" table:style-name="ce1">
            <text:p>221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7" table:style-name="ce1">
            <text:p>287</text:p>
          </table:table-cell>
          <table:table-cell office:value-type="float" office:value="132085" table:style-name="ce1">
            <text:p>132085</text:p>
          </table:table-cell>
          <table:table-cell office:value-type="float" office:value="22301" table:formula="of:=([.X289]+6*[.W289]-1)/6" table:style-name="ce1">
            <text:p>223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8" table:style-name="ce1">
            <text:p>288</text:p>
          </table:table-cell>
          <table:table-cell office:value-type="float" office:value="132835" table:style-name="ce1">
            <text:p>132835</text:p>
          </table:table-cell>
          <table:table-cell office:value-type="float" office:value="22427" table:formula="of:=([.X290]+6*[.W290]-1)/6" table:style-name="ce1">
            <text:p>224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89" table:style-name="ce1">
            <text:p>289</text:p>
          </table:table-cell>
          <table:table-cell office:value-type="float" office:value="133225" table:style-name="ce1">
            <text:p>133225</text:p>
          </table:table-cell>
          <table:table-cell office:value-type="float" office:value="22493" table:formula="of:=([.X291]+6*[.W291]-1)/6" table:style-name="ce1">
            <text:p>224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0" table:style-name="ce1">
            <text:p>290</text:p>
          </table:table-cell>
          <table:table-cell office:value-type="float" office:value="133279" table:style-name="ce1">
            <text:p>133279</text:p>
          </table:table-cell>
          <table:table-cell office:value-type="float" office:value="22503" table:formula="of:=([.X292]+6*[.W292]-1)/6" table:style-name="ce1">
            <text:p>225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1" table:style-name="ce1">
            <text:p>291</text:p>
          </table:table-cell>
          <table:table-cell office:value-type="float" office:value="133381" table:style-name="ce1">
            <text:p>133381</text:p>
          </table:table-cell>
          <table:table-cell office:value-type="float" office:value="22521" table:formula="of:=([.X293]+6*[.W293]-1)/6" table:style-name="ce1">
            <text:p>225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2" table:style-name="ce1">
            <text:p>292</text:p>
          </table:table-cell>
          <table:table-cell office:value-type="float" office:value="133555" table:style-name="ce1">
            <text:p>133555</text:p>
          </table:table-cell>
          <table:table-cell office:value-type="float" office:value="22551" table:formula="of:=([.X294]+6*[.W294]-1)/6" table:style-name="ce1">
            <text:p>225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3" table:style-name="ce1">
            <text:p>293</text:p>
          </table:table-cell>
          <table:table-cell office:value-type="float" office:value="133777" table:style-name="ce1">
            <text:p>133777</text:p>
          </table:table-cell>
          <table:table-cell office:value-type="float" office:value="22589" table:formula="of:=([.X295]+6*[.W295]-1)/6" table:style-name="ce1">
            <text:p>225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4" table:style-name="ce1">
            <text:p>294</text:p>
          </table:table-cell>
          <table:table-cell office:value-type="float" office:value="133999" table:style-name="ce1">
            <text:p>133999</text:p>
          </table:table-cell>
          <table:table-cell office:value-type="float" office:value="22627" table:formula="of:=([.X296]+6*[.W296]-1)/6" table:style-name="ce1">
            <text:p>226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5" table:style-name="ce1">
            <text:p>295</text:p>
          </table:table-cell>
          <table:table-cell office:value-type="float" office:value="134317" table:style-name="ce1">
            <text:p>134317</text:p>
          </table:table-cell>
          <table:table-cell office:value-type="float" office:value="22681" table:formula="of:=([.X297]+6*[.W297]-1)/6" table:style-name="ce1">
            <text:p>226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6" table:style-name="ce1">
            <text:p>296</text:p>
          </table:table-cell>
          <table:table-cell office:value-type="float" office:value="134827" table:style-name="ce1">
            <text:p>134827</text:p>
          </table:table-cell>
          <table:table-cell office:value-type="float" office:value="22767" table:formula="of:=([.X298]+6*[.W298]-1)/6" table:style-name="ce1">
            <text:p>227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7" table:style-name="ce1">
            <text:p>297</text:p>
          </table:table-cell>
          <table:table-cell office:value-type="float" office:value="135337" table:style-name="ce1">
            <text:p>135337</text:p>
          </table:table-cell>
          <table:table-cell office:value-type="float" office:value="22853" table:formula="of:=([.X299]+6*[.W299]-1)/6" table:style-name="ce1">
            <text:p>228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8" table:style-name="ce1">
            <text:p>298</text:p>
          </table:table-cell>
          <table:table-cell office:value-type="float" office:value="135655" table:style-name="ce1">
            <text:p>135655</text:p>
          </table:table-cell>
          <table:table-cell office:value-type="float" office:value="22907" table:formula="of:=([.X300]+6*[.W300]-1)/6" table:style-name="ce1">
            <text:p>229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299" table:style-name="ce1">
            <text:p>299</text:p>
          </table:table-cell>
          <table:table-cell office:value-type="float" office:value="135973" table:style-name="ce1">
            <text:p>135973</text:p>
          </table:table-cell>
          <table:table-cell office:value-type="float" office:value="22961" table:formula="of:=([.X301]+6*[.W301]-1)/6" table:style-name="ce1">
            <text:p>229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0" table:style-name="ce1">
            <text:p>300</text:p>
          </table:table-cell>
          <table:table-cell office:value-type="float" office:value="136531" table:style-name="ce1">
            <text:p>136531</text:p>
          </table:table-cell>
          <table:table-cell office:value-type="float" office:value="23055" table:formula="of:=([.X302]+6*[.W302]-1)/6" table:style-name="ce1">
            <text:p>230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1" table:style-name="ce1">
            <text:p>301</text:p>
          </table:table-cell>
          <table:table-cell office:value-type="float" office:value="137329" table:style-name="ce1">
            <text:p>137329</text:p>
          </table:table-cell>
          <table:table-cell office:value-type="float" office:value="23189" table:formula="of:=([.X303]+6*[.W303]-1)/6" table:style-name="ce1">
            <text:p>231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2" table:style-name="ce1">
            <text:p>302</text:p>
          </table:table-cell>
          <table:table-cell office:value-type="float" office:value="138175" table:style-name="ce1">
            <text:p>138175</text:p>
          </table:table-cell>
          <table:table-cell office:value-type="float" office:value="23331" table:formula="of:=([.X304]+6*[.W304]-1)/6" table:style-name="ce1">
            <text:p>233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3" table:style-name="ce1">
            <text:p>303</text:p>
          </table:table-cell>
          <table:table-cell office:value-type="float" office:value="139069" table:style-name="ce1">
            <text:p>139069</text:p>
          </table:table-cell>
          <table:table-cell office:value-type="float" office:value="23481" table:formula="of:=([.X305]+6*[.W305]-1)/6" table:style-name="ce1">
            <text:p>234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4" table:style-name="ce1">
            <text:p>304</text:p>
          </table:table-cell>
          <table:table-cell office:value-type="float" office:value="140251" table:style-name="ce1">
            <text:p>140251</text:p>
          </table:table-cell>
          <table:table-cell office:value-type="float" office:value="23679" table:formula="of:=([.X306]+6*[.W306]-1)/6" table:style-name="ce1">
            <text:p>236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5" table:style-name="ce1">
            <text:p>305</text:p>
          </table:table-cell>
          <table:table-cell office:value-type="float" office:value="141337" table:style-name="ce1">
            <text:p>141337</text:p>
          </table:table-cell>
          <table:table-cell office:value-type="float" office:value="23861" table:formula="of:=([.X307]+6*[.W307]-1)/6" table:style-name="ce1">
            <text:p>238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6" table:style-name="ce1">
            <text:p>306</text:p>
          </table:table-cell>
          <table:table-cell office:value-type="float" office:value="141823" table:style-name="ce1">
            <text:p>141823</text:p>
          </table:table-cell>
          <table:table-cell office:value-type="float" office:value="23943" table:formula="of:=([.X308]+6*[.W308]-1)/6" table:style-name="ce1">
            <text:p>239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7" table:style-name="ce1">
            <text:p>307</text:p>
          </table:table-cell>
          <table:table-cell office:value-type="float" office:value="142069" table:style-name="ce1">
            <text:p>142069</text:p>
          </table:table-cell>
          <table:table-cell office:value-type="float" office:value="23985" table:formula="of:=([.X309]+6*[.W309]-1)/6" table:style-name="ce1">
            <text:p>239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8" table:style-name="ce1">
            <text:p>308</text:p>
          </table:table-cell>
          <table:table-cell office:value-type="float" office:value="142507" table:style-name="ce1">
            <text:p>142507</text:p>
          </table:table-cell>
          <table:table-cell office:value-type="float" office:value="24059" table:formula="of:=([.X310]+6*[.W310]-1)/6" table:style-name="ce1">
            <text:p>240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09" table:style-name="ce1">
            <text:p>309</text:p>
          </table:table-cell>
          <table:table-cell office:value-type="float" office:value="143113" table:style-name="ce1">
            <text:p>143113</text:p>
          </table:table-cell>
          <table:table-cell office:value-type="float" office:value="24161" table:formula="of:=([.X311]+6*[.W311]-1)/6" table:style-name="ce1">
            <text:p>241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0" table:style-name="ce1">
            <text:p>310</text:p>
          </table:table-cell>
          <table:table-cell office:value-type="float" office:value="143767" table:style-name="ce1">
            <text:p>143767</text:p>
          </table:table-cell>
          <table:table-cell office:value-type="float" office:value="24271" table:formula="of:=([.X312]+6*[.W312]-1)/6" table:style-name="ce1">
            <text:p>242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1" table:style-name="ce1">
            <text:p>311</text:p>
          </table:table-cell>
          <table:table-cell office:value-type="float" office:value="144613" table:style-name="ce1">
            <text:p>144613</text:p>
          </table:table-cell>
          <table:table-cell office:value-type="float" office:value="24413" table:formula="of:=([.X313]+6*[.W313]-1)/6" table:style-name="ce1">
            <text:p>244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2" table:style-name="ce1">
            <text:p>312</text:p>
          </table:table-cell>
          <table:table-cell office:value-type="float" office:value="145939" table:style-name="ce1">
            <text:p>145939</text:p>
          </table:table-cell>
          <table:table-cell office:value-type="float" office:value="24635" table:formula="of:=([.X314]+6*[.W314]-1)/6" table:style-name="ce1">
            <text:p>246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3" table:style-name="ce1">
            <text:p>313</text:p>
          </table:table-cell>
          <table:table-cell office:value-type="float" office:value="147457" table:style-name="ce1">
            <text:p>147457</text:p>
          </table:table-cell>
          <table:table-cell office:value-type="float" office:value="24889" table:formula="of:=([.X315]+6*[.W315]-1)/6" table:style-name="ce1">
            <text:p>24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4" table:style-name="ce1">
            <text:p>314</text:p>
          </table:table-cell>
          <table:table-cell office:value-type="float" office:value="148495" table:style-name="ce1">
            <text:p>148495</text:p>
          </table:table-cell>
          <table:table-cell office:value-type="float" office:value="25063" table:formula="of:=([.X316]+6*[.W316]-1)/6" table:style-name="ce1">
            <text:p>250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5" table:style-name="ce1">
            <text:p>315</text:p>
          </table:table-cell>
          <table:table-cell office:value-type="float" office:value="149197" table:style-name="ce1">
            <text:p>149197</text:p>
          </table:table-cell>
          <table:table-cell office:value-type="float" office:value="25181" table:formula="of:=([.X317]+6*[.W317]-1)/6" table:style-name="ce1">
            <text:p>251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6" table:style-name="ce1">
            <text:p>316</text:p>
          </table:table-cell>
          <table:table-cell office:value-type="float" office:value="150235" table:style-name="ce1">
            <text:p>150235</text:p>
          </table:table-cell>
          <table:table-cell office:value-type="float" office:value="25355" table:formula="of:=([.X318]+6*[.W318]-1)/6" table:style-name="ce1">
            <text:p>25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7" table:style-name="ce1">
            <text:p>317</text:p>
          </table:table-cell>
          <table:table-cell office:value-type="float" office:value="151729" table:style-name="ce1">
            <text:p>151729</text:p>
          </table:table-cell>
          <table:table-cell office:value-type="float" office:value="25605" table:formula="of:=([.X319]+6*[.W319]-1)/6" table:style-name="ce1">
            <text:p>256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8" table:style-name="ce1">
            <text:p>318</text:p>
          </table:table-cell>
          <table:table-cell office:value-type="float" office:value="153151" table:style-name="ce1">
            <text:p>153151</text:p>
          </table:table-cell>
          <table:table-cell office:value-type="float" office:value="25843" table:formula="of:=([.X320]+6*[.W320]-1)/6" table:style-name="ce1">
            <text:p>258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19" table:style-name="ce1">
            <text:p>319</text:p>
          </table:table-cell>
          <table:table-cell office:value-type="float" office:value="154573" table:style-name="ce1">
            <text:p>154573</text:p>
          </table:table-cell>
          <table:table-cell office:value-type="float" office:value="26081" table:formula="of:=([.X321]+6*[.W321]-1)/6" table:style-name="ce1">
            <text:p>260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0" table:style-name="ce1">
            <text:p>320</text:p>
          </table:table-cell>
          <table:table-cell office:value-type="float" office:value="156163" table:style-name="ce1">
            <text:p>156163</text:p>
          </table:table-cell>
          <table:table-cell office:value-type="float" office:value="26347" table:formula="of:=([.X322]+6*[.W322]-1)/6" table:style-name="ce1">
            <text:p>263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1" table:style-name="ce1">
            <text:p>321</text:p>
          </table:table-cell>
          <table:table-cell office:value-type="float" office:value="156937" table:style-name="ce1">
            <text:p>156937</text:p>
          </table:table-cell>
          <table:table-cell office:value-type="float" office:value="26477" table:formula="of:=([.X323]+6*[.W323]-1)/6" table:style-name="ce1">
            <text:p>264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2" table:style-name="ce1">
            <text:p>322</text:p>
          </table:table-cell>
          <table:table-cell office:value-type="float" office:value="156991" table:style-name="ce1">
            <text:p>156991</text:p>
          </table:table-cell>
          <table:table-cell office:value-type="float" office:value="26487" table:formula="of:=([.X324]+6*[.W324]-1)/6" table:style-name="ce1">
            <text:p>264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3" table:style-name="ce1">
            <text:p>323</text:p>
          </table:table-cell>
          <table:table-cell office:value-type="float" office:value="157093" table:style-name="ce1">
            <text:p>157093</text:p>
          </table:table-cell>
          <table:table-cell office:value-type="float" office:value="26505" table:formula="of:=([.X325]+6*[.W325]-1)/6" table:style-name="ce1">
            <text:p>265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4" table:style-name="ce1">
            <text:p>324</text:p>
          </table:table-cell>
          <table:table-cell office:value-type="float" office:value="157267" table:style-name="ce1">
            <text:p>157267</text:p>
          </table:table-cell>
          <table:table-cell office:value-type="float" office:value="26535" table:formula="of:=([.X326]+6*[.W326]-1)/6" table:style-name="ce1">
            <text:p>265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5" table:style-name="ce1">
            <text:p>325</text:p>
          </table:table-cell>
          <table:table-cell office:value-type="float" office:value="157489" table:style-name="ce1">
            <text:p>157489</text:p>
          </table:table-cell>
          <table:table-cell office:value-type="float" office:value="26573" table:formula="of:=([.X327]+6*[.W327]-1)/6" table:style-name="ce1">
            <text:p>265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6" table:style-name="ce1">
            <text:p>326</text:p>
          </table:table-cell>
          <table:table-cell office:value-type="float" office:value="157711" table:style-name="ce1">
            <text:p>157711</text:p>
          </table:table-cell>
          <table:table-cell office:value-type="float" office:value="26611" table:formula="of:=([.X328]+6*[.W328]-1)/6" table:style-name="ce1">
            <text:p>266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7" table:style-name="ce1">
            <text:p>327</text:p>
          </table:table-cell>
          <table:table-cell office:value-type="float" office:value="158029" table:style-name="ce1">
            <text:p>158029</text:p>
          </table:table-cell>
          <table:table-cell office:value-type="float" office:value="26665" table:formula="of:=([.X329]+6*[.W329]-1)/6" table:style-name="ce1">
            <text:p>266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8" table:style-name="ce1">
            <text:p>328</text:p>
          </table:table-cell>
          <table:table-cell office:value-type="float" office:value="158539" table:style-name="ce1">
            <text:p>158539</text:p>
          </table:table-cell>
          <table:table-cell office:value-type="float" office:value="26751" table:formula="of:=([.X330]+6*[.W330]-1)/6" table:style-name="ce1">
            <text:p>26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9" table:style-name="ce1">
            <text:p>329</text:p>
          </table:table-cell>
          <table:table-cell office:value-type="float" office:value="159049" table:style-name="ce1">
            <text:p>159049</text:p>
          </table:table-cell>
          <table:table-cell office:value-type="float" office:value="26837" table:formula="of:=([.X331]+6*[.W331]-1)/6" table:style-name="ce1">
            <text:p>268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0" table:style-name="ce1">
            <text:p>330</text:p>
          </table:table-cell>
          <table:table-cell office:value-type="float" office:value="159367" table:style-name="ce1">
            <text:p>159367</text:p>
          </table:table-cell>
          <table:table-cell office:value-type="float" office:value="26891" table:formula="of:=([.X332]+6*[.W332]-1)/6" table:style-name="ce1">
            <text:p>268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1" table:style-name="ce1">
            <text:p>331</text:p>
          </table:table-cell>
          <table:table-cell office:value-type="float" office:value="159685" table:style-name="ce1">
            <text:p>159685</text:p>
          </table:table-cell>
          <table:table-cell office:value-type="float" office:value="26945" table:formula="of:=([.X333]+6*[.W333]-1)/6" table:style-name="ce1">
            <text:p>269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2" table:style-name="ce1">
            <text:p>332</text:p>
          </table:table-cell>
          <table:table-cell office:value-type="float" office:value="160243" table:style-name="ce1">
            <text:p>160243</text:p>
          </table:table-cell>
          <table:table-cell office:value-type="float" office:value="27039" table:formula="of:=([.X334]+6*[.W334]-1)/6" table:style-name="ce1">
            <text:p>270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3" table:style-name="ce1">
            <text:p>333</text:p>
          </table:table-cell>
          <table:table-cell office:value-type="float" office:value="161041" table:style-name="ce1">
            <text:p>161041</text:p>
          </table:table-cell>
          <table:table-cell office:value-type="float" office:value="27173" table:formula="of:=([.X335]+6*[.W335]-1)/6" table:style-name="ce1">
            <text:p>271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4" table:style-name="ce1">
            <text:p>334</text:p>
          </table:table-cell>
          <table:table-cell office:value-type="float" office:value="161887" table:style-name="ce1">
            <text:p>161887</text:p>
          </table:table-cell>
          <table:table-cell office:value-type="float" office:value="27315" table:formula="of:=([.X336]+6*[.W336]-1)/6" table:style-name="ce1">
            <text:p>273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5" table:style-name="ce1">
            <text:p>335</text:p>
          </table:table-cell>
          <table:table-cell office:value-type="float" office:value="162781" table:style-name="ce1">
            <text:p>162781</text:p>
          </table:table-cell>
          <table:table-cell office:value-type="float" office:value="27465" table:formula="of:=([.X337]+6*[.W337]-1)/6" table:style-name="ce1">
            <text:p>274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6" table:style-name="ce1">
            <text:p>336</text:p>
          </table:table-cell>
          <table:table-cell office:value-type="float" office:value="163963" table:style-name="ce1">
            <text:p>163963</text:p>
          </table:table-cell>
          <table:table-cell office:value-type="float" office:value="27663" table:formula="of:=([.X338]+6*[.W338]-1)/6" table:style-name="ce1">
            <text:p>276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7" table:style-name="ce1">
            <text:p>337</text:p>
          </table:table-cell>
          <table:table-cell office:value-type="float" office:value="165049" table:style-name="ce1">
            <text:p>165049</text:p>
          </table:table-cell>
          <table:table-cell office:value-type="float" office:value="27845" table:formula="of:=([.X339]+6*[.W339]-1)/6" table:style-name="ce1">
            <text:p>278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8" table:style-name="ce1">
            <text:p>338</text:p>
          </table:table-cell>
          <table:table-cell office:value-type="float" office:value="165559" table:style-name="ce1">
            <text:p>165559</text:p>
          </table:table-cell>
          <table:table-cell office:value-type="float" office:value="27931" table:formula="of:=([.X340]+6*[.W340]-1)/6" table:style-name="ce1">
            <text:p>279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9" table:style-name="ce1">
            <text:p>339</text:p>
          </table:table-cell>
          <table:table-cell office:value-type="float" office:value="165877" table:style-name="ce1">
            <text:p>165877</text:p>
          </table:table-cell>
          <table:table-cell office:value-type="float" office:value="27985" table:formula="of:=([.X341]+6*[.W341]-1)/6" table:style-name="ce1">
            <text:p>279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0" table:style-name="ce1">
            <text:p>340</text:p>
          </table:table-cell>
          <table:table-cell office:value-type="float" office:value="166435" table:style-name="ce1">
            <text:p>166435</text:p>
          </table:table-cell>
          <table:table-cell office:value-type="float" office:value="28079" table:formula="of:=([.X342]+6*[.W342]-1)/6" table:style-name="ce1">
            <text:p>280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1" table:style-name="ce1">
            <text:p>341</text:p>
          </table:table-cell>
          <table:table-cell office:value-type="float" office:value="167233" table:style-name="ce1">
            <text:p>167233</text:p>
          </table:table-cell>
          <table:table-cell office:value-type="float" office:value="28213" table:formula="of:=([.X343]+6*[.W343]-1)/6" table:style-name="ce1">
            <text:p>282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2" table:style-name="ce1">
            <text:p>342</text:p>
          </table:table-cell>
          <table:table-cell office:value-type="float" office:value="168127" table:style-name="ce1">
            <text:p>168127</text:p>
          </table:table-cell>
          <table:table-cell office:value-type="float" office:value="28363" table:formula="of:=([.X344]+6*[.W344]-1)/6" table:style-name="ce1">
            <text:p>283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3" table:style-name="ce1">
            <text:p>343</text:p>
          </table:table-cell>
          <table:table-cell office:value-type="float" office:value="169213" table:style-name="ce1">
            <text:p>169213</text:p>
          </table:table-cell>
          <table:table-cell office:value-type="float" office:value="28545" table:formula="of:=([.X345]+6*[.W345]-1)/6" table:style-name="ce1">
            <text:p>285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4" table:style-name="ce1">
            <text:p>344</text:p>
          </table:table-cell>
          <table:table-cell office:value-type="float" office:value="170875" table:style-name="ce1">
            <text:p>170875</text:p>
          </table:table-cell>
          <table:table-cell office:value-type="float" office:value="28823" table:formula="of:=([.X346]+6*[.W346]-1)/6" table:style-name="ce1">
            <text:p>288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5" table:style-name="ce1">
            <text:p>345</text:p>
          </table:table-cell>
          <table:table-cell office:value-type="float" office:value="172921" table:style-name="ce1">
            <text:p>172921</text:p>
          </table:table-cell>
          <table:table-cell office:value-type="float" office:value="29165" table:formula="of:=([.X347]+6*[.W347]-1)/6" table:style-name="ce1">
            <text:p>291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6" table:style-name="ce1">
            <text:p>346</text:p>
          </table:table-cell>
          <table:table-cell office:value-type="float" office:value="174535" table:style-name="ce1">
            <text:p>174535</text:p>
          </table:table-cell>
          <table:table-cell office:value-type="float" office:value="29435" table:formula="of:=([.X348]+6*[.W348]-1)/6" table:style-name="ce1">
            <text:p>294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7" table:style-name="ce1">
            <text:p>347</text:p>
          </table:table-cell>
          <table:table-cell office:value-type="float" office:value="175621" table:style-name="ce1">
            <text:p>175621</text:p>
          </table:table-cell>
          <table:table-cell office:value-type="float" office:value="29617" table:formula="of:=([.X349]+6*[.W349]-1)/6" table:style-name="ce1">
            <text:p>296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8" table:style-name="ce1">
            <text:p>348</text:p>
          </table:table-cell>
          <table:table-cell office:value-type="float" office:value="176995" table:style-name="ce1">
            <text:p>176995</text:p>
          </table:table-cell>
          <table:table-cell office:value-type="float" office:value="29847" table:formula="of:=([.X350]+6*[.W350]-1)/6" table:style-name="ce1">
            <text:p>298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9" table:style-name="ce1">
            <text:p>349</text:p>
          </table:table-cell>
          <table:table-cell office:value-type="float" office:value="179089" table:style-name="ce1">
            <text:p>179089</text:p>
          </table:table-cell>
          <table:table-cell office:value-type="float" office:value="30197" table:formula="of:=([.X351]+6*[.W351]-1)/6" table:style-name="ce1">
            <text:p>301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0" table:style-name="ce1">
            <text:p>350</text:p>
          </table:table-cell>
          <table:table-cell office:value-type="float" office:value="181423" table:style-name="ce1">
            <text:p>181423</text:p>
          </table:table-cell>
          <table:table-cell office:value-type="float" office:value="30587" table:formula="of:=([.X352]+6*[.W352]-1)/6" table:style-name="ce1">
            <text:p>305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1" table:style-name="ce1">
            <text:p>351</text:p>
          </table:table-cell>
          <table:table-cell office:value-type="float" office:value="183757" table:style-name="ce1">
            <text:p>183757</text:p>
          </table:table-cell>
          <table:table-cell office:value-type="float" office:value="30977" table:formula="of:=([.X353]+6*[.W353]-1)/6" table:style-name="ce1">
            <text:p>309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2" table:style-name="ce1">
            <text:p>352</text:p>
          </table:table-cell>
          <table:table-cell office:value-type="float" office:value="186475" table:style-name="ce1">
            <text:p>186475</text:p>
          </table:table-cell>
          <table:table-cell office:value-type="float" office:value="31431" table:formula="of:=([.X354]+6*[.W354]-1)/6" table:style-name="ce1">
            <text:p>314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3" table:style-name="ce1">
            <text:p>353</text:p>
          </table:table-cell>
          <table:table-cell office:value-type="float" office:value="188761" table:style-name="ce1">
            <text:p>188761</text:p>
          </table:table-cell>
          <table:table-cell office:value-type="float" office:value="31813" table:formula="of:=([.X355]+6*[.W355]-1)/6" table:style-name="ce1">
            <text:p>318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4" table:style-name="ce1">
            <text:p>354</text:p>
          </table:table-cell>
          <table:table-cell office:value-type="float" office:value="189631" table:style-name="ce1">
            <text:p>189631</text:p>
          </table:table-cell>
          <table:table-cell office:value-type="float" office:value="31959" table:formula="of:=([.X356]+6*[.W356]-1)/6" table:style-name="ce1">
            <text:p>319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5" table:style-name="ce1">
            <text:p>355</text:p>
          </table:table-cell>
          <table:table-cell office:value-type="float" office:value="189877" table:style-name="ce1">
            <text:p>189877</text:p>
          </table:table-cell>
          <table:table-cell office:value-type="float" office:value="32001" table:formula="of:=([.X357]+6*[.W357]-1)/6" table:style-name="ce1">
            <text:p>32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6" table:style-name="ce1">
            <text:p>356</text:p>
          </table:table-cell>
          <table:table-cell office:value-type="float" office:value="190315" table:style-name="ce1">
            <text:p>190315</text:p>
          </table:table-cell>
          <table:table-cell office:value-type="float" office:value="32075" table:formula="of:=([.X358]+6*[.W358]-1)/6" table:style-name="ce1">
            <text:p>320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7" table:style-name="ce1">
            <text:p>357</text:p>
          </table:table-cell>
          <table:table-cell office:value-type="float" office:value="190921" table:style-name="ce1">
            <text:p>190921</text:p>
          </table:table-cell>
          <table:table-cell office:value-type="float" office:value="32177" table:formula="of:=([.X359]+6*[.W359]-1)/6" table:style-name="ce1">
            <text:p>321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8" table:style-name="ce1">
            <text:p>358</text:p>
          </table:table-cell>
          <table:table-cell office:value-type="float" office:value="191575" table:style-name="ce1">
            <text:p>191575</text:p>
          </table:table-cell>
          <table:table-cell office:value-type="float" office:value="32287" table:formula="of:=([.X360]+6*[.W360]-1)/6" table:style-name="ce1">
            <text:p>322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9" table:style-name="ce1">
            <text:p>359</text:p>
          </table:table-cell>
          <table:table-cell office:value-type="float" office:value="192421" table:style-name="ce1">
            <text:p>192421</text:p>
          </table:table-cell>
          <table:table-cell office:value-type="float" office:value="32429" table:formula="of:=([.X361]+6*[.W361]-1)/6" table:style-name="ce1">
            <text:p>324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0" table:style-name="ce1">
            <text:p>360</text:p>
          </table:table-cell>
          <table:table-cell office:value-type="float" office:value="193747" table:style-name="ce1">
            <text:p>193747</text:p>
          </table:table-cell>
          <table:table-cell office:value-type="float" office:value="32651" table:formula="of:=([.X362]+6*[.W362]-1)/6" table:style-name="ce1">
            <text:p>326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1" table:style-name="ce1">
            <text:p>361</text:p>
          </table:table-cell>
          <table:table-cell office:value-type="float" office:value="195265" table:style-name="ce1">
            <text:p>195265</text:p>
          </table:table-cell>
          <table:table-cell office:value-type="float" office:value="32905" table:formula="of:=([.X363]+6*[.W363]-1)/6" table:style-name="ce1">
            <text:p>329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2" table:style-name="ce1">
            <text:p>362</text:p>
          </table:table-cell>
          <table:table-cell office:value-type="float" office:value="196399" table:style-name="ce1">
            <text:p>196399</text:p>
          </table:table-cell>
          <table:table-cell office:value-type="float" office:value="33095" table:formula="of:=([.X364]+6*[.W364]-1)/6" table:style-name="ce1">
            <text:p>330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3" table:style-name="ce1">
            <text:p>363</text:p>
          </table:table-cell>
          <table:table-cell office:value-type="float" office:value="197341" table:style-name="ce1">
            <text:p>197341</text:p>
          </table:table-cell>
          <table:table-cell office:value-type="float" office:value="33253" table:formula="of:=([.X365]+6*[.W365]-1)/6" table:style-name="ce1">
            <text:p>332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4" table:style-name="ce1">
            <text:p>364</text:p>
          </table:table-cell>
          <table:table-cell office:value-type="float" office:value="198763" table:style-name="ce1">
            <text:p>198763</text:p>
          </table:table-cell>
          <table:table-cell office:value-type="float" office:value="33491" table:formula="of:=([.X366]+6*[.W366]-1)/6" table:style-name="ce1">
            <text:p>334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5" table:style-name="ce1">
            <text:p>365</text:p>
          </table:table-cell>
          <table:table-cell office:value-type="float" office:value="200905" table:style-name="ce1">
            <text:p>200905</text:p>
          </table:table-cell>
          <table:table-cell office:value-type="float" office:value="33849" table:formula="of:=([.X367]+6*[.W367]-1)/6" table:style-name="ce1">
            <text:p>338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6" table:style-name="ce1">
            <text:p>366</text:p>
          </table:table-cell>
          <table:table-cell office:value-type="float" office:value="203383" table:style-name="ce1">
            <text:p>203383</text:p>
          </table:table-cell>
          <table:table-cell office:value-type="float" office:value="34263" table:formula="of:=([.X368]+6*[.W368]-1)/6" table:style-name="ce1">
            <text:p>342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7" table:style-name="ce1">
            <text:p>367</text:p>
          </table:table-cell>
          <table:table-cell office:value-type="float" office:value="206005" table:style-name="ce1">
            <text:p>206005</text:p>
          </table:table-cell>
          <table:table-cell office:value-type="float" office:value="34701" table:formula="of:=([.X369]+6*[.W369]-1)/6" table:style-name="ce1">
            <text:p>347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8" table:style-name="ce1">
            <text:p>368</text:p>
          </table:table-cell>
          <table:table-cell office:value-type="float" office:value="209251" table:style-name="ce1">
            <text:p>209251</text:p>
          </table:table-cell>
          <table:table-cell office:value-type="float" office:value="35243" table:formula="of:=([.X370]+6*[.W370]-1)/6" table:style-name="ce1">
            <text:p>352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9" table:style-name="ce1">
            <text:p>369</text:p>
          </table:table-cell>
          <table:table-cell office:value-type="float" office:value="212593" table:style-name="ce1">
            <text:p>212593</text:p>
          </table:table-cell>
          <table:table-cell office:value-type="float" office:value="35801" table:formula="of:=([.X371]+6*[.W371]-1)/6" table:style-name="ce1">
            <text:p>358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0" table:style-name="ce1">
            <text:p>370</text:p>
          </table:table-cell>
          <table:table-cell office:value-type="float" office:value="214591" table:style-name="ce1">
            <text:p>214591</text:p>
          </table:table-cell>
          <table:table-cell office:value-type="float" office:value="36135" table:formula="of:=([.X372]+6*[.W372]-1)/6" table:style-name="ce1">
            <text:p>361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1" table:style-name="ce1">
            <text:p>371</text:p>
          </table:table-cell>
          <table:table-cell office:value-type="float" office:value="215485" table:style-name="ce1">
            <text:p>215485</text:p>
          </table:table-cell>
          <table:table-cell office:value-type="float" office:value="36285" table:formula="of:=([.X373]+6*[.W373]-1)/6" table:style-name="ce1">
            <text:p>362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2" table:style-name="ce1">
            <text:p>372</text:p>
          </table:table-cell>
          <table:table-cell office:value-type="float" office:value="216523" table:style-name="ce1">
            <text:p>216523</text:p>
          </table:table-cell>
          <table:table-cell office:value-type="float" office:value="36459" table:formula="of:=([.X374]+6*[.W374]-1)/6" table:style-name="ce1">
            <text:p>364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3" table:style-name="ce1">
            <text:p>373</text:p>
          </table:table-cell>
          <table:table-cell office:value-type="float" office:value="218017" table:style-name="ce1">
            <text:p>218017</text:p>
          </table:table-cell>
          <table:table-cell office:value-type="float" office:value="36709" table:formula="of:=([.X375]+6*[.W375]-1)/6" table:style-name="ce1">
            <text:p>367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4" table:style-name="ce1">
            <text:p>374</text:p>
          </table:table-cell>
          <table:table-cell office:value-type="float" office:value="219727" table:style-name="ce1">
            <text:p>219727</text:p>
          </table:table-cell>
          <table:table-cell office:value-type="float" office:value="36995" table:formula="of:=([.X376]+6*[.W376]-1)/6" table:style-name="ce1">
            <text:p>369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5" table:style-name="ce1">
            <text:p>375</text:p>
          </table:table-cell>
          <table:table-cell office:value-type="float" office:value="221869" table:style-name="ce1">
            <text:p>221869</text:p>
          </table:table-cell>
          <table:table-cell office:value-type="float" office:value="37353" table:formula="of:=([.X377]+6*[.W377]-1)/6" table:style-name="ce1">
            <text:p>373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6" table:style-name="ce1">
            <text:p>376</text:p>
          </table:table-cell>
          <table:table-cell office:value-type="float" office:value="225067" table:style-name="ce1">
            <text:p>225067</text:p>
          </table:table-cell>
          <table:table-cell office:value-type="float" office:value="37887" table:formula="of:=([.X378]+6*[.W378]-1)/6" table:style-name="ce1">
            <text:p>378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7" table:style-name="ce1">
            <text:p>377</text:p>
          </table:table-cell>
          <table:table-cell office:value-type="float" office:value="228937" table:style-name="ce1">
            <text:p>228937</text:p>
          </table:table-cell>
          <table:table-cell office:value-type="float" office:value="38533" table:formula="of:=([.X379]+6*[.W379]-1)/6" table:style-name="ce1">
            <text:p>385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8" table:style-name="ce1">
            <text:p>378</text:p>
          </table:table-cell>
          <table:table-cell office:value-type="float" office:value="231943" table:style-name="ce1">
            <text:p>231943</text:p>
          </table:table-cell>
          <table:table-cell office:value-type="float" office:value="39035" table:formula="of:=([.X380]+6*[.W380]-1)/6" table:style-name="ce1">
            <text:p>390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9" table:style-name="ce1">
            <text:p>379</text:p>
          </table:table-cell>
          <table:table-cell office:value-type="float" office:value="233941" table:style-name="ce1">
            <text:p>233941</text:p>
          </table:table-cell>
          <table:table-cell office:value-type="float" office:value="39369" table:formula="of:=([.X381]+6*[.W381]-1)/6" table:style-name="ce1">
            <text:p>393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0" table:style-name="ce1">
            <text:p>380</text:p>
          </table:table-cell>
          <table:table-cell office:value-type="float" office:value="236371" table:style-name="ce1">
            <text:p>236371</text:p>
          </table:table-cell>
          <table:table-cell office:value-type="float" office:value="39775" table:formula="of:=([.X382]+6*[.W382]-1)/6" table:style-name="ce1">
            <text:p>397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1" table:style-name="ce1">
            <text:p>381</text:p>
          </table:table-cell>
          <table:table-cell office:value-type="float" office:value="239833" table:style-name="ce1">
            <text:p>239833</text:p>
          </table:table-cell>
          <table:table-cell office:value-type="float" office:value="40353" table:formula="of:=([.X383]+6*[.W383]-1)/6" table:style-name="ce1">
            <text:p>403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2" table:style-name="ce1">
            <text:p>382</text:p>
          </table:table-cell>
          <table:table-cell office:value-type="float" office:value="243199" table:style-name="ce1">
            <text:p>243199</text:p>
          </table:table-cell>
          <table:table-cell office:value-type="float" office:value="40915" table:formula="of:=([.X384]+6*[.W384]-1)/6" table:style-name="ce1">
            <text:p>409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3" table:style-name="ce1">
            <text:p>383</text:p>
          </table:table-cell>
          <table:table-cell office:value-type="float" office:value="246373" table:style-name="ce1">
            <text:p>246373</text:p>
          </table:table-cell>
          <table:table-cell office:value-type="float" office:value="41445" table:formula="of:=([.X385]+6*[.W385]-1)/6" table:style-name="ce1">
            <text:p>414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4" table:style-name="ce1">
            <text:p>384</text:p>
          </table:table-cell>
          <table:table-cell office:value-type="float" office:value="249667" table:style-name="ce1">
            <text:p>249667</text:p>
          </table:table-cell>
          <table:table-cell office:value-type="float" office:value="41995" table:formula="of:=([.X386]+6*[.W386]-1)/6" table:style-name="ce1">
            <text:p>419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5" table:style-name="ce1">
            <text:p>385</text:p>
          </table:table-cell>
          <table:table-cell office:value-type="float" office:value="251209" table:style-name="ce1">
            <text:p>251209</text:p>
          </table:table-cell>
          <table:table-cell office:value-type="float" office:value="42253" table:formula="of:=([.X387]+6*[.W387]-1)/6" table:style-name="ce1">
            <text:p>422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6" table:style-name="ce1">
            <text:p>386</text:p>
          </table:table-cell>
          <table:table-cell office:value-type="float" office:value="251251" table:style-name="ce1">
            <text:p>251251</text:p>
          </table:table-cell>
          <table:table-cell office:value-type="float" office:value="42261" table:formula="of:=([.X388]+6*[.W388]-1)/6" table:style-name="ce1">
            <text:p>422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7" table:style-name="ce1">
            <text:p>387</text:p>
          </table:table-cell>
          <table:table-cell office:value-type="float" office:value="251329" table:style-name="ce1">
            <text:p>251329</text:p>
          </table:table-cell>
          <table:table-cell office:value-type="float" office:value="42275" table:formula="of:=([.X389]+6*[.W389]-1)/6" table:style-name="ce1">
            <text:p>422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8" table:style-name="ce1">
            <text:p>388</text:p>
          </table:table-cell>
          <table:table-cell office:value-type="float" office:value="251467" table:style-name="ce1">
            <text:p>251467</text:p>
          </table:table-cell>
          <table:table-cell office:value-type="float" office:value="42299" table:formula="of:=([.X390]+6*[.W390]-1)/6" table:style-name="ce1">
            <text:p>422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9" table:style-name="ce1">
            <text:p>389</text:p>
          </table:table-cell>
          <table:table-cell office:value-type="float" office:value="251629" table:style-name="ce1">
            <text:p>251629</text:p>
          </table:table-cell>
          <table:table-cell office:value-type="float" office:value="42327" table:formula="of:=([.X391]+6*[.W391]-1)/6" table:style-name="ce1">
            <text:p>423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0" table:style-name="ce1">
            <text:p>390</text:p>
          </table:table-cell>
          <table:table-cell office:value-type="float" office:value="251791" table:style-name="ce1">
            <text:p>251791</text:p>
          </table:table-cell>
          <table:table-cell office:value-type="float" office:value="42355" table:formula="of:=([.X392]+6*[.W392]-1)/6" table:style-name="ce1">
            <text:p>42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1" table:style-name="ce1">
            <text:p>391</text:p>
          </table:table-cell>
          <table:table-cell office:value-type="float" office:value="252049" table:style-name="ce1">
            <text:p>252049</text:p>
          </table:table-cell>
          <table:table-cell office:value-type="float" office:value="42399" table:formula="of:=([.X393]+6*[.W393]-1)/6" table:style-name="ce1">
            <text:p>423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2" table:style-name="ce1">
            <text:p>392</text:p>
          </table:table-cell>
          <table:table-cell office:value-type="float" office:value="252451" table:style-name="ce1">
            <text:p>252451</text:p>
          </table:table-cell>
          <table:table-cell office:value-type="float" office:value="42467" table:formula="of:=([.X394]+6*[.W394]-1)/6" table:style-name="ce1">
            <text:p>424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3" table:style-name="ce1">
            <text:p>393</text:p>
          </table:table-cell>
          <table:table-cell office:value-type="float" office:value="252805" table:style-name="ce1">
            <text:p>252805</text:p>
          </table:table-cell>
          <table:table-cell office:value-type="float" office:value="42527" table:formula="of:=([.X395]+6*[.W395]-1)/6" table:style-name="ce1">
            <text:p>425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4" table:style-name="ce1">
            <text:p>394</text:p>
          </table:table-cell>
          <table:table-cell office:value-type="float" office:value="253015" table:style-name="ce1">
            <text:p>253015</text:p>
          </table:table-cell>
          <table:table-cell office:value-type="float" office:value="42563" table:formula="of:=([.X396]+6*[.W396]-1)/6" table:style-name="ce1">
            <text:p>425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5" table:style-name="ce1">
            <text:p>395</text:p>
          </table:table-cell>
          <table:table-cell office:value-type="float" office:value="253273" table:style-name="ce1">
            <text:p>253273</text:p>
          </table:table-cell>
          <table:table-cell office:value-type="float" office:value="42607" table:formula="of:=([.X397]+6*[.W397]-1)/6" table:style-name="ce1">
            <text:p>426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6" table:style-name="ce1">
            <text:p>396</text:p>
          </table:table-cell>
          <table:table-cell office:value-type="float" office:value="253723" table:style-name="ce1">
            <text:p>253723</text:p>
          </table:table-cell>
          <table:table-cell office:value-type="float" office:value="42683" table:formula="of:=([.X398]+6*[.W398]-1)/6" table:style-name="ce1">
            <text:p>426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7" table:style-name="ce1">
            <text:p>397</text:p>
          </table:table-cell>
          <table:table-cell office:value-type="float" office:value="254341" table:style-name="ce1">
            <text:p>254341</text:p>
          </table:table-cell>
          <table:table-cell office:value-type="float" office:value="42787" table:formula="of:=([.X399]+6*[.W399]-1)/6" table:style-name="ce1">
            <text:p>427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8" table:style-name="ce1">
            <text:p>398</text:p>
          </table:table-cell>
          <table:table-cell office:value-type="float" office:value="254959" table:style-name="ce1">
            <text:p>254959</text:p>
          </table:table-cell>
          <table:table-cell office:value-type="float" office:value="42891" table:formula="of:=([.X400]+6*[.W400]-1)/6" table:style-name="ce1">
            <text:p>428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99" table:style-name="ce1">
            <text:p>399</text:p>
          </table:table-cell>
          <table:table-cell office:value-type="float" office:value="255649" table:style-name="ce1">
            <text:p>255649</text:p>
          </table:table-cell>
          <table:table-cell office:value-type="float" office:value="43007" table:formula="of:=([.X401]+6*[.W401]-1)/6" table:style-name="ce1">
            <text:p>430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0" table:style-name="ce1">
            <text:p>400</text:p>
          </table:table-cell>
          <table:table-cell office:value-type="float" office:value="256579" table:style-name="ce1">
            <text:p>256579</text:p>
          </table:table-cell>
          <table:table-cell office:value-type="float" office:value="43163" table:formula="of:=([.X402]+6*[.W402]-1)/6" table:style-name="ce1">
            <text:p>431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1" table:style-name="ce1">
            <text:p>401</text:p>
          </table:table-cell>
          <table:table-cell office:value-type="float" office:value="257317" table:style-name="ce1">
            <text:p>257317</text:p>
          </table:table-cell>
          <table:table-cell office:value-type="float" office:value="43287" table:formula="of:=([.X403]+6*[.W403]-1)/6" table:style-name="ce1">
            <text:p>432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2" table:style-name="ce1">
            <text:p>402</text:p>
          </table:table-cell>
          <table:table-cell office:value-type="float" office:value="257623" table:style-name="ce1">
            <text:p>257623</text:p>
          </table:table-cell>
          <table:table-cell office:value-type="float" office:value="43339" table:formula="of:=([.X404]+6*[.W404]-1)/6" table:style-name="ce1">
            <text:p>433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3" table:style-name="ce1">
            <text:p>403</text:p>
          </table:table-cell>
          <table:table-cell office:value-type="float" office:value="257881" table:style-name="ce1">
            <text:p>257881</text:p>
          </table:table-cell>
          <table:table-cell office:value-type="float" office:value="43383" table:formula="of:=([.X405]+6*[.W405]-1)/6" table:style-name="ce1">
            <text:p>433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4" table:style-name="ce1">
            <text:p>404</text:p>
          </table:table-cell>
          <table:table-cell office:value-type="float" office:value="258331" table:style-name="ce1">
            <text:p>258331</text:p>
          </table:table-cell>
          <table:table-cell office:value-type="float" office:value="43459" table:formula="of:=([.X406]+6*[.W406]-1)/6" table:style-name="ce1">
            <text:p>434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5" table:style-name="ce1">
            <text:p>405</text:p>
          </table:table-cell>
          <table:table-cell office:value-type="float" office:value="258949" table:style-name="ce1">
            <text:p>258949</text:p>
          </table:table-cell>
          <table:table-cell office:value-type="float" office:value="43563" table:formula="of:=([.X407]+6*[.W407]-1)/6" table:style-name="ce1">
            <text:p>435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6" table:style-name="ce1">
            <text:p>406</text:p>
          </table:table-cell>
          <table:table-cell office:value-type="float" office:value="259615" table:style-name="ce1">
            <text:p>259615</text:p>
          </table:table-cell>
          <table:table-cell office:value-type="float" office:value="43675" table:formula="of:=([.X408]+6*[.W408]-1)/6" table:style-name="ce1">
            <text:p>436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7" table:style-name="ce1">
            <text:p>407</text:p>
          </table:table-cell>
          <table:table-cell office:value-type="float" office:value="260473" table:style-name="ce1">
            <text:p>260473</text:p>
          </table:table-cell>
          <table:table-cell office:value-type="float" office:value="43819" table:formula="of:=([.X409]+6*[.W409]-1)/6" table:style-name="ce1">
            <text:p>438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8" table:style-name="ce1">
            <text:p>408</text:p>
          </table:table-cell>
          <table:table-cell office:value-type="float" office:value="261811" table:style-name="ce1">
            <text:p>261811</text:p>
          </table:table-cell>
          <table:table-cell office:value-type="float" office:value="44043" table:formula="of:=([.X410]+6*[.W410]-1)/6" table:style-name="ce1">
            <text:p>440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09" table:style-name="ce1">
            <text:p>409</text:p>
          </table:table-cell>
          <table:table-cell office:value-type="float" office:value="263341" table:style-name="ce1">
            <text:p>263341</text:p>
          </table:table-cell>
          <table:table-cell office:value-type="float" office:value="44299" table:formula="of:=([.X411]+6*[.W411]-1)/6" table:style-name="ce1">
            <text:p>442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0" table:style-name="ce1">
            <text:p>410</text:p>
          </table:table-cell>
          <table:table-cell office:value-type="float" office:value="264439" table:style-name="ce1">
            <text:p>264439</text:p>
          </table:table-cell>
          <table:table-cell office:value-type="float" office:value="44483" table:formula="of:=([.X412]+6*[.W412]-1)/6" table:style-name="ce1">
            <text:p>444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1" table:style-name="ce1">
            <text:p>411</text:p>
          </table:table-cell>
          <table:table-cell office:value-type="float" office:value="265225" table:style-name="ce1">
            <text:p>265225</text:p>
          </table:table-cell>
          <table:table-cell office:value-type="float" office:value="44615" table:formula="of:=([.X413]+6*[.W413]-1)/6" table:style-name="ce1">
            <text:p>446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2" table:style-name="ce1">
            <text:p>412</text:p>
          </table:table-cell>
          <table:table-cell office:value-type="float" office:value="266347" table:style-name="ce1">
            <text:p>266347</text:p>
          </table:table-cell>
          <table:table-cell office:value-type="float" office:value="44803" table:formula="of:=([.X414]+6*[.W414]-1)/6" table:style-name="ce1">
            <text:p>448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3" table:style-name="ce1">
            <text:p>413</text:p>
          </table:table-cell>
          <table:table-cell office:value-type="float" office:value="267997" table:style-name="ce1">
            <text:p>267997</text:p>
          </table:table-cell>
          <table:table-cell office:value-type="float" office:value="45079" table:formula="of:=([.X415]+6*[.W415]-1)/6" table:style-name="ce1">
            <text:p>450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4" table:style-name="ce1">
            <text:p>414</text:p>
          </table:table-cell>
          <table:table-cell office:value-type="float" office:value="269719" table:style-name="ce1">
            <text:p>269719</text:p>
          </table:table-cell>
          <table:table-cell office:value-type="float" office:value="45367" table:formula="of:=([.X416]+6*[.W416]-1)/6" table:style-name="ce1">
            <text:p>453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5" table:style-name="ce1">
            <text:p>415</text:p>
          </table:table-cell>
          <table:table-cell office:value-type="float" office:value="271489" table:style-name="ce1">
            <text:p>271489</text:p>
          </table:table-cell>
          <table:table-cell office:value-type="float" office:value="45663" table:formula="of:=([.X417]+6*[.W417]-1)/6" table:style-name="ce1">
            <text:p>456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6" table:style-name="ce1">
            <text:p>416</text:p>
          </table:table-cell>
          <table:table-cell office:value-type="float" office:value="273595" table:style-name="ce1">
            <text:p>273595</text:p>
          </table:table-cell>
          <table:table-cell office:value-type="float" office:value="46015" table:formula="of:=([.X418]+6*[.W418]-1)/6" table:style-name="ce1">
            <text:p>460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7" table:style-name="ce1">
            <text:p>417</text:p>
          </table:table-cell>
          <table:table-cell office:value-type="float" office:value="275125" table:style-name="ce1">
            <text:p>275125</text:p>
          </table:table-cell>
          <table:table-cell office:value-type="float" office:value="46271" table:formula="of:=([.X419]+6*[.W419]-1)/6" table:style-name="ce1">
            <text:p>462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8" table:style-name="ce1">
            <text:p>418</text:p>
          </table:table-cell>
          <table:table-cell office:value-type="float" office:value="275623" table:style-name="ce1">
            <text:p>275623</text:p>
          </table:table-cell>
          <table:table-cell office:value-type="float" office:value="46355" table:formula="of:=([.X420]+6*[.W420]-1)/6" table:style-name="ce1">
            <text:p>46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19" table:style-name="ce1">
            <text:p>419</text:p>
          </table:table-cell>
          <table:table-cell office:value-type="float" office:value="275881" table:style-name="ce1">
            <text:p>275881</text:p>
          </table:table-cell>
          <table:table-cell office:value-type="float" office:value="46399" table:formula="of:=([.X421]+6*[.W421]-1)/6" table:style-name="ce1">
            <text:p>463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0" table:style-name="ce1">
            <text:p>420</text:p>
          </table:table-cell>
          <table:table-cell office:value-type="float" office:value="276331" table:style-name="ce1">
            <text:p>276331</text:p>
          </table:table-cell>
          <table:table-cell office:value-type="float" office:value="46475" table:formula="of:=([.X422]+6*[.W422]-1)/6" table:style-name="ce1">
            <text:p>464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1" table:style-name="ce1">
            <text:p>421</text:p>
          </table:table-cell>
          <table:table-cell office:value-type="float" office:value="276949" table:style-name="ce1">
            <text:p>276949</text:p>
          </table:table-cell>
          <table:table-cell office:value-type="float" office:value="46579" table:formula="of:=([.X423]+6*[.W423]-1)/6" table:style-name="ce1">
            <text:p>465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2" table:style-name="ce1">
            <text:p>422</text:p>
          </table:table-cell>
          <table:table-cell office:value-type="float" office:value="277615" table:style-name="ce1">
            <text:p>277615</text:p>
          </table:table-cell>
          <table:table-cell office:value-type="float" office:value="46691" table:formula="of:=([.X424]+6*[.W424]-1)/6" table:style-name="ce1">
            <text:p>466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3" table:style-name="ce1">
            <text:p>423</text:p>
          </table:table-cell>
          <table:table-cell office:value-type="float" office:value="278473" table:style-name="ce1">
            <text:p>278473</text:p>
          </table:table-cell>
          <table:table-cell office:value-type="float" office:value="46835" table:formula="of:=([.X425]+6*[.W425]-1)/6" table:style-name="ce1">
            <text:p>468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4" table:style-name="ce1">
            <text:p>424</text:p>
          </table:table-cell>
          <table:table-cell office:value-type="float" office:value="279811" table:style-name="ce1">
            <text:p>279811</text:p>
          </table:table-cell>
          <table:table-cell office:value-type="float" office:value="47059" table:formula="of:=([.X426]+6*[.W426]-1)/6" table:style-name="ce1">
            <text:p>470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5" table:style-name="ce1">
            <text:p>425</text:p>
          </table:table-cell>
          <table:table-cell office:value-type="float" office:value="281341" table:style-name="ce1">
            <text:p>281341</text:p>
          </table:table-cell>
          <table:table-cell office:value-type="float" office:value="47315" table:formula="of:=([.X427]+6*[.W427]-1)/6" table:style-name="ce1">
            <text:p>473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6" table:style-name="ce1">
            <text:p>426</text:p>
          </table:table-cell>
          <table:table-cell office:value-type="float" office:value="282487" table:style-name="ce1">
            <text:p>282487</text:p>
          </table:table-cell>
          <table:table-cell office:value-type="float" office:value="47507" table:formula="of:=([.X428]+6*[.W428]-1)/6" table:style-name="ce1">
            <text:p>475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7" table:style-name="ce1">
            <text:p>427</text:p>
          </table:table-cell>
          <table:table-cell office:value-type="float" office:value="283441" table:style-name="ce1">
            <text:p>283441</text:p>
          </table:table-cell>
          <table:table-cell office:value-type="float" office:value="47667" table:formula="of:=([.X429]+6*[.W429]-1)/6" table:style-name="ce1">
            <text:p>476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8" table:style-name="ce1">
            <text:p>428</text:p>
          </table:table-cell>
          <table:table-cell office:value-type="float" office:value="284875" table:style-name="ce1">
            <text:p>284875</text:p>
          </table:table-cell>
          <table:table-cell office:value-type="float" office:value="47907" table:formula="of:=([.X430]+6*[.W430]-1)/6" table:style-name="ce1">
            <text:p>479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29" table:style-name="ce1">
            <text:p>429</text:p>
          </table:table-cell>
          <table:table-cell office:value-type="float" office:value="287029" table:style-name="ce1">
            <text:p>287029</text:p>
          </table:table-cell>
          <table:table-cell office:value-type="float" office:value="48267" table:formula="of:=([.X431]+6*[.W431]-1)/6" table:style-name="ce1">
            <text:p>482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0" table:style-name="ce1">
            <text:p>430</text:p>
          </table:table-cell>
          <table:table-cell office:value-type="float" office:value="289519" table:style-name="ce1">
            <text:p>289519</text:p>
          </table:table-cell>
          <table:table-cell office:value-type="float" office:value="48683" table:formula="of:=([.X432]+6*[.W432]-1)/6" table:style-name="ce1">
            <text:p>486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1" table:style-name="ce1">
            <text:p>431</text:p>
          </table:table-cell>
          <table:table-cell office:value-type="float" office:value="292153" table:style-name="ce1">
            <text:p>292153</text:p>
          </table:table-cell>
          <table:table-cell office:value-type="float" office:value="49123" table:formula="of:=([.X433]+6*[.W433]-1)/6" table:style-name="ce1">
            <text:p>491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2" table:style-name="ce1">
            <text:p>432</text:p>
          </table:table-cell>
          <table:table-cell office:value-type="float" office:value="295411" table:style-name="ce1">
            <text:p>295411</text:p>
          </table:table-cell>
          <table:table-cell office:value-type="float" office:value="49667" table:formula="of:=([.X434]+6*[.W434]-1)/6" table:style-name="ce1">
            <text:p>496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3" table:style-name="ce1">
            <text:p>433</text:p>
          </table:table-cell>
          <table:table-cell office:value-type="float" office:value="298765" table:style-name="ce1">
            <text:p>298765</text:p>
          </table:table-cell>
          <table:table-cell office:value-type="float" office:value="50227" table:formula="of:=([.X435]+6*[.W435]-1)/6" table:style-name="ce1">
            <text:p>502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4" table:style-name="ce1">
            <text:p>434</text:p>
          </table:table-cell>
          <table:table-cell office:value-type="float" office:value="300823" table:style-name="ce1">
            <text:p>300823</text:p>
          </table:table-cell>
          <table:table-cell office:value-type="float" office:value="50571" table:formula="of:=([.X436]+6*[.W436]-1)/6" table:style-name="ce1">
            <text:p>505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5" table:style-name="ce1">
            <text:p>435</text:p>
          </table:table-cell>
          <table:table-cell office:value-type="float" office:value="301801" table:style-name="ce1">
            <text:p>301801</text:p>
          </table:table-cell>
          <table:table-cell office:value-type="float" office:value="50735" table:formula="of:=([.X437]+6*[.W437]-1)/6" table:style-name="ce1">
            <text:p>507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6" table:style-name="ce1">
            <text:p>436</text:p>
          </table:table-cell>
          <table:table-cell office:value-type="float" office:value="302923" table:style-name="ce1">
            <text:p>302923</text:p>
          </table:table-cell>
          <table:table-cell office:value-type="float" office:value="50923" table:formula="of:=([.X438]+6*[.W438]-1)/6" table:style-name="ce1">
            <text:p>509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7" table:style-name="ce1">
            <text:p>437</text:p>
          </table:table-cell>
          <table:table-cell office:value-type="float" office:value="304573" table:style-name="ce1">
            <text:p>304573</text:p>
          </table:table-cell>
          <table:table-cell office:value-type="float" office:value="51199" table:formula="of:=([.X439]+6*[.W439]-1)/6" table:style-name="ce1">
            <text:p>511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8" table:style-name="ce1">
            <text:p>438</text:p>
          </table:table-cell>
          <table:table-cell office:value-type="float" office:value="306487" table:style-name="ce1">
            <text:p>306487</text:p>
          </table:table-cell>
          <table:table-cell office:value-type="float" office:value="51519" table:formula="of:=([.X440]+6*[.W440]-1)/6" table:style-name="ce1">
            <text:p>515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39" table:style-name="ce1">
            <text:p>439</text:p>
          </table:table-cell>
          <table:table-cell office:value-type="float" office:value="308833" table:style-name="ce1">
            <text:p>308833</text:p>
          </table:table-cell>
          <table:table-cell office:value-type="float" office:value="51911" table:formula="of:=([.X441]+6*[.W441]-1)/6" table:style-name="ce1">
            <text:p>519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0" table:style-name="ce1">
            <text:p>440</text:p>
          </table:table-cell>
          <table:table-cell office:value-type="float" office:value="312331" table:style-name="ce1">
            <text:p>312331</text:p>
          </table:table-cell>
          <table:table-cell office:value-type="float" office:value="52495" table:formula="of:=([.X442]+6*[.W442]-1)/6" table:style-name="ce1">
            <text:p>524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1" table:style-name="ce1">
            <text:p>441</text:p>
          </table:table-cell>
          <table:table-cell office:value-type="float" office:value="316693" table:style-name="ce1">
            <text:p>316693</text:p>
          </table:table-cell>
          <table:table-cell office:value-type="float" office:value="53223" table:formula="of:=([.X443]+6*[.W443]-1)/6" table:style-name="ce1">
            <text:p>532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2" table:style-name="ce1">
            <text:p>442</text:p>
          </table:table-cell>
          <table:table-cell office:value-type="float" office:value="320287" table:style-name="ce1">
            <text:p>320287</text:p>
          </table:table-cell>
          <table:table-cell office:value-type="float" office:value="53823" table:formula="of:=([.X444]+6*[.W444]-1)/6" table:style-name="ce1">
            <text:p>538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3" table:style-name="ce1">
            <text:p>443</text:p>
          </table:table-cell>
          <table:table-cell office:value-type="float" office:value="322729" table:style-name="ce1">
            <text:p>322729</text:p>
          </table:table-cell>
          <table:table-cell office:value-type="float" office:value="54231" table:formula="of:=([.X445]+6*[.W445]-1)/6" table:style-name="ce1">
            <text:p>542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4" table:style-name="ce1">
            <text:p>444</text:p>
          </table:table-cell>
          <table:table-cell office:value-type="float" office:value="325507" table:style-name="ce1">
            <text:p>325507</text:p>
          </table:table-cell>
          <table:table-cell office:value-type="float" office:value="54695" table:formula="of:=([.X446]+6*[.W446]-1)/6" table:style-name="ce1">
            <text:p>546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5" table:style-name="ce1">
            <text:p>445</text:p>
          </table:table-cell>
          <table:table-cell office:value-type="float" office:value="329533" table:style-name="ce1">
            <text:p>329533</text:p>
          </table:table-cell>
          <table:table-cell office:value-type="float" office:value="55367" table:formula="of:=([.X447]+6*[.W447]-1)/6" table:style-name="ce1">
            <text:p>553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6" table:style-name="ce1">
            <text:p>446</text:p>
          </table:table-cell>
          <table:table-cell office:value-type="float" office:value="333871" table:style-name="ce1">
            <text:p>333871</text:p>
          </table:table-cell>
          <table:table-cell office:value-type="float" office:value="56091" table:formula="of:=([.X448]+6*[.W448]-1)/6" table:style-name="ce1">
            <text:p>560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7" table:style-name="ce1">
            <text:p>447</text:p>
          </table:table-cell>
          <table:table-cell office:value-type="float" office:value="338137" table:style-name="ce1">
            <text:p>338137</text:p>
          </table:table-cell>
          <table:table-cell office:value-type="float" office:value="56803" table:formula="of:=([.X449]+6*[.W449]-1)/6" table:style-name="ce1">
            <text:p>568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8" table:style-name="ce1">
            <text:p>448</text:p>
          </table:table-cell>
          <table:table-cell office:value-type="float" office:value="342739" table:style-name="ce1">
            <text:p>342739</text:p>
          </table:table-cell>
          <table:table-cell office:value-type="float" office:value="57571" table:formula="of:=([.X450]+6*[.W450]-1)/6" table:style-name="ce1">
            <text:p>575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49" table:style-name="ce1">
            <text:p>449</text:p>
          </table:table-cell>
          <table:table-cell office:value-type="float" office:value="345877" table:style-name="ce1">
            <text:p>345877</text:p>
          </table:table-cell>
          <table:table-cell office:value-type="float" office:value="58095" table:formula="of:=([.X451]+6*[.W451]-1)/6" table:style-name="ce1">
            <text:p>580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0" table:style-name="ce1">
            <text:p>450</text:p>
          </table:table-cell>
          <table:table-cell office:value-type="float" office:value="346711" table:style-name="ce1">
            <text:p>346711</text:p>
          </table:table-cell>
          <table:table-cell office:value-type="float" office:value="58235" table:formula="of:=([.X452]+6*[.W452]-1)/6" table:style-name="ce1">
            <text:p>582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1" table:style-name="ce1">
            <text:p>451</text:p>
          </table:table-cell>
          <table:table-cell office:value-type="float" office:value="346897" table:style-name="ce1">
            <text:p>346897</text:p>
          </table:table-cell>
          <table:table-cell office:value-type="float" office:value="58267" table:formula="of:=([.X453]+6*[.W453]-1)/6" table:style-name="ce1">
            <text:p>582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2" table:style-name="ce1">
            <text:p>452</text:p>
          </table:table-cell>
          <table:table-cell office:value-type="float" office:value="347227" table:style-name="ce1">
            <text:p>347227</text:p>
          </table:table-cell>
          <table:table-cell office:value-type="float" office:value="58323" table:formula="of:=([.X454]+6*[.W454]-1)/6" table:style-name="ce1">
            <text:p>583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3" table:style-name="ce1">
            <text:p>453</text:p>
          </table:table-cell>
          <table:table-cell office:value-type="float" office:value="347641" table:style-name="ce1">
            <text:p>347641</text:p>
          </table:table-cell>
          <table:table-cell office:value-type="float" office:value="58393" table:formula="of:=([.X455]+6*[.W455]-1)/6" table:style-name="ce1">
            <text:p>583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4" table:style-name="ce1">
            <text:p>454</text:p>
          </table:table-cell>
          <table:table-cell office:value-type="float" office:value="348079" table:style-name="ce1">
            <text:p>348079</text:p>
          </table:table-cell>
          <table:table-cell office:value-type="float" office:value="58467" table:formula="of:=([.X456]+6*[.W456]-1)/6" table:style-name="ce1">
            <text:p>584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5" table:style-name="ce1">
            <text:p>455</text:p>
          </table:table-cell>
          <table:table-cell office:value-type="float" office:value="348709" table:style-name="ce1">
            <text:p>348709</text:p>
          </table:table-cell>
          <table:table-cell office:value-type="float" office:value="58573" table:formula="of:=([.X457]+6*[.W457]-1)/6" table:style-name="ce1">
            <text:p>585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6" table:style-name="ce1">
            <text:p>456</text:p>
          </table:table-cell>
          <table:table-cell office:value-type="float" office:value="349675" table:style-name="ce1">
            <text:p>349675</text:p>
          </table:table-cell>
          <table:table-cell office:value-type="float" office:value="58735" table:formula="of:=([.X458]+6*[.W458]-1)/6" table:style-name="ce1">
            <text:p>587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7" table:style-name="ce1">
            <text:p>457</text:p>
          </table:table-cell>
          <table:table-cell office:value-type="float" office:value="350641" table:style-name="ce1">
            <text:p>350641</text:p>
          </table:table-cell>
          <table:table-cell office:value-type="float" office:value="58897" table:formula="of:=([.X459]+6*[.W459]-1)/6" table:style-name="ce1">
            <text:p>588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8" table:style-name="ce1">
            <text:p>458</text:p>
          </table:table-cell>
          <table:table-cell office:value-type="float" office:value="351319" table:style-name="ce1">
            <text:p>351319</text:p>
          </table:table-cell>
          <table:table-cell office:value-type="float" office:value="59011" table:formula="of:=([.X460]+6*[.W460]-1)/6" table:style-name="ce1">
            <text:p>590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59" table:style-name="ce1">
            <text:p>459</text:p>
          </table:table-cell>
          <table:table-cell office:value-type="float" office:value="351997" table:style-name="ce1">
            <text:p>351997</text:p>
          </table:table-cell>
          <table:table-cell office:value-type="float" office:value="59125" table:formula="of:=([.X461]+6*[.W461]-1)/6" table:style-name="ce1">
            <text:p>591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0" table:style-name="ce1">
            <text:p>460</text:p>
          </table:table-cell>
          <table:table-cell office:value-type="float" office:value="353059" table:style-name="ce1">
            <text:p>353059</text:p>
          </table:table-cell>
          <table:table-cell office:value-type="float" office:value="59303" table:formula="of:=([.X462]+6*[.W462]-1)/6" table:style-name="ce1">
            <text:p>593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1" table:style-name="ce1">
            <text:p>461</text:p>
          </table:table-cell>
          <table:table-cell office:value-type="float" office:value="354577" table:style-name="ce1">
            <text:p>354577</text:p>
          </table:table-cell>
          <table:table-cell office:value-type="float" office:value="59557" table:formula="of:=([.X463]+6*[.W463]-1)/6" table:style-name="ce1">
            <text:p>595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2" table:style-name="ce1">
            <text:p>462</text:p>
          </table:table-cell>
          <table:table-cell office:value-type="float" office:value="356215" table:style-name="ce1">
            <text:p>356215</text:p>
          </table:table-cell>
          <table:table-cell office:value-type="float" office:value="59831" table:formula="of:=([.X464]+6*[.W464]-1)/6" table:style-name="ce1">
            <text:p>598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3" table:style-name="ce1">
            <text:p>463</text:p>
          </table:table-cell>
          <table:table-cell office:value-type="float" office:value="358021" table:style-name="ce1">
            <text:p>358021</text:p>
          </table:table-cell>
          <table:table-cell office:value-type="float" office:value="60133" table:formula="of:=([.X465]+6*[.W465]-1)/6" table:style-name="ce1">
            <text:p>601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4" table:style-name="ce1">
            <text:p>464</text:p>
          </table:table-cell>
          <table:table-cell office:value-type="float" office:value="360331" table:style-name="ce1">
            <text:p>360331</text:p>
          </table:table-cell>
          <table:table-cell office:value-type="float" office:value="60519" table:formula="of:=([.X466]+6*[.W466]-1)/6" table:style-name="ce1">
            <text:p>605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5" table:style-name="ce1">
            <text:p>465</text:p>
          </table:table-cell>
          <table:table-cell office:value-type="float" office:value="362401" table:style-name="ce1">
            <text:p>362401</text:p>
          </table:table-cell>
          <table:table-cell office:value-type="float" office:value="60865" table:formula="of:=([.X467]+6*[.W467]-1)/6" table:style-name="ce1">
            <text:p>608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6" table:style-name="ce1">
            <text:p>466</text:p>
          </table:table-cell>
          <table:table-cell office:value-type="float" office:value="363559" table:style-name="ce1">
            <text:p>363559</text:p>
          </table:table-cell>
          <table:table-cell office:value-type="float" office:value="61059" table:formula="of:=([.X468]+6*[.W468]-1)/6" table:style-name="ce1">
            <text:p>610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7" table:style-name="ce1">
            <text:p>467</text:p>
          </table:table-cell>
          <table:table-cell office:value-type="float" office:value="364333" table:style-name="ce1">
            <text:p>364333</text:p>
          </table:table-cell>
          <table:table-cell office:value-type="float" office:value="61189" table:formula="of:=([.X469]+6*[.W469]-1)/6" table:style-name="ce1">
            <text:p>611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8" table:style-name="ce1">
            <text:p>468</text:p>
          </table:table-cell>
          <table:table-cell office:value-type="float" office:value="365395" table:style-name="ce1">
            <text:p>365395</text:p>
          </table:table-cell>
          <table:table-cell office:value-type="float" office:value="61367" table:formula="of:=([.X470]+6*[.W470]-1)/6" table:style-name="ce1">
            <text:p>613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69" table:style-name="ce1">
            <text:p>469</text:p>
          </table:table-cell>
          <table:table-cell office:value-type="float" office:value="366913" table:style-name="ce1">
            <text:p>366913</text:p>
          </table:table-cell>
          <table:table-cell office:value-type="float" office:value="61621" table:formula="of:=([.X471]+6*[.W471]-1)/6" table:style-name="ce1">
            <text:p>616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0" table:style-name="ce1">
            <text:p>470</text:p>
          </table:table-cell>
          <table:table-cell office:value-type="float" office:value="368647" table:style-name="ce1">
            <text:p>368647</text:p>
          </table:table-cell>
          <table:table-cell office:value-type="float" office:value="61911" table:formula="of:=([.X472]+6*[.W472]-1)/6" table:style-name="ce1">
            <text:p>619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1" table:style-name="ce1">
            <text:p>471</text:p>
          </table:table-cell>
          <table:table-cell office:value-type="float" office:value="370813" table:style-name="ce1">
            <text:p>370813</text:p>
          </table:table-cell>
          <table:table-cell office:value-type="float" office:value="62273" table:formula="of:=([.X473]+6*[.W473]-1)/6" table:style-name="ce1">
            <text:p>622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2" table:style-name="ce1">
            <text:p>472</text:p>
          </table:table-cell>
          <table:table-cell office:value-type="float" office:value="374035" table:style-name="ce1">
            <text:p>374035</text:p>
          </table:table-cell>
          <table:table-cell office:value-type="float" office:value="62811" table:formula="of:=([.X474]+6*[.W474]-1)/6" table:style-name="ce1">
            <text:p>628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3" table:style-name="ce1">
            <text:p>473</text:p>
          </table:table-cell>
          <table:table-cell office:value-type="float" office:value="377929" table:style-name="ce1">
            <text:p>377929</text:p>
          </table:table-cell>
          <table:table-cell office:value-type="float" office:value="63461" table:formula="of:=([.X475]+6*[.W475]-1)/6" table:style-name="ce1">
            <text:p>634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4" table:style-name="ce1">
            <text:p>474</text:p>
          </table:table-cell>
          <table:table-cell office:value-type="float" office:value="381151" table:style-name="ce1">
            <text:p>381151</text:p>
          </table:table-cell>
          <table:table-cell office:value-type="float" office:value="63999" table:formula="of:=([.X476]+6*[.W476]-1)/6" table:style-name="ce1">
            <text:p>639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5" table:style-name="ce1">
            <text:p>475</text:p>
          </table:table-cell>
          <table:table-cell office:value-type="float" office:value="383533" table:style-name="ce1">
            <text:p>383533</text:p>
          </table:table-cell>
          <table:table-cell office:value-type="float" office:value="64397" table:formula="of:=([.X477]+6*[.W477]-1)/6" table:style-name="ce1">
            <text:p>643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6" table:style-name="ce1">
            <text:p>476</text:p>
          </table:table-cell>
          <table:table-cell office:value-type="float" office:value="386323" table:style-name="ce1">
            <text:p>386323</text:p>
          </table:table-cell>
          <table:table-cell office:value-type="float" office:value="64863" table:formula="of:=([.X478]+6*[.W478]-1)/6" table:style-name="ce1">
            <text:p>648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7" table:style-name="ce1">
            <text:p>477</text:p>
          </table:table-cell>
          <table:table-cell office:value-type="float" office:value="390313" table:style-name="ce1">
            <text:p>390313</text:p>
          </table:table-cell>
          <table:table-cell office:value-type="float" office:value="65529" table:formula="of:=([.X479]+6*[.W479]-1)/6" table:style-name="ce1">
            <text:p>655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8" table:style-name="ce1">
            <text:p>478</text:p>
          </table:table-cell>
          <table:table-cell office:value-type="float" office:value="394807" table:style-name="ce1">
            <text:p>394807</text:p>
          </table:table-cell>
          <table:table-cell office:value-type="float" office:value="66279" table:formula="of:=([.X480]+6*[.W480]-1)/6" table:style-name="ce1">
            <text:p>662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79" table:style-name="ce1">
            <text:p>479</text:p>
          </table:table-cell>
          <table:table-cell office:value-type="float" office:value="399517" table:style-name="ce1">
            <text:p>399517</text:p>
          </table:table-cell>
          <table:table-cell office:value-type="float" office:value="67065" table:formula="of:=([.X481]+6*[.W481]-1)/6" table:style-name="ce1">
            <text:p>670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0" table:style-name="ce1">
            <text:p>480</text:p>
          </table:table-cell>
          <table:table-cell office:value-type="float" office:value="404899" table:style-name="ce1">
            <text:p>404899</text:p>
          </table:table-cell>
          <table:table-cell office:value-type="float" office:value="67963" table:formula="of:=([.X482]+6*[.W482]-1)/6" table:style-name="ce1">
            <text:p>679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1" table:style-name="ce1">
            <text:p>481</text:p>
          </table:table-cell>
          <table:table-cell office:value-type="float" office:value="409321" table:style-name="ce1">
            <text:p>409321</text:p>
          </table:table-cell>
          <table:table-cell office:value-type="float" office:value="68701" table:formula="of:=([.X483]+6*[.W483]-1)/6" table:style-name="ce1">
            <text:p>687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2" table:style-name="ce1">
            <text:p>482</text:p>
          </table:table-cell>
          <table:table-cell office:value-type="float" office:value="411319" table:style-name="ce1">
            <text:p>411319</text:p>
          </table:table-cell>
          <table:table-cell office:value-type="float" office:value="69035" table:formula="of:=([.X484]+6*[.W484]-1)/6" table:style-name="ce1">
            <text:p>690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3" table:style-name="ce1">
            <text:p>483</text:p>
          </table:table-cell>
          <table:table-cell office:value-type="float" office:value="412069" table:style-name="ce1">
            <text:p>412069</text:p>
          </table:table-cell>
          <table:table-cell office:value-type="float" office:value="69161" table:formula="of:=([.X485]+6*[.W485]-1)/6" table:style-name="ce1">
            <text:p>691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4" table:style-name="ce1">
            <text:p>484</text:p>
          </table:table-cell>
          <table:table-cell office:value-type="float" office:value="412819" table:style-name="ce1">
            <text:p>412819</text:p>
          </table:table-cell>
          <table:table-cell office:value-type="float" office:value="69287" table:formula="of:=([.X486]+6*[.W486]-1)/6" table:style-name="ce1">
            <text:p>692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5" table:style-name="ce1">
            <text:p>485</text:p>
          </table:table-cell>
          <table:table-cell office:value-type="float" office:value="413797" table:style-name="ce1">
            <text:p>413797</text:p>
          </table:table-cell>
          <table:table-cell office:value-type="float" office:value="69451" table:formula="of:=([.X487]+6*[.W487]-1)/6" table:style-name="ce1">
            <text:p>694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6" table:style-name="ce1">
            <text:p>486</text:p>
          </table:table-cell>
          <table:table-cell office:value-type="float" office:value="414883" table:style-name="ce1">
            <text:p>414883</text:p>
          </table:table-cell>
          <table:table-cell office:value-type="float" office:value="69633" table:formula="of:=([.X488]+6*[.W488]-1)/6" table:style-name="ce1">
            <text:p>696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7" table:style-name="ce1">
            <text:p>487</text:p>
          </table:table-cell>
          <table:table-cell office:value-type="float" office:value="416377" table:style-name="ce1">
            <text:p>416377</text:p>
          </table:table-cell>
          <table:table-cell office:value-type="float" office:value="69883" table:formula="of:=([.X489]+6*[.W489]-1)/6" table:style-name="ce1">
            <text:p>698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8" table:style-name="ce1">
            <text:p>488</text:p>
          </table:table-cell>
          <table:table-cell office:value-type="float" office:value="418591" table:style-name="ce1">
            <text:p>418591</text:p>
          </table:table-cell>
          <table:table-cell office:value-type="float" office:value="70253" table:formula="of:=([.X490]+6*[.W490]-1)/6" table:style-name="ce1">
            <text:p>702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89" table:style-name="ce1">
            <text:p>489</text:p>
          </table:table-cell>
          <table:table-cell office:value-type="float" office:value="420949" table:style-name="ce1">
            <text:p>420949</text:p>
          </table:table-cell>
          <table:table-cell office:value-type="float" office:value="70647" table:formula="of:=([.X491]+6*[.W491]-1)/6" table:style-name="ce1">
            <text:p>706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0" table:style-name="ce1">
            <text:p>490</text:p>
          </table:table-cell>
          <table:table-cell office:value-type="float" office:value="422827" table:style-name="ce1">
            <text:p>422827</text:p>
          </table:table-cell>
          <table:table-cell office:value-type="float" office:value="70961" table:formula="of:=([.X492]+6*[.W492]-1)/6" table:style-name="ce1">
            <text:p>709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1" table:style-name="ce1">
            <text:p>491</text:p>
          </table:table-cell>
          <table:table-cell office:value-type="float" office:value="424609" table:style-name="ce1">
            <text:p>424609</text:p>
          </table:table-cell>
          <table:table-cell office:value-type="float" office:value="71259" table:formula="of:=([.X493]+6*[.W493]-1)/6" table:style-name="ce1">
            <text:p>712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2" table:style-name="ce1">
            <text:p>492</text:p>
          </table:table-cell>
          <table:table-cell office:value-type="float" office:value="427063" table:style-name="ce1">
            <text:p>427063</text:p>
          </table:table-cell>
          <table:table-cell office:value-type="float" office:value="71669" table:formula="of:=([.X494]+6*[.W494]-1)/6" table:style-name="ce1">
            <text:p>716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3" table:style-name="ce1">
            <text:p>493</text:p>
          </table:table-cell>
          <table:table-cell office:value-type="float" office:value="430549" table:style-name="ce1">
            <text:p>430549</text:p>
          </table:table-cell>
          <table:table-cell office:value-type="float" office:value="72251" table:formula="of:=([.X495]+6*[.W495]-1)/6" table:style-name="ce1">
            <text:p>722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4" table:style-name="ce1">
            <text:p>494</text:p>
          </table:table-cell>
          <table:table-cell office:value-type="float" office:value="434515" table:style-name="ce1">
            <text:p>434515</text:p>
          </table:table-cell>
          <table:table-cell office:value-type="float" office:value="72913" table:formula="of:=([.X496]+6*[.W496]-1)/6" table:style-name="ce1">
            <text:p>729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5" table:style-name="ce1">
            <text:p>495</text:p>
          </table:table-cell>
          <table:table-cell office:value-type="float" office:value="438961" table:style-name="ce1">
            <text:p>438961</text:p>
          </table:table-cell>
          <table:table-cell office:value-type="float" office:value="73655" table:formula="of:=([.X497]+6*[.W497]-1)/6" table:style-name="ce1">
            <text:p>736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6" table:style-name="ce1">
            <text:p>496</text:p>
          </table:table-cell>
          <table:table-cell office:value-type="float" office:value="444463" table:style-name="ce1">
            <text:p>444463</text:p>
          </table:table-cell>
          <table:table-cell office:value-type="float" office:value="74573" table:formula="of:=([.X498]+6*[.W498]-1)/6" table:style-name="ce1">
            <text:p>745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7" table:style-name="ce1">
            <text:p>497</text:p>
          </table:table-cell>
          <table:table-cell office:value-type="float" office:value="449653" table:style-name="ce1">
            <text:p>449653</text:p>
          </table:table-cell>
          <table:table-cell office:value-type="float" office:value="75439" table:formula="of:=([.X499]+6*[.W499]-1)/6" table:style-name="ce1">
            <text:p>754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8" table:style-name="ce1">
            <text:p>498</text:p>
          </table:table-cell>
          <table:table-cell office:value-type="float" office:value="452731" table:style-name="ce1">
            <text:p>452731</text:p>
          </table:table-cell>
          <table:table-cell office:value-type="float" office:value="75953" table:formula="of:=([.X500]+6*[.W500]-1)/6" table:style-name="ce1">
            <text:p>759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499" table:style-name="ce1">
            <text:p>499</text:p>
          </table:table-cell>
          <table:table-cell office:value-type="float" office:value="454465" table:style-name="ce1">
            <text:p>454465</text:p>
          </table:table-cell>
          <table:table-cell office:value-type="float" office:value="76243" table:formula="of:=([.X501]+6*[.W501]-1)/6" table:style-name="ce1">
            <text:p>762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0" table:style-name="ce1">
            <text:p>500</text:p>
          </table:table-cell>
          <table:table-cell office:value-type="float" office:value="456235" table:style-name="ce1">
            <text:p>456235</text:p>
          </table:table-cell>
          <table:table-cell office:value-type="float" office:value="76539" table:formula="of:=([.X502]+6*[.W502]-1)/6" table:style-name="ce1">
            <text:p>765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1" table:style-name="ce1">
            <text:p>501</text:p>
          </table:table-cell>
          <table:table-cell office:value-type="float" office:value="458437" table:style-name="ce1">
            <text:p>458437</text:p>
          </table:table-cell>
          <table:table-cell office:value-type="float" office:value="76907" table:formula="of:=([.X503]+6*[.W503]-1)/6" table:style-name="ce1">
            <text:p>769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2" table:style-name="ce1">
            <text:p>502</text:p>
          </table:table-cell>
          <table:table-cell office:value-type="float" office:value="460975" table:style-name="ce1">
            <text:p>460975</text:p>
          </table:table-cell>
          <table:table-cell office:value-type="float" office:value="77331" table:formula="of:=([.X504]+6*[.W504]-1)/6" table:style-name="ce1">
            <text:p>773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3" table:style-name="ce1">
            <text:p>503</text:p>
          </table:table-cell>
          <table:table-cell office:value-type="float" office:value="464413" table:style-name="ce1">
            <text:p>464413</text:p>
          </table:table-cell>
          <table:table-cell office:value-type="float" office:value="77905" table:formula="of:=([.X505]+6*[.W505]-1)/6" table:style-name="ce1">
            <text:p>779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4" table:style-name="ce1">
            <text:p>504</text:p>
          </table:table-cell>
          <table:table-cell office:value-type="float" office:value="469363" table:style-name="ce1">
            <text:p>469363</text:p>
          </table:table-cell>
          <table:table-cell office:value-type="float" office:value="78731" table:formula="of:=([.X506]+6*[.W506]-1)/6" table:style-name="ce1">
            <text:p>787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5" table:style-name="ce1">
            <text:p>505</text:p>
          </table:table-cell>
          <table:table-cell office:value-type="float" office:value="474793" table:style-name="ce1">
            <text:p>474793</text:p>
          </table:table-cell>
          <table:table-cell office:value-type="float" office:value="79637" table:formula="of:=([.X507]+6*[.W507]-1)/6" table:style-name="ce1">
            <text:p>796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6" table:style-name="ce1">
            <text:p>506</text:p>
          </table:table-cell>
          <table:table-cell office:value-type="float" office:value="478543" table:style-name="ce1">
            <text:p>478543</text:p>
          </table:table-cell>
          <table:table-cell office:value-type="float" office:value="80263" table:formula="of:=([.X508]+6*[.W508]-1)/6" table:style-name="ce1">
            <text:p>802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7" table:style-name="ce1">
            <text:p>507</text:p>
          </table:table-cell>
          <table:table-cell office:value-type="float" office:value="481381" table:style-name="ce1">
            <text:p>481381</text:p>
          </table:table-cell>
          <table:table-cell office:value-type="float" office:value="80737" table:formula="of:=([.X509]+6*[.W509]-1)/6" table:style-name="ce1">
            <text:p>807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8" table:style-name="ce1">
            <text:p>508</text:p>
          </table:table-cell>
          <table:table-cell office:value-type="float" office:value="485083" table:style-name="ce1">
            <text:p>485083</text:p>
          </table:table-cell>
          <table:table-cell office:value-type="float" office:value="81355" table:formula="of:=([.X510]+6*[.W510]-1)/6" table:style-name="ce1">
            <text:p>81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09" table:style-name="ce1">
            <text:p>509</text:p>
          </table:table-cell>
          <table:table-cell office:value-type="float" office:value="489877" table:style-name="ce1">
            <text:p>489877</text:p>
          </table:table-cell>
          <table:table-cell office:value-type="float" office:value="82155" table:formula="of:=([.X511]+6*[.W511]-1)/6" table:style-name="ce1">
            <text:p>821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0" table:style-name="ce1">
            <text:p>510</text:p>
          </table:table-cell>
          <table:table-cell office:value-type="float" office:value="493279" table:style-name="ce1">
            <text:p>493279</text:p>
          </table:table-cell>
          <table:table-cell office:value-type="float" office:value="82723" table:formula="of:=([.X512]+6*[.W512]-1)/6" table:style-name="ce1">
            <text:p>827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1" table:style-name="ce1">
            <text:p>511</text:p>
          </table:table-cell>
          <table:table-cell office:value-type="float" office:value="497017" table:style-name="ce1">
            <text:p>497017</text:p>
          </table:table-cell>
          <table:table-cell office:value-type="float" office:value="83347" table:formula="of:=([.X513]+6*[.W513]-1)/6" table:style-name="ce1">
            <text:p>833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2" table:style-name="ce1">
            <text:p>512</text:p>
          </table:table-cell>
          <table:table-cell office:value-type="float" office:value="500083" table:style-name="ce1">
            <text:p>500083</text:p>
          </table:table-cell>
          <table:table-cell office:value-type="float" office:value="83859" table:formula="of:=([.X514]+6*[.W514]-1)/6" table:style-name="ce1">
            <text:p>838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3" table:style-name="ce1">
            <text:p>513</text:p>
          </table:table-cell>
          <table:table-cell office:value-type="float" office:value="500089" table:style-name="ce1">
            <text:p>500089</text:p>
          </table:table-cell>
          <table:table-cell office:value-type="float" office:value="83861" table:formula="of:=([.X515]+6*[.W515]-1)/6" table:style-name="ce1">
            <text:p>838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4" table:style-name="ce1">
            <text:p>514</text:p>
          </table:table-cell>
          <table:table-cell office:value-type="float" office:value="500107" table:style-name="ce1">
            <text:p>500107</text:p>
          </table:table-cell>
          <table:table-cell office:value-type="float" office:value="83865" table:formula="of:=([.X516]+6*[.W516]-1)/6" table:style-name="ce1">
            <text:p>838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5" table:style-name="ce1">
            <text:p>515</text:p>
          </table:table-cell>
          <table:table-cell office:value-type="float" office:value="500137" table:style-name="ce1">
            <text:p>500137</text:p>
          </table:table-cell>
          <table:table-cell office:value-type="float" office:value="83871" table:formula="of:=([.X517]+6*[.W517]-1)/6" table:style-name="ce1">
            <text:p>838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6" table:style-name="ce1">
            <text:p>516</text:p>
          </table:table-cell>
          <table:table-cell office:value-type="float" office:value="500191" table:style-name="ce1">
            <text:p>500191</text:p>
          </table:table-cell>
          <table:table-cell office:value-type="float" office:value="83881" table:formula="of:=([.X518]+6*[.W518]-1)/6" table:style-name="ce1">
            <text:p>838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7" table:style-name="ce1">
            <text:p>517</text:p>
          </table:table-cell>
          <table:table-cell office:value-type="float" office:value="500245" table:style-name="ce1">
            <text:p>500245</text:p>
          </table:table-cell>
          <table:table-cell office:value-type="float" office:value="83891" table:formula="of:=([.X519]+6*[.W519]-1)/6" table:style-name="ce1">
            <text:p>838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8" table:style-name="ce1">
            <text:p>518</text:p>
          </table:table-cell>
          <table:table-cell office:value-type="float" office:value="500299" table:style-name="ce1">
            <text:p>500299</text:p>
          </table:table-cell>
          <table:table-cell office:value-type="float" office:value="83901" table:formula="of:=([.X520]+6*[.W520]-1)/6" table:style-name="ce1">
            <text:p>839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19" table:style-name="ce1">
            <text:p>519</text:p>
          </table:table-cell>
          <table:table-cell office:value-type="float" office:value="500401" table:style-name="ce1">
            <text:p>500401</text:p>
          </table:table-cell>
          <table:table-cell office:value-type="float" office:value="83919" table:formula="of:=([.X521]+6*[.W521]-1)/6" table:style-name="ce1">
            <text:p>839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0" table:style-name="ce1">
            <text:p>520</text:p>
          </table:table-cell>
          <table:table-cell office:value-type="float" office:value="500551" table:style-name="ce1">
            <text:p>500551</text:p>
          </table:table-cell>
          <table:table-cell office:value-type="float" office:value="83945" table:formula="of:=([.X522]+6*[.W522]-1)/6" table:style-name="ce1">
            <text:p>839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1" table:style-name="ce1">
            <text:p>521</text:p>
          </table:table-cell>
          <table:table-cell office:value-type="float" office:value="500653" table:style-name="ce1">
            <text:p>500653</text:p>
          </table:table-cell>
          <table:table-cell office:value-type="float" office:value="83963" table:formula="of:=([.X523]+6*[.W523]-1)/6" table:style-name="ce1">
            <text:p>839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2" table:style-name="ce1">
            <text:p>522</text:p>
          </table:table-cell>
          <table:table-cell office:value-type="float" office:value="500707" table:style-name="ce1">
            <text:p>500707</text:p>
          </table:table-cell>
          <table:table-cell office:value-type="float" office:value="83973" table:formula="of:=([.X524]+6*[.W524]-1)/6" table:style-name="ce1">
            <text:p>839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3" table:style-name="ce1">
            <text:p>523</text:p>
          </table:table-cell>
          <table:table-cell office:value-type="float" office:value="500809" table:style-name="ce1">
            <text:p>500809</text:p>
          </table:table-cell>
          <table:table-cell office:value-type="float" office:value="83991" table:formula="of:=([.X525]+6*[.W525]-1)/6" table:style-name="ce1">
            <text:p>839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4" table:style-name="ce1">
            <text:p>524</text:p>
          </table:table-cell>
          <table:table-cell office:value-type="float" office:value="500983" table:style-name="ce1">
            <text:p>500983</text:p>
          </table:table-cell>
          <table:table-cell office:value-type="float" office:value="84021" table:formula="of:=([.X526]+6*[.W526]-1)/6" table:style-name="ce1">
            <text:p>840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5" table:style-name="ce1">
            <text:p>525</text:p>
          </table:table-cell>
          <table:table-cell office:value-type="float" office:value="501205" table:style-name="ce1">
            <text:p>501205</text:p>
          </table:table-cell>
          <table:table-cell office:value-type="float" office:value="84059" table:formula="of:=([.X527]+6*[.W527]-1)/6" table:style-name="ce1">
            <text:p>840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6" table:style-name="ce1">
            <text:p>526</text:p>
          </table:table-cell>
          <table:table-cell office:value-type="float" office:value="501403" table:style-name="ce1">
            <text:p>501403</text:p>
          </table:table-cell>
          <table:table-cell office:value-type="float" office:value="84093" table:formula="of:=([.X528]+6*[.W528]-1)/6" table:style-name="ce1">
            <text:p>840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7" table:style-name="ce1">
            <text:p>527</text:p>
          </table:table-cell>
          <table:table-cell office:value-type="float" office:value="501649" table:style-name="ce1">
            <text:p>501649</text:p>
          </table:table-cell>
          <table:table-cell office:value-type="float" office:value="84135" table:formula="of:=([.X529]+6*[.W529]-1)/6" table:style-name="ce1">
            <text:p>841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8" table:style-name="ce1">
            <text:p>528</text:p>
          </table:table-cell>
          <table:table-cell office:value-type="float" office:value="501991" table:style-name="ce1">
            <text:p>501991</text:p>
          </table:table-cell>
          <table:table-cell office:value-type="float" office:value="84193" table:formula="of:=([.X530]+6*[.W530]-1)/6" table:style-name="ce1">
            <text:p>841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29" table:style-name="ce1">
            <text:p>529</text:p>
          </table:table-cell>
          <table:table-cell office:value-type="float" office:value="502189" table:style-name="ce1">
            <text:p>502189</text:p>
          </table:table-cell>
          <table:table-cell office:value-type="float" office:value="84227" table:formula="of:=([.X531]+6*[.W531]-1)/6" table:style-name="ce1">
            <text:p>842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0" table:style-name="ce1">
            <text:p>530</text:p>
          </table:table-cell>
          <table:table-cell office:value-type="float" office:value="502243" table:style-name="ce1">
            <text:p>502243</text:p>
          </table:table-cell>
          <table:table-cell office:value-type="float" office:value="84237" table:formula="of:=([.X532]+6*[.W532]-1)/6" table:style-name="ce1">
            <text:p>842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1" table:style-name="ce1">
            <text:p>531</text:p>
          </table:table-cell>
          <table:table-cell office:value-type="float" office:value="502345" table:style-name="ce1">
            <text:p>502345</text:p>
          </table:table-cell>
          <table:table-cell office:value-type="float" office:value="84255" table:formula="of:=([.X533]+6*[.W533]-1)/6" table:style-name="ce1">
            <text:p>842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2" table:style-name="ce1">
            <text:p>532</text:p>
          </table:table-cell>
          <table:table-cell office:value-type="float" office:value="502519" table:style-name="ce1">
            <text:p>502519</text:p>
          </table:table-cell>
          <table:table-cell office:value-type="float" office:value="84285" table:formula="of:=([.X534]+6*[.W534]-1)/6" table:style-name="ce1">
            <text:p>842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3" table:style-name="ce1">
            <text:p>533</text:p>
          </table:table-cell>
          <table:table-cell office:value-type="float" office:value="502741" table:style-name="ce1">
            <text:p>502741</text:p>
          </table:table-cell>
          <table:table-cell office:value-type="float" office:value="84323" table:formula="of:=([.X535]+6*[.W535]-1)/6" table:style-name="ce1">
            <text:p>843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4" table:style-name="ce1">
            <text:p>534</text:p>
          </table:table-cell>
          <table:table-cell office:value-type="float" office:value="502963" table:style-name="ce1">
            <text:p>502963</text:p>
          </table:table-cell>
          <table:table-cell office:value-type="float" office:value="84361" table:formula="of:=([.X536]+6*[.W536]-1)/6" table:style-name="ce1">
            <text:p>843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5" table:style-name="ce1">
            <text:p>535</text:p>
          </table:table-cell>
          <table:table-cell office:value-type="float" office:value="503281" table:style-name="ce1">
            <text:p>503281</text:p>
          </table:table-cell>
          <table:table-cell office:value-type="float" office:value="84415" table:formula="of:=([.X537]+6*[.W537]-1)/6" table:style-name="ce1">
            <text:p>844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6" table:style-name="ce1">
            <text:p>536</text:p>
          </table:table-cell>
          <table:table-cell office:value-type="float" office:value="503791" table:style-name="ce1">
            <text:p>503791</text:p>
          </table:table-cell>
          <table:table-cell office:value-type="float" office:value="84501" table:formula="of:=([.X538]+6*[.W538]-1)/6" table:style-name="ce1">
            <text:p>845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7" table:style-name="ce1">
            <text:p>537</text:p>
          </table:table-cell>
          <table:table-cell office:value-type="float" office:value="504301" table:style-name="ce1">
            <text:p>504301</text:p>
          </table:table-cell>
          <table:table-cell office:value-type="float" office:value="84587" table:formula="of:=([.X539]+6*[.W539]-1)/6" table:style-name="ce1">
            <text:p>845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8" table:style-name="ce1">
            <text:p>538</text:p>
          </table:table-cell>
          <table:table-cell office:value-type="float" office:value="504595" table:style-name="ce1">
            <text:p>504595</text:p>
          </table:table-cell>
          <table:table-cell office:value-type="float" office:value="84637" table:formula="of:=([.X540]+6*[.W540]-1)/6" table:style-name="ce1">
            <text:p>846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39" table:style-name="ce1">
            <text:p>539</text:p>
          </table:table-cell>
          <table:table-cell office:value-type="float" office:value="504841" table:style-name="ce1">
            <text:p>504841</text:p>
          </table:table-cell>
          <table:table-cell office:value-type="float" office:value="84679" table:formula="of:=([.X541]+6*[.W541]-1)/6" table:style-name="ce1">
            <text:p>846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0" table:style-name="ce1">
            <text:p>540</text:p>
          </table:table-cell>
          <table:table-cell office:value-type="float" office:value="505279" table:style-name="ce1">
            <text:p>505279</text:p>
          </table:table-cell>
          <table:table-cell office:value-type="float" office:value="84753" table:formula="of:=([.X542]+6*[.W542]-1)/6" table:style-name="ce1">
            <text:p>847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1" table:style-name="ce1">
            <text:p>541</text:p>
          </table:table-cell>
          <table:table-cell office:value-type="float" office:value="505885" table:style-name="ce1">
            <text:p>505885</text:p>
          </table:table-cell>
          <table:table-cell office:value-type="float" office:value="84855" table:formula="of:=([.X543]+6*[.W543]-1)/6" table:style-name="ce1">
            <text:p>848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2" table:style-name="ce1">
            <text:p>542</text:p>
          </table:table-cell>
          <table:table-cell office:value-type="float" office:value="506443" table:style-name="ce1">
            <text:p>506443</text:p>
          </table:table-cell>
          <table:table-cell office:value-type="float" office:value="84949" table:formula="of:=([.X544]+6*[.W544]-1)/6" table:style-name="ce1">
            <text:p>849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3" table:style-name="ce1">
            <text:p>543</text:p>
          </table:table-cell>
          <table:table-cell office:value-type="float" office:value="507049" table:style-name="ce1">
            <text:p>507049</text:p>
          </table:table-cell>
          <table:table-cell office:value-type="float" office:value="85051" table:formula="of:=([.X545]+6*[.W545]-1)/6" table:style-name="ce1">
            <text:p>850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4" table:style-name="ce1">
            <text:p>544</text:p>
          </table:table-cell>
          <table:table-cell office:value-type="float" office:value="507799" table:style-name="ce1">
            <text:p>507799</text:p>
          </table:table-cell>
          <table:table-cell office:value-type="float" office:value="85177" table:formula="of:=([.X546]+6*[.W546]-1)/6" table:style-name="ce1">
            <text:p>851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5" table:style-name="ce1">
            <text:p>545</text:p>
          </table:table-cell>
          <table:table-cell office:value-type="float" office:value="508189" table:style-name="ce1">
            <text:p>508189</text:p>
          </table:table-cell>
          <table:table-cell office:value-type="float" office:value="85243" table:formula="of:=([.X547]+6*[.W547]-1)/6" table:style-name="ce1">
            <text:p>852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6" table:style-name="ce1">
            <text:p>546</text:p>
          </table:table-cell>
          <table:table-cell office:value-type="float" office:value="508243" table:style-name="ce1">
            <text:p>508243</text:p>
          </table:table-cell>
          <table:table-cell office:value-type="float" office:value="85253" table:formula="of:=([.X548]+6*[.W548]-1)/6" table:style-name="ce1">
            <text:p>852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7" table:style-name="ce1">
            <text:p>547</text:p>
          </table:table-cell>
          <table:table-cell office:value-type="float" office:value="508345" table:style-name="ce1">
            <text:p>508345</text:p>
          </table:table-cell>
          <table:table-cell office:value-type="float" office:value="85271" table:formula="of:=([.X549]+6*[.W549]-1)/6" table:style-name="ce1">
            <text:p>852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8" table:style-name="ce1">
            <text:p>548</text:p>
          </table:table-cell>
          <table:table-cell office:value-type="float" office:value="508519" table:style-name="ce1">
            <text:p>508519</text:p>
          </table:table-cell>
          <table:table-cell office:value-type="float" office:value="85301" table:formula="of:=([.X550]+6*[.W550]-1)/6" table:style-name="ce1">
            <text:p>853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49" table:style-name="ce1">
            <text:p>549</text:p>
          </table:table-cell>
          <table:table-cell office:value-type="float" office:value="508741" table:style-name="ce1">
            <text:p>508741</text:p>
          </table:table-cell>
          <table:table-cell office:value-type="float" office:value="85339" table:formula="of:=([.X551]+6*[.W551]-1)/6" table:style-name="ce1">
            <text:p>853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0" table:style-name="ce1">
            <text:p>550</text:p>
          </table:table-cell>
          <table:table-cell office:value-type="float" office:value="508963" table:style-name="ce1">
            <text:p>508963</text:p>
          </table:table-cell>
          <table:table-cell office:value-type="float" office:value="85377" table:formula="of:=([.X552]+6*[.W552]-1)/6" table:style-name="ce1">
            <text:p>853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1" table:style-name="ce1">
            <text:p>551</text:p>
          </table:table-cell>
          <table:table-cell office:value-type="float" office:value="509281" table:style-name="ce1">
            <text:p>509281</text:p>
          </table:table-cell>
          <table:table-cell office:value-type="float" office:value="85431" table:formula="of:=([.X553]+6*[.W553]-1)/6" table:style-name="ce1">
            <text:p>854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2" table:style-name="ce1">
            <text:p>552</text:p>
          </table:table-cell>
          <table:table-cell office:value-type="float" office:value="509791" table:style-name="ce1">
            <text:p>509791</text:p>
          </table:table-cell>
          <table:table-cell office:value-type="float" office:value="85517" table:formula="of:=([.X554]+6*[.W554]-1)/6" table:style-name="ce1">
            <text:p>855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3" table:style-name="ce1">
            <text:p>553</text:p>
          </table:table-cell>
          <table:table-cell office:value-type="float" office:value="510301" table:style-name="ce1">
            <text:p>510301</text:p>
          </table:table-cell>
          <table:table-cell office:value-type="float" office:value="85603" table:formula="of:=([.X555]+6*[.W555]-1)/6" table:style-name="ce1">
            <text:p>856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4" table:style-name="ce1">
            <text:p>554</text:p>
          </table:table-cell>
          <table:table-cell office:value-type="float" office:value="510619" table:style-name="ce1">
            <text:p>510619</text:p>
          </table:table-cell>
          <table:table-cell office:value-type="float" office:value="85657" table:formula="of:=([.X556]+6*[.W556]-1)/6" table:style-name="ce1">
            <text:p>856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5" table:style-name="ce1">
            <text:p>555</text:p>
          </table:table-cell>
          <table:table-cell office:value-type="float" office:value="510937" table:style-name="ce1">
            <text:p>510937</text:p>
          </table:table-cell>
          <table:table-cell office:value-type="float" office:value="85711" table:formula="of:=([.X557]+6*[.W557]-1)/6" table:style-name="ce1">
            <text:p>857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6" table:style-name="ce1">
            <text:p>556</text:p>
          </table:table-cell>
          <table:table-cell office:value-type="float" office:value="511495" table:style-name="ce1">
            <text:p>511495</text:p>
          </table:table-cell>
          <table:table-cell office:value-type="float" office:value="85805" table:formula="of:=([.X558]+6*[.W558]-1)/6" table:style-name="ce1">
            <text:p>858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7" table:style-name="ce1">
            <text:p>557</text:p>
          </table:table-cell>
          <table:table-cell office:value-type="float" office:value="512293" table:style-name="ce1">
            <text:p>512293</text:p>
          </table:table-cell>
          <table:table-cell office:value-type="float" office:value="85939" table:formula="of:=([.X559]+6*[.W559]-1)/6" table:style-name="ce1">
            <text:p>859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8" table:style-name="ce1">
            <text:p>558</text:p>
          </table:table-cell>
          <table:table-cell office:value-type="float" office:value="513139" table:style-name="ce1">
            <text:p>513139</text:p>
          </table:table-cell>
          <table:table-cell office:value-type="float" office:value="86081" table:formula="of:=([.X560]+6*[.W560]-1)/6" table:style-name="ce1">
            <text:p>860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59" table:style-name="ce1">
            <text:p>559</text:p>
          </table:table-cell>
          <table:table-cell office:value-type="float" office:value="514033" table:style-name="ce1">
            <text:p>514033</text:p>
          </table:table-cell>
          <table:table-cell office:value-type="float" office:value="86231" table:formula="of:=([.X561]+6*[.W561]-1)/6" table:style-name="ce1">
            <text:p>862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0" table:style-name="ce1">
            <text:p>560</text:p>
          </table:table-cell>
          <table:table-cell office:value-type="float" office:value="515215" table:style-name="ce1">
            <text:p>515215</text:p>
          </table:table-cell>
          <table:table-cell office:value-type="float" office:value="86429" table:formula="of:=([.X562]+6*[.W562]-1)/6" table:style-name="ce1">
            <text:p>864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1" table:style-name="ce1">
            <text:p>561</text:p>
          </table:table-cell>
          <table:table-cell office:value-type="float" office:value="516301" table:style-name="ce1">
            <text:p>516301</text:p>
          </table:table-cell>
          <table:table-cell office:value-type="float" office:value="86611" table:formula="of:=([.X563]+6*[.W563]-1)/6" table:style-name="ce1">
            <text:p>866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2" table:style-name="ce1">
            <text:p>562</text:p>
          </table:table-cell>
          <table:table-cell office:value-type="float" office:value="516787" table:style-name="ce1">
            <text:p>516787</text:p>
          </table:table-cell>
          <table:table-cell office:value-type="float" office:value="86693" table:formula="of:=([.X564]+6*[.W564]-1)/6" table:style-name="ce1">
            <text:p>866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3" table:style-name="ce1">
            <text:p>563</text:p>
          </table:table-cell>
          <table:table-cell office:value-type="float" office:value="517033" table:style-name="ce1">
            <text:p>517033</text:p>
          </table:table-cell>
          <table:table-cell office:value-type="float" office:value="86735" table:formula="of:=([.X565]+6*[.W565]-1)/6" table:style-name="ce1">
            <text:p>867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4" table:style-name="ce1">
            <text:p>564</text:p>
          </table:table-cell>
          <table:table-cell office:value-type="float" office:value="517471" table:style-name="ce1">
            <text:p>517471</text:p>
          </table:table-cell>
          <table:table-cell office:value-type="float" office:value="86809" table:formula="of:=([.X566]+6*[.W566]-1)/6" table:style-name="ce1">
            <text:p>868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5" table:style-name="ce1">
            <text:p>565</text:p>
          </table:table-cell>
          <table:table-cell office:value-type="float" office:value="518077" table:style-name="ce1">
            <text:p>518077</text:p>
          </table:table-cell>
          <table:table-cell office:value-type="float" office:value="86911" table:formula="of:=([.X567]+6*[.W567]-1)/6" table:style-name="ce1">
            <text:p>869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6" table:style-name="ce1">
            <text:p>566</text:p>
          </table:table-cell>
          <table:table-cell office:value-type="float" office:value="518731" table:style-name="ce1">
            <text:p>518731</text:p>
          </table:table-cell>
          <table:table-cell office:value-type="float" office:value="87021" table:formula="of:=([.X568]+6*[.W568]-1)/6" table:style-name="ce1">
            <text:p>870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7" table:style-name="ce1">
            <text:p>567</text:p>
          </table:table-cell>
          <table:table-cell office:value-type="float" office:value="519577" table:style-name="ce1">
            <text:p>519577</text:p>
          </table:table-cell>
          <table:table-cell office:value-type="float" office:value="87163" table:formula="of:=([.X569]+6*[.W569]-1)/6" table:style-name="ce1">
            <text:p>871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8" table:style-name="ce1">
            <text:p>568</text:p>
          </table:table-cell>
          <table:table-cell office:value-type="float" office:value="520903" table:style-name="ce1">
            <text:p>520903</text:p>
          </table:table-cell>
          <table:table-cell office:value-type="float" office:value="87385" table:formula="of:=([.X570]+6*[.W570]-1)/6" table:style-name="ce1">
            <text:p>873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69" table:style-name="ce1">
            <text:p>569</text:p>
          </table:table-cell>
          <table:table-cell office:value-type="float" office:value="522421" table:style-name="ce1">
            <text:p>522421</text:p>
          </table:table-cell>
          <table:table-cell office:value-type="float" office:value="87639" table:formula="of:=([.X571]+6*[.W571]-1)/6" table:style-name="ce1">
            <text:p>876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0" table:style-name="ce1">
            <text:p>570</text:p>
          </table:table-cell>
          <table:table-cell office:value-type="float" office:value="523459" table:style-name="ce1">
            <text:p>523459</text:p>
          </table:table-cell>
          <table:table-cell office:value-type="float" office:value="87813" table:formula="of:=([.X572]+6*[.W572]-1)/6" table:style-name="ce1">
            <text:p>878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1" table:style-name="ce1">
            <text:p>571</text:p>
          </table:table-cell>
          <table:table-cell office:value-type="float" office:value="524161" table:style-name="ce1">
            <text:p>524161</text:p>
          </table:table-cell>
          <table:table-cell office:value-type="float" office:value="87931" table:formula="of:=([.X573]+6*[.W573]-1)/6" table:style-name="ce1">
            <text:p>879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2" table:style-name="ce1">
            <text:p>572</text:p>
          </table:table-cell>
          <table:table-cell office:value-type="float" office:value="525199" table:style-name="ce1">
            <text:p>525199</text:p>
          </table:table-cell>
          <table:table-cell office:value-type="float" office:value="88105" table:formula="of:=([.X574]+6*[.W574]-1)/6" table:style-name="ce1">
            <text:p>88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3" table:style-name="ce1">
            <text:p>573</text:p>
          </table:table-cell>
          <table:table-cell office:value-type="float" office:value="526693" table:style-name="ce1">
            <text:p>526693</text:p>
          </table:table-cell>
          <table:table-cell office:value-type="float" office:value="88355" table:formula="of:=([.X575]+6*[.W575]-1)/6" table:style-name="ce1">
            <text:p>88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4" table:style-name="ce1">
            <text:p>574</text:p>
          </table:table-cell>
          <table:table-cell office:value-type="float" office:value="528115" table:style-name="ce1">
            <text:p>528115</text:p>
          </table:table-cell>
          <table:table-cell office:value-type="float" office:value="88593" table:formula="of:=([.X576]+6*[.W576]-1)/6" table:style-name="ce1">
            <text:p>885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5" table:style-name="ce1">
            <text:p>575</text:p>
          </table:table-cell>
          <table:table-cell office:value-type="float" office:value="529537" table:style-name="ce1">
            <text:p>529537</text:p>
          </table:table-cell>
          <table:table-cell office:value-type="float" office:value="88831" table:formula="of:=([.X577]+6*[.W577]-1)/6" table:style-name="ce1">
            <text:p>888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6" table:style-name="ce1">
            <text:p>576</text:p>
          </table:table-cell>
          <table:table-cell office:value-type="float" office:value="531127" table:style-name="ce1">
            <text:p>531127</text:p>
          </table:table-cell>
          <table:table-cell office:value-type="float" office:value="89097" table:formula="of:=([.X578]+6*[.W578]-1)/6" table:style-name="ce1">
            <text:p>890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7" table:style-name="ce1">
            <text:p>577</text:p>
          </table:table-cell>
          <table:table-cell office:value-type="float" office:value="531901" table:style-name="ce1">
            <text:p>531901</text:p>
          </table:table-cell>
          <table:table-cell office:value-type="float" office:value="89227" table:formula="of:=([.X579]+6*[.W579]-1)/6" table:style-name="ce1">
            <text:p>892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8" table:style-name="ce1">
            <text:p>578</text:p>
          </table:table-cell>
          <table:table-cell office:value-type="float" office:value="531955" table:style-name="ce1">
            <text:p>531955</text:p>
          </table:table-cell>
          <table:table-cell office:value-type="float" office:value="89237" table:formula="of:=([.X580]+6*[.W580]-1)/6" table:style-name="ce1">
            <text:p>892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79" table:style-name="ce1">
            <text:p>579</text:p>
          </table:table-cell>
          <table:table-cell office:value-type="float" office:value="532057" table:style-name="ce1">
            <text:p>532057</text:p>
          </table:table-cell>
          <table:table-cell office:value-type="float" office:value="89255" table:formula="of:=([.X581]+6*[.W581]-1)/6" table:style-name="ce1">
            <text:p>892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0" table:style-name="ce1">
            <text:p>580</text:p>
          </table:table-cell>
          <table:table-cell office:value-type="float" office:value="532231" table:style-name="ce1">
            <text:p>532231</text:p>
          </table:table-cell>
          <table:table-cell office:value-type="float" office:value="89285" table:formula="of:=([.X582]+6*[.W582]-1)/6" table:style-name="ce1">
            <text:p>892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1" table:style-name="ce1">
            <text:p>581</text:p>
          </table:table-cell>
          <table:table-cell office:value-type="float" office:value="532453" table:style-name="ce1">
            <text:p>532453</text:p>
          </table:table-cell>
          <table:table-cell office:value-type="float" office:value="89323" table:formula="of:=([.X583]+6*[.W583]-1)/6" table:style-name="ce1">
            <text:p>893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2" table:style-name="ce1">
            <text:p>582</text:p>
          </table:table-cell>
          <table:table-cell office:value-type="float" office:value="532675" table:style-name="ce1">
            <text:p>532675</text:p>
          </table:table-cell>
          <table:table-cell office:value-type="float" office:value="89361" table:formula="of:=([.X584]+6*[.W584]-1)/6" table:style-name="ce1">
            <text:p>893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3" table:style-name="ce1">
            <text:p>583</text:p>
          </table:table-cell>
          <table:table-cell office:value-type="float" office:value="532993" table:style-name="ce1">
            <text:p>532993</text:p>
          </table:table-cell>
          <table:table-cell office:value-type="float" office:value="89415" table:formula="of:=([.X585]+6*[.W585]-1)/6" table:style-name="ce1">
            <text:p>894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4" table:style-name="ce1">
            <text:p>584</text:p>
          </table:table-cell>
          <table:table-cell office:value-type="float" office:value="533503" table:style-name="ce1">
            <text:p>533503</text:p>
          </table:table-cell>
          <table:table-cell office:value-type="float" office:value="89501" table:formula="of:=([.X586]+6*[.W586]-1)/6" table:style-name="ce1">
            <text:p>895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5" table:style-name="ce1">
            <text:p>585</text:p>
          </table:table-cell>
          <table:table-cell office:value-type="float" office:value="534013" table:style-name="ce1">
            <text:p>534013</text:p>
          </table:table-cell>
          <table:table-cell office:value-type="float" office:value="89587" table:formula="of:=([.X587]+6*[.W587]-1)/6" table:style-name="ce1">
            <text:p>895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6" table:style-name="ce1">
            <text:p>586</text:p>
          </table:table-cell>
          <table:table-cell office:value-type="float" office:value="534331" table:style-name="ce1">
            <text:p>534331</text:p>
          </table:table-cell>
          <table:table-cell office:value-type="float" office:value="89641" table:formula="of:=([.X588]+6*[.W588]-1)/6" table:style-name="ce1">
            <text:p>896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7" table:style-name="ce1">
            <text:p>587</text:p>
          </table:table-cell>
          <table:table-cell office:value-type="float" office:value="534649" table:style-name="ce1">
            <text:p>534649</text:p>
          </table:table-cell>
          <table:table-cell office:value-type="float" office:value="89695" table:formula="of:=([.X589]+6*[.W589]-1)/6" table:style-name="ce1">
            <text:p>896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8" table:style-name="ce1">
            <text:p>588</text:p>
          </table:table-cell>
          <table:table-cell office:value-type="float" office:value="535207" table:style-name="ce1">
            <text:p>535207</text:p>
          </table:table-cell>
          <table:table-cell office:value-type="float" office:value="89789" table:formula="of:=([.X590]+6*[.W590]-1)/6" table:style-name="ce1">
            <text:p>897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89" table:style-name="ce1">
            <text:p>589</text:p>
          </table:table-cell>
          <table:table-cell office:value-type="float" office:value="536005" table:style-name="ce1">
            <text:p>536005</text:p>
          </table:table-cell>
          <table:table-cell office:value-type="float" office:value="89923" table:formula="of:=([.X591]+6*[.W591]-1)/6" table:style-name="ce1">
            <text:p>899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0" table:style-name="ce1">
            <text:p>590</text:p>
          </table:table-cell>
          <table:table-cell office:value-type="float" office:value="536851" table:style-name="ce1">
            <text:p>536851</text:p>
          </table:table-cell>
          <table:table-cell office:value-type="float" office:value="90065" table:formula="of:=([.X592]+6*[.W592]-1)/6" table:style-name="ce1">
            <text:p>900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1" table:style-name="ce1">
            <text:p>591</text:p>
          </table:table-cell>
          <table:table-cell office:value-type="float" office:value="537745" table:style-name="ce1">
            <text:p>537745</text:p>
          </table:table-cell>
          <table:table-cell office:value-type="float" office:value="90215" table:formula="of:=([.X593]+6*[.W593]-1)/6" table:style-name="ce1">
            <text:p>902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2" table:style-name="ce1">
            <text:p>592</text:p>
          </table:table-cell>
          <table:table-cell office:value-type="float" office:value="538927" table:style-name="ce1">
            <text:p>538927</text:p>
          </table:table-cell>
          <table:table-cell office:value-type="float" office:value="90413" table:formula="of:=([.X594]+6*[.W594]-1)/6" table:style-name="ce1">
            <text:p>904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3" table:style-name="ce1">
            <text:p>593</text:p>
          </table:table-cell>
          <table:table-cell office:value-type="float" office:value="540013" table:style-name="ce1">
            <text:p>540013</text:p>
          </table:table-cell>
          <table:table-cell office:value-type="float" office:value="90595" table:formula="of:=([.X595]+6*[.W595]-1)/6" table:style-name="ce1">
            <text:p>905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4" table:style-name="ce1">
            <text:p>594</text:p>
          </table:table-cell>
          <table:table-cell office:value-type="float" office:value="540523" table:style-name="ce1">
            <text:p>540523</text:p>
          </table:table-cell>
          <table:table-cell office:value-type="float" office:value="90681" table:formula="of:=([.X596]+6*[.W596]-1)/6" table:style-name="ce1">
            <text:p>906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5" table:style-name="ce1">
            <text:p>595</text:p>
          </table:table-cell>
          <table:table-cell office:value-type="float" office:value="540841" table:style-name="ce1">
            <text:p>540841</text:p>
          </table:table-cell>
          <table:table-cell office:value-type="float" office:value="90735" table:formula="of:=([.X597]+6*[.W597]-1)/6" table:style-name="ce1">
            <text:p>907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6" table:style-name="ce1">
            <text:p>596</text:p>
          </table:table-cell>
          <table:table-cell office:value-type="float" office:value="541399" table:style-name="ce1">
            <text:p>541399</text:p>
          </table:table-cell>
          <table:table-cell office:value-type="float" office:value="90829" table:formula="of:=([.X598]+6*[.W598]-1)/6" table:style-name="ce1">
            <text:p>908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7" table:style-name="ce1">
            <text:p>597</text:p>
          </table:table-cell>
          <table:table-cell office:value-type="float" office:value="542197" table:style-name="ce1">
            <text:p>542197</text:p>
          </table:table-cell>
          <table:table-cell office:value-type="float" office:value="90963" table:formula="of:=([.X599]+6*[.W599]-1)/6" table:style-name="ce1">
            <text:p>909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8" table:style-name="ce1">
            <text:p>598</text:p>
          </table:table-cell>
          <table:table-cell office:value-type="float" office:value="543091" table:style-name="ce1">
            <text:p>543091</text:p>
          </table:table-cell>
          <table:table-cell office:value-type="float" office:value="91113" table:formula="of:=([.X600]+6*[.W600]-1)/6" table:style-name="ce1">
            <text:p>911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599" table:style-name="ce1">
            <text:p>599</text:p>
          </table:table-cell>
          <table:table-cell office:value-type="float" office:value="544177" table:style-name="ce1">
            <text:p>544177</text:p>
          </table:table-cell>
          <table:table-cell office:value-type="float" office:value="91295" table:formula="of:=([.X601]+6*[.W601]-1)/6" table:style-name="ce1">
            <text:p>912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0" table:style-name="ce1">
            <text:p>600</text:p>
          </table:table-cell>
          <table:table-cell office:value-type="float" office:value="545839" table:style-name="ce1">
            <text:p>545839</text:p>
          </table:table-cell>
          <table:table-cell office:value-type="float" office:value="91573" table:formula="of:=([.X602]+6*[.W602]-1)/6" table:style-name="ce1">
            <text:p>915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1" table:style-name="ce1">
            <text:p>601</text:p>
          </table:table-cell>
          <table:table-cell office:value-type="float" office:value="547885" table:style-name="ce1">
            <text:p>547885</text:p>
          </table:table-cell>
          <table:table-cell office:value-type="float" office:value="91915" table:formula="of:=([.X603]+6*[.W603]-1)/6" table:style-name="ce1">
            <text:p>919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2" table:style-name="ce1">
            <text:p>602</text:p>
          </table:table-cell>
          <table:table-cell office:value-type="float" office:value="549499" table:style-name="ce1">
            <text:p>549499</text:p>
          </table:table-cell>
          <table:table-cell office:value-type="float" office:value="92185" table:formula="of:=([.X604]+6*[.W604]-1)/6" table:style-name="ce1">
            <text:p>921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3" table:style-name="ce1">
            <text:p>603</text:p>
          </table:table-cell>
          <table:table-cell office:value-type="float" office:value="550585" table:style-name="ce1">
            <text:p>550585</text:p>
          </table:table-cell>
          <table:table-cell office:value-type="float" office:value="92367" table:formula="of:=([.X605]+6*[.W605]-1)/6" table:style-name="ce1">
            <text:p>923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4" table:style-name="ce1">
            <text:p>604</text:p>
          </table:table-cell>
          <table:table-cell office:value-type="float" office:value="551959" table:style-name="ce1">
            <text:p>551959</text:p>
          </table:table-cell>
          <table:table-cell office:value-type="float" office:value="92597" table:formula="of:=([.X606]+6*[.W606]-1)/6" table:style-name="ce1">
            <text:p>925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5" table:style-name="ce1">
            <text:p>605</text:p>
          </table:table-cell>
          <table:table-cell office:value-type="float" office:value="554053" table:style-name="ce1">
            <text:p>554053</text:p>
          </table:table-cell>
          <table:table-cell office:value-type="float" office:value="92947" table:formula="of:=([.X607]+6*[.W607]-1)/6" table:style-name="ce1">
            <text:p>929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6" table:style-name="ce1">
            <text:p>606</text:p>
          </table:table-cell>
          <table:table-cell office:value-type="float" office:value="556387" table:style-name="ce1">
            <text:p>556387</text:p>
          </table:table-cell>
          <table:table-cell office:value-type="float" office:value="93337" table:formula="of:=([.X608]+6*[.W608]-1)/6" table:style-name="ce1">
            <text:p>933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7" table:style-name="ce1">
            <text:p>607</text:p>
          </table:table-cell>
          <table:table-cell office:value-type="float" office:value="558721" table:style-name="ce1">
            <text:p>558721</text:p>
          </table:table-cell>
          <table:table-cell office:value-type="float" office:value="93727" table:formula="of:=([.X609]+6*[.W609]-1)/6" table:style-name="ce1">
            <text:p>937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8" table:style-name="ce1">
            <text:p>608</text:p>
          </table:table-cell>
          <table:table-cell office:value-type="float" office:value="561439" table:style-name="ce1">
            <text:p>561439</text:p>
          </table:table-cell>
          <table:table-cell office:value-type="float" office:value="94181" table:formula="of:=([.X610]+6*[.W610]-1)/6" table:style-name="ce1">
            <text:p>941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09" table:style-name="ce1">
            <text:p>609</text:p>
          </table:table-cell>
          <table:table-cell office:value-type="float" office:value="563725" table:style-name="ce1">
            <text:p>563725</text:p>
          </table:table-cell>
          <table:table-cell office:value-type="float" office:value="94563" table:formula="of:=([.X611]+6*[.W611]-1)/6" table:style-name="ce1">
            <text:p>945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0" table:style-name="ce1">
            <text:p>610</text:p>
          </table:table-cell>
          <table:table-cell office:value-type="float" office:value="564595" table:style-name="ce1">
            <text:p>564595</text:p>
          </table:table-cell>
          <table:table-cell office:value-type="float" office:value="94709" table:formula="of:=([.X612]+6*[.W612]-1)/6" table:style-name="ce1">
            <text:p>947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1" table:style-name="ce1">
            <text:p>611</text:p>
          </table:table-cell>
          <table:table-cell office:value-type="float" office:value="564841" table:style-name="ce1">
            <text:p>564841</text:p>
          </table:table-cell>
          <table:table-cell office:value-type="float" office:value="94751" table:formula="of:=([.X613]+6*[.W613]-1)/6" table:style-name="ce1">
            <text:p>94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2" table:style-name="ce1">
            <text:p>612</text:p>
          </table:table-cell>
          <table:table-cell office:value-type="float" office:value="565279" table:style-name="ce1">
            <text:p>565279</text:p>
          </table:table-cell>
          <table:table-cell office:value-type="float" office:value="94825" table:formula="of:=([.X614]+6*[.W614]-1)/6" table:style-name="ce1">
            <text:p>948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3" table:style-name="ce1">
            <text:p>613</text:p>
          </table:table-cell>
          <table:table-cell office:value-type="float" office:value="565885" table:style-name="ce1">
            <text:p>565885</text:p>
          </table:table-cell>
          <table:table-cell office:value-type="float" office:value="94927" table:formula="of:=([.X615]+6*[.W615]-1)/6" table:style-name="ce1">
            <text:p>949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4" table:style-name="ce1">
            <text:p>614</text:p>
          </table:table-cell>
          <table:table-cell office:value-type="float" office:value="566539" table:style-name="ce1">
            <text:p>566539</text:p>
          </table:table-cell>
          <table:table-cell office:value-type="float" office:value="95037" table:formula="of:=([.X616]+6*[.W616]-1)/6" table:style-name="ce1">
            <text:p>950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5" table:style-name="ce1">
            <text:p>615</text:p>
          </table:table-cell>
          <table:table-cell office:value-type="float" office:value="567385" table:style-name="ce1">
            <text:p>567385</text:p>
          </table:table-cell>
          <table:table-cell office:value-type="float" office:value="95179" table:formula="of:=([.X617]+6*[.W617]-1)/6" table:style-name="ce1">
            <text:p>951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6" table:style-name="ce1">
            <text:p>616</text:p>
          </table:table-cell>
          <table:table-cell office:value-type="float" office:value="568711" table:style-name="ce1">
            <text:p>568711</text:p>
          </table:table-cell>
          <table:table-cell office:value-type="float" office:value="95401" table:formula="of:=([.X618]+6*[.W618]-1)/6" table:style-name="ce1">
            <text:p>954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7" table:style-name="ce1">
            <text:p>617</text:p>
          </table:table-cell>
          <table:table-cell office:value-type="float" office:value="570229" table:style-name="ce1">
            <text:p>570229</text:p>
          </table:table-cell>
          <table:table-cell office:value-type="float" office:value="95655" table:formula="of:=([.X619]+6*[.W619]-1)/6" table:style-name="ce1">
            <text:p>956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8" table:style-name="ce1">
            <text:p>618</text:p>
          </table:table-cell>
          <table:table-cell office:value-type="float" office:value="571363" table:style-name="ce1">
            <text:p>571363</text:p>
          </table:table-cell>
          <table:table-cell office:value-type="float" office:value="95845" table:formula="of:=([.X620]+6*[.W620]-1)/6" table:style-name="ce1">
            <text:p>958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19" table:style-name="ce1">
            <text:p>619</text:p>
          </table:table-cell>
          <table:table-cell office:value-type="float" office:value="572305" table:style-name="ce1">
            <text:p>572305</text:p>
          </table:table-cell>
          <table:table-cell office:value-type="float" office:value="96003" table:formula="of:=([.X621]+6*[.W621]-1)/6" table:style-name="ce1">
            <text:p>960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0" table:style-name="ce1">
            <text:p>620</text:p>
          </table:table-cell>
          <table:table-cell office:value-type="float" office:value="573727" table:style-name="ce1">
            <text:p>573727</text:p>
          </table:table-cell>
          <table:table-cell office:value-type="float" office:value="96241" table:formula="of:=([.X622]+6*[.W622]-1)/6" table:style-name="ce1">
            <text:p>962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1" table:style-name="ce1">
            <text:p>621</text:p>
          </table:table-cell>
          <table:table-cell office:value-type="float" office:value="575869" table:style-name="ce1">
            <text:p>575869</text:p>
          </table:table-cell>
          <table:table-cell office:value-type="float" office:value="96599" table:formula="of:=([.X623]+6*[.W623]-1)/6" table:style-name="ce1">
            <text:p>965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2" table:style-name="ce1">
            <text:p>622</text:p>
          </table:table-cell>
          <table:table-cell office:value-type="float" office:value="578347" table:style-name="ce1">
            <text:p>578347</text:p>
          </table:table-cell>
          <table:table-cell office:value-type="float" office:value="97013" table:formula="of:=([.X624]+6*[.W624]-1)/6" table:style-name="ce1">
            <text:p>970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3" table:style-name="ce1">
            <text:p>623</text:p>
          </table:table-cell>
          <table:table-cell office:value-type="float" office:value="580969" table:style-name="ce1">
            <text:p>580969</text:p>
          </table:table-cell>
          <table:table-cell office:value-type="float" office:value="97451" table:formula="of:=([.X625]+6*[.W625]-1)/6" table:style-name="ce1">
            <text:p>974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4" table:style-name="ce1">
            <text:p>624</text:p>
          </table:table-cell>
          <table:table-cell office:value-type="float" office:value="584215" table:style-name="ce1">
            <text:p>584215</text:p>
          </table:table-cell>
          <table:table-cell office:value-type="float" office:value="97993" table:formula="of:=([.X626]+6*[.W626]-1)/6" table:style-name="ce1">
            <text:p>979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5" table:style-name="ce1">
            <text:p>625</text:p>
          </table:table-cell>
          <table:table-cell office:value-type="float" office:value="587557" table:style-name="ce1">
            <text:p>587557</text:p>
          </table:table-cell>
          <table:table-cell office:value-type="float" office:value="98551" table:formula="of:=([.X627]+6*[.W627]-1)/6" table:style-name="ce1">
            <text:p>985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6" table:style-name="ce1">
            <text:p>626</text:p>
          </table:table-cell>
          <table:table-cell office:value-type="float" office:value="589555" table:style-name="ce1">
            <text:p>589555</text:p>
          </table:table-cell>
          <table:table-cell office:value-type="float" office:value="98885" table:formula="of:=([.X628]+6*[.W628]-1)/6" table:style-name="ce1">
            <text:p>988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7" table:style-name="ce1">
            <text:p>627</text:p>
          </table:table-cell>
          <table:table-cell office:value-type="float" office:value="590449" table:style-name="ce1">
            <text:p>590449</text:p>
          </table:table-cell>
          <table:table-cell office:value-type="float" office:value="99035" table:formula="of:=([.X629]+6*[.W629]-1)/6" table:style-name="ce1">
            <text:p>990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8" table:style-name="ce1">
            <text:p>628</text:p>
          </table:table-cell>
          <table:table-cell office:value-type="float" office:value="591487" table:style-name="ce1">
            <text:p>591487</text:p>
          </table:table-cell>
          <table:table-cell office:value-type="float" office:value="99209" table:formula="of:=([.X630]+6*[.W630]-1)/6" table:style-name="ce1">
            <text:p>992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29" table:style-name="ce1">
            <text:p>629</text:p>
          </table:table-cell>
          <table:table-cell office:value-type="float" office:value="592981" table:style-name="ce1">
            <text:p>592981</text:p>
          </table:table-cell>
          <table:table-cell office:value-type="float" office:value="99459" table:formula="of:=([.X631]+6*[.W631]-1)/6" table:style-name="ce1">
            <text:p>994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0" table:style-name="ce1">
            <text:p>630</text:p>
          </table:table-cell>
          <table:table-cell office:value-type="float" office:value="594691" table:style-name="ce1">
            <text:p>594691</text:p>
          </table:table-cell>
          <table:table-cell office:value-type="float" office:value="99745" table:formula="of:=([.X632]+6*[.W632]-1)/6" table:style-name="ce1">
            <text:p>997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1" table:style-name="ce1">
            <text:p>631</text:p>
          </table:table-cell>
          <table:table-cell office:value-type="float" office:value="596833" table:style-name="ce1">
            <text:p>596833</text:p>
          </table:table-cell>
          <table:table-cell office:value-type="float" office:value="100103" table:formula="of:=([.X633]+6*[.W633]-1)/6" table:style-name="ce1">
            <text:p>1001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2" table:style-name="ce1">
            <text:p>632</text:p>
          </table:table-cell>
          <table:table-cell office:value-type="float" office:value="600031" table:style-name="ce1">
            <text:p>600031</text:p>
          </table:table-cell>
          <table:table-cell office:value-type="float" office:value="100637" table:formula="of:=([.X634]+6*[.W634]-1)/6" table:style-name="ce1">
            <text:p>1006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3" table:style-name="ce1">
            <text:p>633</text:p>
          </table:table-cell>
          <table:table-cell office:value-type="float" office:value="603901" table:style-name="ce1">
            <text:p>603901</text:p>
          </table:table-cell>
          <table:table-cell office:value-type="float" office:value="101283" table:formula="of:=([.X635]+6*[.W635]-1)/6" table:style-name="ce1">
            <text:p>1012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4" table:style-name="ce1">
            <text:p>634</text:p>
          </table:table-cell>
          <table:table-cell office:value-type="float" office:value="606907" table:style-name="ce1">
            <text:p>606907</text:p>
          </table:table-cell>
          <table:table-cell office:value-type="float" office:value="101785" table:formula="of:=([.X636]+6*[.W636]-1)/6" table:style-name="ce1">
            <text:p>1017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5" table:style-name="ce1">
            <text:p>635</text:p>
          </table:table-cell>
          <table:table-cell office:value-type="float" office:value="608905" table:style-name="ce1">
            <text:p>608905</text:p>
          </table:table-cell>
          <table:table-cell office:value-type="float" office:value="102119" table:formula="of:=([.X637]+6*[.W637]-1)/6" table:style-name="ce1">
            <text:p>1021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6" table:style-name="ce1">
            <text:p>636</text:p>
          </table:table-cell>
          <table:table-cell office:value-type="float" office:value="611335" table:style-name="ce1">
            <text:p>611335</text:p>
          </table:table-cell>
          <table:table-cell office:value-type="float" office:value="102525" table:formula="of:=([.X638]+6*[.W638]-1)/6" table:style-name="ce1">
            <text:p>1025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7" table:style-name="ce1">
            <text:p>637</text:p>
          </table:table-cell>
          <table:table-cell office:value-type="float" office:value="614797" table:style-name="ce1">
            <text:p>614797</text:p>
          </table:table-cell>
          <table:table-cell office:value-type="float" office:value="103103" table:formula="of:=([.X639]+6*[.W639]-1)/6" table:style-name="ce1">
            <text:p>1031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8" table:style-name="ce1">
            <text:p>638</text:p>
          </table:table-cell>
          <table:table-cell office:value-type="float" office:value="618163" table:style-name="ce1">
            <text:p>618163</text:p>
          </table:table-cell>
          <table:table-cell office:value-type="float" office:value="103665" table:formula="of:=([.X640]+6*[.W640]-1)/6" table:style-name="ce1">
            <text:p>1036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39" table:style-name="ce1">
            <text:p>639</text:p>
          </table:table-cell>
          <table:table-cell office:value-type="float" office:value="621337" table:style-name="ce1">
            <text:p>621337</text:p>
          </table:table-cell>
          <table:table-cell office:value-type="float" office:value="104195" table:formula="of:=([.X641]+6*[.W641]-1)/6" table:style-name="ce1">
            <text:p>1041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0" table:style-name="ce1">
            <text:p>640</text:p>
          </table:table-cell>
          <table:table-cell office:value-type="float" office:value="624631" table:style-name="ce1">
            <text:p>624631</text:p>
          </table:table-cell>
          <table:table-cell office:value-type="float" office:value="104745" table:formula="of:=([.X642]+6*[.W642]-1)/6" table:style-name="ce1">
            <text:p>1047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1" table:style-name="ce1">
            <text:p>641</text:p>
          </table:table-cell>
          <table:table-cell office:value-type="float" office:value="626173" table:style-name="ce1">
            <text:p>626173</text:p>
          </table:table-cell>
          <table:table-cell office:value-type="float" office:value="105003" table:formula="of:=([.X643]+6*[.W643]-1)/6" table:style-name="ce1">
            <text:p>1050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2" table:style-name="ce1">
            <text:p>642</text:p>
          </table:table-cell>
          <table:table-cell office:value-type="float" office:value="626227" table:style-name="ce1">
            <text:p>626227</text:p>
          </table:table-cell>
          <table:table-cell office:value-type="float" office:value="105013" table:formula="of:=([.X644]+6*[.W644]-1)/6" table:style-name="ce1">
            <text:p>1050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3" table:style-name="ce1">
            <text:p>643</text:p>
          </table:table-cell>
          <table:table-cell office:value-type="float" office:value="626329" table:style-name="ce1">
            <text:p>626329</text:p>
          </table:table-cell>
          <table:table-cell office:value-type="float" office:value="105031" table:formula="of:=([.X645]+6*[.W645]-1)/6" table:style-name="ce1">
            <text:p>1050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4" table:style-name="ce1">
            <text:p>644</text:p>
          </table:table-cell>
          <table:table-cell office:value-type="float" office:value="626503" table:style-name="ce1">
            <text:p>626503</text:p>
          </table:table-cell>
          <table:table-cell office:value-type="float" office:value="105061" table:formula="of:=([.X646]+6*[.W646]-1)/6" table:style-name="ce1">
            <text:p>1050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5" table:style-name="ce1">
            <text:p>645</text:p>
          </table:table-cell>
          <table:table-cell office:value-type="float" office:value="626725" table:style-name="ce1">
            <text:p>626725</text:p>
          </table:table-cell>
          <table:table-cell office:value-type="float" office:value="105099" table:formula="of:=([.X647]+6*[.W647]-1)/6" table:style-name="ce1">
            <text:p>1050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6" table:style-name="ce1">
            <text:p>646</text:p>
          </table:table-cell>
          <table:table-cell office:value-type="float" office:value="626947" table:style-name="ce1">
            <text:p>626947</text:p>
          </table:table-cell>
          <table:table-cell office:value-type="float" office:value="105137" table:formula="of:=([.X648]+6*[.W648]-1)/6" table:style-name="ce1">
            <text:p>1051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7" table:style-name="ce1">
            <text:p>647</text:p>
          </table:table-cell>
          <table:table-cell office:value-type="float" office:value="627265" table:style-name="ce1">
            <text:p>627265</text:p>
          </table:table-cell>
          <table:table-cell office:value-type="float" office:value="105191" table:formula="of:=([.X649]+6*[.W649]-1)/6" table:style-name="ce1">
            <text:p>1051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8" table:style-name="ce1">
            <text:p>648</text:p>
          </table:table-cell>
          <table:table-cell office:value-type="float" office:value="627775" table:style-name="ce1">
            <text:p>627775</text:p>
          </table:table-cell>
          <table:table-cell office:value-type="float" office:value="105277" table:formula="of:=([.X650]+6*[.W650]-1)/6" table:style-name="ce1">
            <text:p>1052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49" table:style-name="ce1">
            <text:p>649</text:p>
          </table:table-cell>
          <table:table-cell office:value-type="float" office:value="628285" table:style-name="ce1">
            <text:p>628285</text:p>
          </table:table-cell>
          <table:table-cell office:value-type="float" office:value="105363" table:formula="of:=([.X651]+6*[.W651]-1)/6" table:style-name="ce1">
            <text:p>1053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0" table:style-name="ce1">
            <text:p>650</text:p>
          </table:table-cell>
          <table:table-cell office:value-type="float" office:value="628603" table:style-name="ce1">
            <text:p>628603</text:p>
          </table:table-cell>
          <table:table-cell office:value-type="float" office:value="105417" table:formula="of:=([.X652]+6*[.W652]-1)/6" table:style-name="ce1">
            <text:p>1054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1" table:style-name="ce1">
            <text:p>651</text:p>
          </table:table-cell>
          <table:table-cell office:value-type="float" office:value="628921" table:style-name="ce1">
            <text:p>628921</text:p>
          </table:table-cell>
          <table:table-cell office:value-type="float" office:value="105471" table:formula="of:=([.X653]+6*[.W653]-1)/6" table:style-name="ce1">
            <text:p>1054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2" table:style-name="ce1">
            <text:p>652</text:p>
          </table:table-cell>
          <table:table-cell office:value-type="float" office:value="629479" table:style-name="ce1">
            <text:p>629479</text:p>
          </table:table-cell>
          <table:table-cell office:value-type="float" office:value="105565" table:formula="of:=([.X654]+6*[.W654]-1)/6" table:style-name="ce1">
            <text:p>1055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3" table:style-name="ce1">
            <text:p>653</text:p>
          </table:table-cell>
          <table:table-cell office:value-type="float" office:value="630277" table:style-name="ce1">
            <text:p>630277</text:p>
          </table:table-cell>
          <table:table-cell office:value-type="float" office:value="105699" table:formula="of:=([.X655]+6*[.W655]-1)/6" table:style-name="ce1">
            <text:p>1056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4" table:style-name="ce1">
            <text:p>654</text:p>
          </table:table-cell>
          <table:table-cell office:value-type="float" office:value="631123" table:style-name="ce1">
            <text:p>631123</text:p>
          </table:table-cell>
          <table:table-cell office:value-type="float" office:value="105841" table:formula="of:=([.X656]+6*[.W656]-1)/6" table:style-name="ce1">
            <text:p>1058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5" table:style-name="ce1">
            <text:p>655</text:p>
          </table:table-cell>
          <table:table-cell office:value-type="float" office:value="632017" table:style-name="ce1">
            <text:p>632017</text:p>
          </table:table-cell>
          <table:table-cell office:value-type="float" office:value="105991" table:formula="of:=([.X657]+6*[.W657]-1)/6" table:style-name="ce1">
            <text:p>1059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6" table:style-name="ce1">
            <text:p>656</text:p>
          </table:table-cell>
          <table:table-cell office:value-type="float" office:value="633199" table:style-name="ce1">
            <text:p>633199</text:p>
          </table:table-cell>
          <table:table-cell office:value-type="float" office:value="106189" table:formula="of:=([.X658]+6*[.W658]-1)/6" table:style-name="ce1">
            <text:p>1061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7" table:style-name="ce1">
            <text:p>657</text:p>
          </table:table-cell>
          <table:table-cell office:value-type="float" office:value="634285" table:style-name="ce1">
            <text:p>634285</text:p>
          </table:table-cell>
          <table:table-cell office:value-type="float" office:value="106371" table:formula="of:=([.X659]+6*[.W659]-1)/6" table:style-name="ce1">
            <text:p>1063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8" table:style-name="ce1">
            <text:p>658</text:p>
          </table:table-cell>
          <table:table-cell office:value-type="float" office:value="634795" table:style-name="ce1">
            <text:p>634795</text:p>
          </table:table-cell>
          <table:table-cell office:value-type="float" office:value="106457" table:formula="of:=([.X660]+6*[.W660]-1)/6" table:style-name="ce1">
            <text:p>1064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59" table:style-name="ce1">
            <text:p>659</text:p>
          </table:table-cell>
          <table:table-cell office:value-type="float" office:value="635113" table:style-name="ce1">
            <text:p>635113</text:p>
          </table:table-cell>
          <table:table-cell office:value-type="float" office:value="106511" table:formula="of:=([.X661]+6*[.W661]-1)/6" table:style-name="ce1">
            <text:p>1065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0" table:style-name="ce1">
            <text:p>660</text:p>
          </table:table-cell>
          <table:table-cell office:value-type="float" office:value="635671" table:style-name="ce1">
            <text:p>635671</text:p>
          </table:table-cell>
          <table:table-cell office:value-type="float" office:value="106605" table:formula="of:=([.X662]+6*[.W662]-1)/6" table:style-name="ce1">
            <text:p>1066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1" table:style-name="ce1">
            <text:p>661</text:p>
          </table:table-cell>
          <table:table-cell office:value-type="float" office:value="636469" table:style-name="ce1">
            <text:p>636469</text:p>
          </table:table-cell>
          <table:table-cell office:value-type="float" office:value="106739" table:formula="of:=([.X663]+6*[.W663]-1)/6" table:style-name="ce1">
            <text:p>1067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2" table:style-name="ce1">
            <text:p>662</text:p>
          </table:table-cell>
          <table:table-cell office:value-type="float" office:value="637363" table:style-name="ce1">
            <text:p>637363</text:p>
          </table:table-cell>
          <table:table-cell office:value-type="float" office:value="106889" table:formula="of:=([.X664]+6*[.W664]-1)/6" table:style-name="ce1">
            <text:p>106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3" table:style-name="ce1">
            <text:p>663</text:p>
          </table:table-cell>
          <table:table-cell office:value-type="float" office:value="638449" table:style-name="ce1">
            <text:p>638449</text:p>
          </table:table-cell>
          <table:table-cell office:value-type="float" office:value="107071" table:formula="of:=([.X665]+6*[.W665]-1)/6" table:style-name="ce1">
            <text:p>1070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4" table:style-name="ce1">
            <text:p>664</text:p>
          </table:table-cell>
          <table:table-cell office:value-type="float" office:value="640111" table:style-name="ce1">
            <text:p>640111</text:p>
          </table:table-cell>
          <table:table-cell office:value-type="float" office:value="107349" table:formula="of:=([.X666]+6*[.W666]-1)/6" table:style-name="ce1">
            <text:p>1073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5" table:style-name="ce1">
            <text:p>665</text:p>
          </table:table-cell>
          <table:table-cell office:value-type="float" office:value="642157" table:style-name="ce1">
            <text:p>642157</text:p>
          </table:table-cell>
          <table:table-cell office:value-type="float" office:value="107691" table:formula="of:=([.X667]+6*[.W667]-1)/6" table:style-name="ce1">
            <text:p>1076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6" table:style-name="ce1">
            <text:p>666</text:p>
          </table:table-cell>
          <table:table-cell office:value-type="float" office:value="643771" table:style-name="ce1">
            <text:p>643771</text:p>
          </table:table-cell>
          <table:table-cell office:value-type="float" office:value="107961" table:formula="of:=([.X668]+6*[.W668]-1)/6" table:style-name="ce1">
            <text:p>1079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7" table:style-name="ce1">
            <text:p>667</text:p>
          </table:table-cell>
          <table:table-cell office:value-type="float" office:value="644857" table:style-name="ce1">
            <text:p>644857</text:p>
          </table:table-cell>
          <table:table-cell office:value-type="float" office:value="108143" table:formula="of:=([.X669]+6*[.W669]-1)/6" table:style-name="ce1">
            <text:p>1081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8" table:style-name="ce1">
            <text:p>668</text:p>
          </table:table-cell>
          <table:table-cell office:value-type="float" office:value="646231" table:style-name="ce1">
            <text:p>646231</text:p>
          </table:table-cell>
          <table:table-cell office:value-type="float" office:value="108373" table:formula="of:=([.X670]+6*[.W670]-1)/6" table:style-name="ce1">
            <text:p>1083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69" table:style-name="ce1">
            <text:p>669</text:p>
          </table:table-cell>
          <table:table-cell office:value-type="float" office:value="648325" table:style-name="ce1">
            <text:p>648325</text:p>
          </table:table-cell>
          <table:table-cell office:value-type="float" office:value="108723" table:formula="of:=([.X671]+6*[.W671]-1)/6" table:style-name="ce1">
            <text:p>1087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0" table:style-name="ce1">
            <text:p>670</text:p>
          </table:table-cell>
          <table:table-cell office:value-type="float" office:value="650659" table:style-name="ce1">
            <text:p>650659</text:p>
          </table:table-cell>
          <table:table-cell office:value-type="float" office:value="109113" table:formula="of:=([.X672]+6*[.W672]-1)/6" table:style-name="ce1">
            <text:p>1091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1" table:style-name="ce1">
            <text:p>671</text:p>
          </table:table-cell>
          <table:table-cell office:value-type="float" office:value="652993" table:style-name="ce1">
            <text:p>652993</text:p>
          </table:table-cell>
          <table:table-cell office:value-type="float" office:value="109503" table:formula="of:=([.X673]+6*[.W673]-1)/6" table:style-name="ce1">
            <text:p>1095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2" table:style-name="ce1">
            <text:p>672</text:p>
          </table:table-cell>
          <table:table-cell office:value-type="float" office:value="655711" table:style-name="ce1">
            <text:p>655711</text:p>
          </table:table-cell>
          <table:table-cell office:value-type="float" office:value="109957" table:formula="of:=([.X674]+6*[.W674]-1)/6" table:style-name="ce1">
            <text:p>1099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3" table:style-name="ce1">
            <text:p>673</text:p>
          </table:table-cell>
          <table:table-cell office:value-type="float" office:value="657997" table:style-name="ce1">
            <text:p>657997</text:p>
          </table:table-cell>
          <table:table-cell office:value-type="float" office:value="110339" table:formula="of:=([.X675]+6*[.W675]-1)/6" table:style-name="ce1">
            <text:p>1103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4" table:style-name="ce1">
            <text:p>674</text:p>
          </table:table-cell>
          <table:table-cell office:value-type="float" office:value="658891" table:style-name="ce1">
            <text:p>658891</text:p>
          </table:table-cell>
          <table:table-cell office:value-type="float" office:value="110489" table:formula="of:=([.X676]+6*[.W676]-1)/6" table:style-name="ce1">
            <text:p>1104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5" table:style-name="ce1">
            <text:p>675</text:p>
          </table:table-cell>
          <table:table-cell office:value-type="float" office:value="659209" table:style-name="ce1">
            <text:p>659209</text:p>
          </table:table-cell>
          <table:table-cell office:value-type="float" office:value="110543" table:formula="of:=([.X677]+6*[.W677]-1)/6" table:style-name="ce1">
            <text:p>11054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6" table:style-name="ce1">
            <text:p>676</text:p>
          </table:table-cell>
          <table:table-cell office:value-type="float" office:value="659767" table:style-name="ce1">
            <text:p>659767</text:p>
          </table:table-cell>
          <table:table-cell office:value-type="float" office:value="110637" table:formula="of:=([.X678]+6*[.W678]-1)/6" table:style-name="ce1">
            <text:p>1106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7" table:style-name="ce1">
            <text:p>677</text:p>
          </table:table-cell>
          <table:table-cell office:value-type="float" office:value="660565" table:style-name="ce1">
            <text:p>660565</text:p>
          </table:table-cell>
          <table:table-cell office:value-type="float" office:value="110771" table:formula="of:=([.X679]+6*[.W679]-1)/6" table:style-name="ce1">
            <text:p>11077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8" table:style-name="ce1">
            <text:p>678</text:p>
          </table:table-cell>
          <table:table-cell office:value-type="float" office:value="661459" table:style-name="ce1">
            <text:p>661459</text:p>
          </table:table-cell>
          <table:table-cell office:value-type="float" office:value="110921" table:formula="of:=([.X680]+6*[.W680]-1)/6" table:style-name="ce1">
            <text:p>1109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79" table:style-name="ce1">
            <text:p>679</text:p>
          </table:table-cell>
          <table:table-cell office:value-type="float" office:value="662545" table:style-name="ce1">
            <text:p>662545</text:p>
          </table:table-cell>
          <table:table-cell office:value-type="float" office:value="111103" table:formula="of:=([.X681]+6*[.W681]-1)/6" table:style-name="ce1">
            <text:p>1111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0" table:style-name="ce1">
            <text:p>680</text:p>
          </table:table-cell>
          <table:table-cell office:value-type="float" office:value="664207" table:style-name="ce1">
            <text:p>664207</text:p>
          </table:table-cell>
          <table:table-cell office:value-type="float" office:value="111381" table:formula="of:=([.X682]+6*[.W682]-1)/6" table:style-name="ce1">
            <text:p>1113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1" table:style-name="ce1">
            <text:p>681</text:p>
          </table:table-cell>
          <table:table-cell office:value-type="float" office:value="666253" table:style-name="ce1">
            <text:p>666253</text:p>
          </table:table-cell>
          <table:table-cell office:value-type="float" office:value="111723" table:formula="of:=([.X683]+6*[.W683]-1)/6" table:style-name="ce1">
            <text:p>1117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2" table:style-name="ce1">
            <text:p>682</text:p>
          </table:table-cell>
          <table:table-cell office:value-type="float" office:value="667915" table:style-name="ce1">
            <text:p>667915</text:p>
          </table:table-cell>
          <table:table-cell office:value-type="float" office:value="112001" table:formula="of:=([.X684]+6*[.W684]-1)/6" table:style-name="ce1">
            <text:p>112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3" table:style-name="ce1">
            <text:p>683</text:p>
          </table:table-cell>
          <table:table-cell office:value-type="float" office:value="669193" table:style-name="ce1">
            <text:p>669193</text:p>
          </table:table-cell>
          <table:table-cell office:value-type="float" office:value="112215" table:formula="of:=([.X685]+6*[.W685]-1)/6" table:style-name="ce1">
            <text:p>1122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4" table:style-name="ce1">
            <text:p>684</text:p>
          </table:table-cell>
          <table:table-cell office:value-type="float" office:value="670951" table:style-name="ce1">
            <text:p>670951</text:p>
          </table:table-cell>
          <table:table-cell office:value-type="float" office:value="112509" table:formula="of:=([.X686]+6*[.W686]-1)/6" table:style-name="ce1">
            <text:p>1125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5" table:style-name="ce1">
            <text:p>685</text:p>
          </table:table-cell>
          <table:table-cell office:value-type="float" office:value="673669" table:style-name="ce1">
            <text:p>673669</text:p>
          </table:table-cell>
          <table:table-cell office:value-type="float" office:value="112963" table:formula="of:=([.X687]+6*[.W687]-1)/6" table:style-name="ce1">
            <text:p>1129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6" table:style-name="ce1">
            <text:p>686</text:p>
          </table:table-cell>
          <table:table-cell office:value-type="float" office:value="676963" table:style-name="ce1">
            <text:p>676963</text:p>
          </table:table-cell>
          <table:table-cell office:value-type="float" office:value="113513" table:formula="of:=([.X688]+6*[.W688]-1)/6" table:style-name="ce1">
            <text:p>1135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7" table:style-name="ce1">
            <text:p>687</text:p>
          </table:table-cell>
          <table:table-cell office:value-type="float" office:value="680449" table:style-name="ce1">
            <text:p>680449</text:p>
          </table:table-cell>
          <table:table-cell office:value-type="float" office:value="114095" table:formula="of:=([.X689]+6*[.W689]-1)/6" table:style-name="ce1">
            <text:p>1140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8" table:style-name="ce1">
            <text:p>688</text:p>
          </table:table-cell>
          <table:table-cell office:value-type="float" office:value="684607" table:style-name="ce1">
            <text:p>684607</text:p>
          </table:table-cell>
          <table:table-cell office:value-type="float" office:value="114789" table:formula="of:=([.X690]+6*[.W690]-1)/6" table:style-name="ce1">
            <text:p>1147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89" table:style-name="ce1">
            <text:p>689</text:p>
          </table:table-cell>
          <table:table-cell office:value-type="float" office:value="689149" table:style-name="ce1">
            <text:p>689149</text:p>
          </table:table-cell>
          <table:table-cell office:value-type="float" office:value="115547" table:formula="of:=([.X691]+6*[.W691]-1)/6" table:style-name="ce1">
            <text:p>1155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0" table:style-name="ce1">
            <text:p>690</text:p>
          </table:table-cell>
          <table:table-cell office:value-type="float" office:value="692299" table:style-name="ce1">
            <text:p>692299</text:p>
          </table:table-cell>
          <table:table-cell office:value-type="float" office:value="116073" table:formula="of:=([.X692]+6*[.W692]-1)/6" table:style-name="ce1">
            <text:p>1160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1" table:style-name="ce1">
            <text:p>691</text:p>
          </table:table-cell>
          <table:table-cell office:value-type="float" office:value="693769" table:style-name="ce1">
            <text:p>693769</text:p>
          </table:table-cell>
          <table:table-cell office:value-type="float" office:value="116319" table:formula="of:=([.X693]+6*[.W693]-1)/6" table:style-name="ce1">
            <text:p>1163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2" table:style-name="ce1">
            <text:p>692</text:p>
          </table:table-cell>
          <table:table-cell office:value-type="float" office:value="695143" table:style-name="ce1">
            <text:p>695143</text:p>
          </table:table-cell>
          <table:table-cell office:value-type="float" office:value="116549" table:formula="of:=([.X694]+6*[.W694]-1)/6" table:style-name="ce1">
            <text:p>1165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3" table:style-name="ce1">
            <text:p>693</text:p>
          </table:table-cell>
          <table:table-cell office:value-type="float" office:value="697237" table:style-name="ce1">
            <text:p>697237</text:p>
          </table:table-cell>
          <table:table-cell office:value-type="float" office:value="116899" table:formula="of:=([.X695]+6*[.W695]-1)/6" table:style-name="ce1">
            <text:p>1168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4" table:style-name="ce1">
            <text:p>694</text:p>
          </table:table-cell>
          <table:table-cell office:value-type="float" office:value="699763" table:style-name="ce1">
            <text:p>699763</text:p>
          </table:table-cell>
          <table:table-cell office:value-type="float" office:value="117321" table:formula="of:=([.X696]+6*[.W696]-1)/6" table:style-name="ce1">
            <text:p>1173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5" table:style-name="ce1">
            <text:p>695</text:p>
          </table:table-cell>
          <table:table-cell office:value-type="float" office:value="702769" table:style-name="ce1">
            <text:p>702769</text:p>
          </table:table-cell>
          <table:table-cell office:value-type="float" office:value="117823" table:formula="of:=([.X697]+6*[.W697]-1)/6" table:style-name="ce1">
            <text:p>1178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6" table:style-name="ce1">
            <text:p>696</text:p>
          </table:table-cell>
          <table:table-cell office:value-type="float" office:value="707119" table:style-name="ce1">
            <text:p>707119</text:p>
          </table:table-cell>
          <table:table-cell office:value-type="float" office:value="118549" table:formula="of:=([.X698]+6*[.W698]-1)/6" table:style-name="ce1">
            <text:p>1185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7" table:style-name="ce1">
            <text:p>697</text:p>
          </table:table-cell>
          <table:table-cell office:value-type="float" office:value="712813" table:style-name="ce1">
            <text:p>712813</text:p>
          </table:table-cell>
          <table:table-cell office:value-type="float" office:value="119499" table:formula="of:=([.X699]+6*[.W699]-1)/6" table:style-name="ce1">
            <text:p>1194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8" table:style-name="ce1">
            <text:p>698</text:p>
          </table:table-cell>
          <table:table-cell office:value-type="float" office:value="717931" table:style-name="ce1">
            <text:p>717931</text:p>
          </table:table-cell>
          <table:table-cell office:value-type="float" office:value="120353" table:formula="of:=([.X700]+6*[.W700]-1)/6" table:style-name="ce1">
            <text:p>1203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699" table:style-name="ce1">
            <text:p>699</text:p>
          </table:table-cell>
          <table:table-cell office:value-type="float" office:value="721417" table:style-name="ce1">
            <text:p>721417</text:p>
          </table:table-cell>
          <table:table-cell office:value-type="float" office:value="120935" table:formula="of:=([.X701]+6*[.W701]-1)/6" table:style-name="ce1">
            <text:p>1209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0" table:style-name="ce1">
            <text:p>700</text:p>
          </table:table-cell>
          <table:table-cell office:value-type="float" office:value="724903" table:style-name="ce1">
            <text:p>724903</text:p>
          </table:table-cell>
          <table:table-cell office:value-type="float" office:value="121517" table:formula="of:=([.X702]+6*[.W702]-1)/6" table:style-name="ce1">
            <text:p>1215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1" table:style-name="ce1">
            <text:p>701</text:p>
          </table:table-cell>
          <table:table-cell office:value-type="float" office:value="729973" table:style-name="ce1">
            <text:p>729973</text:p>
          </table:table-cell>
          <table:table-cell office:value-type="float" office:value="122363" table:formula="of:=([.X703]+6*[.W703]-1)/6" table:style-name="ce1">
            <text:p>1223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2" table:style-name="ce1">
            <text:p>702</text:p>
          </table:table-cell>
          <table:table-cell office:value-type="float" office:value="735811" table:style-name="ce1">
            <text:p>735811</text:p>
          </table:table-cell>
          <table:table-cell office:value-type="float" office:value="123337" table:formula="of:=([.X704]+6*[.W704]-1)/6" table:style-name="ce1">
            <text:p>1233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3" table:style-name="ce1">
            <text:p>703</text:p>
          </table:table-cell>
          <table:table-cell office:value-type="float" office:value="741505" table:style-name="ce1">
            <text:p>741505</text:p>
          </table:table-cell>
          <table:table-cell office:value-type="float" office:value="124287" table:formula="of:=([.X705]+6*[.W705]-1)/6" table:style-name="ce1">
            <text:p>1242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4" table:style-name="ce1">
            <text:p>704</text:p>
          </table:table-cell>
          <table:table-cell office:value-type="float" office:value="747535" table:style-name="ce1">
            <text:p>747535</text:p>
          </table:table-cell>
          <table:table-cell office:value-type="float" office:value="125293" table:formula="of:=([.X706]+6*[.W706]-1)/6" table:style-name="ce1">
            <text:p>1252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5" table:style-name="ce1">
            <text:p>705</text:p>
          </table:table-cell>
          <table:table-cell office:value-type="float" office:value="752269" table:style-name="ce1">
            <text:p>752269</text:p>
          </table:table-cell>
          <table:table-cell office:value-type="float" office:value="126083" table:formula="of:=([.X707]+6*[.W707]-1)/6" table:style-name="ce1">
            <text:p>1260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6" table:style-name="ce1">
            <text:p>706</text:p>
          </table:table-cell>
          <table:table-cell office:value-type="float" office:value="753907" table:style-name="ce1">
            <text:p>753907</text:p>
          </table:table-cell>
          <table:table-cell office:value-type="float" office:value="126357" table:formula="of:=([.X708]+6*[.W708]-1)/6" table:style-name="ce1">
            <text:p>1263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7" table:style-name="ce1">
            <text:p>707</text:p>
          </table:table-cell>
          <table:table-cell office:value-type="float" office:value="754153" table:style-name="ce1">
            <text:p>754153</text:p>
          </table:table-cell>
          <table:table-cell office:value-type="float" office:value="126399" table:formula="of:=([.X709]+6*[.W709]-1)/6" table:style-name="ce1">
            <text:p>1263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8" table:style-name="ce1">
            <text:p>708</text:p>
          </table:table-cell>
          <table:table-cell office:value-type="float" office:value="754591" table:style-name="ce1">
            <text:p>754591</text:p>
          </table:table-cell>
          <table:table-cell office:value-type="float" office:value="126473" table:formula="of:=([.X710]+6*[.W710]-1)/6" table:style-name="ce1">
            <text:p>1264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09" table:style-name="ce1">
            <text:p>709</text:p>
          </table:table-cell>
          <table:table-cell office:value-type="float" office:value="755197" table:style-name="ce1">
            <text:p>755197</text:p>
          </table:table-cell>
          <table:table-cell office:value-type="float" office:value="126575" table:formula="of:=([.X711]+6*[.W711]-1)/6" table:style-name="ce1">
            <text:p>1265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0" table:style-name="ce1">
            <text:p>710</text:p>
          </table:table-cell>
          <table:table-cell office:value-type="float" office:value="755851" table:style-name="ce1">
            <text:p>755851</text:p>
          </table:table-cell>
          <table:table-cell office:value-type="float" office:value="126685" table:formula="of:=([.X712]+6*[.W712]-1)/6" table:style-name="ce1">
            <text:p>1266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1" table:style-name="ce1">
            <text:p>711</text:p>
          </table:table-cell>
          <table:table-cell office:value-type="float" office:value="756697" table:style-name="ce1">
            <text:p>756697</text:p>
          </table:table-cell>
          <table:table-cell office:value-type="float" office:value="126827" table:formula="of:=([.X713]+6*[.W713]-1)/6" table:style-name="ce1">
            <text:p>1268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2" table:style-name="ce1">
            <text:p>712</text:p>
          </table:table-cell>
          <table:table-cell office:value-type="float" office:value="758023" table:style-name="ce1">
            <text:p>758023</text:p>
          </table:table-cell>
          <table:table-cell office:value-type="float" office:value="127049" table:formula="of:=([.X714]+6*[.W714]-1)/6" table:style-name="ce1">
            <text:p>1270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3" table:style-name="ce1">
            <text:p>713</text:p>
          </table:table-cell>
          <table:table-cell office:value-type="float" office:value="759541" table:style-name="ce1">
            <text:p>759541</text:p>
          </table:table-cell>
          <table:table-cell office:value-type="float" office:value="127303" table:formula="of:=([.X715]+6*[.W715]-1)/6" table:style-name="ce1">
            <text:p>1273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4" table:style-name="ce1">
            <text:p>714</text:p>
          </table:table-cell>
          <table:table-cell office:value-type="float" office:value="760675" table:style-name="ce1">
            <text:p>760675</text:p>
          </table:table-cell>
          <table:table-cell office:value-type="float" office:value="127493" table:formula="of:=([.X716]+6*[.W716]-1)/6" table:style-name="ce1">
            <text:p>1274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5" table:style-name="ce1">
            <text:p>715</text:p>
          </table:table-cell>
          <table:table-cell office:value-type="float" office:value="761617" table:style-name="ce1">
            <text:p>761617</text:p>
          </table:table-cell>
          <table:table-cell office:value-type="float" office:value="127651" table:formula="of:=([.X717]+6*[.W717]-1)/6" table:style-name="ce1">
            <text:p>1276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6" table:style-name="ce1">
            <text:p>716</text:p>
          </table:table-cell>
          <table:table-cell office:value-type="float" office:value="763039" table:style-name="ce1">
            <text:p>763039</text:p>
          </table:table-cell>
          <table:table-cell office:value-type="float" office:value="127889" table:formula="of:=([.X718]+6*[.W718]-1)/6" table:style-name="ce1">
            <text:p>127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7" table:style-name="ce1">
            <text:p>717</text:p>
          </table:table-cell>
          <table:table-cell office:value-type="float" office:value="765181" table:style-name="ce1">
            <text:p>765181</text:p>
          </table:table-cell>
          <table:table-cell office:value-type="float" office:value="128247" table:formula="of:=([.X719]+6*[.W719]-1)/6" table:style-name="ce1">
            <text:p>1282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8" table:style-name="ce1">
            <text:p>718</text:p>
          </table:table-cell>
          <table:table-cell office:value-type="float" office:value="767659" table:style-name="ce1">
            <text:p>767659</text:p>
          </table:table-cell>
          <table:table-cell office:value-type="float" office:value="128661" table:formula="of:=([.X720]+6*[.W720]-1)/6" table:style-name="ce1">
            <text:p>1286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19" table:style-name="ce1">
            <text:p>719</text:p>
          </table:table-cell>
          <table:table-cell office:value-type="float" office:value="770281" table:style-name="ce1">
            <text:p>770281</text:p>
          </table:table-cell>
          <table:table-cell office:value-type="float" office:value="129099" table:formula="of:=([.X721]+6*[.W721]-1)/6" table:style-name="ce1">
            <text:p>1290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0" table:style-name="ce1">
            <text:p>720</text:p>
          </table:table-cell>
          <table:table-cell office:value-type="float" office:value="773527" table:style-name="ce1">
            <text:p>773527</text:p>
          </table:table-cell>
          <table:table-cell office:value-type="float" office:value="129641" table:formula="of:=([.X722]+6*[.W722]-1)/6" table:style-name="ce1">
            <text:p>1296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1" table:style-name="ce1">
            <text:p>721</text:p>
          </table:table-cell>
          <table:table-cell office:value-type="float" office:value="776869" table:style-name="ce1">
            <text:p>776869</text:p>
          </table:table-cell>
          <table:table-cell office:value-type="float" office:value="130199" table:formula="of:=([.X723]+6*[.W723]-1)/6" table:style-name="ce1">
            <text:p>1301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2" table:style-name="ce1">
            <text:p>722</text:p>
          </table:table-cell>
          <table:table-cell office:value-type="float" office:value="778963" table:style-name="ce1">
            <text:p>778963</text:p>
          </table:table-cell>
          <table:table-cell office:value-type="float" office:value="130549" table:formula="of:=([.X724]+6*[.W724]-1)/6" table:style-name="ce1">
            <text:p>1305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3" table:style-name="ce1">
            <text:p>723</text:p>
          </table:table-cell>
          <table:table-cell office:value-type="float" office:value="780097" table:style-name="ce1">
            <text:p>780097</text:p>
          </table:table-cell>
          <table:table-cell office:value-type="float" office:value="130739" table:formula="of:=([.X725]+6*[.W725]-1)/6" table:style-name="ce1">
            <text:p>1307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4" table:style-name="ce1">
            <text:p>724</text:p>
          </table:table-cell>
          <table:table-cell office:value-type="float" office:value="781519" table:style-name="ce1">
            <text:p>781519</text:p>
          </table:table-cell>
          <table:table-cell office:value-type="float" office:value="130977" table:formula="of:=([.X726]+6*[.W726]-1)/6" table:style-name="ce1">
            <text:p>1309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5" table:style-name="ce1">
            <text:p>725</text:p>
          </table:table-cell>
          <table:table-cell office:value-type="float" office:value="783661" table:style-name="ce1">
            <text:p>783661</text:p>
          </table:table-cell>
          <table:table-cell office:value-type="float" office:value="131335" table:formula="of:=([.X727]+6*[.W727]-1)/6" table:style-name="ce1">
            <text:p>1313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6" table:style-name="ce1">
            <text:p>726</text:p>
          </table:table-cell>
          <table:table-cell office:value-type="float" office:value="786235" table:style-name="ce1">
            <text:p>786235</text:p>
          </table:table-cell>
          <table:table-cell office:value-type="float" office:value="131765" table:formula="of:=([.X728]+6*[.W728]-1)/6" table:style-name="ce1">
            <text:p>1317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7" table:style-name="ce1">
            <text:p>727</text:p>
          </table:table-cell>
          <table:table-cell office:value-type="float" office:value="789289" table:style-name="ce1">
            <text:p>789289</text:p>
          </table:table-cell>
          <table:table-cell office:value-type="float" office:value="132275" table:formula="of:=([.X729]+6*[.W729]-1)/6" table:style-name="ce1">
            <text:p>1322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8" table:style-name="ce1">
            <text:p>728</text:p>
          </table:table-cell>
          <table:table-cell office:value-type="float" office:value="793687" table:style-name="ce1">
            <text:p>793687</text:p>
          </table:table-cell>
          <table:table-cell office:value-type="float" office:value="133009" table:formula="of:=([.X730]+6*[.W730]-1)/6" table:style-name="ce1">
            <text:p>1330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29" table:style-name="ce1">
            <text:p>729</text:p>
          </table:table-cell>
          <table:table-cell office:value-type="float" office:value="799429" table:style-name="ce1">
            <text:p>799429</text:p>
          </table:table-cell>
          <table:table-cell office:value-type="float" office:value="133967" table:formula="of:=([.X731]+6*[.W731]-1)/6" table:style-name="ce1">
            <text:p>1339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0" table:style-name="ce1">
            <text:p>730</text:p>
          </table:table-cell>
          <table:table-cell office:value-type="float" office:value="804691" table:style-name="ce1">
            <text:p>804691</text:p>
          </table:table-cell>
          <table:table-cell office:value-type="float" office:value="134845" table:formula="of:=([.X732]+6*[.W732]-1)/6" table:style-name="ce1">
            <text:p>1348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1" table:style-name="ce1">
            <text:p>731</text:p>
          </table:table-cell>
          <table:table-cell office:value-type="float" office:value="808465" table:style-name="ce1">
            <text:p>808465</text:p>
          </table:table-cell>
          <table:table-cell office:value-type="float" office:value="135475" table:formula="of:=([.X733]+6*[.W733]-1)/6" table:style-name="ce1">
            <text:p>1354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2" table:style-name="ce1">
            <text:p>732</text:p>
          </table:table-cell>
          <table:table-cell office:value-type="float" office:value="812287" table:style-name="ce1">
            <text:p>812287</text:p>
          </table:table-cell>
          <table:table-cell office:value-type="float" office:value="136113" table:formula="of:=([.X734]+6*[.W734]-1)/6" table:style-name="ce1">
            <text:p>1361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3" table:style-name="ce1">
            <text:p>733</text:p>
          </table:table-cell>
          <table:table-cell office:value-type="float" office:value="817837" table:style-name="ce1">
            <text:p>817837</text:p>
          </table:table-cell>
          <table:table-cell office:value-type="float" office:value="137039" table:formula="of:=([.X735]+6*[.W735]-1)/6" table:style-name="ce1">
            <text:p>1370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4" table:style-name="ce1">
            <text:p>734</text:p>
          </table:table-cell>
          <table:table-cell office:value-type="float" office:value="824587" table:style-name="ce1">
            <text:p>824587</text:p>
          </table:table-cell>
          <table:table-cell office:value-type="float" office:value="138165" table:formula="of:=([.X736]+6*[.W736]-1)/6" table:style-name="ce1">
            <text:p>1381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5" table:style-name="ce1">
            <text:p>735</text:p>
          </table:table-cell>
          <table:table-cell office:value-type="float" office:value="831577" table:style-name="ce1">
            <text:p>831577</text:p>
          </table:table-cell>
          <table:table-cell office:value-type="float" office:value="139331" table:formula="of:=([.X737]+6*[.W737]-1)/6" table:style-name="ce1">
            <text:p>1393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6" table:style-name="ce1">
            <text:p>736</text:p>
          </table:table-cell>
          <table:table-cell office:value-type="float" office:value="839335" table:style-name="ce1">
            <text:p>839335</text:p>
          </table:table-cell>
          <table:table-cell office:value-type="float" office:value="140625" table:formula="of:=([.X738]+6*[.W738]-1)/6" table:style-name="ce1">
            <text:p>1406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7" table:style-name="ce1">
            <text:p>737</text:p>
          </table:table-cell>
          <table:table-cell office:value-type="float" office:value="846613" table:style-name="ce1">
            <text:p>846613</text:p>
          </table:table-cell>
          <table:table-cell office:value-type="float" office:value="141839" table:formula="of:=([.X739]+6*[.W739]-1)/6" table:style-name="ce1">
            <text:p>1418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8" table:style-name="ce1">
            <text:p>738</text:p>
          </table:table-cell>
          <table:table-cell office:value-type="float" office:value="850579" table:style-name="ce1">
            <text:p>850579</text:p>
          </table:table-cell>
          <table:table-cell office:value-type="float" office:value="142501" table:formula="of:=([.X740]+6*[.W740]-1)/6" table:style-name="ce1">
            <text:p>1425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39" table:style-name="ce1">
            <text:p>739</text:p>
          </table:table-cell>
          <table:table-cell office:value-type="float" office:value="851857" table:style-name="ce1">
            <text:p>851857</text:p>
          </table:table-cell>
          <table:table-cell office:value-type="float" office:value="142715" table:formula="of:=([.X741]+6*[.W741]-1)/6" table:style-name="ce1">
            <text:p>1427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0" table:style-name="ce1">
            <text:p>740</text:p>
          </table:table-cell>
          <table:table-cell office:value-type="float" office:value="852895" table:style-name="ce1">
            <text:p>852895</text:p>
          </table:table-cell>
          <table:table-cell office:value-type="float" office:value="142889" table:formula="of:=([.X742]+6*[.W742]-1)/6" table:style-name="ce1">
            <text:p>142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1" table:style-name="ce1">
            <text:p>741</text:p>
          </table:table-cell>
          <table:table-cell office:value-type="float" office:value="854389" table:style-name="ce1">
            <text:p>854389</text:p>
          </table:table-cell>
          <table:table-cell office:value-type="float" office:value="143139" table:formula="of:=([.X743]+6*[.W743]-1)/6" table:style-name="ce1">
            <text:p>1431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2" table:style-name="ce1">
            <text:p>742</text:p>
          </table:table-cell>
          <table:table-cell office:value-type="float" office:value="856099" table:style-name="ce1">
            <text:p>856099</text:p>
          </table:table-cell>
          <table:table-cell office:value-type="float" office:value="143425" table:formula="of:=([.X744]+6*[.W744]-1)/6" table:style-name="ce1">
            <text:p>1434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3" table:style-name="ce1">
            <text:p>743</text:p>
          </table:table-cell>
          <table:table-cell office:value-type="float" office:value="858241" table:style-name="ce1">
            <text:p>858241</text:p>
          </table:table-cell>
          <table:table-cell office:value-type="float" office:value="143783" table:formula="of:=([.X745]+6*[.W745]-1)/6" table:style-name="ce1">
            <text:p>1437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4" table:style-name="ce1">
            <text:p>744</text:p>
          </table:table-cell>
          <table:table-cell office:value-type="float" office:value="861439" table:style-name="ce1">
            <text:p>861439</text:p>
          </table:table-cell>
          <table:table-cell office:value-type="float" office:value="144317" table:formula="of:=([.X746]+6*[.W746]-1)/6" table:style-name="ce1">
            <text:p>1443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5" table:style-name="ce1">
            <text:p>745</text:p>
          </table:table-cell>
          <table:table-cell office:value-type="float" office:value="865309" table:style-name="ce1">
            <text:p>865309</text:p>
          </table:table-cell>
          <table:table-cell office:value-type="float" office:value="144963" table:formula="of:=([.X747]+6*[.W747]-1)/6" table:style-name="ce1">
            <text:p>1449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6" table:style-name="ce1">
            <text:p>746</text:p>
          </table:table-cell>
          <table:table-cell office:value-type="float" office:value="868603" table:style-name="ce1">
            <text:p>868603</text:p>
          </table:table-cell>
          <table:table-cell office:value-type="float" office:value="145513" table:formula="of:=([.X748]+6*[.W748]-1)/6" table:style-name="ce1">
            <text:p>1455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7" table:style-name="ce1">
            <text:p>747</text:p>
          </table:table-cell>
          <table:table-cell office:value-type="float" office:value="871321" table:style-name="ce1">
            <text:p>871321</text:p>
          </table:table-cell>
          <table:table-cell office:value-type="float" office:value="145967" table:formula="of:=([.X749]+6*[.W749]-1)/6" table:style-name="ce1">
            <text:p>1459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8" table:style-name="ce1">
            <text:p>748</text:p>
          </table:table-cell>
          <table:table-cell office:value-type="float" office:value="874807" table:style-name="ce1">
            <text:p>874807</text:p>
          </table:table-cell>
          <table:table-cell office:value-type="float" office:value="146549" table:formula="of:=([.X750]+6*[.W750]-1)/6" table:style-name="ce1">
            <text:p>1465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49" table:style-name="ce1">
            <text:p>749</text:p>
          </table:table-cell>
          <table:table-cell office:value-type="float" office:value="879973" table:style-name="ce1">
            <text:p>879973</text:p>
          </table:table-cell>
          <table:table-cell office:value-type="float" office:value="147411" table:formula="of:=([.X751]+6*[.W751]-1)/6" table:style-name="ce1">
            <text:p>1474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0" table:style-name="ce1">
            <text:p>750</text:p>
          </table:table-cell>
          <table:table-cell office:value-type="float" office:value="886291" table:style-name="ce1">
            <text:p>886291</text:p>
          </table:table-cell>
          <table:table-cell office:value-type="float" office:value="148465" table:formula="of:=([.X752]+6*[.W752]-1)/6" table:style-name="ce1">
            <text:p>1484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1" table:style-name="ce1">
            <text:p>751</text:p>
          </table:table-cell>
          <table:table-cell office:value-type="float" office:value="893185" table:style-name="ce1">
            <text:p>893185</text:p>
          </table:table-cell>
          <table:table-cell office:value-type="float" office:value="149615" table:formula="of:=([.X753]+6*[.W753]-1)/6" table:style-name="ce1">
            <text:p>1496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2" table:style-name="ce1">
            <text:p>752</text:p>
          </table:table-cell>
          <table:table-cell office:value-type="float" office:value="901423" table:style-name="ce1">
            <text:p>901423</text:p>
          </table:table-cell>
          <table:table-cell office:value-type="float" office:value="150989" table:formula="of:=([.X754]+6*[.W754]-1)/6" table:style-name="ce1">
            <text:p>1509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3" table:style-name="ce1">
            <text:p>753</text:p>
          </table:table-cell>
          <table:table-cell office:value-type="float" office:value="910189" table:style-name="ce1">
            <text:p>910189</text:p>
          </table:table-cell>
          <table:table-cell office:value-type="float" office:value="152451" table:formula="of:=([.X755]+6*[.W755]-1)/6" table:style-name="ce1">
            <text:p>1524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4" table:style-name="ce1">
            <text:p>754</text:p>
          </table:table-cell>
          <table:table-cell office:value-type="float" office:value="916363" table:style-name="ce1">
            <text:p>916363</text:p>
          </table:table-cell>
          <table:table-cell office:value-type="float" office:value="153481" table:formula="of:=([.X756]+6*[.W756]-1)/6" table:style-name="ce1">
            <text:p>1534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5" table:style-name="ce1">
            <text:p>755</text:p>
          </table:table-cell>
          <table:table-cell office:value-type="float" office:value="919513" table:style-name="ce1">
            <text:p>919513</text:p>
          </table:table-cell>
          <table:table-cell office:value-type="float" office:value="154007" table:formula="of:=([.X757]+6*[.W757]-1)/6" table:style-name="ce1">
            <text:p>1540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6" table:style-name="ce1">
            <text:p>756</text:p>
          </table:table-cell>
          <table:table-cell office:value-type="float" office:value="922135" table:style-name="ce1">
            <text:p>922135</text:p>
          </table:table-cell>
          <table:table-cell office:value-type="float" office:value="154445" table:formula="of:=([.X758]+6*[.W758]-1)/6" table:style-name="ce1">
            <text:p>1544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7" table:style-name="ce1">
            <text:p>757</text:p>
          </table:table-cell>
          <table:table-cell office:value-type="float" office:value="925597" table:style-name="ce1">
            <text:p>925597</text:p>
          </table:table-cell>
          <table:table-cell office:value-type="float" office:value="155023" table:formula="of:=([.X759]+6*[.W759]-1)/6" table:style-name="ce1">
            <text:p>1550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8" table:style-name="ce1">
            <text:p>758</text:p>
          </table:table-cell>
          <table:table-cell office:value-type="float" office:value="929731" table:style-name="ce1">
            <text:p>929731</text:p>
          </table:table-cell>
          <table:table-cell office:value-type="float" office:value="155713" table:formula="of:=([.X760]+6*[.W760]-1)/6" table:style-name="ce1">
            <text:p>1557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59" table:style-name="ce1">
            <text:p>759</text:p>
          </table:table-cell>
          <table:table-cell office:value-type="float" office:value="934897" table:style-name="ce1">
            <text:p>934897</text:p>
          </table:table-cell>
          <table:table-cell office:value-type="float" office:value="156575" table:formula="of:=([.X761]+6*[.W761]-1)/6" table:style-name="ce1">
            <text:p>1565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0" table:style-name="ce1">
            <text:p>760</text:p>
          </table:table-cell>
          <table:table-cell office:value-type="float" office:value="942319" table:style-name="ce1">
            <text:p>942319</text:p>
          </table:table-cell>
          <table:table-cell office:value-type="float" office:value="157813" table:formula="of:=([.X762]+6*[.W762]-1)/6" table:style-name="ce1">
            <text:p>1578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1" table:style-name="ce1">
            <text:p>761</text:p>
          </table:table-cell>
          <table:table-cell office:value-type="float" office:value="951469" table:style-name="ce1">
            <text:p>951469</text:p>
          </table:table-cell>
          <table:table-cell office:value-type="float" office:value="159339" table:formula="of:=([.X763]+6*[.W763]-1)/6" table:style-name="ce1">
            <text:p>1593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2" table:style-name="ce1">
            <text:p>762</text:p>
          </table:table-cell>
          <table:table-cell office:value-type="float" office:value="959179" table:style-name="ce1">
            <text:p>959179</text:p>
          </table:table-cell>
          <table:table-cell office:value-type="float" office:value="160625" table:formula="of:=([.X764]+6*[.W764]-1)/6" table:style-name="ce1">
            <text:p>1606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3" table:style-name="ce1">
            <text:p>763</text:p>
          </table:table-cell>
          <table:table-cell office:value-type="float" office:value="964489" table:style-name="ce1">
            <text:p>964489</text:p>
          </table:table-cell>
          <table:table-cell office:value-type="float" office:value="161511" table:formula="of:=([.X765]+6*[.W765]-1)/6" table:style-name="ce1">
            <text:p>1615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4" table:style-name="ce1">
            <text:p>764</text:p>
          </table:table-cell>
          <table:table-cell office:value-type="float" office:value="970159" table:style-name="ce1">
            <text:p>970159</text:p>
          </table:table-cell>
          <table:table-cell office:value-type="float" office:value="162457" table:formula="of:=([.X766]+6*[.W766]-1)/6" table:style-name="ce1">
            <text:p>1624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5" table:style-name="ce1">
            <text:p>765</text:p>
          </table:table-cell>
          <table:table-cell office:value-type="float" office:value="977917" table:style-name="ce1">
            <text:p>977917</text:p>
          </table:table-cell>
          <table:table-cell office:value-type="float" office:value="163751" table:formula="of:=([.X767]+6*[.W767]-1)/6" table:style-name="ce1">
            <text:p>163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6" table:style-name="ce1">
            <text:p>766</text:p>
          </table:table-cell>
          <table:table-cell office:value-type="float" office:value="985483" table:style-name="ce1">
            <text:p>985483</text:p>
          </table:table-cell>
          <table:table-cell office:value-type="float" office:value="165013" table:formula="of:=([.X768]+6*[.W768]-1)/6" table:style-name="ce1">
            <text:p>1650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7" table:style-name="ce1">
            <text:p>767</text:p>
          </table:table-cell>
          <table:table-cell office:value-type="float" office:value="992305" table:style-name="ce1">
            <text:p>992305</text:p>
          </table:table-cell>
          <table:table-cell office:value-type="float" office:value="166151" table:formula="of:=([.X769]+6*[.W769]-1)/6" table:style-name="ce1">
            <text:p>1661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8" table:style-name="ce1">
            <text:p>768</text:p>
          </table:table-cell>
          <table:table-cell office:value-type="float" office:value="999031" table:style-name="ce1">
            <text:p>999031</text:p>
          </table:table-cell>
          <table:table-cell office:value-type="float" office:value="167273" table:formula="of:=([.X770]+6*[.W770]-1)/6" table:style-name="ce1">
            <text:p>1672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69" table:style-name="ce1">
            <text:p>769</text:p>
          </table:table-cell>
          <table:table-cell office:value-type="float" office:value="1002109" table:style-name="ce1">
            <text:p>1002109</text:p>
          </table:table-cell>
          <table:table-cell office:value-type="float" office:value="167787" table:formula="of:=([.X771]+6*[.W771]-1)/6" table:style-name="ce1">
            <text:p>1677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0" table:style-name="ce1">
            <text:p>770</text:p>
          </table:table-cell>
          <table:table-cell office:value-type="float" office:value="1002151" table:style-name="ce1">
            <text:p>1002151</text:p>
          </table:table-cell>
          <table:table-cell office:value-type="float" office:value="167795" table:formula="of:=([.X772]+6*[.W772]-1)/6" table:style-name="ce1">
            <text:p>1677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1" table:style-name="ce1">
            <text:p>771</text:p>
          </table:table-cell>
          <table:table-cell office:value-type="float" office:value="1002229" table:style-name="ce1">
            <text:p>1002229</text:p>
          </table:table-cell>
          <table:table-cell office:value-type="float" office:value="167809" table:formula="of:=([.X773]+6*[.W773]-1)/6" table:style-name="ce1">
            <text:p>1678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2" table:style-name="ce1">
            <text:p>772</text:p>
          </table:table-cell>
          <table:table-cell office:value-type="float" office:value="1002367" table:style-name="ce1">
            <text:p>1002367</text:p>
          </table:table-cell>
          <table:table-cell office:value-type="float" office:value="167833" table:formula="of:=([.X774]+6*[.W774]-1)/6" table:style-name="ce1">
            <text:p>1678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3" table:style-name="ce1">
            <text:p>773</text:p>
          </table:table-cell>
          <table:table-cell office:value-type="float" office:value="1002529" table:style-name="ce1">
            <text:p>1002529</text:p>
          </table:table-cell>
          <table:table-cell office:value-type="float" office:value="167861" table:formula="of:=([.X775]+6*[.W775]-1)/6" table:style-name="ce1">
            <text:p>1678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4" table:style-name="ce1">
            <text:p>774</text:p>
          </table:table-cell>
          <table:table-cell office:value-type="float" office:value="1002691" table:style-name="ce1">
            <text:p>1002691</text:p>
          </table:table-cell>
          <table:table-cell office:value-type="float" office:value="167889" table:formula="of:=([.X776]+6*[.W776]-1)/6" table:style-name="ce1">
            <text:p>167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5" table:style-name="ce1">
            <text:p>775</text:p>
          </table:table-cell>
          <table:table-cell office:value-type="float" office:value="1002949" table:style-name="ce1">
            <text:p>1002949</text:p>
          </table:table-cell>
          <table:table-cell office:value-type="float" office:value="167933" table:formula="of:=([.X777]+6*[.W777]-1)/6" table:style-name="ce1">
            <text:p>1679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6" table:style-name="ce1">
            <text:p>776</text:p>
          </table:table-cell>
          <table:table-cell office:value-type="float" office:value="1003351" table:style-name="ce1">
            <text:p>1003351</text:p>
          </table:table-cell>
          <table:table-cell office:value-type="float" office:value="168001" table:formula="of:=([.X778]+6*[.W778]-1)/6" table:style-name="ce1">
            <text:p>168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7" table:style-name="ce1">
            <text:p>777</text:p>
          </table:table-cell>
          <table:table-cell office:value-type="float" office:value="1003705" table:style-name="ce1">
            <text:p>1003705</text:p>
          </table:table-cell>
          <table:table-cell office:value-type="float" office:value="168061" table:formula="of:=([.X779]+6*[.W779]-1)/6" table:style-name="ce1">
            <text:p>1680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8" table:style-name="ce1">
            <text:p>778</text:p>
          </table:table-cell>
          <table:table-cell office:value-type="float" office:value="1003915" table:style-name="ce1">
            <text:p>1003915</text:p>
          </table:table-cell>
          <table:table-cell office:value-type="float" office:value="168097" table:formula="of:=([.X780]+6*[.W780]-1)/6" table:style-name="ce1">
            <text:p>1680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79" table:style-name="ce1">
            <text:p>779</text:p>
          </table:table-cell>
          <table:table-cell office:value-type="float" office:value="1004173" table:style-name="ce1">
            <text:p>1004173</text:p>
          </table:table-cell>
          <table:table-cell office:value-type="float" office:value="168141" table:formula="of:=([.X781]+6*[.W781]-1)/6" table:style-name="ce1">
            <text:p>1681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0" table:style-name="ce1">
            <text:p>780</text:p>
          </table:table-cell>
          <table:table-cell office:value-type="float" office:value="1004623" table:style-name="ce1">
            <text:p>1004623</text:p>
          </table:table-cell>
          <table:table-cell office:value-type="float" office:value="168217" table:formula="of:=([.X782]+6*[.W782]-1)/6" table:style-name="ce1">
            <text:p>1682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1" table:style-name="ce1">
            <text:p>781</text:p>
          </table:table-cell>
          <table:table-cell office:value-type="float" office:value="1005241" table:style-name="ce1">
            <text:p>1005241</text:p>
          </table:table-cell>
          <table:table-cell office:value-type="float" office:value="168321" table:formula="of:=([.X783]+6*[.W783]-1)/6" table:style-name="ce1">
            <text:p>1683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2" table:style-name="ce1">
            <text:p>782</text:p>
          </table:table-cell>
          <table:table-cell office:value-type="float" office:value="1005859" table:style-name="ce1">
            <text:p>1005859</text:p>
          </table:table-cell>
          <table:table-cell office:value-type="float" office:value="168425" table:formula="of:=([.X784]+6*[.W784]-1)/6" table:style-name="ce1">
            <text:p>1684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3" table:style-name="ce1">
            <text:p>783</text:p>
          </table:table-cell>
          <table:table-cell office:value-type="float" office:value="1006549" table:style-name="ce1">
            <text:p>1006549</text:p>
          </table:table-cell>
          <table:table-cell office:value-type="float" office:value="168541" table:formula="of:=([.X785]+6*[.W785]-1)/6" table:style-name="ce1">
            <text:p>1685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4" table:style-name="ce1">
            <text:p>784</text:p>
          </table:table-cell>
          <table:table-cell office:value-type="float" office:value="1007479" table:style-name="ce1">
            <text:p>1007479</text:p>
          </table:table-cell>
          <table:table-cell office:value-type="float" office:value="168697" table:formula="of:=([.X786]+6*[.W786]-1)/6" table:style-name="ce1">
            <text:p>1686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5" table:style-name="ce1">
            <text:p>785</text:p>
          </table:table-cell>
          <table:table-cell office:value-type="float" office:value="1008217" table:style-name="ce1">
            <text:p>1008217</text:p>
          </table:table-cell>
          <table:table-cell office:value-type="float" office:value="168821" table:formula="of:=([.X787]+6*[.W787]-1)/6" table:style-name="ce1">
            <text:p>1688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6" table:style-name="ce1">
            <text:p>786</text:p>
          </table:table-cell>
          <table:table-cell office:value-type="float" office:value="1008523" table:style-name="ce1">
            <text:p>1008523</text:p>
          </table:table-cell>
          <table:table-cell office:value-type="float" office:value="168873" table:formula="of:=([.X788]+6*[.W788]-1)/6" table:style-name="ce1">
            <text:p>1688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7" table:style-name="ce1">
            <text:p>787</text:p>
          </table:table-cell>
          <table:table-cell office:value-type="float" office:value="1008781" table:style-name="ce1">
            <text:p>1008781</text:p>
          </table:table-cell>
          <table:table-cell office:value-type="float" office:value="168917" table:formula="of:=([.X789]+6*[.W789]-1)/6" table:style-name="ce1">
            <text:p>1689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8" table:style-name="ce1">
            <text:p>788</text:p>
          </table:table-cell>
          <table:table-cell office:value-type="float" office:value="1009231" table:style-name="ce1">
            <text:p>1009231</text:p>
          </table:table-cell>
          <table:table-cell office:value-type="float" office:value="168993" table:formula="of:=([.X790]+6*[.W790]-1)/6" table:style-name="ce1">
            <text:p>1689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89" table:style-name="ce1">
            <text:p>789</text:p>
          </table:table-cell>
          <table:table-cell office:value-type="float" office:value="1009849" table:style-name="ce1">
            <text:p>1009849</text:p>
          </table:table-cell>
          <table:table-cell office:value-type="float" office:value="169097" table:formula="of:=([.X791]+6*[.W791]-1)/6" table:style-name="ce1">
            <text:p>1690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0" table:style-name="ce1">
            <text:p>790</text:p>
          </table:table-cell>
          <table:table-cell office:value-type="float" office:value="1010515" table:style-name="ce1">
            <text:p>1010515</text:p>
          </table:table-cell>
          <table:table-cell office:value-type="float" office:value="169209" table:formula="of:=([.X792]+6*[.W792]-1)/6" table:style-name="ce1">
            <text:p>1692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1" table:style-name="ce1">
            <text:p>791</text:p>
          </table:table-cell>
          <table:table-cell office:value-type="float" office:value="1011373" table:style-name="ce1">
            <text:p>1011373</text:p>
          </table:table-cell>
          <table:table-cell office:value-type="float" office:value="169353" table:formula="of:=([.X793]+6*[.W793]-1)/6" table:style-name="ce1">
            <text:p>1693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2" table:style-name="ce1">
            <text:p>792</text:p>
          </table:table-cell>
          <table:table-cell office:value-type="float" office:value="1012711" table:style-name="ce1">
            <text:p>1012711</text:p>
          </table:table-cell>
          <table:table-cell office:value-type="float" office:value="169577" table:formula="of:=([.X794]+6*[.W794]-1)/6" table:style-name="ce1">
            <text:p>1695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3" table:style-name="ce1">
            <text:p>793</text:p>
          </table:table-cell>
          <table:table-cell office:value-type="float" office:value="1014241" table:style-name="ce1">
            <text:p>1014241</text:p>
          </table:table-cell>
          <table:table-cell office:value-type="float" office:value="169833" table:formula="of:=([.X795]+6*[.W795]-1)/6" table:style-name="ce1">
            <text:p>1698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4" table:style-name="ce1">
            <text:p>794</text:p>
          </table:table-cell>
          <table:table-cell office:value-type="float" office:value="1015339" table:style-name="ce1">
            <text:p>1015339</text:p>
          </table:table-cell>
          <table:table-cell office:value-type="float" office:value="170017" table:formula="of:=([.X796]+6*[.W796]-1)/6" table:style-name="ce1">
            <text:p>1700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5" table:style-name="ce1">
            <text:p>795</text:p>
          </table:table-cell>
          <table:table-cell office:value-type="float" office:value="1016125" table:style-name="ce1">
            <text:p>1016125</text:p>
          </table:table-cell>
          <table:table-cell office:value-type="float" office:value="170149" table:formula="of:=([.X797]+6*[.W797]-1)/6" table:style-name="ce1">
            <text:p>1701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6" table:style-name="ce1">
            <text:p>796</text:p>
          </table:table-cell>
          <table:table-cell office:value-type="float" office:value="1017247" table:style-name="ce1">
            <text:p>1017247</text:p>
          </table:table-cell>
          <table:table-cell office:value-type="float" office:value="170337" table:formula="of:=([.X798]+6*[.W798]-1)/6" table:style-name="ce1">
            <text:p>1703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7" table:style-name="ce1">
            <text:p>797</text:p>
          </table:table-cell>
          <table:table-cell office:value-type="float" office:value="1018897" table:style-name="ce1">
            <text:p>1018897</text:p>
          </table:table-cell>
          <table:table-cell office:value-type="float" office:value="170613" table:formula="of:=([.X799]+6*[.W799]-1)/6" table:style-name="ce1">
            <text:p>1706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8" table:style-name="ce1">
            <text:p>798</text:p>
          </table:table-cell>
          <table:table-cell office:value-type="float" office:value="1020619" table:style-name="ce1">
            <text:p>1020619</text:p>
          </table:table-cell>
          <table:table-cell office:value-type="float" office:value="170901" table:formula="of:=([.X800]+6*[.W800]-1)/6" table:style-name="ce1">
            <text:p>1709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799" table:style-name="ce1">
            <text:p>799</text:p>
          </table:table-cell>
          <table:table-cell office:value-type="float" office:value="1022389" table:style-name="ce1">
            <text:p>1022389</text:p>
          </table:table-cell>
          <table:table-cell office:value-type="float" office:value="171197" table:formula="of:=([.X801]+6*[.W801]-1)/6" table:style-name="ce1">
            <text:p>1711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0" table:style-name="ce1">
            <text:p>800</text:p>
          </table:table-cell>
          <table:table-cell office:value-type="float" office:value="1024495" table:style-name="ce1">
            <text:p>1024495</text:p>
          </table:table-cell>
          <table:table-cell office:value-type="float" office:value="171549" table:formula="of:=([.X802]+6*[.W802]-1)/6" table:style-name="ce1">
            <text:p>1715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1" table:style-name="ce1">
            <text:p>801</text:p>
          </table:table-cell>
          <table:table-cell office:value-type="float" office:value="1026025" table:style-name="ce1">
            <text:p>1026025</text:p>
          </table:table-cell>
          <table:table-cell office:value-type="float" office:value="171805" table:formula="of:=([.X803]+6*[.W803]-1)/6" table:style-name="ce1">
            <text:p>1718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2" table:style-name="ce1">
            <text:p>802</text:p>
          </table:table-cell>
          <table:table-cell office:value-type="float" office:value="1026523" table:style-name="ce1">
            <text:p>1026523</text:p>
          </table:table-cell>
          <table:table-cell office:value-type="float" office:value="171889" table:formula="of:=([.X804]+6*[.W804]-1)/6" table:style-name="ce1">
            <text:p>1718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3" table:style-name="ce1">
            <text:p>803</text:p>
          </table:table-cell>
          <table:table-cell office:value-type="float" office:value="1026781" table:style-name="ce1">
            <text:p>1026781</text:p>
          </table:table-cell>
          <table:table-cell office:value-type="float" office:value="171933" table:formula="of:=([.X805]+6*[.W805]-1)/6" table:style-name="ce1">
            <text:p>1719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4" table:style-name="ce1">
            <text:p>804</text:p>
          </table:table-cell>
          <table:table-cell office:value-type="float" office:value="1027231" table:style-name="ce1">
            <text:p>1027231</text:p>
          </table:table-cell>
          <table:table-cell office:value-type="float" office:value="172009" table:formula="of:=([.X806]+6*[.W806]-1)/6" table:style-name="ce1">
            <text:p>1720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5" table:style-name="ce1">
            <text:p>805</text:p>
          </table:table-cell>
          <table:table-cell office:value-type="float" office:value="1027849" table:style-name="ce1">
            <text:p>1027849</text:p>
          </table:table-cell>
          <table:table-cell office:value-type="float" office:value="172113" table:formula="of:=([.X807]+6*[.W807]-1)/6" table:style-name="ce1">
            <text:p>1721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6" table:style-name="ce1">
            <text:p>806</text:p>
          </table:table-cell>
          <table:table-cell office:value-type="float" office:value="1028515" table:style-name="ce1">
            <text:p>1028515</text:p>
          </table:table-cell>
          <table:table-cell office:value-type="float" office:value="172225" table:formula="of:=([.X808]+6*[.W808]-1)/6" table:style-name="ce1">
            <text:p>1722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7" table:style-name="ce1">
            <text:p>807</text:p>
          </table:table-cell>
          <table:table-cell office:value-type="float" office:value="1029373" table:style-name="ce1">
            <text:p>1029373</text:p>
          </table:table-cell>
          <table:table-cell office:value-type="float" office:value="172369" table:formula="of:=([.X809]+6*[.W809]-1)/6" table:style-name="ce1">
            <text:p>1723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8" table:style-name="ce1">
            <text:p>808</text:p>
          </table:table-cell>
          <table:table-cell office:value-type="float" office:value="1030711" table:style-name="ce1">
            <text:p>1030711</text:p>
          </table:table-cell>
          <table:table-cell office:value-type="float" office:value="172593" table:formula="of:=([.X810]+6*[.W810]-1)/6" table:style-name="ce1">
            <text:p>1725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09" table:style-name="ce1">
            <text:p>809</text:p>
          </table:table-cell>
          <table:table-cell office:value-type="float" office:value="1032241" table:style-name="ce1">
            <text:p>1032241</text:p>
          </table:table-cell>
          <table:table-cell office:value-type="float" office:value="172849" table:formula="of:=([.X811]+6*[.W811]-1)/6" table:style-name="ce1">
            <text:p>1728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0" table:style-name="ce1">
            <text:p>810</text:p>
          </table:table-cell>
          <table:table-cell office:value-type="float" office:value="1033387" table:style-name="ce1">
            <text:p>1033387</text:p>
          </table:table-cell>
          <table:table-cell office:value-type="float" office:value="173041" table:formula="of:=([.X812]+6*[.W812]-1)/6" table:style-name="ce1">
            <text:p>1730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1" table:style-name="ce1">
            <text:p>811</text:p>
          </table:table-cell>
          <table:table-cell office:value-type="float" office:value="1034341" table:style-name="ce1">
            <text:p>1034341</text:p>
          </table:table-cell>
          <table:table-cell office:value-type="float" office:value="173201" table:formula="of:=([.X813]+6*[.W813]-1)/6" table:style-name="ce1">
            <text:p>1732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2" table:style-name="ce1">
            <text:p>812</text:p>
          </table:table-cell>
          <table:table-cell office:value-type="float" office:value="1035775" table:style-name="ce1">
            <text:p>1035775</text:p>
          </table:table-cell>
          <table:table-cell office:value-type="float" office:value="173441" table:formula="of:=([.X814]+6*[.W814]-1)/6" table:style-name="ce1">
            <text:p>1734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3" table:style-name="ce1">
            <text:p>813</text:p>
          </table:table-cell>
          <table:table-cell office:value-type="float" office:value="1037929" table:style-name="ce1">
            <text:p>1037929</text:p>
          </table:table-cell>
          <table:table-cell office:value-type="float" office:value="173801" table:formula="of:=([.X815]+6*[.W815]-1)/6" table:style-name="ce1">
            <text:p>1738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4" table:style-name="ce1">
            <text:p>814</text:p>
          </table:table-cell>
          <table:table-cell office:value-type="float" office:value="1040419" table:style-name="ce1">
            <text:p>1040419</text:p>
          </table:table-cell>
          <table:table-cell office:value-type="float" office:value="174217" table:formula="of:=([.X816]+6*[.W816]-1)/6" table:style-name="ce1">
            <text:p>1742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5" table:style-name="ce1">
            <text:p>815</text:p>
          </table:table-cell>
          <table:table-cell office:value-type="float" office:value="1043053" table:style-name="ce1">
            <text:p>1043053</text:p>
          </table:table-cell>
          <table:table-cell office:value-type="float" office:value="174657" table:formula="of:=([.X817]+6*[.W817]-1)/6" table:style-name="ce1">
            <text:p>1746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6" table:style-name="ce1">
            <text:p>816</text:p>
          </table:table-cell>
          <table:table-cell office:value-type="float" office:value="1046311" table:style-name="ce1">
            <text:p>1046311</text:p>
          </table:table-cell>
          <table:table-cell office:value-type="float" office:value="175201" table:formula="of:=([.X818]+6*[.W818]-1)/6" table:style-name="ce1">
            <text:p>1752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7" table:style-name="ce1">
            <text:p>817</text:p>
          </table:table-cell>
          <table:table-cell office:value-type="float" office:value="1049665" table:style-name="ce1">
            <text:p>1049665</text:p>
          </table:table-cell>
          <table:table-cell office:value-type="float" office:value="175761" table:formula="of:=([.X819]+6*[.W819]-1)/6" table:style-name="ce1">
            <text:p>1757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8" table:style-name="ce1">
            <text:p>818</text:p>
          </table:table-cell>
          <table:table-cell office:value-type="float" office:value="1051723" table:style-name="ce1">
            <text:p>1051723</text:p>
          </table:table-cell>
          <table:table-cell office:value-type="float" office:value="176105" table:formula="of:=([.X820]+6*[.W820]-1)/6" table:style-name="ce1">
            <text:p>176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19" table:style-name="ce1">
            <text:p>819</text:p>
          </table:table-cell>
          <table:table-cell office:value-type="float" office:value="1052701" table:style-name="ce1">
            <text:p>1052701</text:p>
          </table:table-cell>
          <table:table-cell office:value-type="float" office:value="176269" table:formula="of:=([.X821]+6*[.W821]-1)/6" table:style-name="ce1">
            <text:p>1762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0" table:style-name="ce1">
            <text:p>820</text:p>
          </table:table-cell>
          <table:table-cell office:value-type="float" office:value="1053823" table:style-name="ce1">
            <text:p>1053823</text:p>
          </table:table-cell>
          <table:table-cell office:value-type="float" office:value="176457" table:formula="of:=([.X822]+6*[.W822]-1)/6" table:style-name="ce1">
            <text:p>1764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1" table:style-name="ce1">
            <text:p>821</text:p>
          </table:table-cell>
          <table:table-cell office:value-type="float" office:value="1055473" table:style-name="ce1">
            <text:p>1055473</text:p>
          </table:table-cell>
          <table:table-cell office:value-type="float" office:value="176733" table:formula="of:=([.X823]+6*[.W823]-1)/6" table:style-name="ce1">
            <text:p>1767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2" table:style-name="ce1">
            <text:p>822</text:p>
          </table:table-cell>
          <table:table-cell office:value-type="float" office:value="1057387" table:style-name="ce1">
            <text:p>1057387</text:p>
          </table:table-cell>
          <table:table-cell office:value-type="float" office:value="177053" table:formula="of:=([.X824]+6*[.W824]-1)/6" table:style-name="ce1">
            <text:p>1770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3" table:style-name="ce1">
            <text:p>823</text:p>
          </table:table-cell>
          <table:table-cell office:value-type="float" office:value="1059733" table:style-name="ce1">
            <text:p>1059733</text:p>
          </table:table-cell>
          <table:table-cell office:value-type="float" office:value="177445" table:formula="of:=([.X825]+6*[.W825]-1)/6" table:style-name="ce1">
            <text:p>1774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4" table:style-name="ce1">
            <text:p>824</text:p>
          </table:table-cell>
          <table:table-cell office:value-type="float" office:value="1063231" table:style-name="ce1">
            <text:p>1063231</text:p>
          </table:table-cell>
          <table:table-cell office:value-type="float" office:value="178029" table:formula="of:=([.X826]+6*[.W826]-1)/6" table:style-name="ce1">
            <text:p>1780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5" table:style-name="ce1">
            <text:p>825</text:p>
          </table:table-cell>
          <table:table-cell office:value-type="float" office:value="1067593" table:style-name="ce1">
            <text:p>1067593</text:p>
          </table:table-cell>
          <table:table-cell office:value-type="float" office:value="178757" table:formula="of:=([.X827]+6*[.W827]-1)/6" table:style-name="ce1">
            <text:p>1787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6" table:style-name="ce1">
            <text:p>826</text:p>
          </table:table-cell>
          <table:table-cell office:value-type="float" office:value="1071187" table:style-name="ce1">
            <text:p>1071187</text:p>
          </table:table-cell>
          <table:table-cell office:value-type="float" office:value="179357" table:formula="of:=([.X828]+6*[.W828]-1)/6" table:style-name="ce1">
            <text:p>1793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7" table:style-name="ce1">
            <text:p>827</text:p>
          </table:table-cell>
          <table:table-cell office:value-type="float" office:value="1073629" table:style-name="ce1">
            <text:p>1073629</text:p>
          </table:table-cell>
          <table:table-cell office:value-type="float" office:value="179765" table:formula="of:=([.X829]+6*[.W829]-1)/6" table:style-name="ce1">
            <text:p>1797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8" table:style-name="ce1">
            <text:p>828</text:p>
          </table:table-cell>
          <table:table-cell office:value-type="float" office:value="1076407" table:style-name="ce1">
            <text:p>1076407</text:p>
          </table:table-cell>
          <table:table-cell office:value-type="float" office:value="180229" table:formula="of:=([.X830]+6*[.W830]-1)/6" table:style-name="ce1">
            <text:p>1802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29" table:style-name="ce1">
            <text:p>829</text:p>
          </table:table-cell>
          <table:table-cell office:value-type="float" office:value="1080433" table:style-name="ce1">
            <text:p>1080433</text:p>
          </table:table-cell>
          <table:table-cell office:value-type="float" office:value="180901" table:formula="of:=([.X831]+6*[.W831]-1)/6" table:style-name="ce1">
            <text:p>1809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0" table:style-name="ce1">
            <text:p>830</text:p>
          </table:table-cell>
          <table:table-cell office:value-type="float" office:value="1084771" table:style-name="ce1">
            <text:p>1084771</text:p>
          </table:table-cell>
          <table:table-cell office:value-type="float" office:value="181625" table:formula="of:=([.X832]+6*[.W832]-1)/6" table:style-name="ce1">
            <text:p>1816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1" table:style-name="ce1">
            <text:p>831</text:p>
          </table:table-cell>
          <table:table-cell office:value-type="float" office:value="1089037" table:style-name="ce1">
            <text:p>1089037</text:p>
          </table:table-cell>
          <table:table-cell office:value-type="float" office:value="182337" table:formula="of:=([.X833]+6*[.W833]-1)/6" table:style-name="ce1">
            <text:p>1823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2" table:style-name="ce1">
            <text:p>832</text:p>
          </table:table-cell>
          <table:table-cell office:value-type="float" office:value="1093639" table:style-name="ce1">
            <text:p>1093639</text:p>
          </table:table-cell>
          <table:table-cell office:value-type="float" office:value="183105" table:formula="of:=([.X834]+6*[.W834]-1)/6" table:style-name="ce1">
            <text:p>183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3" table:style-name="ce1">
            <text:p>833</text:p>
          </table:table-cell>
          <table:table-cell office:value-type="float" office:value="1096777" table:style-name="ce1">
            <text:p>1096777</text:p>
          </table:table-cell>
          <table:table-cell office:value-type="float" office:value="183629" table:formula="of:=([.X835]+6*[.W835]-1)/6" table:style-name="ce1">
            <text:p>1836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4" table:style-name="ce1">
            <text:p>834</text:p>
          </table:table-cell>
          <table:table-cell office:value-type="float" office:value="1097659" table:style-name="ce1">
            <text:p>1097659</text:p>
          </table:table-cell>
          <table:table-cell office:value-type="float" office:value="183777" table:formula="of:=([.X836]+6*[.W836]-1)/6" table:style-name="ce1">
            <text:p>1837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5" table:style-name="ce1">
            <text:p>835</text:p>
          </table:table-cell>
          <table:table-cell office:value-type="float" office:value="1097917" table:style-name="ce1">
            <text:p>1097917</text:p>
          </table:table-cell>
          <table:table-cell office:value-type="float" office:value="183821" table:formula="of:=([.X837]+6*[.W837]-1)/6" table:style-name="ce1">
            <text:p>1838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6" table:style-name="ce1">
            <text:p>836</text:p>
          </table:table-cell>
          <table:table-cell office:value-type="float" office:value="1098367" table:style-name="ce1">
            <text:p>1098367</text:p>
          </table:table-cell>
          <table:table-cell office:value-type="float" office:value="183897" table:formula="of:=([.X838]+6*[.W838]-1)/6" table:style-name="ce1">
            <text:p>1838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7" table:style-name="ce1">
            <text:p>837</text:p>
          </table:table-cell>
          <table:table-cell office:value-type="float" office:value="1098985" table:style-name="ce1">
            <text:p>1098985</text:p>
          </table:table-cell>
          <table:table-cell office:value-type="float" office:value="184001" table:formula="of:=([.X839]+6*[.W839]-1)/6" table:style-name="ce1">
            <text:p>184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8" table:style-name="ce1">
            <text:p>838</text:p>
          </table:table-cell>
          <table:table-cell office:value-type="float" office:value="1099651" table:style-name="ce1">
            <text:p>1099651</text:p>
          </table:table-cell>
          <table:table-cell office:value-type="float" office:value="184113" table:formula="of:=([.X840]+6*[.W840]-1)/6" table:style-name="ce1">
            <text:p>1841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39" table:style-name="ce1">
            <text:p>839</text:p>
          </table:table-cell>
          <table:table-cell office:value-type="float" office:value="1100509" table:style-name="ce1">
            <text:p>1100509</text:p>
          </table:table-cell>
          <table:table-cell office:value-type="float" office:value="184257" table:formula="of:=([.X841]+6*[.W841]-1)/6" table:style-name="ce1">
            <text:p>1842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0" table:style-name="ce1">
            <text:p>840</text:p>
          </table:table-cell>
          <table:table-cell office:value-type="float" office:value="1101847" table:style-name="ce1">
            <text:p>1101847</text:p>
          </table:table-cell>
          <table:table-cell office:value-type="float" office:value="184481" table:formula="of:=([.X842]+6*[.W842]-1)/6" table:style-name="ce1">
            <text:p>1844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1" table:style-name="ce1">
            <text:p>841</text:p>
          </table:table-cell>
          <table:table-cell office:value-type="float" office:value="1103377" table:style-name="ce1">
            <text:p>1103377</text:p>
          </table:table-cell>
          <table:table-cell office:value-type="float" office:value="184737" table:formula="of:=([.X843]+6*[.W843]-1)/6" table:style-name="ce1">
            <text:p>1847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2" table:style-name="ce1">
            <text:p>842</text:p>
          </table:table-cell>
          <table:table-cell office:value-type="float" office:value="1104523" table:style-name="ce1">
            <text:p>1104523</text:p>
          </table:table-cell>
          <table:table-cell office:value-type="float" office:value="184929" table:formula="of:=([.X844]+6*[.W844]-1)/6" table:style-name="ce1">
            <text:p>1849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3" table:style-name="ce1">
            <text:p>843</text:p>
          </table:table-cell>
          <table:table-cell office:value-type="float" office:value="1105477" table:style-name="ce1">
            <text:p>1105477</text:p>
          </table:table-cell>
          <table:table-cell office:value-type="float" office:value="185089" table:formula="of:=([.X845]+6*[.W845]-1)/6" table:style-name="ce1">
            <text:p>1850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4" table:style-name="ce1">
            <text:p>844</text:p>
          </table:table-cell>
          <table:table-cell office:value-type="float" office:value="1106911" table:style-name="ce1">
            <text:p>1106911</text:p>
          </table:table-cell>
          <table:table-cell office:value-type="float" office:value="185329" table:formula="of:=([.X846]+6*[.W846]-1)/6" table:style-name="ce1">
            <text:p>1853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5" table:style-name="ce1">
            <text:p>845</text:p>
          </table:table-cell>
          <table:table-cell office:value-type="float" office:value="1109065" table:style-name="ce1">
            <text:p>1109065</text:p>
          </table:table-cell>
          <table:table-cell office:value-type="float" office:value="185689" table:formula="of:=([.X847]+6*[.W847]-1)/6" table:style-name="ce1">
            <text:p>1856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6" table:style-name="ce1">
            <text:p>846</text:p>
          </table:table-cell>
          <table:table-cell office:value-type="float" office:value="1111555" table:style-name="ce1">
            <text:p>1111555</text:p>
          </table:table-cell>
          <table:table-cell office:value-type="float" office:value="186105" table:formula="of:=([.X848]+6*[.W848]-1)/6" table:style-name="ce1">
            <text:p>186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7" table:style-name="ce1">
            <text:p>847</text:p>
          </table:table-cell>
          <table:table-cell office:value-type="float" office:value="1114189" table:style-name="ce1">
            <text:p>1114189</text:p>
          </table:table-cell>
          <table:table-cell office:value-type="float" office:value="186545" table:formula="of:=([.X849]+6*[.W849]-1)/6" table:style-name="ce1">
            <text:p>1865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8" table:style-name="ce1">
            <text:p>848</text:p>
          </table:table-cell>
          <table:table-cell office:value-type="float" office:value="1117447" table:style-name="ce1">
            <text:p>1117447</text:p>
          </table:table-cell>
          <table:table-cell office:value-type="float" office:value="187089" table:formula="of:=([.X850]+6*[.W850]-1)/6" table:style-name="ce1">
            <text:p>1870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49" table:style-name="ce1">
            <text:p>849</text:p>
          </table:table-cell>
          <table:table-cell office:value-type="float" office:value="1120801" table:style-name="ce1">
            <text:p>1120801</text:p>
          </table:table-cell>
          <table:table-cell office:value-type="float" office:value="187649" table:formula="of:=([.X851]+6*[.W851]-1)/6" table:style-name="ce1">
            <text:p>1876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0" table:style-name="ce1">
            <text:p>850</text:p>
          </table:table-cell>
          <table:table-cell office:value-type="float" office:value="1122907" table:style-name="ce1">
            <text:p>1122907</text:p>
          </table:table-cell>
          <table:table-cell office:value-type="float" office:value="188001" table:formula="of:=([.X852]+6*[.W852]-1)/6" table:style-name="ce1">
            <text:p>188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1" table:style-name="ce1">
            <text:p>851</text:p>
          </table:table-cell>
          <table:table-cell office:value-type="float" office:value="1124053" table:style-name="ce1">
            <text:p>1124053</text:p>
          </table:table-cell>
          <table:table-cell office:value-type="float" office:value="188193" table:formula="of:=([.X853]+6*[.W853]-1)/6" table:style-name="ce1">
            <text:p>1881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2" table:style-name="ce1">
            <text:p>852</text:p>
          </table:table-cell>
          <table:table-cell office:value-type="float" office:value="1125487" table:style-name="ce1">
            <text:p>1125487</text:p>
          </table:table-cell>
          <table:table-cell office:value-type="float" office:value="188433" table:formula="of:=([.X854]+6*[.W854]-1)/6" table:style-name="ce1">
            <text:p>1884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3" table:style-name="ce1">
            <text:p>853</text:p>
          </table:table-cell>
          <table:table-cell office:value-type="float" office:value="1127641" table:style-name="ce1">
            <text:p>1127641</text:p>
          </table:table-cell>
          <table:table-cell office:value-type="float" office:value="188793" table:formula="of:=([.X855]+6*[.W855]-1)/6" table:style-name="ce1">
            <text:p>1887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4" table:style-name="ce1">
            <text:p>854</text:p>
          </table:table-cell>
          <table:table-cell office:value-type="float" office:value="1130227" table:style-name="ce1">
            <text:p>1130227</text:p>
          </table:table-cell>
          <table:table-cell office:value-type="float" office:value="189225" table:formula="of:=([.X856]+6*[.W856]-1)/6" table:style-name="ce1">
            <text:p>1892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5" table:style-name="ce1">
            <text:p>855</text:p>
          </table:table-cell>
          <table:table-cell office:value-type="float" office:value="1133293" table:style-name="ce1">
            <text:p>1133293</text:p>
          </table:table-cell>
          <table:table-cell office:value-type="float" office:value="189737" table:formula="of:=([.X857]+6*[.W857]-1)/6" table:style-name="ce1">
            <text:p>1897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6" table:style-name="ce1">
            <text:p>856</text:p>
          </table:table-cell>
          <table:table-cell office:value-type="float" office:value="1137703" table:style-name="ce1">
            <text:p>1137703</text:p>
          </table:table-cell>
          <table:table-cell office:value-type="float" office:value="190473" table:formula="of:=([.X858]+6*[.W858]-1)/6" table:style-name="ce1">
            <text:p>1904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7" table:style-name="ce1">
            <text:p>857</text:p>
          </table:table-cell>
          <table:table-cell office:value-type="float" office:value="1143457" table:style-name="ce1">
            <text:p>1143457</text:p>
          </table:table-cell>
          <table:table-cell office:value-type="float" office:value="191433" table:formula="of:=([.X859]+6*[.W859]-1)/6" table:style-name="ce1">
            <text:p>1914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8" table:style-name="ce1">
            <text:p>858</text:p>
          </table:table-cell>
          <table:table-cell office:value-type="float" office:value="1148731" table:style-name="ce1">
            <text:p>1148731</text:p>
          </table:table-cell>
          <table:table-cell office:value-type="float" office:value="192313" table:formula="of:=([.X860]+6*[.W860]-1)/6" table:style-name="ce1">
            <text:p>1923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59" table:style-name="ce1">
            <text:p>859</text:p>
          </table:table-cell>
          <table:table-cell office:value-type="float" office:value="1152517" table:style-name="ce1">
            <text:p>1152517</text:p>
          </table:table-cell>
          <table:table-cell office:value-type="float" office:value="192945" table:formula="of:=([.X861]+6*[.W861]-1)/6" table:style-name="ce1">
            <text:p>1929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0" table:style-name="ce1">
            <text:p>860</text:p>
          </table:table-cell>
          <table:table-cell office:value-type="float" office:value="1156351" table:style-name="ce1">
            <text:p>1156351</text:p>
          </table:table-cell>
          <table:table-cell office:value-type="float" office:value="193585" table:formula="of:=([.X862]+6*[.W862]-1)/6" table:style-name="ce1">
            <text:p>1935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1" table:style-name="ce1">
            <text:p>861</text:p>
          </table:table-cell>
          <table:table-cell office:value-type="float" office:value="1161913" table:style-name="ce1">
            <text:p>1161913</text:p>
          </table:table-cell>
          <table:table-cell office:value-type="float" office:value="194513" table:formula="of:=([.X863]+6*[.W863]-1)/6" table:style-name="ce1">
            <text:p>1945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2" table:style-name="ce1">
            <text:p>862</text:p>
          </table:table-cell>
          <table:table-cell office:value-type="float" office:value="1168675" table:style-name="ce1">
            <text:p>1168675</text:p>
          </table:table-cell>
          <table:table-cell office:value-type="float" office:value="195641" table:formula="of:=([.X864]+6*[.W864]-1)/6" table:style-name="ce1">
            <text:p>1956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3" table:style-name="ce1">
            <text:p>863</text:p>
          </table:table-cell>
          <table:table-cell office:value-type="float" office:value="1175677" table:style-name="ce1">
            <text:p>1175677</text:p>
          </table:table-cell>
          <table:table-cell office:value-type="float" office:value="196809" table:formula="of:=([.X865]+6*[.W865]-1)/6" table:style-name="ce1">
            <text:p>1968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4" table:style-name="ce1">
            <text:p>864</text:p>
          </table:table-cell>
          <table:table-cell office:value-type="float" office:value="1183447" table:style-name="ce1">
            <text:p>1183447</text:p>
          </table:table-cell>
          <table:table-cell office:value-type="float" office:value="198105" table:formula="of:=([.X866]+6*[.W866]-1)/6" table:style-name="ce1">
            <text:p>1981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5" table:style-name="ce1">
            <text:p>865</text:p>
          </table:table-cell>
          <table:table-cell office:value-type="float" office:value="1190737" table:style-name="ce1">
            <text:p>1190737</text:p>
          </table:table-cell>
          <table:table-cell office:value-type="float" office:value="199321" table:formula="of:=([.X867]+6*[.W867]-1)/6" table:style-name="ce1">
            <text:p>1993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6" table:style-name="ce1">
            <text:p>866</text:p>
          </table:table-cell>
          <table:table-cell office:value-type="float" office:value="1194763" table:style-name="ce1">
            <text:p>1194763</text:p>
          </table:table-cell>
          <table:table-cell office:value-type="float" office:value="199993" table:formula="of:=([.X868]+6*[.W868]-1)/6" table:style-name="ce1">
            <text:p>1999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7" table:style-name="ce1">
            <text:p>867</text:p>
          </table:table-cell>
          <table:table-cell office:value-type="float" office:value="1196125" table:style-name="ce1">
            <text:p>1196125</text:p>
          </table:table-cell>
          <table:table-cell office:value-type="float" office:value="200221" table:formula="of:=([.X869]+6*[.W869]-1)/6" table:style-name="ce1">
            <text:p>2002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8" table:style-name="ce1">
            <text:p>868</text:p>
          </table:table-cell>
          <table:table-cell office:value-type="float" office:value="1197247" table:style-name="ce1">
            <text:p>1197247</text:p>
          </table:table-cell>
          <table:table-cell office:value-type="float" office:value="200409" table:formula="of:=([.X870]+6*[.W870]-1)/6" table:style-name="ce1">
            <text:p>2004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69" table:style-name="ce1">
            <text:p>869</text:p>
          </table:table-cell>
          <table:table-cell office:value-type="float" office:value="1198897" table:style-name="ce1">
            <text:p>1198897</text:p>
          </table:table-cell>
          <table:table-cell office:value-type="float" office:value="200685" table:formula="of:=([.X871]+6*[.W871]-1)/6" table:style-name="ce1">
            <text:p>2006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0" table:style-name="ce1">
            <text:p>870</text:p>
          </table:table-cell>
          <table:table-cell office:value-type="float" office:value="1200811" table:style-name="ce1">
            <text:p>1200811</text:p>
          </table:table-cell>
          <table:table-cell office:value-type="float" office:value="201005" table:formula="of:=([.X872]+6*[.W872]-1)/6" table:style-name="ce1">
            <text:p>20100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1" table:style-name="ce1">
            <text:p>871</text:p>
          </table:table-cell>
          <table:table-cell office:value-type="float" office:value="1203157" table:style-name="ce1">
            <text:p>1203157</text:p>
          </table:table-cell>
          <table:table-cell office:value-type="float" office:value="201397" table:formula="of:=([.X873]+6*[.W873]-1)/6" table:style-name="ce1">
            <text:p>2013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2" table:style-name="ce1">
            <text:p>872</text:p>
          </table:table-cell>
          <table:table-cell office:value-type="float" office:value="1206655" table:style-name="ce1">
            <text:p>1206655</text:p>
          </table:table-cell>
          <table:table-cell office:value-type="float" office:value="201981" table:formula="of:=([.X874]+6*[.W874]-1)/6" table:style-name="ce1">
            <text:p>2019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3" table:style-name="ce1">
            <text:p>873</text:p>
          </table:table-cell>
          <table:table-cell office:value-type="float" office:value="1211017" table:style-name="ce1">
            <text:p>1211017</text:p>
          </table:table-cell>
          <table:table-cell office:value-type="float" office:value="202709" table:formula="of:=([.X875]+6*[.W875]-1)/6" table:style-name="ce1">
            <text:p>2027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4" table:style-name="ce1">
            <text:p>874</text:p>
          </table:table-cell>
          <table:table-cell office:value-type="float" office:value="1214803" table:style-name="ce1">
            <text:p>1214803</text:p>
          </table:table-cell>
          <table:table-cell office:value-type="float" office:value="203341" table:formula="of:=([.X876]+6*[.W876]-1)/6" table:style-name="ce1">
            <text:p>2033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5" table:style-name="ce1">
            <text:p>875</text:p>
          </table:table-cell>
          <table:table-cell office:value-type="float" office:value="1217821" table:style-name="ce1">
            <text:p>1217821</text:p>
          </table:table-cell>
          <table:table-cell office:value-type="float" office:value="203845" table:formula="of:=([.X877]+6*[.W877]-1)/6" table:style-name="ce1">
            <text:p>2038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6" table:style-name="ce1">
            <text:p>876</text:p>
          </table:table-cell>
          <table:table-cell office:value-type="float" office:value="1221607" table:style-name="ce1">
            <text:p>1221607</text:p>
          </table:table-cell>
          <table:table-cell office:value-type="float" office:value="204477" table:formula="of:=([.X878]+6*[.W878]-1)/6" table:style-name="ce1">
            <text:p>2044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7" table:style-name="ce1">
            <text:p>877</text:p>
          </table:table-cell>
          <table:table-cell office:value-type="float" office:value="1227313" table:style-name="ce1">
            <text:p>1227313</text:p>
          </table:table-cell>
          <table:table-cell office:value-type="float" office:value="205429" table:formula="of:=([.X879]+6*[.W879]-1)/6" table:style-name="ce1">
            <text:p>2054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8" table:style-name="ce1">
            <text:p>878</text:p>
          </table:table-cell>
          <table:table-cell office:value-type="float" office:value="1234411" table:style-name="ce1">
            <text:p>1234411</text:p>
          </table:table-cell>
          <table:table-cell office:value-type="float" office:value="206613" table:formula="of:=([.X880]+6*[.W880]-1)/6" table:style-name="ce1">
            <text:p>2066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79" table:style-name="ce1">
            <text:p>879</text:p>
          </table:table-cell>
          <table:table-cell office:value-type="float" office:value="1242133" table:style-name="ce1">
            <text:p>1242133</text:p>
          </table:table-cell>
          <table:table-cell office:value-type="float" office:value="207901" table:formula="of:=([.X881]+6*[.W881]-1)/6" table:style-name="ce1">
            <text:p>2079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0" table:style-name="ce1">
            <text:p>880</text:p>
          </table:table-cell>
          <table:table-cell office:value-type="float" office:value="1251247" table:style-name="ce1">
            <text:p>1251247</text:p>
          </table:table-cell>
          <table:table-cell office:value-type="float" office:value="209421" table:formula="of:=([.X882]+6*[.W882]-1)/6" table:style-name="ce1">
            <text:p>2094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1" table:style-name="ce1">
            <text:p>881</text:p>
          </table:table-cell>
          <table:table-cell office:value-type="float" office:value="1261177" table:style-name="ce1">
            <text:p>1261177</text:p>
          </table:table-cell>
          <table:table-cell office:value-type="float" office:value="211077" table:formula="of:=([.X883]+6*[.W883]-1)/6" table:style-name="ce1">
            <text:p>2110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2" table:style-name="ce1">
            <text:p>882</text:p>
          </table:table-cell>
          <table:table-cell office:value-type="float" office:value="1268515" table:style-name="ce1">
            <text:p>1268515</text:p>
          </table:table-cell>
          <table:table-cell office:value-type="float" office:value="212301" table:formula="of:=([.X884]+6*[.W884]-1)/6" table:style-name="ce1">
            <text:p>2123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3" table:style-name="ce1">
            <text:p>883</text:p>
          </table:table-cell>
          <table:table-cell office:value-type="float" office:value="1272301" table:style-name="ce1">
            <text:p>1272301</text:p>
          </table:table-cell>
          <table:table-cell office:value-type="float" office:value="212933" table:formula="of:=([.X885]+6*[.W885]-1)/6" table:style-name="ce1">
            <text:p>2129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4" table:style-name="ce1">
            <text:p>884</text:p>
          </table:table-cell>
          <table:table-cell office:value-type="float" office:value="1275271" table:style-name="ce1">
            <text:p>1275271</text:p>
          </table:table-cell>
          <table:table-cell office:value-type="float" office:value="213429" table:formula="of:=([.X886]+6*[.W886]-1)/6" table:style-name="ce1">
            <text:p>2134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5" table:style-name="ce1">
            <text:p>885</text:p>
          </table:table-cell>
          <table:table-cell office:value-type="float" office:value="1279297" table:style-name="ce1">
            <text:p>1279297</text:p>
          </table:table-cell>
          <table:table-cell office:value-type="float" office:value="214101" table:formula="of:=([.X887]+6*[.W887]-1)/6" table:style-name="ce1">
            <text:p>2141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6" table:style-name="ce1">
            <text:p>886</text:p>
          </table:table-cell>
          <table:table-cell office:value-type="float" office:value="1284211" table:style-name="ce1">
            <text:p>1284211</text:p>
          </table:table-cell>
          <table:table-cell office:value-type="float" office:value="214921" table:formula="of:=([.X888]+6*[.W888]-1)/6" table:style-name="ce1">
            <text:p>2149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7" table:style-name="ce1">
            <text:p>887</text:p>
          </table:table-cell>
          <table:table-cell office:value-type="float" office:value="1290205" table:style-name="ce1">
            <text:p>1290205</text:p>
          </table:table-cell>
          <table:table-cell office:value-type="float" office:value="215921" table:formula="of:=([.X889]+6*[.W889]-1)/6" table:style-name="ce1">
            <text:p>2159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8" table:style-name="ce1">
            <text:p>888</text:p>
          </table:table-cell>
          <table:table-cell office:value-type="float" office:value="1298743" table:style-name="ce1">
            <text:p>1298743</text:p>
          </table:table-cell>
          <table:table-cell office:value-type="float" office:value="217345" table:formula="of:=([.X890]+6*[.W890]-1)/6" table:style-name="ce1">
            <text:p>2173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89" table:style-name="ce1">
            <text:p>889</text:p>
          </table:table-cell>
          <table:table-cell office:value-type="float" office:value="1309681" table:style-name="ce1">
            <text:p>1309681</text:p>
          </table:table-cell>
          <table:table-cell office:value-type="float" office:value="219169" table:formula="of:=([.X891]+6*[.W891]-1)/6" table:style-name="ce1">
            <text:p>2191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0" table:style-name="ce1">
            <text:p>890</text:p>
          </table:table-cell>
          <table:table-cell office:value-type="float" office:value="1319563" table:style-name="ce1">
            <text:p>1319563</text:p>
          </table:table-cell>
          <table:table-cell office:value-type="float" office:value="220817" table:formula="of:=([.X892]+6*[.W892]-1)/6" table:style-name="ce1">
            <text:p>2208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1" table:style-name="ce1">
            <text:p>891</text:p>
          </table:table-cell>
          <table:table-cell office:value-type="float" office:value="1326565" table:style-name="ce1">
            <text:p>1326565</text:p>
          </table:table-cell>
          <table:table-cell office:value-type="float" office:value="221985" table:formula="of:=([.X893]+6*[.W893]-1)/6" table:style-name="ce1">
            <text:p>2219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2" table:style-name="ce1">
            <text:p>892</text:p>
          </table:table-cell>
          <table:table-cell office:value-type="float" office:value="1333423" table:style-name="ce1">
            <text:p>1333423</text:p>
          </table:table-cell>
          <table:table-cell office:value-type="float" office:value="223129" table:formula="of:=([.X894]+6*[.W894]-1)/6" table:style-name="ce1">
            <text:p>2231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3" table:style-name="ce1">
            <text:p>893</text:p>
          </table:table-cell>
          <table:table-cell office:value-type="float" office:value="1342777" table:style-name="ce1">
            <text:p>1342777</text:p>
          </table:table-cell>
          <table:table-cell office:value-type="float" office:value="224689" table:formula="of:=([.X895]+6*[.W895]-1)/6" table:style-name="ce1">
            <text:p>2246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4" table:style-name="ce1">
            <text:p>894</text:p>
          </table:table-cell>
          <table:table-cell office:value-type="float" office:value="1352971" table:style-name="ce1">
            <text:p>1352971</text:p>
          </table:table-cell>
          <table:table-cell office:value-type="float" office:value="226389" table:formula="of:=([.X896]+6*[.W896]-1)/6" table:style-name="ce1">
            <text:p>2263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5" table:style-name="ce1">
            <text:p>895</text:p>
          </table:table-cell>
          <table:table-cell office:value-type="float" office:value="1362685" table:style-name="ce1">
            <text:p>1362685</text:p>
          </table:table-cell>
          <table:table-cell office:value-type="float" office:value="228009" table:formula="of:=([.X897]+6*[.W897]-1)/6" table:style-name="ce1">
            <text:p>22800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6" table:style-name="ce1">
            <text:p>896</text:p>
          </table:table-cell>
          <table:table-cell office:value-type="float" office:value="1372447" table:style-name="ce1">
            <text:p>1372447</text:p>
          </table:table-cell>
          <table:table-cell office:value-type="float" office:value="229637" table:formula="of:=([.X898]+6*[.W898]-1)/6" table:style-name="ce1">
            <text:p>2296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7" table:style-name="ce1">
            <text:p>897</text:p>
          </table:table-cell>
          <table:table-cell office:value-type="float" office:value="1378825" table:style-name="ce1">
            <text:p>1378825</text:p>
          </table:table-cell>
          <table:table-cell office:value-type="float" office:value="230701" table:formula="of:=([.X899]+6*[.W899]-1)/6" table:style-name="ce1">
            <text:p>2307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8" table:style-name="ce1">
            <text:p>898</text:p>
          </table:table-cell>
          <table:table-cell office:value-type="float" office:value="1380427" table:style-name="ce1">
            <text:p>1380427</text:p>
          </table:table-cell>
          <table:table-cell office:value-type="float" office:value="230969" table:formula="of:=([.X900]+6*[.W900]-1)/6" table:style-name="ce1">
            <text:p>2309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899" table:style-name="ce1">
            <text:p>899</text:p>
          </table:table-cell>
          <table:table-cell office:value-type="float" office:value="1380613" table:style-name="ce1">
            <text:p>1380613</text:p>
          </table:table-cell>
          <table:table-cell office:value-type="float" office:value="231001" table:formula="of:=([.X901]+6*[.W901]-1)/6" table:style-name="ce1">
            <text:p>2310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0" table:style-name="ce1">
            <text:p>900</text:p>
          </table:table-cell>
          <table:table-cell office:value-type="float" office:value="1380943" table:style-name="ce1">
            <text:p>1380943</text:p>
          </table:table-cell>
          <table:table-cell office:value-type="float" office:value="231057" table:formula="of:=([.X902]+6*[.W902]-1)/6" table:style-name="ce1">
            <text:p>23105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1" table:style-name="ce1">
            <text:p>901</text:p>
          </table:table-cell>
          <table:table-cell office:value-type="float" office:value="1381357" table:style-name="ce1">
            <text:p>1381357</text:p>
          </table:table-cell>
          <table:table-cell office:value-type="float" office:value="231127" table:formula="of:=([.X903]+6*[.W903]-1)/6" table:style-name="ce1">
            <text:p>2311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2" table:style-name="ce1">
            <text:p>902</text:p>
          </table:table-cell>
          <table:table-cell office:value-type="float" office:value="1381795" table:style-name="ce1">
            <text:p>1381795</text:p>
          </table:table-cell>
          <table:table-cell office:value-type="float" office:value="231201" table:formula="of:=([.X904]+6*[.W904]-1)/6" table:style-name="ce1">
            <text:p>2312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3" table:style-name="ce1">
            <text:p>903</text:p>
          </table:table-cell>
          <table:table-cell office:value-type="float" office:value="1382425" table:style-name="ce1">
            <text:p>1382425</text:p>
          </table:table-cell>
          <table:table-cell office:value-type="float" office:value="231307" table:formula="of:=([.X905]+6*[.W905]-1)/6" table:style-name="ce1">
            <text:p>2313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4" table:style-name="ce1">
            <text:p>904</text:p>
          </table:table-cell>
          <table:table-cell office:value-type="float" office:value="1383391" table:style-name="ce1">
            <text:p>1383391</text:p>
          </table:table-cell>
          <table:table-cell office:value-type="float" office:value="231469" table:formula="of:=([.X906]+6*[.W906]-1)/6" table:style-name="ce1">
            <text:p>2314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5" table:style-name="ce1">
            <text:p>905</text:p>
          </table:table-cell>
          <table:table-cell office:value-type="float" office:value="1384357" table:style-name="ce1">
            <text:p>1384357</text:p>
          </table:table-cell>
          <table:table-cell office:value-type="float" office:value="231631" table:formula="of:=([.X907]+6*[.W907]-1)/6" table:style-name="ce1">
            <text:p>2316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6" table:style-name="ce1">
            <text:p>906</text:p>
          </table:table-cell>
          <table:table-cell office:value-type="float" office:value="1385035" table:style-name="ce1">
            <text:p>1385035</text:p>
          </table:table-cell>
          <table:table-cell office:value-type="float" office:value="231745" table:formula="of:=([.X908]+6*[.W908]-1)/6" table:style-name="ce1">
            <text:p>2317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7" table:style-name="ce1">
            <text:p>907</text:p>
          </table:table-cell>
          <table:table-cell office:value-type="float" office:value="1385713" table:style-name="ce1">
            <text:p>1385713</text:p>
          </table:table-cell>
          <table:table-cell office:value-type="float" office:value="231859" table:formula="of:=([.X909]+6*[.W909]-1)/6" table:style-name="ce1">
            <text:p>2318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8" table:style-name="ce1">
            <text:p>908</text:p>
          </table:table-cell>
          <table:table-cell office:value-type="float" office:value="1386775" table:style-name="ce1">
            <text:p>1386775</text:p>
          </table:table-cell>
          <table:table-cell office:value-type="float" office:value="232037" table:formula="of:=([.X910]+6*[.W910]-1)/6" table:style-name="ce1">
            <text:p>23203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09" table:style-name="ce1">
            <text:p>909</text:p>
          </table:table-cell>
          <table:table-cell office:value-type="float" office:value="1388293" table:style-name="ce1">
            <text:p>1388293</text:p>
          </table:table-cell>
          <table:table-cell office:value-type="float" office:value="232291" table:formula="of:=([.X911]+6*[.W911]-1)/6" table:style-name="ce1">
            <text:p>2322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0" table:style-name="ce1">
            <text:p>910</text:p>
          </table:table-cell>
          <table:table-cell office:value-type="float" office:value="1389931" table:style-name="ce1">
            <text:p>1389931</text:p>
          </table:table-cell>
          <table:table-cell office:value-type="float" office:value="232565" table:formula="of:=([.X912]+6*[.W912]-1)/6" table:style-name="ce1">
            <text:p>2325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1" table:style-name="ce1">
            <text:p>911</text:p>
          </table:table-cell>
          <table:table-cell office:value-type="float" office:value="1391737" table:style-name="ce1">
            <text:p>1391737</text:p>
          </table:table-cell>
          <table:table-cell office:value-type="float" office:value="232867" table:formula="of:=([.X913]+6*[.W913]-1)/6" table:style-name="ce1">
            <text:p>2328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2" table:style-name="ce1">
            <text:p>912</text:p>
          </table:table-cell>
          <table:table-cell office:value-type="float" office:value="1394047" table:style-name="ce1">
            <text:p>1394047</text:p>
          </table:table-cell>
          <table:table-cell office:value-type="float" office:value="233253" table:formula="of:=([.X914]+6*[.W914]-1)/6" table:style-name="ce1">
            <text:p>2332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3" table:style-name="ce1">
            <text:p>913</text:p>
          </table:table-cell>
          <table:table-cell office:value-type="float" office:value="1396117" table:style-name="ce1">
            <text:p>1396117</text:p>
          </table:table-cell>
          <table:table-cell office:value-type="float" office:value="233599" table:formula="of:=([.X915]+6*[.W915]-1)/6" table:style-name="ce1">
            <text:p>2335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4" table:style-name="ce1">
            <text:p>914</text:p>
          </table:table-cell>
          <table:table-cell office:value-type="float" office:value="1397275" table:style-name="ce1">
            <text:p>1397275</text:p>
          </table:table-cell>
          <table:table-cell office:value-type="float" office:value="233793" table:formula="of:=([.X916]+6*[.W916]-1)/6" table:style-name="ce1">
            <text:p>2337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5" table:style-name="ce1">
            <text:p>915</text:p>
          </table:table-cell>
          <table:table-cell office:value-type="float" office:value="1398049" table:style-name="ce1">
            <text:p>1398049</text:p>
          </table:table-cell>
          <table:table-cell office:value-type="float" office:value="233923" table:formula="of:=([.X917]+6*[.W917]-1)/6" table:style-name="ce1">
            <text:p>23392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6" table:style-name="ce1">
            <text:p>916</text:p>
          </table:table-cell>
          <table:table-cell office:value-type="float" office:value="1399111" table:style-name="ce1">
            <text:p>1399111</text:p>
          </table:table-cell>
          <table:table-cell office:value-type="float" office:value="234101" table:formula="of:=([.X918]+6*[.W918]-1)/6" table:style-name="ce1">
            <text:p>2341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7" table:style-name="ce1">
            <text:p>917</text:p>
          </table:table-cell>
          <table:table-cell office:value-type="float" office:value="1400629" table:style-name="ce1">
            <text:p>1400629</text:p>
          </table:table-cell>
          <table:table-cell office:value-type="float" office:value="234355" table:formula="of:=([.X919]+6*[.W919]-1)/6" table:style-name="ce1">
            <text:p>234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8" table:style-name="ce1">
            <text:p>918</text:p>
          </table:table-cell>
          <table:table-cell office:value-type="float" office:value="1402363" table:style-name="ce1">
            <text:p>1402363</text:p>
          </table:table-cell>
          <table:table-cell office:value-type="float" office:value="234645" table:formula="of:=([.X920]+6*[.W920]-1)/6" table:style-name="ce1">
            <text:p>2346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19" table:style-name="ce1">
            <text:p>919</text:p>
          </table:table-cell>
          <table:table-cell office:value-type="float" office:value="1404529" table:style-name="ce1">
            <text:p>1404529</text:p>
          </table:table-cell>
          <table:table-cell office:value-type="float" office:value="235007" table:formula="of:=([.X921]+6*[.W921]-1)/6" table:style-name="ce1">
            <text:p>23500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0" table:style-name="ce1">
            <text:p>920</text:p>
          </table:table-cell>
          <table:table-cell office:value-type="float" office:value="1407751" table:style-name="ce1">
            <text:p>1407751</text:p>
          </table:table-cell>
          <table:table-cell office:value-type="float" office:value="235545" table:formula="of:=([.X922]+6*[.W922]-1)/6" table:style-name="ce1">
            <text:p>2355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1" table:style-name="ce1">
            <text:p>921</text:p>
          </table:table-cell>
          <table:table-cell office:value-type="float" office:value="1411645" table:style-name="ce1">
            <text:p>1411645</text:p>
          </table:table-cell>
          <table:table-cell office:value-type="float" office:value="236195" table:formula="of:=([.X923]+6*[.W923]-1)/6" table:style-name="ce1">
            <text:p>23619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2" table:style-name="ce1">
            <text:p>922</text:p>
          </table:table-cell>
          <table:table-cell office:value-type="float" office:value="1414867" table:style-name="ce1">
            <text:p>1414867</text:p>
          </table:table-cell>
          <table:table-cell office:value-type="float" office:value="236733" table:formula="of:=([.X924]+6*[.W924]-1)/6" table:style-name="ce1">
            <text:p>2367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3" table:style-name="ce1">
            <text:p>923</text:p>
          </table:table-cell>
          <table:table-cell office:value-type="float" office:value="1417249" table:style-name="ce1">
            <text:p>1417249</text:p>
          </table:table-cell>
          <table:table-cell office:value-type="float" office:value="237131" table:formula="of:=([.X925]+6*[.W925]-1)/6" table:style-name="ce1">
            <text:p>2371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4" table:style-name="ce1">
            <text:p>924</text:p>
          </table:table-cell>
          <table:table-cell office:value-type="float" office:value="1420039" table:style-name="ce1">
            <text:p>1420039</text:p>
          </table:table-cell>
          <table:table-cell office:value-type="float" office:value="237597" table:formula="of:=([.X926]+6*[.W926]-1)/6" table:style-name="ce1">
            <text:p>2375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5" table:style-name="ce1">
            <text:p>925</text:p>
          </table:table-cell>
          <table:table-cell office:value-type="float" office:value="1424029" table:style-name="ce1">
            <text:p>1424029</text:p>
          </table:table-cell>
          <table:table-cell office:value-type="float" office:value="238263" table:formula="of:=([.X927]+6*[.W927]-1)/6" table:style-name="ce1">
            <text:p>2382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6" table:style-name="ce1">
            <text:p>926</text:p>
          </table:table-cell>
          <table:table-cell office:value-type="float" office:value="1428523" table:style-name="ce1">
            <text:p>1428523</text:p>
          </table:table-cell>
          <table:table-cell office:value-type="float" office:value="239013" table:formula="of:=([.X928]+6*[.W928]-1)/6" table:style-name="ce1">
            <text:p>2390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7" table:style-name="ce1">
            <text:p>927</text:p>
          </table:table-cell>
          <table:table-cell office:value-type="float" office:value="1433233" table:style-name="ce1">
            <text:p>1433233</text:p>
          </table:table-cell>
          <table:table-cell office:value-type="float" office:value="239799" table:formula="of:=([.X929]+6*[.W929]-1)/6" table:style-name="ce1">
            <text:p>2397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8" table:style-name="ce1">
            <text:p>928</text:p>
          </table:table-cell>
          <table:table-cell office:value-type="float" office:value="1438615" table:style-name="ce1">
            <text:p>1438615</text:p>
          </table:table-cell>
          <table:table-cell office:value-type="float" office:value="240697" table:formula="of:=([.X930]+6*[.W930]-1)/6" table:style-name="ce1">
            <text:p>2406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29" table:style-name="ce1">
            <text:p>929</text:p>
          </table:table-cell>
          <table:table-cell office:value-type="float" office:value="1443037" table:style-name="ce1">
            <text:p>1443037</text:p>
          </table:table-cell>
          <table:table-cell office:value-type="float" office:value="241435" table:formula="of:=([.X931]+6*[.W931]-1)/6" table:style-name="ce1">
            <text:p>2414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0" table:style-name="ce1">
            <text:p>930</text:p>
          </table:table-cell>
          <table:table-cell office:value-type="float" office:value="1445179" table:style-name="ce1">
            <text:p>1445179</text:p>
          </table:table-cell>
          <table:table-cell office:value-type="float" office:value="241793" table:formula="of:=([.X932]+6*[.W932]-1)/6" table:style-name="ce1">
            <text:p>2417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1" table:style-name="ce1">
            <text:p>931</text:p>
          </table:table-cell>
          <table:table-cell office:value-type="float" office:value="1446145" table:style-name="ce1">
            <text:p>1446145</text:p>
          </table:table-cell>
          <table:table-cell office:value-type="float" office:value="241955" table:formula="of:=([.X933]+6*[.W933]-1)/6" table:style-name="ce1">
            <text:p>2419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2" table:style-name="ce1">
            <text:p>932</text:p>
          </table:table-cell>
          <table:table-cell office:value-type="float" office:value="1447207" table:style-name="ce1">
            <text:p>1447207</text:p>
          </table:table-cell>
          <table:table-cell office:value-type="float" office:value="242133" table:formula="of:=([.X934]+6*[.W934]-1)/6" table:style-name="ce1">
            <text:p>2421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3" table:style-name="ce1">
            <text:p>933</text:p>
          </table:table-cell>
          <table:table-cell office:value-type="float" office:value="1448725" table:style-name="ce1">
            <text:p>1448725</text:p>
          </table:table-cell>
          <table:table-cell office:value-type="float" office:value="242387" table:formula="of:=([.X935]+6*[.W935]-1)/6" table:style-name="ce1">
            <text:p>2423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4" table:style-name="ce1">
            <text:p>934</text:p>
          </table:table-cell>
          <table:table-cell office:value-type="float" office:value="1450459" table:style-name="ce1">
            <text:p>1450459</text:p>
          </table:table-cell>
          <table:table-cell office:value-type="float" office:value="242677" table:formula="of:=([.X936]+6*[.W936]-1)/6" table:style-name="ce1">
            <text:p>2426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5" table:style-name="ce1">
            <text:p>935</text:p>
          </table:table-cell>
          <table:table-cell office:value-type="float" office:value="1452625" table:style-name="ce1">
            <text:p>1452625</text:p>
          </table:table-cell>
          <table:table-cell office:value-type="float" office:value="243039" table:formula="of:=([.X937]+6*[.W937]-1)/6" table:style-name="ce1">
            <text:p>2430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6" table:style-name="ce1">
            <text:p>936</text:p>
          </table:table-cell>
          <table:table-cell office:value-type="float" office:value="1455847" table:style-name="ce1">
            <text:p>1455847</text:p>
          </table:table-cell>
          <table:table-cell office:value-type="float" office:value="243577" table:formula="of:=([.X938]+6*[.W938]-1)/6" table:style-name="ce1">
            <text:p>24357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7" table:style-name="ce1">
            <text:p>937</text:p>
          </table:table-cell>
          <table:table-cell office:value-type="float" office:value="1459741" table:style-name="ce1">
            <text:p>1459741</text:p>
          </table:table-cell>
          <table:table-cell office:value-type="float" office:value="244227" table:formula="of:=([.X939]+6*[.W939]-1)/6" table:style-name="ce1">
            <text:p>2442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8" table:style-name="ce1">
            <text:p>938</text:p>
          </table:table-cell>
          <table:table-cell office:value-type="float" office:value="1463059" table:style-name="ce1">
            <text:p>1463059</text:p>
          </table:table-cell>
          <table:table-cell office:value-type="float" office:value="244781" table:formula="of:=([.X940]+6*[.W940]-1)/6" table:style-name="ce1">
            <text:p>2447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39" table:style-name="ce1">
            <text:p>939</text:p>
          </table:table-cell>
          <table:table-cell office:value-type="float" office:value="1465801" table:style-name="ce1">
            <text:p>1465801</text:p>
          </table:table-cell>
          <table:table-cell office:value-type="float" office:value="245239" table:formula="of:=([.X941]+6*[.W941]-1)/6" table:style-name="ce1">
            <text:p>2452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0" table:style-name="ce1">
            <text:p>940</text:p>
          </table:table-cell>
          <table:table-cell office:value-type="float" office:value="1469311" table:style-name="ce1">
            <text:p>1469311</text:p>
          </table:table-cell>
          <table:table-cell office:value-type="float" office:value="245825" table:formula="of:=([.X942]+6*[.W942]-1)/6" table:style-name="ce1">
            <text:p>2458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1" table:style-name="ce1">
            <text:p>941</text:p>
          </table:table-cell>
          <table:table-cell office:value-type="float" office:value="1474501" table:style-name="ce1">
            <text:p>1474501</text:p>
          </table:table-cell>
          <table:table-cell office:value-type="float" office:value="246691" table:formula="of:=([.X943]+6*[.W943]-1)/6" table:style-name="ce1">
            <text:p>24669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2" table:style-name="ce1">
            <text:p>942</text:p>
          </table:table-cell>
          <table:table-cell office:value-type="float" office:value="1480843" table:style-name="ce1">
            <text:p>1480843</text:p>
          </table:table-cell>
          <table:table-cell office:value-type="float" office:value="247749" table:formula="of:=([.X944]+6*[.W944]-1)/6" table:style-name="ce1">
            <text:p>2477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3" table:style-name="ce1">
            <text:p>943</text:p>
          </table:table-cell>
          <table:table-cell office:value-type="float" office:value="1487761" table:style-name="ce1">
            <text:p>1487761</text:p>
          </table:table-cell>
          <table:table-cell office:value-type="float" office:value="248903" table:formula="of:=([.X945]+6*[.W945]-1)/6" table:style-name="ce1">
            <text:p>2489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4" table:style-name="ce1">
            <text:p>944</text:p>
          </table:table-cell>
          <table:table-cell office:value-type="float" office:value="1496023" table:style-name="ce1">
            <text:p>1496023</text:p>
          </table:table-cell>
          <table:table-cell office:value-type="float" office:value="250281" table:formula="of:=([.X946]+6*[.W946]-1)/6" table:style-name="ce1">
            <text:p>2502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5" table:style-name="ce1">
            <text:p>945</text:p>
          </table:table-cell>
          <table:table-cell office:value-type="float" office:value="1504813" table:style-name="ce1">
            <text:p>1504813</text:p>
          </table:table-cell>
          <table:table-cell office:value-type="float" office:value="251747" table:formula="of:=([.X947]+6*[.W947]-1)/6" table:style-name="ce1">
            <text:p>2517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6" table:style-name="ce1">
            <text:p>946</text:p>
          </table:table-cell>
          <table:table-cell office:value-type="float" office:value="1511203" table:style-name="ce1">
            <text:p>1511203</text:p>
          </table:table-cell>
          <table:table-cell office:value-type="float" office:value="252813" table:formula="of:=([.X948]+6*[.W948]-1)/6" table:style-name="ce1">
            <text:p>25281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7" table:style-name="ce1">
            <text:p>947</text:p>
          </table:table-cell>
          <table:table-cell office:value-type="float" office:value="1514737" table:style-name="ce1">
            <text:p>1514737</text:p>
          </table:table-cell>
          <table:table-cell office:value-type="float" office:value="253403" table:formula="of:=([.X949]+6*[.W949]-1)/6" table:style-name="ce1">
            <text:p>25340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8" table:style-name="ce1">
            <text:p>948</text:p>
          </table:table-cell>
          <table:table-cell office:value-type="float" office:value="1517719" table:style-name="ce1">
            <text:p>1517719</text:p>
          </table:table-cell>
          <table:table-cell office:value-type="float" office:value="253901" table:formula="of:=([.X950]+6*[.W950]-1)/6" table:style-name="ce1">
            <text:p>2539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49" table:style-name="ce1">
            <text:p>949</text:p>
          </table:table-cell>
          <table:table-cell office:value-type="float" office:value="1521709" table:style-name="ce1">
            <text:p>1521709</text:p>
          </table:table-cell>
          <table:table-cell office:value-type="float" office:value="254567" table:formula="of:=([.X951]+6*[.W951]-1)/6" table:style-name="ce1">
            <text:p>2545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0" table:style-name="ce1">
            <text:p>950</text:p>
          </table:table-cell>
          <table:table-cell office:value-type="float" office:value="1526587" table:style-name="ce1">
            <text:p>1526587</text:p>
          </table:table-cell>
          <table:table-cell office:value-type="float" office:value="255381" table:formula="of:=([.X952]+6*[.W952]-1)/6" table:style-name="ce1">
            <text:p>2553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1" table:style-name="ce1">
            <text:p>951</text:p>
          </table:table-cell>
          <table:table-cell office:value-type="float" office:value="1532545" table:style-name="ce1">
            <text:p>1532545</text:p>
          </table:table-cell>
          <table:table-cell office:value-type="float" office:value="256375" table:formula="of:=([.X953]+6*[.W953]-1)/6" table:style-name="ce1">
            <text:p>2563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2" table:style-name="ce1">
            <text:p>952</text:p>
          </table:table-cell>
          <table:table-cell office:value-type="float" office:value="1541047" table:style-name="ce1">
            <text:p>1541047</text:p>
          </table:table-cell>
          <table:table-cell office:value-type="float" office:value="257793" table:formula="of:=([.X954]+6*[.W954]-1)/6" table:style-name="ce1">
            <text:p>2577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3" table:style-name="ce1">
            <text:p>953</text:p>
          </table:table-cell>
          <table:table-cell office:value-type="float" office:value="1551949" table:style-name="ce1">
            <text:p>1551949</text:p>
          </table:table-cell>
          <table:table-cell office:value-type="float" office:value="259611" table:formula="of:=([.X955]+6*[.W955]-1)/6" table:style-name="ce1">
            <text:p>2596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4" table:style-name="ce1">
            <text:p>954</text:p>
          </table:table-cell>
          <table:table-cell office:value-type="float" office:value="1561987" table:style-name="ce1">
            <text:p>1561987</text:p>
          </table:table-cell>
          <table:table-cell office:value-type="float" office:value="261285" table:formula="of:=([.X956]+6*[.W956]-1)/6" table:style-name="ce1">
            <text:p>2612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5" table:style-name="ce1">
            <text:p>955</text:p>
          </table:table-cell>
          <table:table-cell office:value-type="float" office:value="1569433" table:style-name="ce1">
            <text:p>1569433</text:p>
          </table:table-cell>
          <table:table-cell office:value-type="float" office:value="262527" table:formula="of:=([.X957]+6*[.W957]-1)/6" table:style-name="ce1">
            <text:p>2625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6" table:style-name="ce1">
            <text:p>956</text:p>
          </table:table-cell>
          <table:table-cell office:value-type="float" office:value="1576735" table:style-name="ce1">
            <text:p>1576735</text:p>
          </table:table-cell>
          <table:table-cell office:value-type="float" office:value="263745" table:formula="of:=([.X958]+6*[.W958]-1)/6" table:style-name="ce1">
            <text:p>2637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7" table:style-name="ce1">
            <text:p>957</text:p>
          </table:table-cell>
          <table:table-cell office:value-type="float" office:value="1586533" table:style-name="ce1">
            <text:p>1586533</text:p>
          </table:table-cell>
          <table:table-cell office:value-type="float" office:value="265379" table:formula="of:=([.X959]+6*[.W959]-1)/6" table:style-name="ce1">
            <text:p>2653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8" table:style-name="ce1">
            <text:p>958</text:p>
          </table:table-cell>
          <table:table-cell office:value-type="float" office:value="1597747" table:style-name="ce1">
            <text:p>1597747</text:p>
          </table:table-cell>
          <table:table-cell office:value-type="float" office:value="267249" table:formula="of:=([.X960]+6*[.W960]-1)/6" table:style-name="ce1">
            <text:p>2672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59" table:style-name="ce1">
            <text:p>959</text:p>
          </table:table-cell>
          <table:table-cell office:value-type="float" office:value="1609201" table:style-name="ce1">
            <text:p>1609201</text:p>
          </table:table-cell>
          <table:table-cell office:value-type="float" office:value="269159" table:formula="of:=([.X961]+6*[.W961]-1)/6" table:style-name="ce1">
            <text:p>26915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0" table:style-name="ce1">
            <text:p>960</text:p>
          </table:table-cell>
          <table:table-cell office:value-type="float" office:value="1621255" table:style-name="ce1">
            <text:p>1621255</text:p>
          </table:table-cell>
          <table:table-cell office:value-type="float" office:value="271169" table:formula="of:=([.X962]+6*[.W962]-1)/6" table:style-name="ce1">
            <text:p>2711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1" table:style-name="ce1">
            <text:p>961</text:p>
          </table:table-cell>
          <table:table-cell office:value-type="float" office:value="1630549" table:style-name="ce1">
            <text:p>1630549</text:p>
          </table:table-cell>
          <table:table-cell office:value-type="float" office:value="272719" table:formula="of:=([.X963]+6*[.W963]-1)/6" table:style-name="ce1">
            <text:p>27271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2" table:style-name="ce1">
            <text:p>962</text:p>
          </table:table-cell>
          <table:table-cell office:value-type="float" office:value="1634539" table:style-name="ce1">
            <text:p>1634539</text:p>
          </table:table-cell>
          <table:table-cell office:value-type="float" office:value="273385" table:formula="of:=([.X964]+6*[.W964]-1)/6" table:style-name="ce1">
            <text:p>27338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3" table:style-name="ce1">
            <text:p>963</text:p>
          </table:table-cell>
          <table:table-cell office:value-type="float" office:value="1635673" table:style-name="ce1">
            <text:p>1635673</text:p>
          </table:table-cell>
          <table:table-cell office:value-type="float" office:value="273575" table:formula="of:=([.X965]+6*[.W965]-1)/6" table:style-name="ce1">
            <text:p>2735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4" table:style-name="ce1">
            <text:p>964</text:p>
          </table:table-cell>
          <table:table-cell office:value-type="float" office:value="1636423" table:style-name="ce1">
            <text:p>1636423</text:p>
          </table:table-cell>
          <table:table-cell office:value-type="float" office:value="273701" table:formula="of:=([.X966]+6*[.W966]-1)/6" table:style-name="ce1">
            <text:p>2737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5" table:style-name="ce1">
            <text:p>965</text:p>
          </table:table-cell>
          <table:table-cell office:value-type="float" office:value="1637401" table:style-name="ce1">
            <text:p>1637401</text:p>
          </table:table-cell>
          <table:table-cell office:value-type="float" office:value="273865" table:formula="of:=([.X967]+6*[.W967]-1)/6" table:style-name="ce1">
            <text:p>2738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6" table:style-name="ce1">
            <text:p>966</text:p>
          </table:table-cell>
          <table:table-cell office:value-type="float" office:value="1638487" table:style-name="ce1">
            <text:p>1638487</text:p>
          </table:table-cell>
          <table:table-cell office:value-type="float" office:value="274047" table:formula="of:=([.X968]+6*[.W968]-1)/6" table:style-name="ce1">
            <text:p>2740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7" table:style-name="ce1">
            <text:p>967</text:p>
          </table:table-cell>
          <table:table-cell office:value-type="float" office:value="1639981" table:style-name="ce1">
            <text:p>1639981</text:p>
          </table:table-cell>
          <table:table-cell office:value-type="float" office:value="274297" table:formula="of:=([.X969]+6*[.W969]-1)/6" table:style-name="ce1">
            <text:p>2742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8" table:style-name="ce1">
            <text:p>968</text:p>
          </table:table-cell>
          <table:table-cell office:value-type="float" office:value="1642195" table:style-name="ce1">
            <text:p>1642195</text:p>
          </table:table-cell>
          <table:table-cell office:value-type="float" office:value="274667" table:formula="of:=([.X970]+6*[.W970]-1)/6" table:style-name="ce1">
            <text:p>2746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69" table:style-name="ce1">
            <text:p>969</text:p>
          </table:table-cell>
          <table:table-cell office:value-type="float" office:value="1644553" table:style-name="ce1">
            <text:p>1644553</text:p>
          </table:table-cell>
          <table:table-cell office:value-type="float" office:value="275061" table:formula="of:=([.X971]+6*[.W971]-1)/6" table:style-name="ce1">
            <text:p>27506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0" table:style-name="ce1">
            <text:p>970</text:p>
          </table:table-cell>
          <table:table-cell office:value-type="float" office:value="1646431" table:style-name="ce1">
            <text:p>1646431</text:p>
          </table:table-cell>
          <table:table-cell office:value-type="float" office:value="275375" table:formula="of:=([.X972]+6*[.W972]-1)/6" table:style-name="ce1">
            <text:p>27537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1" table:style-name="ce1">
            <text:p>971</text:p>
          </table:table-cell>
          <table:table-cell office:value-type="float" office:value="1648213" table:style-name="ce1">
            <text:p>1648213</text:p>
          </table:table-cell>
          <table:table-cell office:value-type="float" office:value="275673" table:formula="of:=([.X973]+6*[.W973]-1)/6" table:style-name="ce1">
            <text:p>27567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2" table:style-name="ce1">
            <text:p>972</text:p>
          </table:table-cell>
          <table:table-cell office:value-type="float" office:value="1650667" table:style-name="ce1">
            <text:p>1650667</text:p>
          </table:table-cell>
          <table:table-cell office:value-type="float" office:value="276083" table:formula="of:=([.X974]+6*[.W974]-1)/6" table:style-name="ce1">
            <text:p>27608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3" table:style-name="ce1">
            <text:p>973</text:p>
          </table:table-cell>
          <table:table-cell office:value-type="float" office:value="1654153" table:style-name="ce1">
            <text:p>1654153</text:p>
          </table:table-cell>
          <table:table-cell office:value-type="float" office:value="276665" table:formula="of:=([.X975]+6*[.W975]-1)/6" table:style-name="ce1">
            <text:p>2766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4" table:style-name="ce1">
            <text:p>974</text:p>
          </table:table-cell>
          <table:table-cell office:value-type="float" office:value="1658119" table:style-name="ce1">
            <text:p>1658119</text:p>
          </table:table-cell>
          <table:table-cell office:value-type="float" office:value="277327" table:formula="of:=([.X976]+6*[.W976]-1)/6" table:style-name="ce1">
            <text:p>2773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5" table:style-name="ce1">
            <text:p>975</text:p>
          </table:table-cell>
          <table:table-cell office:value-type="float" office:value="1662565" table:style-name="ce1">
            <text:p>1662565</text:p>
          </table:table-cell>
          <table:table-cell office:value-type="float" office:value="278069" table:formula="of:=([.X977]+6*[.W977]-1)/6" table:style-name="ce1">
            <text:p>27806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6" table:style-name="ce1">
            <text:p>976</text:p>
          </table:table-cell>
          <table:table-cell office:value-type="float" office:value="1668067" table:style-name="ce1">
            <text:p>1668067</text:p>
          </table:table-cell>
          <table:table-cell office:value-type="float" office:value="278987" table:formula="of:=([.X978]+6*[.W978]-1)/6" table:style-name="ce1">
            <text:p>2789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7" table:style-name="ce1">
            <text:p>977</text:p>
          </table:table-cell>
          <table:table-cell office:value-type="float" office:value="1673257" table:style-name="ce1">
            <text:p>1673257</text:p>
          </table:table-cell>
          <table:table-cell office:value-type="float" office:value="279853" table:formula="of:=([.X979]+6*[.W979]-1)/6" table:style-name="ce1">
            <text:p>2798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8" table:style-name="ce1">
            <text:p>978</text:p>
          </table:table-cell>
          <table:table-cell office:value-type="float" office:value="1676719" table:style-name="ce1">
            <text:p>1676719</text:p>
          </table:table-cell>
          <table:table-cell office:value-type="float" office:value="280431" table:formula="of:=([.X980]+6*[.W980]-1)/6" table:style-name="ce1">
            <text:p>2804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79" table:style-name="ce1">
            <text:p>979</text:p>
          </table:table-cell>
          <table:table-cell office:value-type="float" office:value="1679077" table:style-name="ce1">
            <text:p>1679077</text:p>
          </table:table-cell>
          <table:table-cell office:value-type="float" office:value="280825" table:formula="of:=([.X981]+6*[.W981]-1)/6" table:style-name="ce1">
            <text:p>2808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0" table:style-name="ce1">
            <text:p>980</text:p>
          </table:table-cell>
          <table:table-cell office:value-type="float" office:value="1681627" table:style-name="ce1">
            <text:p>1681627</text:p>
          </table:table-cell>
          <table:table-cell office:value-type="float" office:value="281251" table:formula="of:=([.X982]+6*[.W982]-1)/6" table:style-name="ce1">
            <text:p>2812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1" table:style-name="ce1">
            <text:p>981</text:p>
          </table:table-cell>
          <table:table-cell office:value-type="float" office:value="1685113" table:style-name="ce1">
            <text:p>1685113</text:p>
          </table:table-cell>
          <table:table-cell office:value-type="float" office:value="281833" table:formula="of:=([.X983]+6*[.W983]-1)/6" table:style-name="ce1">
            <text:p>2818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2" table:style-name="ce1">
            <text:p>982</text:p>
          </table:table-cell>
          <table:table-cell office:value-type="float" office:value="1689271" table:style-name="ce1">
            <text:p>1689271</text:p>
          </table:table-cell>
          <table:table-cell office:value-type="float" office:value="282527" table:formula="of:=([.X984]+6*[.W984]-1)/6" table:style-name="ce1">
            <text:p>2825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3" table:style-name="ce1">
            <text:p>983</text:p>
          </table:table-cell>
          <table:table-cell office:value-type="float" office:value="1694461" table:style-name="ce1">
            <text:p>1694461</text:p>
          </table:table-cell>
          <table:table-cell office:value-type="float" office:value="283393" table:formula="of:=([.X985]+6*[.W985]-1)/6" table:style-name="ce1">
            <text:p>28339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4" table:style-name="ce1">
            <text:p>984</text:p>
          </table:table-cell>
          <table:table-cell office:value-type="float" office:value="1701907" table:style-name="ce1">
            <text:p>1701907</text:p>
          </table:table-cell>
          <table:table-cell office:value-type="float" office:value="284635" table:formula="of:=([.X986]+6*[.W986]-1)/6" table:style-name="ce1">
            <text:p>2846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5" table:style-name="ce1">
            <text:p>985</text:p>
          </table:table-cell>
          <table:table-cell office:value-type="float" office:value="1711081" table:style-name="ce1">
            <text:p>1711081</text:p>
          </table:table-cell>
          <table:table-cell office:value-type="float" office:value="286165" table:formula="of:=([.X987]+6*[.W987]-1)/6" table:style-name="ce1">
            <text:p>2861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6" table:style-name="ce1">
            <text:p>986</text:p>
          </table:table-cell>
          <table:table-cell office:value-type="float" office:value="1719391" table:style-name="ce1">
            <text:p>1719391</text:p>
          </table:table-cell>
          <table:table-cell office:value-type="float" office:value="287551" table:formula="of:=([.X988]+6*[.W988]-1)/6" table:style-name="ce1">
            <text:p>2875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7" table:style-name="ce1">
            <text:p>987</text:p>
          </table:table-cell>
          <table:table-cell office:value-type="float" office:value="1725997" table:style-name="ce1">
            <text:p>1725997</text:p>
          </table:table-cell>
          <table:table-cell office:value-type="float" office:value="288653" table:formula="of:=([.X989]+6*[.W989]-1)/6" table:style-name="ce1">
            <text:p>28865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8" table:style-name="ce1">
            <text:p>988</text:p>
          </table:table-cell>
          <table:table-cell office:value-type="float" office:value="1732939" table:style-name="ce1">
            <text:p>1732939</text:p>
          </table:table-cell>
          <table:table-cell office:value-type="float" office:value="289811" table:formula="of:=([.X990]+6*[.W990]-1)/6" table:style-name="ce1">
            <text:p>28981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89" table:style-name="ce1">
            <text:p>989</text:p>
          </table:table-cell>
          <table:table-cell office:value-type="float" office:value="1742161" table:style-name="ce1">
            <text:p>1742161</text:p>
          </table:table-cell>
          <table:table-cell office:value-type="float" office:value="291349" table:formula="of:=([.X991]+6*[.W991]-1)/6" table:style-name="ce1">
            <text:p>2913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0" table:style-name="ce1">
            <text:p>990</text:p>
          </table:table-cell>
          <table:table-cell office:value-type="float" office:value="1752895" table:style-name="ce1">
            <text:p>1752895</text:p>
          </table:table-cell>
          <table:table-cell office:value-type="float" office:value="293139" table:formula="of:=([.X992]+6*[.W992]-1)/6" table:style-name="ce1">
            <text:p>29313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1" table:style-name="ce1">
            <text:p>991</text:p>
          </table:table-cell>
          <table:table-cell office:value-type="float" office:value="1764541" table:style-name="ce1">
            <text:p>1764541</text:p>
          </table:table-cell>
          <table:table-cell office:value-type="float" office:value="295081" table:formula="of:=([.X993]+6*[.W993]-1)/6" table:style-name="ce1">
            <text:p>2950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2" table:style-name="ce1">
            <text:p>992</text:p>
          </table:table-cell>
          <table:table-cell office:value-type="float" office:value="1777651" table:style-name="ce1">
            <text:p>1777651</text:p>
          </table:table-cell>
          <table:table-cell office:value-type="float" office:value="297267" table:formula="of:=([.X994]+6*[.W994]-1)/6" table:style-name="ce1">
            <text:p>29726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3" table:style-name="ce1">
            <text:p>993</text:p>
          </table:table-cell>
          <table:table-cell office:value-type="float" office:value="1789033" table:style-name="ce1">
            <text:p>1789033</text:p>
          </table:table-cell>
          <table:table-cell office:value-type="float" office:value="299165" table:formula="of:=([.X995]+6*[.W995]-1)/6" table:style-name="ce1">
            <text:p>29916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4" table:style-name="ce1">
            <text:p>994</text:p>
          </table:table-cell>
          <table:table-cell office:value-type="float" office:value="1795447" table:style-name="ce1">
            <text:p>1795447</text:p>
          </table:table-cell>
          <table:table-cell office:value-type="float" office:value="300235" table:formula="of:=([.X996]+6*[.W996]-1)/6" table:style-name="ce1">
            <text:p>30023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5" table:style-name="ce1">
            <text:p>995</text:p>
          </table:table-cell>
          <table:table-cell office:value-type="float" office:value="1798357" table:style-name="ce1">
            <text:p>1798357</text:p>
          </table:table-cell>
          <table:table-cell office:value-type="float" office:value="300721" table:formula="of:=([.X997]+6*[.W997]-1)/6" table:style-name="ce1">
            <text:p>30072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6" table:style-name="ce1">
            <text:p>996</text:p>
          </table:table-cell>
          <table:table-cell office:value-type="float" office:value="1800319" table:style-name="ce1">
            <text:p>1800319</text:p>
          </table:table-cell>
          <table:table-cell office:value-type="float" office:value="301049" table:formula="of:=([.X998]+6*[.W998]-1)/6" table:style-name="ce1">
            <text:p>30104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7" table:style-name="ce1">
            <text:p>997</text:p>
          </table:table-cell>
          <table:table-cell office:value-type="float" office:value="1802521" table:style-name="ce1">
            <text:p>1802521</text:p>
          </table:table-cell>
          <table:table-cell office:value-type="float" office:value="301417" table:formula="of:=([.X999]+6*[.W999]-1)/6" table:style-name="ce1">
            <text:p>3014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8" table:style-name="ce1">
            <text:p>998</text:p>
          </table:table-cell>
          <table:table-cell office:value-type="float" office:value="1805059" table:style-name="ce1">
            <text:p>1805059</text:p>
          </table:table-cell>
          <table:table-cell office:value-type="float" office:value="301841" table:formula="of:=([.X1000]+6*[.W1000]-1)/6" table:style-name="ce1">
            <text:p>3018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999" table:style-name="ce1">
            <text:p>999</text:p>
          </table:table-cell>
          <table:table-cell office:value-type="float" office:value="1808497" table:style-name="ce1">
            <text:p>1808497</text:p>
          </table:table-cell>
          <table:table-cell office:value-type="float" office:value="302415" table:formula="of:=([.X1001]+6*[.W1001]-1)/6" table:style-name="ce1">
            <text:p>30241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0" table:style-name="ce1">
            <text:p>1000</text:p>
          </table:table-cell>
          <table:table-cell office:value-type="float" office:value="1813447" table:style-name="ce1">
            <text:p>1813447</text:p>
          </table:table-cell>
          <table:table-cell office:value-type="float" office:value="303241" table:formula="of:=([.X1002]+6*[.W1002]-1)/6" table:style-name="ce1">
            <text:p>3032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1" table:style-name="ce1">
            <text:p>1001</text:p>
          </table:table-cell>
          <table:table-cell office:value-type="float" office:value="1818877" table:style-name="ce1">
            <text:p>1818877</text:p>
          </table:table-cell>
          <table:table-cell office:value-type="float" office:value="304147" table:formula="of:=([.X1003]+6*[.W1003]-1)/6" table:style-name="ce1">
            <text:p>3041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2" table:style-name="ce1">
            <text:p>1002</text:p>
          </table:table-cell>
          <table:table-cell office:value-type="float" office:value="1823587" table:style-name="ce1">
            <text:p>1823587</text:p>
          </table:table-cell>
          <table:table-cell office:value-type="float" office:value="304933" table:formula="of:=([.X1004]+6*[.W1004]-1)/6" table:style-name="ce1">
            <text:p>3049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3" table:style-name="ce1">
            <text:p>1003</text:p>
          </table:table-cell>
          <table:table-cell office:value-type="float" office:value="1828105" table:style-name="ce1">
            <text:p>1828105</text:p>
          </table:table-cell>
          <table:table-cell office:value-type="float" office:value="305687" table:formula="of:=([.X1005]+6*[.W1005]-1)/6" table:style-name="ce1">
            <text:p>30568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4" table:style-name="ce1">
            <text:p>1004</text:p>
          </table:table-cell>
          <table:table-cell office:value-type="float" office:value="1833775" table:style-name="ce1">
            <text:p>1833775</text:p>
          </table:table-cell>
          <table:table-cell office:value-type="float" office:value="306633" table:formula="of:=([.X1006]+6*[.W1006]-1)/6" table:style-name="ce1">
            <text:p>30663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5" table:style-name="ce1">
            <text:p>1005</text:p>
          </table:table-cell>
          <table:table-cell office:value-type="float" office:value="1841533" table:style-name="ce1">
            <text:p>1841533</text:p>
          </table:table-cell>
          <table:table-cell office:value-type="float" office:value="307927" table:formula="of:=([.X1007]+6*[.W1007]-1)/6" table:style-name="ce1">
            <text:p>30792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6" table:style-name="ce1">
            <text:p>1006</text:p>
          </table:table-cell>
          <table:table-cell office:value-type="float" office:value="1850611" table:style-name="ce1">
            <text:p>1850611</text:p>
          </table:table-cell>
          <table:table-cell office:value-type="float" office:value="309441" table:formula="of:=([.X1008]+6*[.W1008]-1)/6" table:style-name="ce1">
            <text:p>30944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7" table:style-name="ce1">
            <text:p>1007</text:p>
          </table:table-cell>
          <table:table-cell office:value-type="float" office:value="1861033" table:style-name="ce1">
            <text:p>1861033</text:p>
          </table:table-cell>
          <table:table-cell office:value-type="float" office:value="311179" table:formula="of:=([.X1009]+6*[.W1009]-1)/6" table:style-name="ce1">
            <text:p>31117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8" table:style-name="ce1">
            <text:p>1008</text:p>
          </table:table-cell>
          <table:table-cell office:value-type="float" office:value="1873759" table:style-name="ce1">
            <text:p>1873759</text:p>
          </table:table-cell>
          <table:table-cell office:value-type="float" office:value="313301" table:formula="of:=([.X1010]+6*[.W1010]-1)/6" table:style-name="ce1">
            <text:p>3133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09" table:style-name="ce1">
            <text:p>1009</text:p>
          </table:table-cell>
          <table:table-cell office:value-type="float" office:value="1886077" table:style-name="ce1">
            <text:p>1886077</text:p>
          </table:table-cell>
          <table:table-cell office:value-type="float" office:value="315355" table:formula="of:=([.X1011]+6*[.W1011]-1)/6" table:style-name="ce1">
            <text:p>31535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0" table:style-name="ce1">
            <text:p>1010</text:p>
          </table:table-cell>
          <table:table-cell office:value-type="float" office:value="1894243" table:style-name="ce1">
            <text:p>1894243</text:p>
          </table:table-cell>
          <table:table-cell office:value-type="float" office:value="316717" table:formula="of:=([.X1012]+6*[.W1012]-1)/6" table:style-name="ce1">
            <text:p>31671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1" table:style-name="ce1">
            <text:p>1011</text:p>
          </table:table-cell>
          <table:table-cell office:value-type="float" office:value="1899241" table:style-name="ce1">
            <text:p>1899241</text:p>
          </table:table-cell>
          <table:table-cell office:value-type="float" office:value="317551" table:formula="of:=([.X1013]+6*[.W1013]-1)/6" table:style-name="ce1">
            <text:p>3175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2" table:style-name="ce1">
            <text:p>1012</text:p>
          </table:table-cell>
          <table:table-cell office:value-type="float" office:value="1903615" table:style-name="ce1">
            <text:p>1903615</text:p>
          </table:table-cell>
          <table:table-cell office:value-type="float" office:value="318281" table:formula="of:=([.X1014]+6*[.W1014]-1)/6" table:style-name="ce1">
            <text:p>31828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3" table:style-name="ce1">
            <text:p>1013</text:p>
          </table:table-cell>
          <table:table-cell office:value-type="float" office:value="1908505" table:style-name="ce1">
            <text:p>1908505</text:p>
          </table:table-cell>
          <table:table-cell office:value-type="float" office:value="319097" table:formula="of:=([.X1015]+6*[.W1015]-1)/6" table:style-name="ce1">
            <text:p>31909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4" table:style-name="ce1">
            <text:p>1014</text:p>
          </table:table-cell>
          <table:table-cell office:value-type="float" office:value="1914199" table:style-name="ce1">
            <text:p>1914199</text:p>
          </table:table-cell>
          <table:table-cell office:value-type="float" office:value="320047" table:formula="of:=([.X1016]+6*[.W1016]-1)/6" table:style-name="ce1">
            <text:p>320047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5" table:style-name="ce1">
            <text:p>1015</text:p>
          </table:table-cell>
          <table:table-cell office:value-type="float" office:value="1921897" table:style-name="ce1">
            <text:p>1921897</text:p>
          </table:table-cell>
          <table:table-cell office:value-type="float" office:value="321331" table:formula="of:=([.X1017]+6*[.W1017]-1)/6" table:style-name="ce1">
            <text:p>3213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6" table:style-name="ce1">
            <text:p>1016</text:p>
          </table:table-cell>
          <table:table-cell office:value-type="float" office:value="1932775" table:style-name="ce1">
            <text:p>1932775</text:p>
          </table:table-cell>
          <table:table-cell office:value-type="float" office:value="323145" table:formula="of:=([.X1018]+6*[.W1018]-1)/6" table:style-name="ce1">
            <text:p>32314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7" table:style-name="ce1">
            <text:p>1017</text:p>
          </table:table-cell>
          <table:table-cell office:value-type="float" office:value="1944877" table:style-name="ce1">
            <text:p>1944877</text:p>
          </table:table-cell>
          <table:table-cell office:value-type="float" office:value="325163" table:formula="of:=([.X1019]+6*[.W1019]-1)/6" table:style-name="ce1">
            <text:p>325163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8" table:style-name="ce1">
            <text:p>1018</text:p>
          </table:table-cell>
          <table:table-cell office:value-type="float" office:value="1953667" table:style-name="ce1">
            <text:p>1953667</text:p>
          </table:table-cell>
          <table:table-cell office:value-type="float" office:value="326629" table:formula="of:=([.X1020]+6*[.W1020]-1)/6" table:style-name="ce1">
            <text:p>32662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19" table:style-name="ce1">
            <text:p>1019</text:p>
          </table:table-cell>
          <table:table-cell office:value-type="float" office:value="1960393" table:style-name="ce1">
            <text:p>1960393</text:p>
          </table:table-cell>
          <table:table-cell office:value-type="float" office:value="327751" table:formula="of:=([.X1021]+6*[.W1021]-1)/6" table:style-name="ce1">
            <text:p>3277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20" table:style-name="ce1">
            <text:p>1020</text:p>
          </table:table-cell>
          <table:table-cell office:value-type="float" office:value="1968487" table:style-name="ce1">
            <text:p>1968487</text:p>
          </table:table-cell>
          <table:table-cell office:value-type="float" office:value="329101" table:formula="of:=([.X1022]+6*[.W1022]-1)/6" table:style-name="ce1">
            <text:p>32910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21" table:style-name="ce1">
            <text:p>1021</text:p>
          </table:table-cell>
          <table:table-cell office:value-type="float" office:value="1978669" table:style-name="ce1">
            <text:p>1978669</text:p>
          </table:table-cell>
          <table:table-cell office:value-type="float" office:value="330799" table:formula="of:=([.X1023]+6*[.W1023]-1)/6" table:style-name="ce1">
            <text:p>33079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22" table:style-name="ce1">
            <text:p>1022</text:p>
          </table:table-cell>
          <table:table-cell office:value-type="float" office:value="1985803" table:style-name="ce1">
            <text:p>1985803</text:p>
          </table:table-cell>
          <table:table-cell office:value-type="float" office:value="331989" table:formula="of:=([.X1024]+6*[.W1024]-1)/6" table:style-name="ce1">
            <text:p>331989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23" table:style-name="ce1">
            <text:p>1023</text:p>
          </table:table-cell>
          <table:table-cell office:value-type="float" office:value="1993369" table:style-name="ce1">
            <text:p>1993369</text:p>
          </table:table-cell>
          <table:table-cell office:value-type="float" office:value="333251" table:formula="of:=([.X1025]+6*[.W1025]-1)/6" table:style-name="ce1">
            <text:p>33325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1024" table:style-name="ce1">
            <text:p>1024</text:p>
          </table:table-cell>
          <table:table-cell office:value-type="float" office:value="1999507" table:style-name="ce1">
            <text:p>1999507</text:p>
          </table:table-cell>
          <table:table-cell office:value-type="float" office:value="334275" table:formula="of:=([.X1026]+6*[.W1026]-1)/6" table:style-name="ce1">
            <text:p>334275</text:p>
          </table:table-cell>
          <table:table-cell table:number-columns-repeated="16359"/>
        </table:table-row>
        <table:table-row table:number-rows-repeated="1047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Boron</meta:initial-creator>
    <dc:creator>Fryer, Lucas E (UG - Maths &amp; Physics)</dc:creator>
    <meta:creation-date>2021-07-01T11:52:09Z</meta:creation-date>
    <dc:date>2023-10-03T20:26:47Z</dc:date>
  </office:meta>
</office:document-meta>
</file>